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472in"/>
    </style:style>
    <style:style style:name="co2" style:family="table-column">
      <style:table-column-properties fo:break-before="auto" style:column-width="4.43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48in"/>
    </style:style>
    <style:style style:name="co10" style:family="table-column">
      <style:table-column-properties fo:break-before="auto" style:column-width="3.3346in"/>
    </style:style>
    <style:style style:name="co11" style:family="table-column">
      <style:table-column-properties fo:break-before="auto" style:column-width="0.9008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1.5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!=&quot;.hs&quot;" style:apply-style-name="Bad" style:base-cell-address="remove_no_file.G2"/>
    </style:style>
    <style:style style:name="ce5" style:family="table-cell" style:parent-style-name="Default">
      <style:map style:condition="cell-content()!=&quot;.hs&quot;" style:apply-style-name="Bad" style:base-cell-address="only_hs.G2"/>
    </style:style>
    <style:style style:name="ce6" style:family="table-cell" style:parent-style-name="Default">
      <style:map style:condition="cell-content()!=&quot;.hs&quot;" style:apply-style-name="Bad" style:base-cell-address="only_hs.G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_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parser_time</text:p>
          </table:table-cell>
          <table:table-cell office:value-type="string" calcext:value-type="string">
            <text:p>parser_percent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exten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</text:p>
          </table:table-cell>
          <table:table-cell office:value-type="float" office:value="26.743" calcext:value-type="float">
            <text:p>26.743</text:p>
          </table:table-cell>
          <table:table-cell office:value-type="float" office:value="2.389" calcext:value-type="float">
            <text:p>2.389</text:p>
          </table:table-cell>
          <table:table-cell office:value-type="float" office:value="8.9331787757544" calcext:value-type="float">
            <text:p>8.9331787757544</text:p>
          </table:table-cell>
          <table:table-cell office:value-type="float" office:value="17285" calcext:value-type="float">
            <text:p>1728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</text:p>
          </table:table-cell>
          <table:table-cell office:value-type="float" office:value="123.585" calcext:value-type="float">
            <text:p>123.585</text:p>
          </table:table-cell>
          <table:table-cell office:value-type="float" office:value="1.227" calcext:value-type="float">
            <text:p>1.227</text:p>
          </table:table-cell>
          <table:table-cell office:value-type="float" office:value="0.992838936764171" calcext:value-type="float">
            <text:p>0.992838936764171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</text:p>
          </table:table-cell>
          <table:table-cell office:value-type="float" office:value="346.518" calcext:value-type="float">
            <text:p>346.518</text:p>
          </table:table-cell>
          <table:table-cell office:value-type="float" office:value="15.867" calcext:value-type="float">
            <text:p>15.867</text:p>
          </table:table-cell>
          <table:table-cell office:value-type="float" office:value="4.5789829099787" calcext:value-type="float">
            <text:p>4.5789829099787</text:p>
          </table:table-cell>
          <table:table-cell office:value-type="float" office:value="12487" calcext:value-type="float">
            <text:p>124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.Lazy</text:p>
          </table:table-cell>
          <table:table-cell office:value-type="float" office:value="1129.905" calcext:value-type="float">
            <text:p>1129.905</text:p>
          </table:table-cell>
          <table:table-cell office:value-type="float" office:value="2.806" calcext:value-type="float">
            <text:p>2.806</text:p>
          </table:table-cell>
          <table:table-cell office:value-type="float" office:value="0.248339462167173" calcext:value-type="float">
            <text:p>0.248339462167173</text:p>
          </table:table-cell>
          <table:table-cell office:value-type="float" office:value="12502" calcext:value-type="float">
            <text:p>125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Conversion</text:p>
          </table:table-cell>
          <table:table-cell office:value-type="float" office:value="121.38" calcext:value-type="float">
            <text:p>121.38</text:p>
          </table:table-cell>
          <table:table-cell office:value-type="float" office:value="1.304" calcext:value-type="float">
            <text:p>1.304</text:p>
          </table:table-cell>
          <table:table-cell office:value-type="float" office:value="1.07431207777229" calcext:value-type="float">
            <text:p>1.07431207777229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Internal</text:p>
          </table:table-cell>
          <table:table-cell office:value-type="float" office:value="11.217" calcext:value-type="float">
            <text:p>11.217</text:p>
          </table:table-cell>
          <table:table-cell office:value-type="float" office:value="0.251" calcext:value-type="float">
            <text:p>0.251</text:p>
          </table:table-cell>
          <table:table-cell office:value-type="float" office:value="2.23767495765356" calcext:value-type="float">
            <text:p>2.2376749576535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ext</text:p>
          </table:table-cell>
          <table:table-cell office:value-type="float" office:value="489.01" calcext:value-type="float">
            <text:p>489.01</text:p>
          </table:table-cell>
          <table:table-cell office:value-type="float" office:value="5.397" calcext:value-type="float">
            <text:p>5.397</text:p>
          </table:table-cell>
          <table:table-cell office:value-type="float" office:value="1.10365841189342" calcext:value-type="float">
            <text:p>1.10365841189342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okens</text:p>
          </table:table-cell>
          <table:table-cell office:value-type="float" office:value="905.523" calcext:value-type="float">
            <text:p>905.52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959666402730797" calcext:value-type="float">
            <text:p>0.0959666402730797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</text:p>
          </table:table-cell>
          <table:table-cell office:value-type="float" office:value="2.695" calcext:value-type="float">
            <text:p>2.695</text:p>
          </table:table-cell>
          <table:table-cell office:value-type="float" office:value="0.354" calcext:value-type="float">
            <text:p>0.354</text:p>
          </table:table-cell>
          <table:table-cell office:value-type="float" office:value="13.1354359925788" calcext:value-type="float">
            <text:p>13.1354359925788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Builder</text:p>
          </table:table-cell>
          <table:table-cell office:value-type="float" office:value="1301.044" calcext:value-type="float">
            <text:p>1301.044</text:p>
          </table:table-cell>
          <table:table-cell office:value-type="float" office:value="4.735" calcext:value-type="float">
            <text:p>4.735</text:p>
          </table:table-cell>
          <table:table-cell office:value-type="float" office:value="0.363938498621107" calcext:value-type="float">
            <text:p>0.363938498621107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Internal</text:p>
          </table:table-cell>
          <table:table-cell office:value-type="float" office:value="488.631" calcext:value-type="float">
            <text:p>488.631</text:p>
          </table:table-cell>
          <table:table-cell office:value-type="float" office:value="3.226" calcext:value-type="float">
            <text:p>3.226</text:p>
          </table:table-cell>
          <table:table-cell office:value-type="float" office:value="0.660211898139905" calcext:value-type="float">
            <text:p>0.660211898139905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ByteString</text:p>
          </table:table-cell>
          <table:table-cell office:value-type="float" office:value="128.668" calcext:value-type="float">
            <text:p>128.668</text:p>
          </table:table-cell>
          <table:table-cell office:value-type="float" office:value="2.111" calcext:value-type="float">
            <text:p>2.111</text:p>
          </table:table-cell>
          <table:table-cell office:value-type="float" office:value="1.64065657350701" calcext:value-type="float">
            <text:p>1.6406565735070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Functions</text:p>
          </table:table-cell>
          <table:table-cell office:value-type="float" office:value="77.096" calcext:value-type="float">
            <text:p>77.0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984486873508353" calcext:value-type="float">
            <text:p>0.984486873508353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Prelude</text:p>
          </table:table-cell>
          <table:table-cell office:value-type="float" office:value="129.682" calcext:value-type="float">
            <text:p>129.682</text:p>
          </table:table-cell>
          <table:table-cell office:value-type="float" office:value="2.366" calcext:value-type="float">
            <text:p>2.366</text:p>
          </table:table-cell>
          <table:table-cell office:value-type="float" office:value="1.82446291698154" calcext:value-type="float">
            <text:p>1.8244629169815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Scientific</text:p>
          </table:table-cell>
          <table:table-cell office:value-type="float" office:value="263.818" calcext:value-type="float">
            <text:p>263.818</text:p>
          </table:table-cell>
          <table:table-cell office:value-type="float" office:value="1.934" calcext:value-type="float">
            <text:p>1.934</text:p>
          </table:table-cell>
          <table:table-cell office:value-type="float" office:value="0.733081139270255" calcext:value-type="float">
            <text:p>0.733081139270255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H</text:p>
          </table:table-cell>
          <table:table-cell office:value-type="float" office:value="82.266" calcext:value-type="float">
            <text:p>82.266</text:p>
          </table:table-cell>
          <table:table-cell office:value-type="float" office:value="1.046" calcext:value-type="float">
            <text:p>1.046</text:p>
          </table:table-cell>
          <table:table-cell office:value-type="float" office:value="1.27148518221379" calcext:value-type="float">
            <text:p>1.27148518221379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ext</text:p>
          </table:table-cell>
          <table:table-cell office:value-type="float" office:value="12.237" calcext:value-type="float">
            <text:p>12.237</text:p>
          </table:table-cell>
          <table:table-cell office:value-type="float" office:value="1.473" calcext:value-type="float">
            <text:p>1.473</text:p>
          </table:table-cell>
          <table:table-cell office:value-type="float" office:value="12.0372640353028" calcext:value-type="float">
            <text:p>12.037264035302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</text:p>
          </table:table-cell>
          <table:table-cell office:value-type="float" office:value="235.777" calcext:value-type="float">
            <text:p>235.777</text:p>
          </table:table-cell>
          <table:table-cell office:value-type="float" office:value="5.251" calcext:value-type="float">
            <text:p>5.251</text:p>
          </table:table-cell>
          <table:table-cell office:value-type="float" office:value="2.22710442494391" calcext:value-type="float">
            <text:p>2.22710442494391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FromText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5.959" calcext:value-type="float">
            <text:p>5.959</text:p>
          </table:table-cell>
          <table:table-cell office:value-type="float" office:value="3.6728178198538" calcext:value-type="float">
            <text:p>3.6728178198538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</text:p>
          </table:table-cell>
          <table:table-cell office:value-type="float" office:value="230.571" calcext:value-type="float">
            <text:p>230.571</text:p>
          </table:table-cell>
          <table:table-cell office:value-type="float" office:value="3.036" calcext:value-type="float">
            <text:p>3.036</text:p>
          </table:table-cell>
          <table:table-cell office:value-type="float" office:value="1.31673107199084" calcext:value-type="float">
            <text:p>1.31673107199084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Map</text:p>
          </table:table-cell>
          <table:table-cell office:value-type="float" office:value="1284.633" calcext:value-type="float">
            <text:p>1284.633</text:p>
          </table:table-cell>
          <table:table-cell office:value-type="float" office:value="4.809" calcext:value-type="float">
            <text:p>4.809</text:p>
          </table:table-cell>
          <table:table-cell office:value-type="float" office:value="0.374348160136008" calcext:value-type="float">
            <text:p>0.374348160136008</text:p>
          </table:table-cell>
          <table:table-cell office:value-type="float" office:value="23436" calcext:value-type="float">
            <text:p>234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Parser.Time</text:p>
          </table:table-cell>
          <table:table-cell office:value-type="float" office:value="11.715" calcext:value-type="float">
            <text:p>11.715</text:p>
          </table:table-cell>
          <table:table-cell office:value-type="float" office:value="0.441" calcext:value-type="float">
            <text:p>0.441</text:p>
          </table:table-cell>
          <table:table-cell office:value-type="float" office:value="3.76440460947503" calcext:value-type="float">
            <text:p>3.7644046094750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QQ.Simple</text:p>
          </table:table-cell>
          <table:table-cell office:value-type="float" office:value="32.41" calcext:value-type="float">
            <text:p>32.41</text:p>
          </table:table-cell>
          <table:table-cell office:value-type="float" office:value="0.651" calcext:value-type="float">
            <text:p>0.651</text:p>
          </table:table-cell>
          <table:table-cell office:value-type="float" office:value="2.00863930885529" calcext:value-type="float">
            <text:p>2.0086393088552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RFC8785</text:p>
          </table:table-cell>
          <table:table-cell office:value-type="float" office:value="308.838" calcext:value-type="float">
            <text:p>308.838</text:p>
          </table:table-cell>
          <table:table-cell office:value-type="float" office:value="1.279" calcext:value-type="float">
            <text:p>1.279</text:p>
          </table:table-cell>
          <table:table-cell office:value-type="float" office:value="0.414132975864369" calcext:value-type="float">
            <text:p>0.414132975864369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H</text:p>
          </table:table-cell>
          <table:table-cell office:value-type="float" office:value="3546.87" calcext:value-type="float">
            <text:p>3546.87</text:p>
          </table:table-cell>
          <table:table-cell office:value-type="float" office:value="28.906" calcext:value-type="float">
            <text:p>28.906</text:p>
          </table:table-cell>
          <table:table-cell office:value-type="float" office:value="0.814972073969444" calcext:value-type="float">
            <text:p>0.814972073969444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ext</text:p>
          </table:table-cell>
          <table:table-cell office:value-type="float" office:value="686.308" calcext:value-type="float">
            <text:p>686.308</text:p>
          </table:table-cell>
          <table:table-cell office:value-type="float" office:value="1.802" calcext:value-type="float">
            <text:p>1.802</text:p>
          </table:table-cell>
          <table:table-cell office:value-type="float" office:value="0.262564329717853" calcext:value-type="float">
            <text:p>0.26256432971785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</text:p>
          </table:table-cell>
          <table:table-cell office:value-type="float" office:value="7.349" calcext:value-type="float">
            <text:p>7.349</text:p>
          </table:table-cell>
          <table:table-cell office:value-type="float" office:value="0.929" calcext:value-type="float">
            <text:p>0.929</text:p>
          </table:table-cell>
          <table:table-cell office:value-type="float" office:value="12.6411756701592" calcext:value-type="float">
            <text:p>12.6411756701592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Class</text:p>
          </table:table-cell>
          <table:table-cell office:value-type="float" office:value="6.815" calcext:value-type="float">
            <text:p>6.815</text:p>
          </table:table-cell>
          <table:table-cell office:value-type="float" office:value="2.501" calcext:value-type="float">
            <text:p>2.501</text:p>
          </table:table-cell>
          <table:table-cell office:value-type="float" office:value="36.6984592809978" calcext:value-type="float">
            <text:p>36.6984592809978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FromJSON</text:p>
          </table:table-cell>
          <table:table-cell office:value-type="float" office:value="13763.135" calcext:value-type="float">
            <text:p>13763.135</text:p>
          </table:table-cell>
          <table:table-cell office:value-type="float" office:value="45.963" calcext:value-type="float">
            <text:p>45.963</text:p>
          </table:table-cell>
          <table:table-cell office:value-type="float" office:value="0.333957343294242" calcext:value-type="float">
            <text:p>0.333957343294242</text:p>
          </table:table-cell>
          <table:table-cell office:value-type="float" office:value="115438" calcext:value-type="float">
            <text:p>1154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Generic</text:p>
          </table:table-cell>
          <table:table-cell office:value-type="float" office:value="35.625" calcext:value-type="float">
            <text:p>35.625</text:p>
          </table:table-cell>
          <table:table-cell office:value-type="float" office:value="3.354" calcext:value-type="float">
            <text:p>3.354</text:p>
          </table:table-cell>
          <table:table-cell office:value-type="float" office:value="9.41473684210526" calcext:value-type="float">
            <text:p>9.41473684210526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Internal</text:p>
          </table:table-cell>
          <table:table-cell office:value-type="float" office:value="2093.978" calcext:value-type="float">
            <text:p>2093.978</text:p>
          </table:table-cell>
          <table:table-cell office:value-type="float" office:value="10.843" calcext:value-type="float">
            <text:p>10.843</text:p>
          </table:table-cell>
          <table:table-cell office:value-type="float" office:value="0.517818238778058" calcext:value-type="float">
            <text:p>0.517818238778058</text:p>
          </table:table-cell>
          <table:table-cell office:value-type="float" office:value="30734" calcext:value-type="float">
            <text:p>307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ToJSON</text:p>
          </table:table-cell>
          <table:table-cell office:value-type="float" office:value="17814.198" calcext:value-type="float">
            <text:p>17814.198</text:p>
          </table:table-cell>
          <table:table-cell office:value-type="float" office:value="25.973" calcext:value-type="float">
            <text:p>25.973</text:p>
          </table:table-cell>
          <table:table-cell office:value-type="float" office:value="0.145799434810369" calcext:value-type="float">
            <text:p>0.145799434810369</text:p>
          </table:table-cell>
          <table:table-cell office:value-type="float" office:value="102396" calcext:value-type="float">
            <text:p>1023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</text:p>
          </table:table-cell>
          <table:table-cell office:value-type="float" office:value="16.197" calcext:value-type="float">
            <text:p>16.197</text:p>
          </table:table-cell>
          <table:table-cell office:value-type="float" office:value="0.178" calcext:value-type="float">
            <text:p>0.178</text:p>
          </table:table-cell>
          <table:table-cell office:value-type="float" office:value="1.09896894486633" calcext:value-type="float">
            <text:p>1.09896894486633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Base</text:p>
          </table:table-cell>
          <table:table-cell office:value-type="float" office:value="6258.172" calcext:value-type="float">
            <text:p>6258.172</text:p>
          </table:table-cell>
          <table:table-cell office:value-type="float" office:value="55.185" calcext:value-type="float">
            <text:p>55.185</text:p>
          </table:table-cell>
          <table:table-cell office:value-type="float" office:value="0.881807019685621" calcext:value-type="float">
            <text:p>0.881807019685621</text:p>
          </table:table-cell>
          <table:table-cell office:value-type="float" office:value="67813" calcext:value-type="float">
            <text:p>6781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Array</text:p>
          </table:table-cell>
          <table:table-cell office:value-type="float" office:value="2.581" calcext:value-type="float">
            <text:p>2.581</text:p>
          </table:table-cell>
          <table:table-cell office:value-type="float" office:value="0.242" calcext:value-type="float">
            <text:p>0.242</text:p>
          </table:table-cell>
          <table:table-cell office:value-type="float" office:value="9.37621077101898" calcext:value-type="float">
            <text:p>9.37621077101898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</text:p>
          </table:table-cell>
          <table:table-cell office:value-type="float" office:value="48.671" calcext:value-type="float">
            <text:p>48.671</text:p>
          </table:table-cell>
          <table:table-cell office:value-type="float" office:value="1.253" calcext:value-type="float">
            <text:p>1.253</text:p>
          </table:table-cell>
          <table:table-cell office:value-type="float" office:value="2.57442830432907" calcext:value-type="float">
            <text:p>2.57442830432907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Internals</text:p>
          </table:table-cell>
          <table:table-cell office:value-type="float" office:value="820.9" calcext:value-type="float">
            <text:p>820.9</text:p>
          </table:table-cell>
          <table:table-cell office:value-type="float" office:value="6.176" calcext:value-type="float">
            <text:p>6.176</text:p>
          </table:table-cell>
          <table:table-cell office:value-type="float" office:value="0.752344987209161" calcext:value-type="float">
            <text:p>0.752344987209161</text:p>
          </table:table-cell>
          <table:table-cell office:value-type="float" office:value="15989" calcext:value-type="float">
            <text:p>1598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Safe</text:p>
          </table:table-cell>
          <table:table-cell office:value-type="float" office:value="2.457" calcext:value-type="float">
            <text:p>2.457</text:p>
          </table:table-cell>
          <table:table-cell office:value-type="float" office:value="0.242" calcext:value-type="float">
            <text:p>0.242</text:p>
          </table:table-cell>
          <table:table-cell office:value-type="float" office:value="9.84940984940985" calcext:value-type="float">
            <text:p>9.84940984940985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</text:p>
          </table:table-cell>
          <table:table-cell office:value-type="float" office:value="3.14" calcext:value-type="float">
            <text:p>3.14</text:p>
          </table:table-cell>
          <table:table-cell office:value-type="float" office:value="0.754" calcext:value-type="float">
            <text:p>0.754</text:p>
          </table:table-cell>
          <table:table-cell office:value-type="float" office:value="24.0127388535032" calcext:value-type="float">
            <text:p>24.0127388535032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.Safe</text:p>
          </table:table-cell>
          <table:table-cell office:value-type="float" office:value="4.791" calcext:value-type="float">
            <text:p>4.791</text:p>
          </table:table-cell>
          <table:table-cell office:value-type="float" office:value="2.012" calcext:value-type="float">
            <text:p>2.012</text:p>
          </table:table-cell>
          <table:table-cell office:value-type="float" office:value="41.9954080567731" calcext:value-type="float">
            <text:p>41.9954080567731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</text:p>
          </table:table-cell>
          <table:table-cell office:value-type="float" office:value="9.33" calcext:value-type="float">
            <text:p>9.33</text:p>
          </table:table-cell>
          <table:table-cell office:value-type="float" office:value="1.424" calcext:value-type="float">
            <text:p>1.424</text:p>
          </table:table-cell>
          <table:table-cell office:value-type="float" office:value="15.2625937834941" calcext:value-type="float">
            <text:p>15.2625937834941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.Safe</text:p>
          </table:table-cell>
          <table:table-cell office:value-type="float" office:value="2.763" calcext:value-type="float">
            <text:p>2.763</text:p>
          </table:table-cell>
          <table:table-cell office:value-type="float" office:value="0.241" calcext:value-type="float">
            <text:p>0.241</text:p>
          </table:table-cell>
          <table:table-cell office:value-type="float" office:value="8.7224031849439" calcext:value-type="float">
            <text:p>8.722403184943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</text:p>
          </table:table-cell>
          <table:table-cell office:value-type="float" office:value="2.586" calcext:value-type="float">
            <text:p>2.586</text:p>
          </table:table-cell>
          <table:table-cell office:value-type="float" office:value="0.277" calcext:value-type="float">
            <text:p>0.277</text:p>
          </table:table-cell>
          <table:table-cell office:value-type="float" office:value="10.7115235885538" calcext:value-type="float">
            <text:p>10.711523588553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Internals</text:p>
          </table:table-cell>
          <table:table-cell office:value-type="float" office:value="72.236" calcext:value-type="float">
            <text:p>72.236</text:p>
          </table:table-cell>
          <table:table-cell office:value-type="float" office:value="0.829" calcext:value-type="float">
            <text:p>0.829</text:p>
          </table:table-cell>
          <table:table-cell office:value-type="float" office:value="1.14762722188383" calcext:value-type="float">
            <text:p>1.14762722188383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Safe</text:p>
          </table:table-cell>
          <table:table-cell office:value-type="float" office:value="3.154" calcext:value-type="float">
            <text:p>3.154</text:p>
          </table:table-cell>
          <table:table-cell office:value-type="float" office:value="0.285" calcext:value-type="float">
            <text:p>0.285</text:p>
          </table:table-cell>
          <table:table-cell office:value-type="float" office:value="9.03614457831326" calcext:value-type="float">
            <text:p>9.036144578313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boxed</text:p>
          </table:table-cell>
          <table:table-cell office:value-type="float" office:value="2.656" calcext:value-type="float">
            <text:p>2.656</text:p>
          </table:table-cell>
          <table:table-cell office:value-type="float" office:value="0.167" calcext:value-type="float">
            <text:p>0.167</text:p>
          </table:table-cell>
          <table:table-cell office:value-type="float" office:value="6.28765060240964" calcext:value-type="float">
            <text:p>6.2876506024096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safe</text:p>
          </table:table-cell>
          <table:table-cell office:value-type="float" office:value="3.13" calcext:value-type="float">
            <text:p>3.13</text:p>
          </table:table-cell>
          <table:table-cell office:value-type="float" office:value="0.189" calcext:value-type="float">
            <text:p>0.189</text:p>
          </table:table-cell>
          <table:table-cell office:value-type="float" office:value="6.03833865814697" calcext:value-type="float">
            <text:p>6.03833865814697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</text:p>
          </table:table-cell>
          <table:table-cell office:value-type="float" office:value="46.915" calcext:value-type="float">
            <text:p>46.915</text:p>
          </table:table-cell>
          <table:table-cell office:value-type="float" office:value="2.238" calcext:value-type="float">
            <text:p>2.238</text:p>
          </table:table-cell>
          <table:table-cell office:value-type="float" office:value="4.77032931898114" calcext:value-type="float">
            <text:p>4.77032931898114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Builder</text:p>
          </table:table-cell>
          <table:table-cell office:value-type="float" office:value="322.323" calcext:value-type="float">
            <text:p>322.323</text:p>
          </table:table-cell>
          <table:table-cell office:value-type="float" office:value="3.262" calcext:value-type="float">
            <text:p>3.262</text:p>
          </table:table-cell>
          <table:table-cell office:value-type="float" office:value="1.01202830700881" calcext:value-type="float">
            <text:p>1.01202830700881</text:p>
          </table:table-cell>
          <table:table-cell office:value-type="float" office:value="8619" calcext:value-type="float">
            <text:p>86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Class</text:p>
          </table:table-cell>
          <table:table-cell office:value-type="float" office:value="6791.127" calcext:value-type="float">
            <text:p>6791.12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1950780776151" calcext:value-type="float">
            <text:p>0.1950780776151</text:p>
          </table:table-cell>
          <table:table-cell office:value-type="float" office:value="33094" calcext:value-type="float">
            <text:p>330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FloatCast</text:p>
          </table:table-cell>
          <table:table-cell office:value-type="float" office:value="5.574" calcext:value-type="float">
            <text:p>5.574</text:p>
          </table:table-cell>
          <table:table-cell office:value-type="float" office:value="1.335" calcext:value-type="float">
            <text:p>1.335</text:p>
          </table:table-cell>
          <table:table-cell office:value-type="float" office:value="23.9504843918192" calcext:value-type="float">
            <text:p>23.950484391819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neric</text:p>
          </table:table-cell>
          <table:table-cell office:value-type="float" office:value="199.759" calcext:value-type="float">
            <text:p>199.759</text:p>
          </table:table-cell>
          <table:table-cell office:value-type="float" office:value="1.948" calcext:value-type="float">
            <text:p>1.948</text:p>
          </table:table-cell>
          <table:table-cell office:value-type="float" office:value="0.975175085978604" calcext:value-type="float">
            <text:p>0.975175085978604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</text:p>
          </table:table-cell>
          <table:table-cell office:value-type="float" office:value="783.64" calcext:value-type="float">
            <text:p>783.64</text:p>
          </table:table-cell>
          <table:table-cell office:value-type="float" office:value="6.103" calcext:value-type="float">
            <text:p>6.103</text:p>
          </table:table-cell>
          <table:table-cell office:value-type="float" office:value="0.778801490480323" calcext:value-type="float">
            <text:p>0.778801490480323</text:p>
          </table:table-cell>
          <table:table-cell office:value-type="float" office:value="21608" calcext:value-type="float">
            <text:p>216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.Internal</text:p>
          </table:table-cell>
          <table:table-cell office:value-type="float" office:value="479.484" calcext:value-type="float">
            <text:p>479.484</text:p>
          </table:table-cell>
          <table:table-cell office:value-type="float" office:value="6.839" calcext:value-type="float">
            <text:p>6.839</text:p>
          </table:table-cell>
          <table:table-cell office:value-type="float" office:value="1.42632496600512" calcext:value-type="float">
            <text:p>1.42632496600512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Internal</text:p>
          </table:table-cell>
          <table:table-cell office:value-type="float" office:value="3.863" calcext:value-type="float">
            <text:p>3.863</text:p>
          </table:table-cell>
          <table:table-cell office:value-type="float" office:value="0.906" calcext:value-type="float">
            <text:p>0.906</text:p>
          </table:table-cell>
          <table:table-cell office:value-type="float" office:value="23.4532746570023" calcext:value-type="float">
            <text:p>23.4532746570023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Put</text:p>
          </table:table-cell>
          <table:table-cell office:value-type="float" office:value="564.842" calcext:value-type="float">
            <text:p>564.842</text:p>
          </table:table-cell>
          <table:table-cell office:value-type="float" office:value="3.037" calcext:value-type="float">
            <text:p>3.037</text:p>
          </table:table-cell>
          <table:table-cell office:value-type="float" office:value="0.537672481862185" calcext:value-type="float">
            <text:p>0.537672481862185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</text:p>
          </table:table-cell>
          <table:table-cell office:value-type="float" office:value="2437.624" calcext:value-type="float">
            <text:p>2437.624</text:p>
          </table:table-cell>
          <table:table-cell office:value-type="float" office:value="22.042" calcext:value-type="float">
            <text:p>22.042</text:p>
          </table:table-cell>
          <table:table-cell office:value-type="float" office:value="0.904241179115401" calcext:value-type="float">
            <text:p>0.904241179115401</text:p>
          </table:table-cell>
          <table:table-cell office:value-type="float" office:value="75807" calcext:value-type="float">
            <text:p>758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3.221" calcext:value-type="float">
            <text:p>3.221</text:p>
          </table:table-cell>
          <table:table-cell office:value-type="float" office:value="1.38415590554565" calcext:value-type="float">
            <text:p>1.38415590554565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ASCII</text:p>
          </table:table-cell>
          <table:table-cell office:value-type="float" office:value="395.1" calcext:value-type="float">
            <text:p>395.1</text:p>
          </table:table-cell>
          <table:table-cell office:value-type="float" office:value="2.269" calcext:value-type="float">
            <text:p>2.269</text:p>
          </table:table-cell>
          <table:table-cell office:value-type="float" office:value="0.574284991141483" calcext:value-type="float">
            <text:p>0.574284991141483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Extra</text:p>
          </table:table-cell>
          <table:table-cell office:value-type="float" office:value="82.839" calcext:value-type="float">
            <text:p>82.839</text:p>
          </table:table-cell>
          <table:table-cell office:value-type="float" office:value="1.167" calcext:value-type="float">
            <text:p>1.167</text:p>
          </table:table-cell>
          <table:table-cell office:value-type="float" office:value="1.40875674501141" calcext:value-type="float">
            <text:p>1.4087567450114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Internal</text:p>
          </table:table-cell>
          <table:table-cell office:value-type="float" office:value="961.921" calcext:value-type="float">
            <text:p>961.921</text:p>
          </table:table-cell>
          <table:table-cell office:value-type="float" office:value="11.111" calcext:value-type="float">
            <text:p>11.111</text:p>
          </table:table-cell>
          <table:table-cell office:value-type="float" office:value="1.15508446119796" calcext:value-type="float">
            <text:p>1.15508446119796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</text:p>
          </table:table-cell>
          <table:table-cell office:value-type="float" office:value="702.874" calcext:value-type="float">
            <text:p>702.874</text:p>
          </table:table-cell>
          <table:table-cell office:value-type="float" office:value="3.961" calcext:value-type="float">
            <text:p>3.961</text:p>
          </table:table-cell>
          <table:table-cell office:value-type="float" office:value="0.56354339469094" calcext:value-type="float">
            <text:p>0.56354339469094</text:p>
          </table:table-cell>
          <table:table-cell office:value-type="float" office:value="33829" calcext:value-type="float">
            <text:p>338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ASCII</text:p>
          </table:table-cell>
          <table:table-cell office:value-type="float" office:value="256.688" calcext:value-type="float">
            <text:p>256.688</text:p>
          </table:table-cell>
          <table:table-cell office:value-type="float" office:value="2.142" calcext:value-type="float">
            <text:p>2.142</text:p>
          </table:table-cell>
          <table:table-cell office:value-type="float" office:value="0.834476095493362" calcext:value-type="float">
            <text:p>0.834476095493362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Binary</text:p>
          </table:table-cell>
          <table:table-cell office:value-type="float" office:value="94.598" calcext:value-type="float">
            <text:p>94.598</text:p>
          </table:table-cell>
          <table:table-cell office:value-type="float" office:value="1.477" calcext:value-type="float">
            <text:p>1.477</text:p>
          </table:table-cell>
          <table:table-cell office:value-type="float" office:value="1.5613437916235" calcext:value-type="float">
            <text:p>1.5613437916235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</text:p>
          </table:table-cell>
          <table:table-cell office:value-type="float" office:value="145.645" calcext:value-type="float">
            <text:p>145.645</text:p>
          </table:table-cell>
          <table:table-cell office:value-type="float" office:value="4.819" calcext:value-type="float">
            <text:p>4.819</text:p>
          </table:table-cell>
          <table:table-cell office:value-type="float" office:value="3.30873013148409" calcext:value-type="float">
            <text:p>3.30873013148409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Base16</text:p>
          </table:table-cell>
          <table:table-cell office:value-type="float" office:value="21.384" calcext:value-type="float">
            <text:p>21.384</text:p>
          </table:table-cell>
          <table:table-cell office:value-type="float" office:value="1.151" calcext:value-type="float">
            <text:p>1.151</text:p>
          </table:table-cell>
          <table:table-cell office:value-type="float" office:value="5.3825289936401" calcext:value-type="float">
            <text:p>5.3825289936401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Floating</text:p>
          </table:table-cell>
          <table:table-cell office:value-type="float" office:value="13.119" calcext:value-type="float">
            <text:p>13.119</text:p>
          </table:table-cell>
          <table:table-cell office:value-type="float" office:value="1.582" calcext:value-type="float">
            <text:p>1.582</text:p>
          </table:table-cell>
          <table:table-cell office:value-type="float" office:value="12.0588459486241" calcext:value-type="float">
            <text:p>12.0588459486241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</text:p>
          </table:table-cell>
          <table:table-cell office:value-type="float" office:value="369.973" calcext:value-type="float">
            <text:p>369.973</text:p>
          </table:table-cell>
          <table:table-cell office:value-type="float" office:value="1.983" calcext:value-type="float">
            <text:p>1.983</text:p>
          </table:table-cell>
          <table:table-cell office:value-type="float" office:value="0.535985058369124" calcext:value-type="float">
            <text:p>0.535985058369124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D2S</text:p>
          </table:table-cell>
          <table:table-cell office:value-type="float" office:value="247.445" calcext:value-type="float">
            <text:p>247.445</text:p>
          </table:table-cell>
          <table:table-cell office:value-type="float" office:value="2.641" calcext:value-type="float">
            <text:p>2.641</text:p>
          </table:table-cell>
          <table:table-cell office:value-type="float" office:value="1.06730788660106" calcext:value-type="float">
            <text:p>1.06730788660106</text:p>
          </table:table-cell>
          <table:table-cell office:value-type="float" office:value="39428" calcext:value-type="float">
            <text:p>394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F2S</text:p>
          </table:table-cell>
          <table:table-cell office:value-type="float" office:value="176.18" calcext:value-type="float">
            <text:p>176.18</text:p>
          </table:table-cell>
          <table:table-cell office:value-type="float" office:value="5.225" calcext:value-type="float">
            <text:p>5.225</text:p>
          </table:table-cell>
          <table:table-cell office:value-type="float" office:value="2.96571688046316" calcext:value-type="float">
            <text:p>2.96571688046316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Internal</text:p>
          </table:table-cell>
          <table:table-cell office:value-type="float" office:value="620.338" calcext:value-type="float">
            <text:p>620.338</text:p>
          </table:table-cell>
          <table:table-cell office:value-type="float" office:value="8.703" calcext:value-type="float">
            <text:p>8.703</text:p>
          </table:table-cell>
          <table:table-cell office:value-type="float" office:value="1.40294484619675" calcext:value-type="float">
            <text:p>1.40294484619675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TableGenerator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1.517" calcext:value-type="float">
            <text:p>1.517</text:p>
          </table:table-cell>
          <table:table-cell office:value-type="float" office:value="0.76025238173991" calcext:value-type="float">
            <text:p>0.76025238173991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Char8</text:p>
          </table:table-cell>
          <table:table-cell office:value-type="float" office:value="1243.611" calcext:value-type="float">
            <text:p>1243.611</text:p>
          </table:table-cell>
          <table:table-cell office:value-type="float" office:value="11.414" calcext:value-type="float">
            <text:p>11.414</text:p>
          </table:table-cell>
          <table:table-cell office:value-type="float" office:value="0.917811116177004" calcext:value-type="float">
            <text:p>0.917811116177004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</text:p>
          </table:table-cell>
          <table:table-cell office:value-type="float" office:value="2.893" calcext:value-type="float">
            <text:p>2.893</text:p>
          </table:table-cell>
          <table:table-cell office:value-type="float" office:value="0.492" calcext:value-type="float">
            <text:p>0.492</text:p>
          </table:table-cell>
          <table:table-cell office:value-type="float" office:value="17.0065675769098" calcext:value-type="float">
            <text:p>17.0065675769098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.Type</text:p>
          </table:table-cell>
          <table:table-cell office:value-type="float" office:value="1181.602" calcext:value-type="float">
            <text:p>1181.602</text:p>
          </table:table-cell>
          <table:table-cell office:value-type="float" office:value="17.878" calcext:value-type="float">
            <text:p>17.878</text:p>
          </table:table-cell>
          <table:table-cell office:value-type="float" office:value="1.51303061436931" calcext:value-type="float">
            <text:p>1.51303061436931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</text:p>
          </table:table-cell>
          <table:table-cell office:value-type="float" office:value="2049.354" calcext:value-type="float">
            <text:p>2049.354</text:p>
          </table:table-cell>
          <table:table-cell office:value-type="float" office:value="14.021" calcext:value-type="float">
            <text:p>14.021</text:p>
          </table:table-cell>
          <table:table-cell office:value-type="float" office:value="0.684166815494053" calcext:value-type="float">
            <text:p>0.684166815494053</text:p>
          </table:table-cell>
          <table:table-cell office:value-type="float" office:value="65676" calcext:value-type="float">
            <text:p>656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Char8</text:p>
          </table:table-cell>
          <table:table-cell office:value-type="float" office:value="1027.826" calcext:value-type="float">
            <text:p>1027.826</text:p>
          </table:table-cell>
          <table:table-cell office:value-type="float" office:value="6.535" calcext:value-type="float">
            <text:p>6.535</text:p>
          </table:table-cell>
          <table:table-cell office:value-type="float" office:value="0.635808006413537" calcext:value-type="float">
            <text:p>0.635808006413537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Internal</text:p>
          </table:table-cell>
          <table:table-cell office:value-type="float" office:value="378.254" calcext:value-type="float">
            <text:p>378.254</text:p>
          </table:table-cell>
          <table:table-cell office:value-type="float" office:value="5.303" calcext:value-type="float">
            <text:p>5.303</text:p>
          </table:table-cell>
          <table:table-cell office:value-type="float" office:value="1.40196798976349" calcext:value-type="float">
            <text:p>1.40196798976349</text:p>
          </table:table-cell>
          <table:table-cell office:value-type="float" office:value="12339" calcext:value-type="float">
            <text:p>123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Int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2.646" calcext:value-type="float">
            <text:p>2.646</text:p>
          </table:table-cell>
          <table:table-cell office:value-type="float" office:value="0.739655721849195" calcext:value-type="float">
            <text:p>0.73965572184919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Nat</text:p>
          </table:table-cell>
          <table:table-cell office:value-type="float" office:value="117.291" calcext:value-type="float">
            <text:p>117.291</text:p>
          </table:table-cell>
          <table:table-cell office:value-type="float" office:value="2.352" calcext:value-type="float">
            <text:p>2.352</text:p>
          </table:table-cell>
          <table:table-cell office:value-type="float" office:value="2.00526894646648" calcext:value-type="float">
            <text:p>2.0052689464664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Int</text:p>
          </table:table-cell>
          <table:table-cell office:value-type="float" office:value="275.498" calcext:value-type="float">
            <text:p>275.498</text:p>
          </table:table-cell>
          <table:table-cell office:value-type="float" office:value="2.89" calcext:value-type="float">
            <text:p>2.89</text:p>
          </table:table-cell>
          <table:table-cell office:value-type="float" office:value="1.0490094301955" calcext:value-type="float">
            <text:p>1.049009430195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Nat</text:p>
          </table:table-cell>
          <table:table-cell office:value-type="float" office:value="98.632" calcext:value-type="float">
            <text:p>98.632</text:p>
          </table:table-cell>
          <table:table-cell office:value-type="float" office:value="2.427" calcext:value-type="float">
            <text:p>2.427</text:p>
          </table:table-cell>
          <table:table-cell office:value-type="float" office:value="2.46066185416498" calcext:value-type="float">
            <text:p>2.4606618541649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</text:p>
          </table:table-cell>
          <table:table-cell office:value-type="float" office:value="3.722" calcext:value-type="float">
            <text:p>3.722</text:p>
          </table:table-cell>
          <table:table-cell office:value-type="float" office:value="0.449" calcext:value-type="float">
            <text:p>0.449</text:p>
          </table:table-cell>
          <table:table-cell office:value-type="float" office:value="12.0634067705535" calcext:value-type="float">
            <text:p>12.0634067705535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.Internal</text:p>
          </table:table-cell>
          <table:table-cell office:value-type="float" office:value="2152.478" calcext:value-type="float">
            <text:p>2152.478</text:p>
          </table:table-cell>
          <table:table-cell office:value-type="float" office:value="25.577" calcext:value-type="float">
            <text:p>25.577</text:p>
          </table:table-cell>
          <table:table-cell office:value-type="float" office:value="1.18825837012039" calcext:value-type="float">
            <text:p>1.18825837012039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nsafe</text:p>
          </table:table-cell>
          <table:table-cell office:value-type="float" office:value="62.496" calcext:value-type="float">
            <text:p>62.496</text:p>
          </table:table-cell>
          <table:table-cell office:value-type="float" office:value="1.994" calcext:value-type="float">
            <text:p>1.994</text:p>
          </table:table-cell>
          <table:table-cell office:value-type="float" office:value="3.19060419866871" calcext:value-type="float">
            <text:p>3.19060419866871</text:p>
          </table:table-cell>
          <table:table-cell office:value-type="float" office:value="11735" calcext:value-type="float">
            <text:p>1173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ByteOrder</text:p>
          </table:table-cell>
          <table:table-cell office:value-type="float" office:value="8.041" calcext:value-type="float">
            <text:p>8.041</text:p>
          </table:table-cell>
          <table:table-cell office:value-type="float" office:value="1.025" calcext:value-type="float">
            <text:p>1.025</text:p>
          </table:table-cell>
          <table:table-cell office:value-type="float" office:value="12.7471707499067" calcext:value-type="float">
            <text:p>12.747170749906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UnalignedAccess</text:p>
          </table:table-cell>
          <table:table-cell office:value-type="float" office:value="21.379" calcext:value-type="float">
            <text:p>21.379</text:p>
          </table:table-cell>
          <table:table-cell office:value-type="float" office:value="0.973" calcext:value-type="float">
            <text:p>0.973</text:p>
          </table:table-cell>
          <table:table-cell office:value-type="float" office:value="4.55119509799336" calcext:value-type="float">
            <text:p>4.5511950979933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Containers.ListUtils</text:p>
          </table:table-cell>
          <table:table-cell office:value-type="float" office:value="76.93" calcext:value-type="float">
            <text:p>76.93</text:p>
          </table:table-cell>
          <table:table-cell office:value-type="float" office:value="2.747" calcext:value-type="float">
            <text:p>2.747</text:p>
          </table:table-cell>
          <table:table-cell office:value-type="float" office:value="3.57077862992331" calcext:value-type="float">
            <text:p>3.57077862992331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Graph</text:p>
          </table:table-cell>
          <table:table-cell office:value-type="float" office:value="1293.078" calcext:value-type="float">
            <text:p>1293.078</text:p>
          </table:table-cell>
          <table:table-cell office:value-type="float" office:value="5.463" calcext:value-type="float">
            <text:p>5.463</text:p>
          </table:table-cell>
          <table:table-cell office:value-type="float" office:value="0.422480314412588" calcext:value-type="float">
            <text:p>0.422480314412588</text:p>
          </table:table-cell>
          <table:table-cell office:value-type="float" office:value="27584" calcext:value-type="float">
            <text:p>275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</text:p>
          </table:table-cell>
          <table:table-cell office:value-type="float" office:value="16.908" calcext:value-type="float">
            <text:p>16.908</text:p>
          </table:table-cell>
          <table:table-cell office:value-type="float" office:value="1.738" calcext:value-type="float">
            <text:p>1.738</text:p>
          </table:table-cell>
          <table:table-cell office:value-type="float" office:value="10.2791577951266" calcext:value-type="float">
            <text:p>10.2791577951266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</text:p>
          </table:table-cell>
          <table:table-cell office:value-type="float" office:value="6025.654" calcext:value-type="float">
            <text:p>6025.654</text:p>
          </table:table-cell>
          <table:table-cell office:value-type="float" office:value="39.988" calcext:value-type="float">
            <text:p>39.988</text:p>
          </table:table-cell>
          <table:table-cell office:value-type="float" office:value="0.663629209377107" calcext:value-type="float">
            <text:p>0.663629209377107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bug</text:p>
          </table:table-cell>
          <table:table-cell office:value-type="float" office:value="2.755" calcext:value-type="float">
            <text:p>2.755</text:p>
          </table:table-cell>
          <table:table-cell office:value-type="float" office:value="0.109" calcext:value-type="float">
            <text:p>0.109</text:p>
          </table:table-cell>
          <table:table-cell office:value-type="float" office:value="3.95644283121597" calcext:value-type="float">
            <text:p>3.956442831215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precatedDebug</text:p>
          </table:table-cell>
          <table:table-cell office:value-type="float" office:value="11.928" calcext:value-type="float">
            <text:p>11.928</text:p>
          </table:table-cell>
          <table:table-cell office:value-type="float" office:value="1.203" calcext:value-type="float">
            <text:p>1.203</text:p>
          </table:table-cell>
          <table:table-cell office:value-type="float" office:value="10.0855130784708" calcext:value-type="float">
            <text:p>10.0855130784708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Lazy</text:p>
          </table:table-cell>
          <table:table-cell office:value-type="float" office:value="6.189" calcext:value-type="float">
            <text:p>6.189</text:p>
          </table:table-cell>
          <table:table-cell office:value-type="float" office:value="3.242" calcext:value-type="float">
            <text:p>3.242</text:p>
          </table:table-cell>
          <table:table-cell office:value-type="float" office:value="52.3832606236872" calcext:value-type="float">
            <text:p>52.383260623687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Lazy</text:p>
          </table:table-cell>
          <table:table-cell office:value-type="float" office:value="3.921" calcext:value-type="float">
            <text:p>3.921</text:p>
          </table:table-cell>
          <table:table-cell office:value-type="float" office:value="1.021" calcext:value-type="float">
            <text:p>1.021</text:p>
          </table:table-cell>
          <table:table-cell office:value-type="float" office:value="26.0392756949758" calcext:value-type="float">
            <text:p>26.0392756949758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Strict</text:p>
          </table:table-cell>
          <table:table-cell office:value-type="float" office:value="73.098" calcext:value-type="float">
            <text:p>73.098</text:p>
          </table:table-cell>
          <table:table-cell office:value-type="float" office:value="2.404" calcext:value-type="float">
            <text:p>2.404</text:p>
          </table:table-cell>
          <table:table-cell office:value-type="float" office:value="3.28873566992257" calcext:value-type="float">
            <text:p>3.28873566992257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</text:p>
          </table:table-cell>
          <table:table-cell office:value-type="float" office:value="4.936" calcext:value-type="float">
            <text:p>4.936</text:p>
          </table:table-cell>
          <table:table-cell office:value-type="float" office:value="1.532" calcext:value-type="float">
            <text:p>1.532</text:p>
          </table:table-cell>
          <table:table-cell office:value-type="float" office:value="31.0372771474879" calcext:value-type="float">
            <text:p>31.0372771474879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.Internal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1.02" calcext:value-type="float">
            <text:p>11.02</text:p>
          </table:table-cell>
          <table:table-cell office:value-type="float" office:value="0.912440488511695" calcext:value-type="float">
            <text:p>0.912440488511695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</text:p>
          </table:table-cell>
          <table:table-cell office:value-type="float" office:value="4.79" calcext:value-type="float">
            <text:p>4.79</text:p>
          </table:table-cell>
          <table:table-cell office:value-type="float" office:value="1.356" calcext:value-type="float">
            <text:p>1.356</text:p>
          </table:table-cell>
          <table:table-cell office:value-type="float" office:value="28.3089770354906" calcext:value-type="float">
            <text:p>28.308977035490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.Internal</text:p>
          </table:table-cell>
          <table:table-cell office:value-type="float" office:value="1810.759" calcext:value-type="float">
            <text:p>1810.759</text:p>
          </table:table-cell>
          <table:table-cell office:value-type="float" office:value="23.282" calcext:value-type="float">
            <text:p>23.282</text:p>
          </table:table-cell>
          <table:table-cell office:value-type="float" office:value="1.28575917612449" calcext:value-type="float">
            <text:p>1.28575917612449</text:p>
          </table:table-cell>
          <table:table-cell office:value-type="float" office:value="65726" calcext:value-type="float">
            <text:p>6572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</text:p>
          </table:table-cell>
          <table:table-cell office:value-type="float" office:value="19.482" calcext:value-type="float">
            <text:p>19.482</text:p>
          </table:table-cell>
          <table:table-cell office:value-type="float" office:value="1.462" calcext:value-type="float">
            <text:p>1.462</text:p>
          </table:table-cell>
          <table:table-cell office:value-type="float" office:value="7.5043630017452" calcext:value-type="float">
            <text:p>7.5043630017452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</text:p>
          </table:table-cell>
          <table:table-cell office:value-type="float" office:value="3900.076" calcext:value-type="float">
            <text:p>3900.076</text:p>
          </table:table-cell>
          <table:table-cell office:value-type="float" office:value="54.645" calcext:value-type="float">
            <text:p>54.645</text:p>
          </table:table-cell>
          <table:table-cell office:value-type="float" office:value="1.40112654214944" calcext:value-type="float">
            <text:p>1.40112654214944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bug</text:p>
          </table:table-cell>
          <table:table-cell office:value-type="float" office:value="240.257" calcext:value-type="float">
            <text:p>240.257</text:p>
          </table:table-cell>
          <table:table-cell office:value-type="float" office:value="3.068" calcext:value-type="float">
            <text:p>3.068</text:p>
          </table:table-cell>
          <table:table-cell office:value-type="float" office:value="1.27696591566531" calcext:value-type="float">
            <text:p>1.2769659156653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precatedShowTree</text:p>
          </table:table-cell>
          <table:table-cell office:value-type="float" office:value="13.839" calcext:value-type="float">
            <text:p>13.839</text:p>
          </table:table-cell>
          <table:table-cell office:value-type="float" office:value="1.206" calcext:value-type="float">
            <text:p>1.206</text:p>
          </table:table-cell>
          <table:table-cell office:value-type="float" office:value="8.71450249295469" calcext:value-type="float">
            <text:p>8.71450249295469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Lazy</text:p>
          </table:table-cell>
          <table:table-cell office:value-type="float" office:value="5.166" calcext:value-type="float">
            <text:p>5.166</text:p>
          </table:table-cell>
          <table:table-cell office:value-type="float" office:value="2.41" calcext:value-type="float">
            <text:p>2.41</text:p>
          </table:table-cell>
          <table:table-cell office:value-type="float" office:value="46.6511807975223" calcext:value-type="float">
            <text:p>46.6511807975223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Lazy</text:p>
          </table:table-cell>
          <table:table-cell office:value-type="float" office:value="4.483" calcext:value-type="float">
            <text:p>4.483</text:p>
          </table:table-cell>
          <table:table-cell office:value-type="float" office:value="1.259" calcext:value-type="float">
            <text:p>1.259</text:p>
          </table:table-cell>
          <table:table-cell office:value-type="float" office:value="28.0838724068704" calcext:value-type="float">
            <text:p>28.0838724068704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Strict</text:p>
          </table:table-cell>
          <table:table-cell office:value-type="float" office:value="5.265" calcext:value-type="float">
            <text:p>5.265</text:p>
          </table:table-cell>
          <table:table-cell office:value-type="float" office:value="2.072" calcext:value-type="float">
            <text:p>2.072</text:p>
          </table:table-cell>
          <table:table-cell office:value-type="float" office:value="39.3542260208927" calcext:value-type="float">
            <text:p>39.3542260208927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35.264483627204" calcext:value-type="float">
            <text:p>35.264483627204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.Internal</text:p>
          </table:table-cell>
          <table:table-cell office:value-type="float" office:value="901.039" calcext:value-type="float">
            <text:p>901.039</text:p>
          </table:table-cell>
          <table:table-cell office:value-type="float" office:value="13.892" calcext:value-type="float">
            <text:p>13.892</text:p>
          </table:table-cell>
          <table:table-cell office:value-type="float" office:value="1.54177566120889" calcext:value-type="float">
            <text:p>1.54177566120889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</text:p>
          </table:table-cell>
          <table:table-cell office:value-type="float" office:value="5.138" calcext:value-type="float">
            <text:p>5.138</text:p>
          </table:table-cell>
          <table:table-cell office:value-type="float" office:value="2.214" calcext:value-type="float">
            <text:p>2.214</text:p>
          </table:table-cell>
          <table:table-cell office:value-type="float" office:value="43.0906967691709" calcext:value-type="float">
            <text:p>43.0906967691709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</text:p>
          </table:table-cell>
          <table:table-cell office:value-type="float" office:value="20112.475" calcext:value-type="float">
            <text:p>20112.475</text:p>
          </table:table-cell>
          <table:table-cell office:value-type="float" office:value="107.82" calcext:value-type="float">
            <text:p>107.82</text:p>
          </table:table-cell>
          <table:table-cell office:value-type="float" office:value="0.536085190907633" calcext:value-type="float">
            <text:p>0.536085190907633</text:p>
          </table:table-cell>
          <table:table-cell office:value-type="float" office:value="196559" calcext:value-type="float">
            <text:p>1965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.Sorting</text:p>
          </table:table-cell>
          <table:table-cell office:value-type="float" office:value="711.393" calcext:value-type="float">
            <text:p>711.393</text:p>
          </table:table-cell>
          <table:table-cell office:value-type="float" office:value="3.272" calcext:value-type="float">
            <text:p>3.272</text:p>
          </table:table-cell>
          <table:table-cell office:value-type="float" office:value="0.459942675848652" calcext:value-type="float">
            <text:p>0.459942675848652</text:p>
          </table:table-cell>
          <table:table-cell office:value-type="float" office:value="15620" calcext:value-type="float">
            <text:p>156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</text:p>
          </table:table-cell>
          <table:table-cell office:value-type="float" office:value="3.658" calcext:value-type="float">
            <text:p>3.658</text:p>
          </table:table-cell>
          <table:table-cell office:value-type="float" office:value="1.068" calcext:value-type="float">
            <text:p>1.068</text:p>
          </table:table-cell>
          <table:table-cell office:value-type="float" office:value="29.1962821213778" calcext:value-type="float">
            <text:p>29.1962821213778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.Internal</text:p>
          </table:table-cell>
          <table:table-cell office:value-type="float" office:value="2118.741" calcext:value-type="float">
            <text:p>2118.741</text:p>
          </table:table-cell>
          <table:table-cell office:value-type="float" office:value="31.82" calcext:value-type="float">
            <text:p>31.82</text:p>
          </table:table-cell>
          <table:table-cell office:value-type="float" office:value="1.5018352880319" calcext:value-type="float">
            <text:p>1.5018352880319</text:p>
          </table:table-cell>
          <table:table-cell office:value-type="float" office:value="73640" calcext:value-type="float">
            <text:p>736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Tree</text:p>
          </table:table-cell>
          <table:table-cell office:value-type="float" office:value="1006.186" calcext:value-type="float">
            <text:p>1006.186</text:p>
          </table:table-cell>
          <table:table-cell office:value-type="float" office:value="5.936" calcext:value-type="float">
            <text:p>5.936</text:p>
          </table:table-cell>
          <table:table-cell office:value-type="float" office:value="0.589950565799962" calcext:value-type="float">
            <text:p>0.589950565799962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Queue</text:p>
          </table:table-cell>
          <table:table-cell office:value-type="float" office:value="91.804" calcext:value-type="float">
            <text:p>91.804</text:p>
          </table:table-cell>
          <table:table-cell office:value-type="float" office:value="2.353" calcext:value-type="float">
            <text:p>2.353</text:p>
          </table:table-cell>
          <table:table-cell office:value-type="float" office:value="2.56306914731384" calcext:value-type="float">
            <text:p>2.56306914731384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Util</text:p>
          </table:table-cell>
          <table:table-cell office:value-type="float" office:value="35.167" calcext:value-type="float">
            <text:p>35.167</text:p>
          </table:table-cell>
          <table:table-cell office:value-type="float" office:value="1.209" calcext:value-type="float">
            <text:p>1.209</text:p>
          </table:table-cell>
          <table:table-cell office:value-type="float" office:value="3.43788210538289" calcext:value-type="float">
            <text:p>3.43788210538289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Coercions</text:p>
          </table:table-cell>
          <table:table-cell office:value-type="float" office:value="8.51" calcext:value-type="float">
            <text:p>8.51</text:p>
          </table:table-cell>
          <table:table-cell office:value-type="float" office:value="1.455" calcext:value-type="float">
            <text:p>1.455</text:p>
          </table:table-cell>
          <table:table-cell office:value-type="float" office:value="17.0975323149236" calcext:value-type="float">
            <text:p>17.097532314923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relude</text:p>
          </table:table-cell>
          <table:table-cell office:value-type="float" office:value="5.257" calcext:value-type="float">
            <text:p>5.257</text:p>
          </table:table-cell>
          <table:table-cell office:value-type="float" office:value="0.24" calcext:value-type="float">
            <text:p>0.24</text:p>
          </table:table-cell>
          <table:table-cell office:value-type="float" office:value="4.56534144949591" calcext:value-type="float">
            <text:p>4.5653414494959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trEquality</text:p>
          </table:table-cell>
          <table:table-cell office:value-type="float" office:value="9.333" calcext:value-type="float">
            <text:p>9.333</text:p>
          </table:table-cell>
          <table:table-cell office:value-type="float" office:value="1.584" calcext:value-type="float">
            <text:p>1.584</text:p>
          </table:table-cell>
          <table:table-cell office:value-type="float" office:value="16.9720347155256" calcext:value-type="float">
            <text:p>16.972034715525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ate</text:p>
          </table:table-cell>
          <table:table-cell office:value-type="float" office:value="32.262" calcext:value-type="float">
            <text:p>32.262</text:p>
          </table:table-cell>
          <table:table-cell office:value-type="float" office:value="1.35" calcext:value-type="float">
            <text:p>1.35</text:p>
          </table:table-cell>
          <table:table-cell office:value-type="float" office:value="4.18448949228194" calcext:value-type="float">
            <text:p>4.1844894922819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Maybe</text:p>
          </table:table-cell>
          <table:table-cell office:value-type="float" office:value="64.712" calcext:value-type="float">
            <text:p>64.712</text:p>
          </table:table-cell>
          <table:table-cell office:value-type="float" office:value="1.142" calcext:value-type="float">
            <text:p>1.142</text:p>
          </table:table-cell>
          <table:table-cell office:value-type="float" office:value="1.76474224255161" calcext:value-type="float">
            <text:p>1.7647422425516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Pair</text:p>
          </table:table-cell>
          <table:table-cell office:value-type="float" office:value="11.244" calcext:value-type="float">
            <text:p>11.244</text:p>
          </table:table-cell>
          <table:table-cell office:value-type="float" office:value="1.28" calcext:value-type="float">
            <text:p>1.28</text:p>
          </table:table-cell>
          <table:table-cell office:value-type="float" office:value="11.3838491639986" calcext:value-type="float">
            <text:p>11.383849163998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TypeError</text:p>
          </table:table-cell>
          <table:table-cell office:value-type="float" office:value="8.378" calcext:value-type="float">
            <text:p>8.378</text:p>
          </table:table-cell>
          <table:table-cell office:value-type="float" office:value="0.877" calcext:value-type="float">
            <text:p>0.877</text:p>
          </table:table-cell>
          <table:table-cell office:value-type="float" office:value="10.4678920983528" calcext:value-type="float">
            <text:p>10.4678920983528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seq-1.5.0.0</text:p>
          </table:table-cell>
          <table:table-cell office:value-type="string" calcext:value-type="string">
            <text:p>Control.DeepSeq</text:p>
          </table:table-cell>
          <table:table-cell office:value-type="float" office:value="649.476" calcext:value-type="float">
            <text:p>649.476</text:p>
          </table:table-cell>
          <table:table-cell office:value-type="float" office:value="26.274" calcext:value-type="float">
            <text:p>26.274</text:p>
          </table:table-cell>
          <table:table-cell office:value-type="float" office:value="4.04541507307429" calcext:value-type="float">
            <text:p>4.04541507307429</text:p>
          </table:table-cell>
          <table:table-cell office:value-type="float" office:value="29578" calcext:value-type="float">
            <text:p>295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</text:p>
          </table:table-cell>
          <table:table-cell office:value-type="float" office:value="208.32" calcext:value-type="float">
            <text:p>208.32</text:p>
          </table:table-cell>
          <table:table-cell office:value-type="float" office:value="5.641" calcext:value-type="float">
            <text:p>5.641</text:p>
          </table:table-cell>
          <table:table-cell office:value-type="float" office:value="2.70785330261137" calcext:value-type="float">
            <text:p>2.70785330261137</text:p>
          </table:table-cell>
          <table:table-cell office:value-type="float" office:value="49239" calcext:value-type="float">
            <text:p>492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</text:p>
          </table:table-cell>
          <table:table-cell office:value-type="float" office:value="4.123" calcext:value-type="float">
            <text:p>4.123</text:p>
          </table:table-cell>
          <table:table-cell office:value-type="float" office:value="0.87" calcext:value-type="float">
            <text:p>0.87</text:p>
          </table:table-cell>
          <table:table-cell office:value-type="float" office:value="21.1011399466408" calcext:value-type="float">
            <text:p>21.101139946640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_utimensat</text:p>
          </table:table-cell>
          <table:table-cell office:value-type="float" office:value="13.076" calcext:value-type="float">
            <text:p>13.076</text:p>
          </table:table-cell>
          <table:table-cell office:value-type="float" office:value="0.143" calcext:value-type="float">
            <text:p>0.143</text:p>
          </table:table-cell>
          <table:table-cell office:value-type="float" office:value="1.09360660752524" calcext:value-type="float">
            <text:p>1.09360660752524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.h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mmon</text:p>
          </table:table-cell>
          <table:table-cell office:value-type="float" office:value="978.599" calcext:value-type="float">
            <text:p>978.599</text:p>
          </table:table-cell>
          <table:table-cell office:value-type="float" office:value="4.209" calcext:value-type="float">
            <text:p>4.209</text:p>
          </table:table-cell>
          <table:table-cell office:value-type="float" office:value="0.430104670043603" calcext:value-type="float">
            <text:p>0.430104670043603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nfig</text:p>
          </table:table-cell>
          <table:table-cell office:value-type="float" office:value="5.937" calcext:value-type="float">
            <text:p>5.937</text:p>
          </table:table-cell>
          <table:table-cell office:value-type="float" office:value="1.132" calcext:value-type="float">
            <text:p>1.132</text:p>
          </table:table-cell>
          <table:table-cell office:value-type="float" office:value="19.0668687889507" calcext:value-type="float">
            <text:p>19.06686878895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Posix</text:p>
          </table:table-cell>
          <table:table-cell office:value-type="float" office:value="375.327" calcext:value-type="float">
            <text:p>375.327</text:p>
          </table:table-cell>
          <table:table-cell office:value-type="float" office:value="5.093" calcext:value-type="float">
            <text:p>5.093</text:p>
          </table:table-cell>
          <table:table-cell office:value-type="float" office:value="1.35695007286979" calcext:value-type="float">
            <text:p>1.35695007286979</text:p>
          </table:table-cell>
          <table:table-cell office:value-type="float" office:value="12976" calcext:value-type="float">
            <text:p>12976</text:p>
          </table:table-cell>
          <table:table-cell office:value-type="string" calcext:value-type="string">
            <text:p>.h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Prelude</text:p>
          </table:table-cell>
          <table:table-cell office:value-type="float" office:value="49.899" calcext:value-type="float">
            <text:p>49.899</text:p>
          </table:table-cell>
          <table:table-cell office:value-type="float" office:value="1.188" calcext:value-type="float">
            <text:p>1.188</text:p>
          </table:table-cell>
          <table:table-cell office:value-type="float" office:value="2.380809234654" calcext:value-type="float">
            <text:p>2.38080923465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Windows</text:p>
          </table:table-cell>
          <table:table-cell office:value-type="float" office:value="3.591" calcext:value-type="float">
            <text:p>3.591</text:p>
          </table:table-cell>
          <table:table-cell office:value-type="float" office:value="1.227" calcext:value-type="float">
            <text:p>1.227</text:p>
          </table:table-cell>
          <table:table-cell office:value-type="float" office:value="34.1687552213868" calcext:value-type="float">
            <text:p>34.1687552213868</text:p>
          </table:table-cell>
          <table:table-cell office:value-type="float" office:value="27896" calcext:value-type="float">
            <text:p>27896</text:p>
          </table:table-cell>
          <table:table-cell office:value-type="string" calcext:value-type="string">
            <text:p>.h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OsPath</text:p>
          </table:table-cell>
          <table:table-cell office:value-type="float" office:value="709.21" calcext:value-type="float">
            <text:p>709.21</text:p>
          </table:table-cell>
          <table:table-cell office:value-type="float" office:value="8.425" calcext:value-type="float">
            <text:p>8.425</text:p>
          </table:table-cell>
          <table:table-cell office:value-type="float" office:value="1.18794151238702" calcext:value-type="float">
            <text:p>1.18794151238702</text:p>
          </table:table-cell>
          <table:table-cell office:value-type="float" office:value="64704" calcext:value-type="float">
            <text:p>647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lepath-1.5.2.0</text:p>
          </table:table-cell>
          <table:table-cell table:style-name="ce1" office:value-type="string" calcext:value-type="string">
            <text:p>/home/vibilanj/Documents/uni/research/haskell_parser/benchmarking/sources/filepath-1.5.2.0/dist-newstyle/build/x86_64-linux/ghc-9.4.8/filepath-1.5.2.0/build/System/OsPath.dyn_hi-boot</text:p>
          </table:table-cell>
          <table:table-cell table:style-name="ce1" office:value-type="float" office:value="0.132" calcext:value-type="float">
            <text:p>0.1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ilepath-1.5.2.0</text:p>
          </table:table-cell>
          <table:table-cell table:style-name="ce1" office:value-type="string" calcext:value-type="string">
            <text:p>/home/vibilanj/Documents/uni/research/haskell_parser/benchmarking/sources/filepath-1.5.2.0/dist-newstyle/build/x86_64-linux/ghc-9.4.8/filepath-1.5.2.0/build/System/OsPath.hi-boot</text:p>
          </table:table-cell>
          <table:table-cell table:style-name="ce1" office:value-type="float" office:value="0.176" calcext:value-type="float">
            <text:p>0.17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</text:p>
          </table:table-cell>
          <table:table-cell office:value-type="float" office:value="3.059" calcext:value-type="float">
            <text:p>3.059</text:p>
          </table:table-cell>
          <table:table-cell office:value-type="float" office:value="0.784" calcext:value-type="float">
            <text:p>0.784</text:p>
          </table:table-cell>
          <table:table-cell office:value-type="float" office:value="25.629290617849" calcext:value-type="float">
            <text:p>25.629290617849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Posix</text:p>
          </table:table-cell>
          <table:table-cell office:value-type="float" office:value="438.89" calcext:value-type="float">
            <text:p>438.89</text:p>
          </table:table-cell>
          <table:table-cell office:value-type="float" office:value="9.278" calcext:value-type="float">
            <text:p>9.278</text:p>
          </table:table-cell>
          <table:table-cell office:value-type="float" office:value="2.11396933172321" calcext:value-type="float">
            <text:p>2.113969331723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Windows</text:p>
          </table:table-cell>
          <table:table-cell office:value-type="float" office:value="635.711" calcext:value-type="float">
            <text:p>635.711</text:p>
          </table:table-cell>
          <table:table-cell office:value-type="float" office:value="10.424" calcext:value-type="float">
            <text:p>10.424</text:p>
          </table:table-cell>
          <table:table-cell office:value-type="float" office:value="1.63973881213319" calcext:value-type="float">
            <text:p>1.639738812133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</text:p>
          </table:table-cell>
          <table:table-cell office:value-type="float" office:value="45.944" calcext:value-type="float">
            <text:p>45.944</text:p>
          </table:table-cell>
          <table:table-cell office:value-type="float" office:value="3.639" calcext:value-type="float">
            <text:p>3.639</text:p>
          </table:table-cell>
          <table:table-cell office:value-type="float" office:value="7.92051192756399" calcext:value-type="float">
            <text:p>7.920511927563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hs-bo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Encoding</text:p>
          </table:table-cell>
          <table:table-cell office:value-type="float" office:value="3.517" calcext:value-type="float">
            <text:p>3.517</text:p>
          </table:table-cell>
          <table:table-cell office:value-type="float" office:value="0.17" calcext:value-type="float">
            <text:p>0.17</text:p>
          </table:table-cell>
          <table:table-cell office:value-type="float" office:value="4.83366505544498" calcext:value-type="float">
            <text:p>4.8336650554449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Internal</text:p>
          </table:table-cell>
          <table:table-cell office:value-type="float" office:value="156.199" calcext:value-type="float">
            <text:p>156.199</text:p>
          </table:table-cell>
          <table:table-cell office:value-type="float" office:value="1.995" calcext:value-type="float">
            <text:p>1.995</text:p>
          </table:table-cell>
          <table:table-cell office:value-type="float" office:value="1.2772168835908" calcext:value-type="float">
            <text:p>1.27721688359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</text:p>
          </table:table-cell>
          <table:table-cell office:value-type="float" office:value="200.984" calcext:value-type="float">
            <text:p>200.984</text:p>
          </table:table-cell>
          <table:table-cell office:value-type="float" office:value="6.715" calcext:value-type="float">
            <text:p>6.715</text:p>
          </table:table-cell>
          <table:table-cell office:value-type="float" office:value="3.34106197508259" calcext:value-type="float">
            <text:p>3.34106197508259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.Internal</text:p>
          </table:table-cell>
          <table:table-cell office:value-type="float" office:value="565.525" calcext:value-type="float">
            <text:p>565.525</text:p>
          </table:table-cell>
          <table:table-cell office:value-type="float" office:value="9.753" calcext:value-type="float">
            <text:p>9.753</text:p>
          </table:table-cell>
          <table:table-cell office:value-type="float" office:value="1.72459219309491" calcext:value-type="float">
            <text:p>1.7245921930949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Types</text:p>
          </table:table-cell>
          <table:table-cell office:value-type="float" office:value="4.14" calcext:value-type="float">
            <text:p>4.14</text:p>
          </table:table-cell>
          <table:table-cell office:value-type="float" office:value="0.794" calcext:value-type="float">
            <text:p>0.794</text:p>
          </table:table-cell>
          <table:table-cell office:value-type="float" office:value="19.1787439613527" calcext:value-type="float">
            <text:p>19.178743961352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</text:p>
          </table:table-cell>
          <table:table-cell office:value-type="float" office:value="147.303" calcext:value-type="float">
            <text:p>147.303</text:p>
          </table:table-cell>
          <table:table-cell office:value-type="float" office:value="3.649" calcext:value-type="float">
            <text:p>3.649</text:p>
          </table:table-cell>
          <table:table-cell office:value-type="float" office:value="2.47720684575331" calcext:value-type="float">
            <text:p>2.4772068457533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.Internal</text:p>
          </table:table-cell>
          <table:table-cell office:value-type="float" office:value="815.404" calcext:value-type="float">
            <text:p>815.404</text:p>
          </table:table-cell>
          <table:table-cell office:value-type="float" office:value="12.338" calcext:value-type="float">
            <text:p>12.338</text:p>
          </table:table-cell>
          <table:table-cell office:value-type="float" office:value="1.51311497122899" calcext:value-type="float">
            <text:p>1.513114971228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</text:p>
          </table:table-cell>
          <table:table-cell office:value-type="float" office:value="3.167" calcext:value-type="float">
            <text:p>3.167</text:p>
          </table:table-cell>
          <table:table-cell office:value-type="float" office:value="0.636" calcext:value-type="float">
            <text:p>0.636</text:p>
          </table:table-cell>
          <table:table-cell office:value-type="float" office:value="20.0820966214083" calcext:value-type="float">
            <text:p>20.0820966214083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Class</text:p>
          </table:table-cell>
          <table:table-cell office:value-type="float" office:value="1998.963" calcext:value-type="float">
            <text:p>1998.963</text:p>
          </table:table-cell>
          <table:table-cell office:value-type="float" office:value="13.241" calcext:value-type="float">
            <text:p>13.241</text:p>
          </table:table-cell>
          <table:table-cell office:value-type="float" office:value="0.662393451004346" calcext:value-type="float">
            <text:p>0.662393451004346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FFI</text:p>
          </table:table-cell>
          <table:table-cell office:value-type="float" office:value="47.232" calcext:value-type="float">
            <text:p>47.232</text:p>
          </table:table-cell>
          <table:table-cell office:value-type="float" office:value="0.691" calcext:value-type="float">
            <text:p>0.691</text:p>
          </table:table-cell>
          <table:table-cell office:value-type="float" office:value="1.46299119241192" calcext:value-type="float">
            <text:p>1.4629911924119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</text:p>
          </table:table-cell>
          <table:table-cell office:value-type="float" office:value="2.499" calcext:value-type="float">
            <text:p>2.499</text:p>
          </table:table-cell>
          <table:table-cell office:value-type="float" office:value="0.17" calcext:value-type="float">
            <text:p>0.17</text:p>
          </table:table-cell>
          <table:table-cell office:value-type="float" office:value="6.80272108843538" calcext:value-type="float">
            <text:p>6.8027210884353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.Instances</text:p>
          </table:table-cell>
          <table:table-cell office:value-type="float" office:value="67.874" calcext:value-type="float">
            <text:p>67.874</text:p>
          </table:table-cell>
          <table:table-cell office:value-type="float" office:value="1.479" calcext:value-type="float">
            <text:p>1.479</text:p>
          </table:table-cell>
          <table:table-cell office:value-type="float" office:value="2.17903762854701" calcext:value-type="float">
            <text:p>2.17903762854701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Imports</text:p>
          </table:table-cell>
          <table:table-cell office:value-type="float" office:value="3.889" calcext:value-type="float">
            <text:p>3.889</text:p>
          </table:table-cell>
          <table:table-cell office:value-type="float" office:value="0.186" calcext:value-type="float">
            <text:p>0.186</text:p>
          </table:table-cell>
          <table:table-cell office:value-type="float" office:value="4.78272049370018" calcext:value-type="float">
            <text:p>4.782720493700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ifted</text:p>
          </table:table-cell>
          <table:table-cell office:value-type="float" office:value="2.714" calcext:value-type="float">
            <text:p>2.714</text:p>
          </table:table-cell>
          <table:table-cell office:value-type="float" office:value="0.297" calcext:value-type="float">
            <text:p>0.297</text:p>
          </table:table-cell>
          <table:table-cell office:value-type="float" office:value="10.9432571849668" calcext:value-type="float">
            <text:p>10.9432571849668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owLevel</text:p>
          </table:table-cell>
          <table:table-cell office:value-type="float" office:value="27.592" calcext:value-type="float">
            <text:p>27.592</text:p>
          </table:table-cell>
          <table:table-cell office:value-type="float" office:value="1.981" calcext:value-type="float">
            <text:p>1.981</text:p>
          </table:table-cell>
          <table:table-cell office:value-type="float" office:value="7.17961728037112" calcext:value-type="float">
            <text:p>7.1796172803711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Mix</text:p>
          </table:table-cell>
          <table:table-cell office:value-type="float" office:value="21.103" calcext:value-type="float">
            <text:p>21.103</text:p>
          </table:table-cell>
          <table:table-cell office:value-type="float" office:value="3.185" calcext:value-type="float">
            <text:p>3.185</text:p>
          </table:table-cell>
          <table:table-cell office:value-type="float" office:value="15.0926408567502" calcext:value-type="float">
            <text:p>15.0926408567502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XXH3</text:p>
          </table:table-cell>
          <table:table-cell office:value-type="float" office:value="57.266" calcext:value-type="float">
            <text:p>57.266</text:p>
          </table:table-cell>
          <table:table-cell office:value-type="float" office:value="3.578" calcext:value-type="float">
            <text:p>3.578</text:p>
          </table:table-cell>
          <table:table-cell office:value-type="float" office:value="6.24803548353299" calcext:value-type="float">
            <text:p>6.24803548353299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Aeson</text:p>
          </table:table-cell>
          <table:table-cell table:style-name="ce1" office:value-type="float" office:value="307.097" calcext:value-type="float">
            <text:p>307.097</text:p>
          </table:table-cell>
          <table:table-cell table:style-name="ce1" office:value-type="float" office:value="2.999" calcext:value-type="float">
            <text:p>2.999</text:p>
          </table:table-cell>
          <table:table-cell table:style-name="ce1" office:value-type="float" office:value="0.976564407988356" calcext:value-type="float">
            <text:p>0.976564407988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Exception.Lens</text:p>
          </table:table-cell>
          <table:table-cell office:value-type="float" office:value="1327.327" calcext:value-type="float">
            <text:p>1327.327</text:p>
          </table:table-cell>
          <table:table-cell office:value-type="float" office:value="14.87" calcext:value-type="float">
            <text:p>14.87</text:p>
          </table:table-cell>
          <table:table-cell office:value-type="float" office:value="1.12029665636275" calcext:value-type="float">
            <text:p>1.12029665636275</text:p>
          </table:table-cell>
          <table:table-cell office:value-type="float" office:value="53609" calcext:value-type="float">
            <text:p>536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</text:p>
          </table:table-cell>
          <table:table-cell office:value-type="float" office:value="9.007" calcext:value-type="float">
            <text:p>9.007</text:p>
          </table:table-cell>
          <table:table-cell office:value-type="float" office:value="1.74" calcext:value-type="float">
            <text:p>1.74</text:p>
          </table:table-cell>
          <table:table-cell office:value-type="float" office:value="19.3183079826801" calcext:value-type="float">
            <text:p>19.318307982680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At</text:p>
          </table:table-cell>
          <table:table-cell office:value-type="float" office:value="1719.346" calcext:value-type="float">
            <text:p>1719.346</text:p>
          </table:table-cell>
          <table:table-cell office:value-type="float" office:value="7.396" calcext:value-type="float">
            <text:p>7.396</text:p>
          </table:table-cell>
          <table:table-cell office:value-type="float" office:value="0.430163562191671" calcext:value-type="float">
            <text:p>0.430163562191671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.hs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mbinators</text:p>
          </table:table-cell>
          <table:table-cell office:value-type="float" office:value="8.398" calcext:value-type="float">
            <text:p>8.398</text:p>
          </table:table-cell>
          <table:table-cell office:value-type="float" office:value="3.659" calcext:value-type="float">
            <text:p>3.659</text:p>
          </table:table-cell>
          <table:table-cell office:value-type="float" office:value="43.5698975946654" calcext:value-type="float">
            <text:p>43.5698975946654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ns</text:p>
          </table:table-cell>
          <table:table-cell office:value-type="float" office:value="1681.78" calcext:value-type="float">
            <text:p>1681.78</text:p>
          </table:table-cell>
          <table:table-cell office:value-type="float" office:value="6.137" calcext:value-type="float">
            <text:p>6.137</text:p>
          </table:table-cell>
          <table:table-cell office:value-type="float" office:value="0.364910987168357" calcext:value-type="float">
            <text:p>0.364910987168357</text:p>
          </table:table-cell>
          <table:table-cell office:value-type="float" office:value="18259" calcext:value-type="float">
            <text:p>182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ach</text:p>
          </table:table-cell>
          <table:table-cell office:value-type="float" office:value="1056.648" calcext:value-type="float">
            <text:p>1056.648</text:p>
          </table:table-cell>
          <table:table-cell office:value-type="float" office:value="4.85" calcext:value-type="float">
            <text:p>4.85</text:p>
          </table:table-cell>
          <table:table-cell office:value-type="float" office:value="0.458998644771012" calcext:value-type="float">
            <text:p>0.458998644771012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mpty</text:p>
          </table:table-cell>
          <table:table-cell office:value-type="float" office:value="482.413" calcext:value-type="float">
            <text:p>482.413</text:p>
          </table:table-cell>
          <table:table-cell office:value-type="float" office:value="4.575" calcext:value-type="float">
            <text:p>4.575</text:p>
          </table:table-cell>
          <table:table-cell office:value-type="float" office:value="0.948357527678566" calcext:value-type="float">
            <text:p>0.948357527678566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quality</text:p>
          </table:table-cell>
          <table:table-cell office:value-type="float" office:value="51.465" calcext:value-type="float">
            <text:p>51.465</text:p>
          </table:table-cell>
          <table:table-cell office:value-type="float" office:value="2.584" calcext:value-type="float">
            <text:p>2.584</text:p>
          </table:table-cell>
          <table:table-cell office:value-type="float" office:value="5.02088798212377" calcext:value-type="float">
            <text:p>5.02088798212377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xtras</text:p>
          </table:table-cell>
          <table:table-cell office:value-type="float" office:value="8.78" calcext:value-type="float">
            <text:p>8.78</text:p>
          </table:table-cell>
          <table:table-cell office:value-type="float" office:value="0.306" calcext:value-type="float">
            <text:p>0.306</text:p>
          </table:table-cell>
          <table:table-cell office:value-type="float" office:value="3.48519362186788" calcext:value-type="float">
            <text:p>3.485193621867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Fold</text:p>
          </table:table-cell>
          <table:table-cell office:value-type="float" office:value="963.46" calcext:value-type="float">
            <text:p>963.46</text:p>
          </table:table-cell>
          <table:table-cell office:value-type="float" office:value="25.961" calcext:value-type="float">
            <text:p>25.961</text:p>
          </table:table-cell>
          <table:table-cell office:value-type="float" office:value="2.69455919290889" calcext:value-type="float">
            <text:p>2.6945591929088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Getter</text:p>
          </table:table-cell>
          <table:table-cell office:value-type="float" office:value="94.729" calcext:value-type="float">
            <text:p>94.729</text:p>
          </table:table-cell>
          <table:table-cell office:value-type="float" office:value="4.956" calcext:value-type="float">
            <text:p>4.956</text:p>
          </table:table-cell>
          <table:table-cell office:value-type="float" office:value="5.23176640733038" calcext:value-type="float">
            <text:p>5.2317664073303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dexed</text:p>
          </table:table-cell>
          <table:table-cell office:value-type="float" office:value="283.539" calcext:value-type="float">
            <text:p>283.539</text:p>
          </table:table-cell>
          <table:table-cell office:value-type="float" office:value="5.281" calcext:value-type="float">
            <text:p>5.281</text:p>
          </table:table-cell>
          <table:table-cell office:value-type="float" office:value="1.86253037501014" calcext:value-type="float">
            <text:p>1.86253037501014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</text:p>
          </table:table-cell>
          <table:table-cell office:value-type="float" office:value="5.389" calcext:value-type="float">
            <text:p>5.389</text:p>
          </table:table-cell>
          <table:table-cell office:value-type="float" office:value="0.247" calcext:value-type="float">
            <text:p>0.247</text:p>
          </table:table-cell>
          <table:table-cell office:value-type="float" office:value="4.58341065132678" calcext:value-type="float">
            <text:p>4.5834106513267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azaar</text:p>
          </table:table-cell>
          <table:table-cell office:value-type="float" office:value="968.28" calcext:value-type="float">
            <text:p>968.28</text:p>
          </table:table-cell>
          <table:table-cell office:value-type="float" office:value="10.642" calcext:value-type="float">
            <text:p>10.642</text:p>
          </table:table-cell>
          <table:table-cell office:value-type="float" office:value="1.09906225471971" calcext:value-type="float">
            <text:p>1.09906225471971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yteString</text:p>
          </table:table-cell>
          <table:table-cell office:value-type="float" office:value="288.95" calcext:value-type="float">
            <text:p>288.95</text:p>
          </table:table-cell>
          <table:table-cell office:value-type="float" office:value="5.087" calcext:value-type="float">
            <text:p>5.087</text:p>
          </table:table-cell>
          <table:table-cell office:value-type="float" office:value="1.76051219934245" calcext:value-type="float">
            <text:p>1.76051219934245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Types</text:p>
          </table:table-cell>
          <table:table-cell office:value-type="float" office:value="19.781" calcext:value-type="float">
            <text:p>19.781</text:p>
          </table:table-cell>
          <table:table-cell office:value-type="float" office:value="0.233" calcext:value-type="float">
            <text:p>0.233</text:p>
          </table:table-cell>
          <table:table-cell office:value-type="float" office:value="1.1778979829129" calcext:value-type="float">
            <text:p>1.177897982912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ontext</text:p>
          </table:table-cell>
          <table:table-cell office:value-type="float" office:value="533.491" calcext:value-type="float">
            <text:p>533.491</text:p>
          </table:table-cell>
          <table:table-cell office:value-type="float" office:value="6.45" calcext:value-type="float">
            <text:p>6.45</text:p>
          </table:table-cell>
          <table:table-cell office:value-type="float" office:value="1.20901758417668" calcext:value-type="float">
            <text:p>1.20901758417668</text:p>
          </table:table-cell>
          <table:table-cell office:value-type="float" office:value="12567" calcext:value-type="float">
            <text:p>125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eque</text:p>
          </table:table-cell>
          <table:table-cell office:value-type="float" office:value="2661.626" calcext:value-type="float">
            <text:p>2661.626</text:p>
          </table:table-cell>
          <table:table-cell office:value-type="float" office:value="5.565" calcext:value-type="float">
            <text:p>5.565</text:p>
          </table:table-cell>
          <table:table-cell office:value-type="float" office:value="0.20908271860885" calcext:value-type="float">
            <text:p>0.20908271860885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octest</text:p>
          </table:table-cell>
          <table:table-cell office:value-type="float" office:value="27.274" calcext:value-type="float">
            <text:p>27.274</text:p>
          </table:table-cell>
          <table:table-cell office:value-type="float" office:value="0.436" calcext:value-type="float">
            <text:p>0.436</text:p>
          </table:table-cell>
          <table:table-cell office:value-type="float" office:value="1.5985920657036" calcext:value-type="float">
            <text:p>1.5985920657036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Exception</text:p>
          </table:table-cell>
          <table:table-cell office:value-type="float" office:value="106.02" calcext:value-type="float">
            <text:p>106.02</text:p>
          </table:table-cell>
          <table:table-cell office:value-type="float" office:value="2.567" calcext:value-type="float">
            <text:p>2.567</text:p>
          </table:table-cell>
          <table:table-cell office:value-type="float" office:value="2.42124127523109" calcext:value-type="float">
            <text:p>2.42124127523109</text:p>
          </table:table-cell>
          <table:table-cell office:value-type="float" office:value="8407" calcext:value-type="float">
            <text:p>84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ieldTH</text:p>
          </table:table-cell>
          <table:table-cell office:value-type="float" office:value="2001.512" calcext:value-type="float">
            <text:p>2001.512</text:p>
          </table:table-cell>
          <table:table-cell office:value-type="float" office:value="7.014" calcext:value-type="float">
            <text:p>7.014</text:p>
          </table:table-cell>
          <table:table-cell office:value-type="float" office:value="0.350435071086259" calcext:value-type="float">
            <text:p>0.350435071086259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old</text:p>
          </table:table-cell>
          <table:table-cell office:value-type="float" office:value="239.506" calcext:value-type="float">
            <text:p>239.506</text:p>
          </table:table-cell>
          <table:table-cell office:value-type="float" office:value="5.305" calcext:value-type="float">
            <text:p>5.305</text:p>
          </table:table-cell>
          <table:table-cell office:value-type="float" office:value="2.21497582524029" calcext:value-type="float">
            <text:p>2.2149758252402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Getter</text:p>
          </table:table-cell>
          <table:table-cell office:value-type="float" office:value="824.589" calcext:value-type="float">
            <text:p>824.589</text:p>
          </table:table-cell>
          <table:table-cell office:value-type="float" office:value="1.927" calcext:value-type="float">
            <text:p>1.927</text:p>
          </table:table-cell>
          <table:table-cell office:value-type="float" office:value="0.233692178770272" calcext:value-type="float">
            <text:p>0.2336921787702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dexed</text:p>
          </table:table-cell>
          <table:table-cell office:value-type="float" office:value="590.52" calcext:value-type="float">
            <text:p>590.52</text:p>
          </table:table-cell>
          <table:table-cell office:value-type="float" office:value="9.566" calcext:value-type="float">
            <text:p>9.566</text:p>
          </table:table-cell>
          <table:table-cell office:value-type="float" office:value="1.61992819887557" calcext:value-type="float">
            <text:p>1.61992819887557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stances</text:p>
          </table:table-cell>
          <table:table-cell office:value-type="float" office:value="6.029" calcext:value-type="float">
            <text:p>6.029</text:p>
          </table:table-cell>
          <table:table-cell office:value-type="float" office:value="0.239" calcext:value-type="float">
            <text:p>0.239</text:p>
          </table:table-cell>
          <table:table-cell office:value-type="float" office:value="3.96417316304528" calcext:value-type="float">
            <text:p>3.9641731630452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so</text:p>
          </table:table-cell>
          <table:table-cell office:value-type="float" office:value="405.75" calcext:value-type="float">
            <text:p>405.75</text:p>
          </table:table-cell>
          <table:table-cell office:value-type="float" office:value="4.317" calcext:value-type="float">
            <text:p>4.317</text:p>
          </table:table-cell>
          <table:table-cell office:value-type="float" office:value="1.06395563770795" calcext:value-type="float">
            <text:p>1.06395563770795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evel</text:p>
          </table:table-cell>
          <table:table-cell office:value-type="float" office:value="783.262" calcext:value-type="float">
            <text:p>783.262</text:p>
          </table:table-cell>
          <table:table-cell office:value-type="float" office:value="4.424" calcext:value-type="float">
            <text:p>4.424</text:p>
          </table:table-cell>
          <table:table-cell office:value-type="float" office:value="0.564817391881644" calcext:value-type="float">
            <text:p>0.564817391881644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ist</text:p>
          </table:table-cell>
          <table:table-cell office:value-type="float" office:value="68.001" calcext:value-type="float">
            <text:p>68.001</text:p>
          </table:table-cell>
          <table:table-cell office:value-type="float" office:value="3.158" calcext:value-type="float">
            <text:p>3.158</text:p>
          </table:table-cell>
          <table:table-cell office:value-type="float" office:value="4.64404935221541" calcext:value-type="float">
            <text:p>4.64404935221541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Magma</text:p>
          </table:table-cell>
          <table:table-cell office:value-type="float" office:value="596.322" calcext:value-type="float">
            <text:p>596.322</text:p>
          </table:table-cell>
          <table:table-cell office:value-type="float" office:value="4.91" calcext:value-type="float">
            <text:p>4.91</text:p>
          </table:table-cell>
          <table:table-cell office:value-type="float" office:value="0.823380656759268" calcext:value-type="float">
            <text:p>0.823380656759268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elude</text:p>
          </table:table-cell>
          <table:table-cell office:value-type="float" office:value="33.912" calcext:value-type="float">
            <text:p>33.912</text:p>
          </table:table-cell>
          <table:table-cell office:value-type="float" office:value="2.539" calcext:value-type="float">
            <text:p>2.539</text:p>
          </table:table-cell>
          <table:table-cell office:value-type="float" office:value="7.48702524180231" calcext:value-type="float">
            <text:p>7.48702524180231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</text:p>
          </table:table-cell>
          <table:table-cell office:value-type="float" office:value="44.961" calcext:value-type="float">
            <text:p>44.961</text:p>
          </table:table-cell>
          <table:table-cell office:value-type="float" office:value="0.703" calcext:value-type="float">
            <text:p>0.703</text:p>
          </table:table-cell>
          <table:table-cell office:value-type="float" office:value="1.56357732256845" calcext:value-type="float">
            <text:p>1.56357732256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TH</text:p>
          </table:table-cell>
          <table:table-cell office:value-type="float" office:value="896.836" calcext:value-type="float">
            <text:p>896.836</text:p>
          </table:table-cell>
          <table:table-cell office:value-type="float" office:value="4.714" calcext:value-type="float">
            <text:p>4.714</text:p>
          </table:table-cell>
          <table:table-cell office:value-type="float" office:value="0.52562564393044" calcext:value-type="float">
            <text:p>0.52562564393044</text:p>
          </table:table-cell>
          <table:table-cell office:value-type="float" office:value="17022" calcext:value-type="float">
            <text:p>170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ofunctor</text:p>
          </table:table-cell>
          <table:table-cell office:value-type="float" office:value="53.776" calcext:value-type="float">
            <text:p>53.776</text:p>
          </table:table-cell>
          <table:table-cell office:value-type="float" office:value="0.54" calcext:value-type="float">
            <text:p>0.54</text:p>
          </table:table-cell>
          <table:table-cell office:value-type="float" office:value="1.00416542695626" calcext:value-type="float">
            <text:p>1.0041654269562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Review</text:p>
          </table:table-cell>
          <table:table-cell office:value-type="float" office:value="15.683" calcext:value-type="float">
            <text:p>15.683</text:p>
          </table:table-cell>
          <table:table-cell office:value-type="float" office:value="0.839" calcext:value-type="float">
            <text:p>0.839</text:p>
          </table:table-cell>
          <table:table-cell office:value-type="float" office:value="5.34974175859211" calcext:value-type="float">
            <text:p>5.3497417585921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Setter</text:p>
          </table:table-cell>
          <table:table-cell office:value-type="float" office:value="54.867" calcext:value-type="float">
            <text:p>54.867</text:p>
          </table:table-cell>
          <table:table-cell office:value-type="float" office:value="2.196" calcext:value-type="float">
            <text:p>2.196</text:p>
          </table:table-cell>
          <table:table-cell office:value-type="float" office:value="4.00240581770463" calcext:value-type="float">
            <text:p>4.00240581770463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TH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4.182" calcext:value-type="float">
            <text:p>4.182</text:p>
          </table:table-cell>
          <table:table-cell office:value-type="float" office:value="1.76070866208035" calcext:value-type="float">
            <text:p>1.76070866208035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Zoom</text:p>
          </table:table-cell>
          <table:table-cell office:value-type="float" office:value="794.385" calcext:value-type="float">
            <text:p>794.385</text:p>
          </table:table-cell>
          <table:table-cell office:value-type="float" office:value="5.784" calcext:value-type="float">
            <text:p>5.784</text:p>
          </table:table-cell>
          <table:table-cell office:value-type="float" office:value="0.72811042504579" calcext:value-type="float">
            <text:p>0.72811042504579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so</text:p>
          </table:table-cell>
          <table:table-cell office:value-type="float" office:value="190.834" calcext:value-type="float">
            <text:p>190.834</text:p>
          </table:table-cell>
          <table:table-cell office:value-type="float" office:value="6.479" calcext:value-type="float">
            <text:p>6.479</text:p>
          </table:table-cell>
          <table:table-cell office:value-type="float" office:value="3.39509730970372" calcext:value-type="float">
            <text:p>3.39509730970372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ns</text:p>
          </table:table-cell>
          <table:table-cell office:value-type="float" office:value="480.526" calcext:value-type="float">
            <text:p>480.526</text:p>
          </table:table-cell>
          <table:table-cell office:value-type="float" office:value="13.492" calcext:value-type="float">
            <text:p>13.492</text:p>
          </table:table-cell>
          <table:table-cell office:value-type="float" office:value="2.80775650016857" calcext:value-type="float">
            <text:p>2.80775650016857</text:p>
          </table:table-cell>
          <table:table-cell office:value-type="float" office:value="55302" calcext:value-type="float">
            <text:p>553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vel</text:p>
          </table:table-cell>
          <table:table-cell office:value-type="float" office:value="91.706" calcext:value-type="float">
            <text:p>91.706</text:p>
          </table:table-cell>
          <table:table-cell office:value-type="float" office:value="2.383" calcext:value-type="float">
            <text:p>2.383</text:p>
          </table:table-cell>
          <table:table-cell office:value-type="float" office:value="2.59852136174296" calcext:value-type="float">
            <text:p>2.59852136174296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Operators</text:p>
          </table:table-cell>
          <table:table-cell office:value-type="float" office:value="4.318" calcext:value-type="float">
            <text:p>4.318</text:p>
          </table:table-cell>
          <table:table-cell office:value-type="float" office:value="1.072" calcext:value-type="float">
            <text:p>1.072</text:p>
          </table:table-cell>
          <table:table-cell office:value-type="float" office:value="24.8263084761464" calcext:value-type="float">
            <text:p>24.8263084761464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lated</text:p>
          </table:table-cell>
          <table:table-cell office:value-type="float" office:value="632.06" calcext:value-type="float">
            <text:p>632.06</text:p>
          </table:table-cell>
          <table:table-cell office:value-type="float" office:value="9.023" calcext:value-type="float">
            <text:p>9.023</text:p>
          </table:table-cell>
          <table:table-cell office:value-type="float" office:value="1.42755434610638" calcext:value-type="float">
            <text:p>1.42755434610638</text:p>
          </table:table-cell>
          <table:table-cell office:value-type="float" office:value="30433" calcext:value-type="float">
            <text:p>304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ism</text:p>
          </table:table-cell>
          <table:table-cell office:value-type="float" office:value="378.993" calcext:value-type="float">
            <text:p>378.993</text:p>
          </table:table-cell>
          <table:table-cell office:value-type="float" office:value="4.565" calcext:value-type="float">
            <text:p>4.565</text:p>
          </table:table-cell>
          <table:table-cell office:value-type="float" office:value="1.20450773497136" calcext:value-type="float">
            <text:p>1.20450773497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ofunctor</text:p>
          </table:table-cell>
          <table:table-cell office:value-type="float" office:value="42.577" calcext:value-type="float">
            <text:p>42.577</text:p>
          </table:table-cell>
          <table:table-cell office:value-type="float" office:value="2.554" calcext:value-type="float">
            <text:p>2.554</text:p>
          </table:table-cell>
          <table:table-cell office:value-type="float" office:value="5.99854381473566" calcext:value-type="float">
            <text:p>5.9985438147356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Control.Lens.Properties</text:p>
          </table:table-cell>
          <table:table-cell table:style-name="ce1" office:value-type="float" office:value="542.397" calcext:value-type="float">
            <text:p>542.397</text:p>
          </table:table-cell>
          <table:table-cell table:style-name="ce1" office:value-type="float" office:value="2.306" calcext:value-type="float">
            <text:p>2.306</text:p>
          </table:table-cell>
          <table:table-cell table:style-name="ce1" office:value-type="float" office:value="0.425149844117869" calcext:value-type="float">
            <text:p>0.4251498441178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ould not find this file</text:p>
          </table:table-cell>
          <table:table-cell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ified</text:p>
          </table:table-cell>
          <table:table-cell office:value-type="float" office:value="1780.438" calcext:value-type="float">
            <text:p>1780.438</text:p>
          </table:table-cell>
          <table:table-cell office:value-type="float" office:value="8.191" calcext:value-type="float">
            <text:p>8.191</text:p>
          </table:table-cell>
          <table:table-cell office:value-type="float" office:value="0.460055334698541" calcext:value-type="float">
            <text:p>0.460055334698541</text:p>
          </table:table-cell>
          <table:table-cell office:value-type="float" office:value="17395" calcext:value-type="float">
            <text:p>17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view</text:p>
          </table:table-cell>
          <table:table-cell office:value-type="float" office:value="48.498" calcext:value-type="float">
            <text:p>48.498</text:p>
          </table:table-cell>
          <table:table-cell office:value-type="float" office:value="2.739" calcext:value-type="float">
            <text:p>2.739</text:p>
          </table:table-cell>
          <table:table-cell office:value-type="float" office:value="5.64765557342571" calcext:value-type="float">
            <text:p>5.6476555734257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Setter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.183" calcext:value-type="float">
            <text:p>10.183</text:p>
          </table:table-cell>
          <table:table-cell office:value-type="float" office:value="3.62229652817302" calcext:value-type="float">
            <text:p>3.62229652817302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H</text:p>
          </table:table-cell>
          <table:table-cell office:value-type="float" office:value="954.027" calcext:value-type="float">
            <text:p>954.027</text:p>
          </table:table-cell>
          <table:table-cell office:value-type="float" office:value="6.485" calcext:value-type="float">
            <text:p>6.485</text:p>
          </table:table-cell>
          <table:table-cell office:value-type="float" office:value="0.679750153821642" calcext:value-type="float">
            <text:p>0.679750153821642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raversal</text:p>
          </table:table-cell>
          <table:table-cell office:value-type="float" office:value="1269.674" calcext:value-type="float">
            <text:p>1269.674</text:p>
          </table:table-cell>
          <table:table-cell office:value-type="float" office:value="22.619" calcext:value-type="float">
            <text:p>22.619</text:p>
          </table:table-cell>
          <table:table-cell office:value-type="float" office:value="1.7814809155736" calcext:value-type="float">
            <text:p>1.7814809155736</text:p>
          </table:table-cell>
          <table:table-cell office:value-type="float" office:value="56665" calcext:value-type="float">
            <text:p>566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uple</text:p>
          </table:table-cell>
          <table:table-cell office:value-type="float" office:value="6045.227" calcext:value-type="float">
            <text:p>6045.227</text:p>
          </table:table-cell>
          <table:table-cell office:value-type="float" office:value="37.619" calcext:value-type="float">
            <text:p>37.619</text:p>
          </table:table-cell>
          <table:table-cell office:value-type="float" office:value="0.622292595464157" calcext:value-type="float">
            <text:p>0.622292595464157</text:p>
          </table:table-cell>
          <table:table-cell office:value-type="float" office:value="51869" calcext:value-type="float">
            <text:p>51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ype</text:p>
          </table:table-cell>
          <table:table-cell office:value-type="float" office:value="15.385" calcext:value-type="float">
            <text:p>15.385</text:p>
          </table:table-cell>
          <table:table-cell office:value-type="float" office:value="5.089" calcext:value-type="float">
            <text:p>5.089</text:p>
          </table:table-cell>
          <table:table-cell office:value-type="float" office:value="33.0776730581736" calcext:value-type="float">
            <text:p>33.0776730581736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Unsound</text:p>
          </table:table-cell>
          <table:table-cell office:value-type="float" office:value="57.176" calcext:value-type="float">
            <text:p>57.176</text:p>
          </table:table-cell>
          <table:table-cell office:value-type="float" office:value="1.971" calcext:value-type="float">
            <text:p>1.971</text:p>
          </table:table-cell>
          <table:table-cell office:value-type="float" office:value="3.4472505946551" calcext:value-type="float">
            <text:p>3.4472505946551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Wrapped</text:p>
          </table:table-cell>
          <table:table-cell office:value-type="float" office:value="2804.789" calcext:value-type="float">
            <text:p>2804.789</text:p>
          </table:table-cell>
          <table:table-cell office:value-type="float" office:value="25.57" calcext:value-type="float">
            <text:p>25.57</text:p>
          </table:table-cell>
          <table:table-cell office:value-type="float" office:value="0.911655030021866" calcext:value-type="float">
            <text:p>0.911655030021866</text:p>
          </table:table-cell>
          <table:table-cell office:value-type="float" office:value="44228" calcext:value-type="float">
            <text:p>442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Zoom</text:p>
          </table:table-cell>
          <table:table-cell office:value-type="float" office:value="230.715" calcext:value-type="float">
            <text:p>230.715</text:p>
          </table:table-cell>
          <table:table-cell office:value-type="float" office:value="4.08" calcext:value-type="float">
            <text:p>4.08</text:p>
          </table:table-cell>
          <table:table-cell office:value-type="float" office:value="1.76841557766075" calcext:value-type="float">
            <text:p>1.76841557766075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Monad.Error.Lens</text:p>
          </table:table-cell>
          <table:table-cell office:value-type="float" office:value="147.872" calcext:value-type="float">
            <text:p>147.872</text:p>
          </table:table-cell>
          <table:table-cell office:value-type="float" office:value="4.348" calcext:value-type="float">
            <text:p>4.348</text:p>
          </table:table-cell>
          <table:table-cell office:value-type="float" office:value="2.94038086994157" calcext:value-type="float">
            <text:p>2.94038086994157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Parallel.Strategies.Lens</text:p>
          </table:table-cell>
          <table:table-cell office:value-type="float" office:value="19.54" calcext:value-type="float">
            <text:p>19.54</text:p>
          </table:table-cell>
          <table:table-cell office:value-type="float" office:value="2.814" calcext:value-type="float">
            <text:p>2.814</text:p>
          </table:table-cell>
          <table:table-cell office:value-type="float" office:value="14.4012282497441" calcext:value-type="float">
            <text:p>14.401228249744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Seq.Lens</text:p>
          </table:table-cell>
          <table:table-cell office:value-type="float" office:value="11.002" calcext:value-type="float">
            <text:p>11.002</text:p>
          </table:table-cell>
          <table:table-cell office:value-type="float" office:value="0.274" calcext:value-type="float">
            <text:p>0.274</text:p>
          </table:table-cell>
          <table:table-cell office:value-type="float" office:value="2.49045628067624" calcext:value-type="float">
            <text:p>2.4904562806762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Array.Lens</text:p>
          </table:table-cell>
          <table:table-cell office:value-type="float" office:value="54.038" calcext:value-type="float">
            <text:p>54.0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860505570154336" calcext:value-type="float">
            <text:p>0.860505570154336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its.Lens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3.2" calcext:value-type="float">
            <text:p>3.2</text:p>
          </table:table-cell>
          <table:table-cell office:value-type="float" office:value="2.29830571775369" calcext:value-type="float">
            <text:p>2.29830571775369</text:p>
          </table:table-cell>
          <table:table-cell office:value-type="float" office:value="10888" calcext:value-type="float">
            <text:p>108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azy.Lens</text:p>
          </table:table-cell>
          <table:table-cell office:value-type="float" office:value="24.353" calcext:value-type="float">
            <text:p>24.353</text:p>
          </table:table-cell>
          <table:table-cell office:value-type="float" office:value="2.262" calcext:value-type="float">
            <text:p>2.262</text:p>
          </table:table-cell>
          <table:table-cell office:value-type="float" office:value="9.28838336139285" calcext:value-type="float">
            <text:p>9.28838336139285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ens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3.514" calcext:value-type="float">
            <text:p>3.514</text:p>
          </table:table-cell>
          <table:table-cell office:value-type="float" office:value="3.11970099166363" calcext:value-type="float">
            <text:p>3.11970099166363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Strict.Lens</text:p>
          </table:table-cell>
          <table:table-cell office:value-type="float" office:value="25.011" calcext:value-type="float">
            <text:p>25.011</text:p>
          </table:table-cell>
          <table:table-cell office:value-type="float" office:value="3.634" calcext:value-type="float">
            <text:p>3.634</text:p>
          </table:table-cell>
          <table:table-cell office:value-type="float" office:value="14.5296069729319" calcext:value-type="float">
            <text:p>14.5296069729319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Complex.Lens</text:p>
          </table:table-cell>
          <table:table-cell office:value-type="float" office:value="63.997" calcext:value-type="float">
            <text:p>63.997</text:p>
          </table:table-cell>
          <table:table-cell office:value-type="float" office:value="2.057" calcext:value-type="float">
            <text:p>2.057</text:p>
          </table:table-cell>
          <table:table-cell office:value-type="float" office:value="3.21421316624217" calcext:value-type="float">
            <text:p>3.21421316624217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ata.Lens</text:p>
          </table:table-cell>
          <table:table-cell office:value-type="float" office:value="1881.379" calcext:value-type="float">
            <text:p>1881.379</text:p>
          </table:table-cell>
          <table:table-cell office:value-type="float" office:value="6.921" calcext:value-type="float">
            <text:p>6.921</text:p>
          </table:table-cell>
          <table:table-cell office:value-type="float" office:value="0.367868462441645" calcext:value-type="float">
            <text:p>0.367868462441645</text:p>
          </table:table-cell>
          <table:table-cell office:value-type="float" office:value="16147" calcext:value-type="float">
            <text:p>161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ynamic.Lens</text:p>
          </table:table-cell>
          <table:table-cell office:value-type="float" office:value="44.273" calcext:value-type="float">
            <text:p>44.273</text:p>
          </table:table-cell>
          <table:table-cell office:value-type="float" office:value="0.471" calcext:value-type="float">
            <text:p>0.471</text:p>
          </table:table-cell>
          <table:table-cell office:value-type="float" office:value="1.06385381609559" calcext:value-type="float">
            <text:p>1.0638538160955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HashSet.Lens</text:p>
          </table:table-cell>
          <table:table-cell office:value-type="float" office:value="49.915" calcext:value-type="float">
            <text:p>49.915</text:p>
          </table:table-cell>
          <table:table-cell office:value-type="float" office:value="0.562" calcext:value-type="float">
            <text:p>0.562</text:p>
          </table:table-cell>
          <table:table-cell office:value-type="float" office:value="1.12591405389162" calcext:value-type="float">
            <text:p>1.12591405389162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IntSet.Lens</text:p>
          </table:table-cell>
          <table:table-cell office:value-type="float" office:value="30.376" calcext:value-type="float">
            <text:p>30.376</text:p>
          </table:table-cell>
          <table:table-cell office:value-type="float" office:value="0.425" calcext:value-type="float">
            <text:p>0.425</text:p>
          </table:table-cell>
          <table:table-cell office:value-type="float" office:value="1.39913089281011" calcext:value-type="float">
            <text:p>1.3991308928101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List.Lens</text:p>
          </table:table-cell>
          <table:table-cell office:value-type="float" office:value="3.422" calcext:value-type="float">
            <text:p>3.422</text:p>
          </table:table-cell>
          <table:table-cell office:value-type="float" office:value="0.274" calcext:value-type="float">
            <text:p>0.274</text:p>
          </table:table-cell>
          <table:table-cell office:value-type="float" office:value="8.00701344243133" calcext:value-type="float">
            <text:p>8.0070134424313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Map.Lens</text:p>
          </table:table-cell>
          <table:table-cell office:value-type="float" office:value="5.888" calcext:value-type="float">
            <text:p>5.888</text:p>
          </table:table-cell>
          <table:table-cell office:value-type="float" office:value="0.822" calcext:value-type="float">
            <text:p>0.822</text:p>
          </table:table-cell>
          <table:table-cell office:value-type="float" office:value="13.960597826087" calcext:value-type="float">
            <text:p>13.960597826087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quence.Lens</text:p>
          </table:table-cell>
          <table:table-cell office:value-type="float" office:value="47.54" calcext:value-type="float">
            <text:p>47.54</text:p>
          </table:table-cell>
          <table:table-cell office:value-type="float" office:value="1.003" calcext:value-type="float">
            <text:p>1.003</text:p>
          </table:table-cell>
          <table:table-cell office:value-type="float" office:value="2.10980227177114" calcext:value-type="float">
            <text:p>2.10980227177114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t.Lens</text:p>
          </table:table-cell>
          <table:table-cell office:value-type="float" office:value="23.224" calcext:value-type="float">
            <text:p>23.224</text:p>
          </table:table-cell>
          <table:table-cell office:value-type="float" office:value="3.36" calcext:value-type="float">
            <text:p>3.36</text:p>
          </table:table-cell>
          <table:table-cell office:value-type="float" office:value="14.4677919393731" calcext:value-type="float">
            <text:p>14.467791939373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azy.Lens</text:p>
          </table:table-cell>
          <table:table-cell office:value-type="float" office:value="322.123" calcext:value-type="float">
            <text:p>322.123</text:p>
          </table:table-cell>
          <table:table-cell office:value-type="float" office:value="1.218" calcext:value-type="float">
            <text:p>1.218</text:p>
          </table:table-cell>
          <table:table-cell office:value-type="float" office:value="0.37811643378461" calcext:value-type="float">
            <text:p>0.3781164337846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ens</text:p>
          </table:table-cell>
          <table:table-cell office:value-type="float" office:value="252.82" calcext:value-type="float">
            <text:p>252.82</text:p>
          </table:table-cell>
          <table:table-cell office:value-type="float" office:value="2.234" calcext:value-type="float">
            <text:p>2.234</text:p>
          </table:table-cell>
          <table:table-cell office:value-type="float" office:value="0.883632624001266" calcext:value-type="float">
            <text:p>0.883632624001266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Strict.Lens</text:p>
          </table:table-cell>
          <table:table-cell office:value-type="float" office:value="165.17" calcext:value-type="float">
            <text:p>165.17</text:p>
          </table:table-cell>
          <table:table-cell office:value-type="float" office:value="1.181" calcext:value-type="float">
            <text:p>1.181</text:p>
          </table:table-cell>
          <table:table-cell office:value-type="float" office:value="0.715020887570382" calcext:value-type="float">
            <text:p>0.71502088757038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ree.Lens</text:p>
          </table:table-cell>
          <table:table-cell office:value-type="float" office:value="11.266" calcext:value-type="float">
            <text:p>11.266</text:p>
          </table:table-cell>
          <table:table-cell office:value-type="float" office:value="0.481" calcext:value-type="float">
            <text:p>0.481</text:p>
          </table:table-cell>
          <table:table-cell office:value-type="float" office:value="4.2694834013847" calcext:value-type="float">
            <text:p>4.269483401384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ypeable.Lens</text:p>
          </table:table-cell>
          <table:table-cell office:value-type="float" office:value="29.514" calcext:value-type="float">
            <text:p>29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1.96855729484312" calcext:value-type="float">
            <text:p>1.9685572948431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Generic.Lens</text:p>
          </table:table-cell>
          <table:table-cell office:value-type="float" office:value="781.308" calcext:value-type="float">
            <text:p>781.308</text:p>
          </table:table-cell>
          <table:table-cell office:value-type="float" office:value="2.724" calcext:value-type="float">
            <text:p>2.724</text:p>
          </table:table-cell>
          <table:table-cell office:value-type="float" office:value="0.34864611651231" calcext:value-type="float">
            <text:p>0.34864611651231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Lens</text:p>
          </table:table-cell>
          <table:table-cell office:value-type="float" office:value="298.806" calcext:value-type="float">
            <text:p>298.806</text:p>
          </table:table-cell>
          <table:table-cell office:value-type="float" office:value="3.697" calcext:value-type="float">
            <text:p>3.697</text:p>
          </table:table-cell>
          <table:table-cell office:value-type="float" office:value="1.23725761865558" calcext:value-type="float">
            <text:p>1.23725761865558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GHC.Generics.Lens</text:p>
          </table:table-cell>
          <table:table-cell office:value-type="float" office:value="83.904" calcext:value-type="float">
            <text:p>83.904</text:p>
          </table:table-cell>
          <table:table-cell office:value-type="float" office:value="2.463" calcext:value-type="float">
            <text:p>2.463</text:p>
          </table:table-cell>
          <table:table-cell office:value-type="float" office:value="2.93549771167048" calcext:value-type="float">
            <text:p>2.9354977116704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Ghci1</text:p>
          </table:table-cell>
          <table:table-cell table:style-name="ce1" office:value-type="float" office:value="0.501" calcext:value-type="float">
            <text:p>0.5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Language.Haskell.TH.Lens</text:p>
          </table:table-cell>
          <table:table-cell office:value-type="float" office:value="3073.762" calcext:value-type="float">
            <text:p>3073.762</text:p>
          </table:table-cell>
          <table:table-cell office:value-type="float" office:value="25.033" calcext:value-type="float">
            <text:p>25.033</text:p>
          </table:table-cell>
          <table:table-cell office:value-type="float" office:value="0.814409183274437" calcext:value-type="float">
            <text:p>0.814409183274437</text:p>
          </table:table-cell>
          <table:table-cell office:value-type="float" office:value="75200" calcext:value-type="float">
            <text:p>752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float" office:value="1089.036" calcext:value-type="float">
            <text:p>1089.036</text:p>
          </table:table-cell>
          <table:table-cell table:style-name="ce1" office:value-type="float" office:value="5.925" calcext:value-type="float">
            <text:p>5.925</text:p>
          </table:table-cell>
          <table:table-cell table:style-name="ce1" office:value-type="float" office:value="0.544059149559794" calcext:value-type="float">
            <text:p>0.5440591495597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Lens</text:p>
          </table:table-cell>
          <table:table-cell office:value-type="float" office:value="446.787" calcext:value-type="float">
            <text:p>446.787</text:p>
          </table:table-cell>
          <table:table-cell office:value-type="float" office:value="3.509" calcext:value-type="float">
            <text:p>3.509</text:p>
          </table:table-cell>
          <table:table-cell office:value-type="float" office:value="0.785385429746165" calcext:value-type="float">
            <text:p>0.78538542974616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Natural.Lens</text:p>
          </table:table-cell>
          <table:table-cell office:value-type="float" office:value="76.693" calcext:value-type="float">
            <text:p>76.693</text:p>
          </table:table-cell>
          <table:table-cell office:value-type="float" office:value="0.927" calcext:value-type="float">
            <text:p>0.927</text:p>
          </table:table-cell>
          <table:table-cell office:value-type="float" office:value="1.20871526736469" calcext:value-type="float">
            <text:p>1.20871526736469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Plates</text:p>
          </table:table-cell>
          <table:table-cell table:style-name="ce1" office:value-type="float" office:value="806.726" calcext:value-type="float">
            <text:p>806.726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109826632586529" calcext:value-type="float">
            <text:p>0.1098266325865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Exit.Lens</text:p>
          </table:table-cell>
          <table:table-cell office:value-type="float" office:value="62.795" calcext:value-type="float">
            <text:p>62.795</text:p>
          </table:table-cell>
          <table:table-cell office:value-type="float" office:value="2.69" calcext:value-type="float">
            <text:p>2.69</text:p>
          </table:table-cell>
          <table:table-cell office:value-type="float" office:value="4.28378055577673" calcext:value-type="float">
            <text:p>4.28378055577673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FilePath.Lens</text:p>
          </table:table-cell>
          <table:table-cell office:value-type="float" office:value="60.452" calcext:value-type="float">
            <text:p>60.452</text:p>
          </table:table-cell>
          <table:table-cell office:value-type="float" office:value="1.437" calcext:value-type="float">
            <text:p>1.437</text:p>
          </table:table-cell>
          <table:table-cell office:value-type="float" office:value="2.37709256931119" calcext:value-type="float">
            <text:p>2.37709256931119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IO.Error.Lens</text:p>
          </table:table-cell>
          <table:table-cell office:value-type="float" office:value="240.449" calcext:value-type="float">
            <text:p>240.449</text:p>
          </table:table-cell>
          <table:table-cell office:value-type="float" office:value="1.095" calcext:value-type="float">
            <text:p>1.095</text:p>
          </table:table-cell>
          <table:table-cell office:value-type="float" office:value="0.455398026192665" calcext:value-type="float">
            <text:p>0.455398026192665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float" office:value="381.566" calcext:value-type="float">
            <text:p>381.566</text:p>
          </table:table-cell>
          <table:table-cell table:style-name="ce1" office:value-type="float" office:value="0.884" calcext:value-type="float">
            <text:p>0.884</text:p>
          </table:table-cell>
          <table:table-cell table:style-name="ce1" office:value-type="float" office:value="0.231676826551632" calcext:value-type="float">
            <text:p>0.2316768265516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s-5.3.2</text:p>
          </table:table-cell>
          <table:table-cell table:style-name="ce1" office:value-type="string" calcext:value-type="string">
            <text:p>expr</text:p>
          </table:table-cell>
          <table:table-cell table:style-name="ce1" office:value-type="float" office:value="1.247" calcext:value-type="float">
            <text:p>1.2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Accum</text:p>
          </table:table-cell>
          <table:table-cell office:value-type="float" office:value="337.011" calcext:value-type="float">
            <text:p>337.011</text:p>
          </table:table-cell>
          <table:table-cell office:value-type="float" office:value="1.432" calcext:value-type="float">
            <text:p>1.432</text:p>
          </table:table-cell>
          <table:table-cell office:value-type="float" office:value="0.424911946494328" calcext:value-type="float">
            <text:p>0.424911946494328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</text:p>
          </table:table-cell>
          <table:table-cell office:value-type="float" office:value="3.662" calcext:value-type="float">
            <text:p>3.662</text:p>
          </table:table-cell>
          <table:table-cell office:value-type="float" office:value="0.316" calcext:value-type="float">
            <text:p>0.316</text:p>
          </table:table-cell>
          <table:table-cell office:value-type="float" office:value="8.62916439104315" calcext:value-type="float">
            <text:p>8.62916439104315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.Class</text:p>
          </table:table-cell>
          <table:table-cell office:value-type="float" office:value="139.091" calcext:value-type="float">
            <text:p>139.091</text:p>
          </table:table-cell>
          <table:table-cell office:value-type="float" office:value="1.56" calcext:value-type="float">
            <text:p>1.56</text:p>
          </table:table-cell>
          <table:table-cell office:value-type="float" office:value="1.12156789440007" calcext:value-type="float">
            <text:p>1.12156789440007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rror.Class</text:p>
          </table:table-cell>
          <table:table-cell office:value-type="float" office:value="194.695" calcext:value-type="float">
            <text:p>194.695</text:p>
          </table:table-cell>
          <table:table-cell office:value-type="float" office:value="1.725" calcext:value-type="float">
            <text:p>1.725</text:p>
          </table:table-cell>
          <table:table-cell office:value-type="float" office:value="0.886001181334909" calcext:value-type="float">
            <text:p>0.886001181334909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xcept</text:p>
          </table:table-cell>
          <table:table-cell office:value-type="float" office:value="3.052" calcext:value-type="float">
            <text:p>3.052</text:p>
          </table:table-cell>
          <table:table-cell office:value-type="float" office:value="0.594" calcext:value-type="float">
            <text:p>0.594</text:p>
          </table:table-cell>
          <table:table-cell office:value-type="float" office:value="19.4626474442988" calcext:value-type="float">
            <text:p>19.4626474442988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Identity</text:p>
          </table:table-cell>
          <table:table-cell office:value-type="float" office:value="2.976" calcext:value-type="float">
            <text:p>2.976</text:p>
          </table:table-cell>
          <table:table-cell office:value-type="float" office:value="0.134" calcext:value-type="float">
            <text:p>0.134</text:p>
          </table:table-cell>
          <table:table-cell office:value-type="float" office:value="4.50268817204301" calcext:value-type="float">
            <text:p>4.50268817204301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</text:p>
          </table:table-cell>
          <table:table-cell office:value-type="float" office:value="2.632" calcext:value-type="float">
            <text:p>2.632</text:p>
          </table:table-cell>
          <table:table-cell office:value-type="float" office:value="0.152" calcext:value-type="float">
            <text:p>0.152</text:p>
          </table:table-cell>
          <table:table-cell office:value-type="float" office:value="5.77507598784194" calcext:value-type="float">
            <text:p>5.7750759878419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PS</text:p>
          </table:table-cell>
          <table:table-cell office:value-type="float" office:value="2.985" calcext:value-type="float">
            <text:p>2.985</text:p>
          </table:table-cell>
          <table:table-cell office:value-type="float" office:value="0.273" calcext:value-type="float">
            <text:p>0.273</text:p>
          </table:table-cell>
          <table:table-cell office:value-type="float" office:value="9.14572864321608" calcext:value-type="float">
            <text:p>9.14572864321608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lass</text:p>
          </table:table-cell>
          <table:table-cell office:value-type="float" office:value="39.597" calcext:value-type="float">
            <text:p>39.597</text:p>
          </table:table-cell>
          <table:table-cell office:value-type="float" office:value="0.798" calcext:value-type="float">
            <text:p>0.798</text:p>
          </table:table-cell>
          <table:table-cell office:value-type="float" office:value="2.01530418971134" calcext:value-type="float">
            <text:p>2.01530418971134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Lazy</text:p>
          </table:table-cell>
          <table:table-cell office:value-type="float" office:value="3.201" calcext:value-type="float">
            <text:p>3.201</text:p>
          </table:table-cell>
          <table:table-cell office:value-type="float" office:value="0.739" calcext:value-type="float">
            <text:p>0.739</text:p>
          </table:table-cell>
          <table:table-cell office:value-type="float" office:value="23.0865354576695" calcext:value-type="float">
            <text:p>23.0865354576695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Strict</text:p>
          </table:table-cell>
          <table:table-cell office:value-type="float" office:value="3.261" calcext:value-type="float">
            <text:p>3.261</text:p>
          </table:table-cell>
          <table:table-cell office:value-type="float" office:value="0.274" calcext:value-type="float">
            <text:p>0.274</text:p>
          </table:table-cell>
          <table:table-cell office:value-type="float" office:value="8.40233057344373" calcext:value-type="float">
            <text:p>8.4023305734437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</text:p>
          </table:table-cell>
          <table:table-cell office:value-type="float" office:value="2.686" calcext:value-type="float">
            <text:p>2.68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1422189128816" calcext:value-type="float">
            <text:p>13.1422189128816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.Class</text:p>
          </table:table-cell>
          <table:table-cell office:value-type="float" office:value="193.687" calcext:value-type="float">
            <text:p>193.687</text:p>
          </table:table-cell>
          <table:table-cell office:value-type="float" office:value="1.665" calcext:value-type="float">
            <text:p>1.665</text:p>
          </table:table-cell>
          <table:table-cell office:value-type="float" office:value="0.859634358526902" calcext:value-type="float">
            <text:p>0.859634358526902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elect</text:p>
          </table:table-cell>
          <table:table-cell office:value-type="float" office:value="135.349" calcext:value-type="float">
            <text:p>135.349</text:p>
          </table:table-cell>
          <table:table-cell office:value-type="float" office:value="2.352" calcext:value-type="float">
            <text:p>2.352</text:p>
          </table:table-cell>
          <table:table-cell office:value-type="float" office:value="1.73772986870978" calcext:value-type="float">
            <text:p>1.7377298687097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</text:p>
          </table:table-cell>
          <table:table-cell office:value-type="float" office:value="2.882" calcext:value-type="float">
            <text:p>2.882</text:p>
          </table:table-cell>
          <table:table-cell office:value-type="float" office:value="0.168" calcext:value-type="float">
            <text:p>0.168</text:p>
          </table:table-cell>
          <table:table-cell office:value-type="float" office:value="5.8292852185982" calcext:value-type="float">
            <text:p>5.829285218598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Class</text:p>
          </table:table-cell>
          <table:table-cell office:value-type="float" office:value="215.512" calcext:value-type="float">
            <text:p>215.512</text:p>
          </table:table-cell>
          <table:table-cell office:value-type="float" office:value="1.845" calcext:value-type="float">
            <text:p>1.845</text:p>
          </table:table-cell>
          <table:table-cell office:value-type="float" office:value="0.856100820371951" calcext:value-type="float">
            <text:p>0.856100820371951</text:p>
          </table:table-cell>
          <table:table-cell office:value-type="float" office:value="5912" calcext:value-type="float">
            <text:p>59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Lazy</text:p>
          </table:table-cell>
          <table:table-cell office:value-type="float" office:value="3.124" calcext:value-type="float">
            <text:p>3.124</text:p>
          </table:table-cell>
          <table:table-cell office:value-type="float" office:value="0.565" calcext:value-type="float">
            <text:p>0.565</text:p>
          </table:table-cell>
          <table:table-cell office:value-type="float" office:value="18.0857874519846" calcext:value-type="float">
            <text:p>18.0857874519846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Strict</text:p>
          </table:table-cell>
          <table:table-cell office:value-type="float" office:value="2.879" calcext:value-type="float">
            <text:p>2.879</text:p>
          </table:table-cell>
          <table:table-cell office:value-type="float" office:value="0.411" calcext:value-type="float">
            <text:p>0.411</text:p>
          </table:table-cell>
          <table:table-cell office:value-type="float" office:value="14.2757902049323" calcext:value-type="float">
            <text:p>14.2757902049323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Trans</text:p>
          </table:table-cell>
          <table:table-cell office:value-type="float" office:value="3.293" calcext:value-type="float">
            <text:p>3.293</text:p>
          </table:table-cell>
          <table:table-cell office:value-type="float" office:value="0.245" calcext:value-type="float">
            <text:p>0.245</text:p>
          </table:table-cell>
          <table:table-cell office:value-type="float" office:value="7.44002429395688" calcext:value-type="float">
            <text:p>7.44002429395688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</text:p>
          </table:table-cell>
          <table:table-cell office:value-type="float" office:value="2.623" calcext:value-type="float">
            <text:p>2.623</text:p>
          </table:table-cell>
          <table:table-cell office:value-type="float" office:value="0.177" calcext:value-type="float">
            <text:p>0.177</text:p>
          </table:table-cell>
          <table:table-cell office:value-type="float" office:value="6.74799847502859" calcext:value-type="float">
            <text:p>6.74799847502859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PS</text:p>
          </table:table-cell>
          <table:table-cell office:value-type="float" office:value="2.852" calcext:value-type="float">
            <text:p>2.852</text:p>
          </table:table-cell>
          <table:table-cell office:value-type="float" office:value="0.254" calcext:value-type="float">
            <text:p>0.254</text:p>
          </table:table-cell>
          <table:table-cell office:value-type="float" office:value="8.90603085553997" calcext:value-type="float">
            <text:p>8.90603085553997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lass</text:p>
          </table:table-cell>
          <table:table-cell office:value-type="float" office:value="263.803" calcext:value-type="float">
            <text:p>263.803</text:p>
          </table:table-cell>
          <table:table-cell office:value-type="float" office:value="1.593" calcext:value-type="float">
            <text:p>1.593</text:p>
          </table:table-cell>
          <table:table-cell office:value-type="float" office:value="0.6038596983355" calcext:value-type="float">
            <text:p>0.6038596983355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Lazy</text:p>
          </table:table-cell>
          <table:table-cell office:value-type="float" office:value="3.928" calcext:value-type="float">
            <text:p>3.928</text:p>
          </table:table-cell>
          <table:table-cell office:value-type="float" office:value="0.318" calcext:value-type="float">
            <text:p>0.318</text:p>
          </table:table-cell>
          <table:table-cell office:value-type="float" office:value="8.09572301425662" calcext:value-type="float">
            <text:p>8.0957230142566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Strict</text:p>
          </table:table-cell>
          <table:table-cell office:value-type="float" office:value="3.039" calcext:value-type="float">
            <text:p>3.039</text:p>
          </table:table-cell>
          <table:table-cell office:value-type="float" office:value="0.38" calcext:value-type="float">
            <text:p>0.38</text:p>
          </table:table-cell>
          <table:table-cell office:value-type="float" office:value="12.50411319513" calcext:value-type="float">
            <text:p>12.50411319513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Cmd</text:p>
          </table:table-cell>
          <table:table-cell office:value-type="float" office:value="3.564" calcext:value-type="float">
            <text:p>3.564</text:p>
          </table:table-cell>
          <table:table-cell office:value-type="float" office:value="1.45" calcext:value-type="float">
            <text:p>1.45</text:p>
          </table:table-cell>
          <table:table-cell office:value-type="float" office:value="40.6846240179574" calcext:value-type="float">
            <text:p>40.684624017957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</text:p>
          </table:table-cell>
          <table:table-cell office:value-type="float" office:value="455.097" calcext:value-type="float">
            <text:p>455.097</text:p>
          </table:table-cell>
          <table:table-cell office:value-type="float" office:value="7.32" calcext:value-type="float">
            <text:p>7.32</text:p>
          </table:table-cell>
          <table:table-cell office:value-type="float" office:value="1.60844830882208" calcext:value-type="float">
            <text:p>1.60844830882208</text:p>
          </table:table-cell>
          <table:table-cell office:value-type="float" office:value="41736" calcext:value-type="float">
            <text:p>417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on</text:p>
          </table:table-cell>
          <table:table-cell office:value-type="float" office:value="480.663" calcext:value-type="float">
            <text:p>480.663</text:p>
          </table:table-cell>
          <table:table-cell office:value-type="float" office:value="2.79" calcext:value-type="float">
            <text:p>2.79</text:p>
          </table:table-cell>
          <table:table-cell office:value-type="float" office:value="0.580448255846612" calcext:value-type="float">
            <text:p>0.58044825584661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unicationHandle</text:p>
          </table:table-cell>
          <table:table-cell office:value-type="float" office:value="26.275" calcext:value-type="float">
            <text:p>26.275</text:p>
          </table:table-cell>
          <table:table-cell office:value-type="float" office:value="1.186" calcext:value-type="float">
            <text:p>1.186</text:p>
          </table:table-cell>
          <table:table-cell office:value-type="float" office:value="4.51379638439581" calcext:value-type="float">
            <text:p>4.51379638439581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unicationHandle.Internal</text:p>
          </table:table-cell>
          <table:table-cell office:value-type="float" office:value="52.582" calcext:value-type="float">
            <text:p>52.582</text:p>
          </table:table-cell>
          <table:table-cell office:value-type="float" office:value="2.846" calcext:value-type="float">
            <text:p>2.846</text:p>
          </table:table-cell>
          <table:table-cell office:value-type="float" office:value="5.41249857365639" calcext:value-type="float">
            <text:p>5.41249857365639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.h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Internals</text:p>
          </table:table-cell>
          <table:table-cell office:value-type="float" office:value="64.993" calcext:value-type="float">
            <text:p>64.993</text:p>
          </table:table-cell>
          <table:table-cell office:value-type="float" office:value="3.306" calcext:value-type="float">
            <text:p>3.306</text:p>
          </table:table-cell>
          <table:table-cell office:value-type="float" office:value="5.08670164479252" calcext:value-type="float">
            <text:p>5.08670164479252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Posix</text:p>
          </table:table-cell>
          <table:table-cell office:value-type="float" office:value="257.384" calcext:value-type="float">
            <text:p>257.384</text:p>
          </table:table-cell>
          <table:table-cell office:value-type="float" office:value="3.549" calcext:value-type="float">
            <text:p>3.549</text:p>
          </table:table-cell>
          <table:table-cell office:value-type="float" office:value="1.37887358965592" calcext:value-type="float">
            <text:p>1.37887358965592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</text:p>
          </table:table-cell>
          <table:table-cell office:value-type="float" office:value="3368.215" calcext:value-type="float">
            <text:p>3368.215</text:p>
          </table:table-cell>
          <table:table-cell office:value-type="float" office:value="7.524" calcext:value-type="float">
            <text:p>7.524</text:p>
          </table:table-cell>
          <table:table-cell office:value-type="float" office:value="0.223382414721151" calcext:value-type="float">
            <text:p>0.223382414721151</text:p>
          </table:table-cell>
          <table:table-cell office:value-type="float" office:value="25859" calcext:value-type="float">
            <text:p>258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GFinite</text:p>
          </table:table-cell>
          <table:table-cell office:value-type="float" office:value="1755.769" calcext:value-type="float">
            <text:p>1755.769</text:p>
          </table:table-cell>
          <table:table-cell office:value-type="float" office:value="4.094" calcext:value-type="float">
            <text:p>4.094</text:p>
          </table:table-cell>
          <table:table-cell office:value-type="float" office:value="0.233174181797264" calcext:value-type="float">
            <text:p>0.233174181797264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Internal</text:p>
          </table:table-cell>
          <table:table-cell office:value-type="float" office:value="3674.144" calcext:value-type="float">
            <text:p>3674.144</text:p>
          </table:table-cell>
          <table:table-cell office:value-type="float" office:value="17.87" calcext:value-type="float">
            <text:p>17.87</text:p>
          </table:table-cell>
          <table:table-cell office:value-type="float" office:value="0.486371791633643" calcext:value-type="float">
            <text:p>0.486371791633643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Stateful</text:p>
          </table:table-cell>
          <table:table-cell office:value-type="float" office:value="554.613" calcext:value-type="float">
            <text:p>554.613</text:p>
          </table:table-cell>
          <table:table-cell office:value-type="float" office:value="6.845" calcext:value-type="float">
            <text:p>6.845</text:p>
          </table:table-cell>
          <table:table-cell office:value-type="float" office:value="1.23419393342745" calcext:value-type="float">
            <text:p>1.23419393342745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</text:p>
          </table:table-cell>
          <table:table-cell office:value-type="float" office:value="7756.531" calcext:value-type="float">
            <text:p>7756.531</text:p>
          </table:table-cell>
          <table:table-cell office:value-type="float" office:value="20.07" calcext:value-type="float">
            <text:p>20.07</text:p>
          </table:table-cell>
          <table:table-cell office:value-type="float" office:value="0.258749691066793" calcext:value-type="float">
            <text:p>0.258749691066793</text:p>
          </table:table-cell>
          <table:table-cell office:value-type="float" office:value="68669" calcext:value-type="float">
            <text:p>686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Array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3.921" calcext:value-type="float">
            <text:p>3.921</text:p>
          </table:table-cell>
          <table:table-cell office:value-type="float" office:value="3.07942416888533" calcext:value-type="float">
            <text:p>3.07942416888533</text:p>
          </table:table-cell>
          <table:table-cell office:value-type="float" office:value="10563" calcext:value-type="float">
            <text:p>105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</text:p>
          </table:table-cell>
          <table:table-cell office:value-type="float" office:value="1060.311" calcext:value-type="float">
            <text:p>1060.311</text:p>
          </table:table-cell>
          <table:table-cell office:value-type="float" office:value="3.94" calcext:value-type="float">
            <text:p>3.94</text:p>
          </table:table-cell>
          <table:table-cell office:value-type="float" office:value="0.371589090370655" calcext:value-type="float">
            <text:p>0.371589090370655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.Error</text:p>
          </table:table-cell>
          <table:table-cell office:value-type="float" office:value="162.385" calcext:value-type="float">
            <text:p>162.385</text:p>
          </table:table-cell>
          <table:table-cell office:value-type="float" office:value="1.814" calcext:value-type="float">
            <text:p>1.814</text:p>
          </table:table-cell>
          <table:table-cell office:value-type="float" office:value="1.11709825414909" calcext:value-type="float">
            <text:p>1.11709825414909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Foreign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1.932" calcext:value-type="float">
            <text:p>1.932</text:p>
          </table:table-cell>
          <table:table-cell office:value-type="float" office:value="1.32361404181853" calcext:value-type="float">
            <text:p>1.32361404181853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</text:p>
          </table:table-cell>
          <table:table-cell office:value-type="float" office:value="429.788" calcext:value-type="float">
            <text:p>429.788</text:p>
          </table:table-cell>
          <table:table-cell office:value-type="float" office:value="3.398" calcext:value-type="float">
            <text:p>3.398</text:p>
          </table:table-cell>
          <table:table-cell office:value-type="float" office:value="0.790622353346301" calcext:value-type="float">
            <text:p>0.790622353346301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.Utf8</text:p>
          </table:table-cell>
          <table:table-cell office:value-type="float" office:value="64.598" calcext:value-type="float">
            <text:p>64.5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948945787795288" calcext:value-type="float">
            <text:p>0.948945787795288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</text:p>
          </table:table-cell>
          <table:table-cell office:value-type="float" office:value="237.87" calcext:value-type="float">
            <text:p>237.87</text:p>
          </table:table-cell>
          <table:table-cell office:value-type="float" office:value="3.001" calcext:value-type="float">
            <text:p>3.001</text:p>
          </table:table-cell>
          <table:table-cell office:value-type="float" office:value="1.26161348635809" calcext:value-type="float">
            <text:p>1.2616134863580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ArrayUtils</text:p>
          </table:table-cell>
          <table:table-cell office:value-type="float" office:value="21.552" calcext:value-type="float">
            <text:p>21.552</text:p>
          </table:table-cell>
          <table:table-cell office:value-type="float" office:value="1.007" calcext:value-type="float">
            <text:p>1.007</text:p>
          </table:table-cell>
          <table:table-cell office:value-type="float" office:value="4.67242019302153" calcext:value-type="float">
            <text:p>4.67242019302153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3.593" calcext:value-type="float">
            <text:p>3.593</text:p>
          </table:table-cell>
          <table:table-cell office:value-type="float" office:value="1.26867437122408" calcext:value-type="float">
            <text:p>1.26867437122408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Functions</text:p>
          </table:table-cell>
          <table:table-cell office:value-type="float" office:value="7.567" calcext:value-type="float">
            <text:p>7.567</text:p>
          </table:table-cell>
          <table:table-cell office:value-type="float" office:value="1.058" calcext:value-type="float">
            <text:p>1.058</text:p>
          </table:table-cell>
          <table:table-cell office:value-type="float" office:value="13.9817629179331" calcext:value-type="float">
            <text:p>13.98176291793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Int.Digits</text:p>
          </table:table-cell>
          <table:table-cell office:value-type="float" office:value="7.267" calcext:value-type="float">
            <text:p>7.267</text:p>
          </table:table-cell>
          <table:table-cell office:value-type="float" office:value="0.228" calcext:value-type="float">
            <text:p>0.228</text:p>
          </table:table-cell>
          <table:table-cell office:value-type="float" office:value="3.1374707582221" calcext:value-type="float">
            <text:p>3.137470758222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RealFloat.Functions</text:p>
          </table:table-cell>
          <table:table-cell office:value-type="float" office:value="74.117" calcext:value-type="float">
            <text:p>74.117</text:p>
          </table:table-cell>
          <table:table-cell office:value-type="float" office:value="2.161" calcext:value-type="float">
            <text:p>2.161</text:p>
          </table:table-cell>
          <table:table-cell office:value-type="float" office:value="2.9156603748128" calcext:value-type="float">
            <text:p>2.915660374812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yteStringCompat</text:p>
          </table:table-cell>
          <table:table-cell office:value-type="float" office:value="9.876" calcext:value-type="float">
            <text:p>9.876</text:p>
          </table:table-cell>
          <table:table-cell office:value-type="float" office:value="1.434" calcext:value-type="float">
            <text:p>1.434</text:p>
          </table:table-cell>
          <table:table-cell office:value-type="float" office:value="14.5200486026731" calcext:value-type="float">
            <text:p>14.520048602673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</text:p>
          </table:table-cell>
          <table:table-cell office:value-type="float" office:value="3964.608" calcext:value-type="float">
            <text:p>3964.608</text:p>
          </table:table-cell>
          <table:table-cell office:value-type="float" office:value="3.807" calcext:value-type="float">
            <text:p>3.807</text:p>
          </table:table-cell>
          <table:table-cell office:value-type="float" office:value="0.0960246258898736" calcext:value-type="float">
            <text:p>0.0960246258898736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</text:p>
          </table:table-cell>
          <table:table-cell office:value-type="float" office:value="316.005" calcext:value-type="float">
            <text:p>316.005</text:p>
          </table:table-cell>
          <table:table-cell office:value-type="float" office:value="4.35" calcext:value-type="float">
            <text:p>4.35</text:p>
          </table:table-cell>
          <table:table-cell office:value-type="float" office:value="1.37656049746048" calcext:value-type="float">
            <text:p>1.37656049746048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.Common</text:p>
          </table:table-cell>
          <table:table-cell office:value-type="float" office:value="378.493" calcext:value-type="float">
            <text:p>378.493</text:p>
          </table:table-cell>
          <table:table-cell office:value-type="float" office:value="1.243" calcext:value-type="float">
            <text:p>1.243</text:p>
          </table:table-cell>
          <table:table-cell office:value-type="float" office:value="0.328407658794218" calcext:value-type="float">
            <text:p>0.328407658794218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16</text:p>
          </table:table-cell>
          <table:table-cell office:value-type="float" office:value="15.841" calcext:value-type="float">
            <text:p>15.841</text:p>
          </table:table-cell>
          <table:table-cell office:value-type="float" office:value="1.541" calcext:value-type="float">
            <text:p>1.541</text:p>
          </table:table-cell>
          <table:table-cell office:value-type="float" office:value="9.72792121709488" calcext:value-type="float">
            <text:p>9.7279212170948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32</text:p>
          </table:table-cell>
          <table:table-cell office:value-type="float" office:value="7.337" calcext:value-type="float">
            <text:p>7.337</text:p>
          </table:table-cell>
          <table:table-cell office:value-type="float" office:value="0.248" calcext:value-type="float">
            <text:p>0.248</text:p>
          </table:table-cell>
          <table:table-cell office:value-type="float" office:value="3.3801281177593" calcext:value-type="float">
            <text:p>3.380128117759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8</text:p>
          </table:table-cell>
          <table:table-cell office:value-type="float" office:value="153.643" calcext:value-type="float">
            <text:p>153.643</text:p>
          </table:table-cell>
          <table:table-cell office:value-type="float" office:value="3.797" calcext:value-type="float">
            <text:p>3.797</text:p>
          </table:table-cell>
          <table:table-cell office:value-type="float" office:value="2.47131336930417" calcext:value-type="float">
            <text:p>2.47131336930417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</text:p>
          </table:table-cell>
          <table:table-cell office:value-type="float" office:value="619.222" calcext:value-type="float">
            <text:p>619.222</text:p>
          </table:table-cell>
          <table:table-cell office:value-type="float" office:value="3.612" calcext:value-type="float">
            <text:p>3.612</text:p>
          </table:table-cell>
          <table:table-cell office:value-type="float" office:value="0.583312608402156" calcext:value-type="float">
            <text:p>0.583312608402156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aseMapping</text:p>
          </table:table-cell>
          <table:table-cell office:value-type="float" office:value="1217.794" calcext:value-type="float">
            <text:p>1217.794</text:p>
          </table:table-cell>
          <table:table-cell office:value-type="float" office:value="126.513" calcext:value-type="float">
            <text:p>126.513</text:p>
          </table:table-cell>
          <table:table-cell office:value-type="float" office:value="10.3887028512211" calcext:value-type="float">
            <text:p>10.3887028512211</text:p>
          </table:table-cell>
          <table:table-cell office:value-type="float" office:value="227358" calcext:value-type="float">
            <text:p>22735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ommon</text:p>
          </table:table-cell>
          <table:table-cell office:value-type="float" office:value="1735.144" calcext:value-type="float">
            <text:p>1735.144</text:p>
          </table:table-cell>
          <table:table-cell office:value-type="float" office:value="15.866" calcext:value-type="float">
            <text:p>15.866</text:p>
          </table:table-cell>
          <table:table-cell office:value-type="float" office:value="0.914390966974499" calcext:value-type="float">
            <text:p>0.914390966974499</text:p>
          </table:table-cell>
          <table:table-cell office:value-type="float" office:value="43164" calcext:value-type="float">
            <text:p>4316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Size</text:p>
          </table:table-cell>
          <table:table-cell office:value-type="float" office:value="220.624" calcext:value-type="float">
            <text:p>220.624</text:p>
          </table:table-cell>
          <table:table-cell office:value-type="float" office:value="2.477" calcext:value-type="float">
            <text:p>2.477</text:p>
          </table:table-cell>
          <table:table-cell office:value-type="float" office:value="1.12272463557908" calcext:value-type="float">
            <text:p>1.12272463557908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Types</text:p>
          </table:table-cell>
          <table:table-cell office:value-type="float" office:value="161.483" calcext:value-type="float">
            <text:p>161.483</text:p>
          </table:table-cell>
          <table:table-cell office:value-type="float" office:value="1.188" calcext:value-type="float">
            <text:p>1.188</text:p>
          </table:table-cell>
          <table:table-cell office:value-type="float" office:value="0.735681155291888" calcext:value-type="float">
            <text:p>0.735681155291888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O</text:p>
          </table:table-cell>
          <table:table-cell office:value-type="float" office:value="173.695" calcext:value-type="float">
            <text:p>173.695</text:p>
          </table:table-cell>
          <table:table-cell office:value-type="float" office:value="1.58" calcext:value-type="float">
            <text:p>1.58</text:p>
          </table:table-cell>
          <table:table-cell office:value-type="float" office:value="0.909640461728893" calcext:value-type="float">
            <text:p>0.909640461728893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sAscii</text:p>
          </table:table-cell>
          <table:table-cell office:value-type="float" office:value="24.35" calcext:value-type="float">
            <text:p>24.35</text:p>
          </table:table-cell>
          <table:table-cell office:value-type="float" office:value="1.186" calcext:value-type="float">
            <text:p>1.186</text:p>
          </table:table-cell>
          <table:table-cell office:value-type="float" office:value="4.87063655030801" calcext:value-type="float">
            <text:p>4.8706365503080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</text:p>
          </table:table-cell>
          <table:table-cell office:value-type="float" office:value="75.221" calcext:value-type="float">
            <text:p>75.221</text:p>
          </table:table-cell>
          <table:table-cell office:value-type="float" office:value="1.3" calcext:value-type="float">
            <text:p>1.3</text:p>
          </table:table-cell>
          <table:table-cell office:value-type="float" office:value="1.72824078382367" calcext:value-type="float">
            <text:p>1.72824078382367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Encoding.Fusion</text:p>
          </table:table-cell>
          <table:table-cell office:value-type="float" office:value="845.453" calcext:value-type="float">
            <text:p>845.453</text:p>
          </table:table-cell>
          <table:table-cell office:value-type="float" office:value="5.355" calcext:value-type="float">
            <text:p>5.355</text:p>
          </table:table-cell>
          <table:table-cell office:value-type="float" office:value="0.63338825458068" calcext:value-type="float">
            <text:p>0.63338825458068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Fusion</text:p>
          </table:table-cell>
          <table:table-cell office:value-type="float" office:value="220.166" calcext:value-type="float">
            <text:p>220.166</text:p>
          </table:table-cell>
          <table:table-cell office:value-type="float" office:value="2.887" calcext:value-type="float">
            <text:p>2.887</text:p>
          </table:table-cell>
          <table:table-cell office:value-type="float" office:value="1.31128330441576" calcext:value-type="float">
            <text:p>1.31128330441576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Search</text:p>
          </table:table-cell>
          <table:table-cell office:value-type="float" office:value="447.109" calcext:value-type="float">
            <text:p>447.109</text:p>
          </table:table-cell>
          <table:table-cell office:value-type="float" office:value="1.534" calcext:value-type="float">
            <text:p>1.534</text:p>
          </table:table-cell>
          <table:table-cell office:value-type="float" office:value="0.343093071264502" calcext:value-type="float">
            <text:p>0.343093071264502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Measure</text:p>
          </table:table-cell>
          <table:table-cell office:value-type="float" office:value="10.052" calcext:value-type="float">
            <text:p>10.052</text:p>
          </table:table-cell>
          <table:table-cell office:value-type="float" office:value="1.173" calcext:value-type="float">
            <text:p>1.173</text:p>
          </table:table-cell>
          <table:table-cell office:value-type="float" office:value="11.6693195384003" calcext:value-type="float">
            <text:p>11.669319538400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mCompat</text:p>
          </table:table-cell>
          <table:table-cell office:value-type="float" office:value="3.888" calcext:value-type="float">
            <text:p>3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vate</text:p>
          </table:table-cell>
          <table:table-cell office:value-type="float" office:value="52.499" calcext:value-type="float">
            <text:p>52.499</text:p>
          </table:table-cell>
          <table:table-cell office:value-type="float" office:value="1.299" calcext:value-type="float">
            <text:p>1.299</text:p>
          </table:table-cell>
          <table:table-cell office:value-type="float" office:value="2.47433284443513" calcext:value-type="float">
            <text:p>2.47433284443513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ad</text:p>
          </table:table-cell>
          <table:table-cell office:value-type="float" office:value="68.35" calcext:value-type="float">
            <text:p>68.35</text:p>
          </table:table-cell>
          <table:table-cell office:value-type="float" office:value="0.858" calcext:value-type="float">
            <text:p>0.858</text:p>
          </table:table-cell>
          <table:table-cell office:value-type="float" office:value="1.25530358449159" calcext:value-type="float">
            <text:p>1.25530358449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verse</text:p>
          </table:table-cell>
          <table:table-cell office:value-type="float" office:value="18.355" calcext:value-type="float">
            <text:p>18.355</text:p>
          </table:table-cell>
          <table:table-cell office:value-type="float" office:value="1.853" calcext:value-type="float">
            <text:p>1.853</text:p>
          </table:table-cell>
          <table:table-cell office:value-type="float" office:value="10.0953418687006" calcext:value-type="float">
            <text:p>10.09534186870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earch</text:p>
          </table:table-cell>
          <table:table-cell office:value-type="float" office:value="62.298" calcext:value-type="float">
            <text:p>62.298</text:p>
          </table:table-cell>
          <table:table-cell office:value-type="float" office:value="1.56" calcext:value-type="float">
            <text:p>1.56</text:p>
          </table:table-cell>
          <table:table-cell office:value-type="float" office:value="2.50409322931715" calcext:value-type="float">
            <text:p>2.50409322931715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trictBuilder</text:p>
          </table:table-cell>
          <table:table-cell office:value-type="float" office:value="84.944" calcext:value-type="float">
            <text:p>84.944</text:p>
          </table:table-cell>
          <table:table-cell office:value-type="float" office:value="2.996" calcext:value-type="float">
            <text:p>2.996</text:p>
          </table:table-cell>
          <table:table-cell office:value-type="float" office:value="3.52702957242419" calcext:value-type="float">
            <text:p>3.52702957242419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Transformation</text:p>
          </table:table-cell>
          <table:table-cell office:value-type="float" office:value="504.31" calcext:value-type="float">
            <text:p>504.31</text:p>
          </table:table-cell>
          <table:table-cell office:value-type="float" office:value="5.613" calcext:value-type="float">
            <text:p>5.613</text:p>
          </table:table-cell>
          <table:table-cell office:value-type="float" office:value="1.1130058892348" calcext:value-type="float">
            <text:p>1.1130058892348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</text:p>
          </table:table-cell>
          <table:table-cell office:value-type="float" office:value="10.556" calcext:value-type="float">
            <text:p>10.556</text:p>
          </table:table-cell>
          <table:table-cell office:value-type="float" office:value="1.34" calcext:value-type="float">
            <text:p>1.34</text:p>
          </table:table-cell>
          <table:table-cell office:value-type="float" office:value="12.6942023493748" calcext:value-type="float">
            <text:p>12.6942023493748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.Char</text:p>
          </table:table-cell>
          <table:table-cell office:value-type="float" office:value="33.673" calcext:value-type="float">
            <text:p>33.673</text:p>
          </table:table-cell>
          <table:table-cell office:value-type="float" office:value="2.301" calcext:value-type="float">
            <text:p>2.301</text:p>
          </table:table-cell>
          <table:table-cell office:value-type="float" office:value="6.83336798028094" calcext:value-type="float">
            <text:p>6.83336798028094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</text:p>
          </table:table-cell>
          <table:table-cell office:value-type="float" office:value="24.078" calcext:value-type="float">
            <text:p>24.078</text:p>
          </table:table-cell>
          <table:table-cell office:value-type="float" office:value="1.128" calcext:value-type="float">
            <text:p>1.128</text:p>
          </table:table-cell>
          <table:table-cell office:value-type="float" office:value="4.68477448293048" calcext:value-type="float">
            <text:p>4.6847744829304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Native</text:p>
          </table:table-cell>
          <table:table-cell office:value-type="float" office:value="28.44" calcext:value-type="float">
            <text:p>28.44</text:p>
          </table:table-cell>
          <table:table-cell office:value-type="float" office:value="0.705" calcext:value-type="float">
            <text:p>0.705</text:p>
          </table:table-cell>
          <table:table-cell office:value-type="float" office:value="2.4789029535865" calcext:value-type="float">
            <text:p>2.4789029535865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Simd</text:p>
          </table:table-cell>
          <table:table-cell office:value-type="float" office:value="14.846" calcext:value-type="float">
            <text:p>14.846</text:p>
          </table:table-cell>
          <table:table-cell office:value-type="float" office:value="0.912" calcext:value-type="float">
            <text:p>0.912</text:p>
          </table:table-cell>
          <table:table-cell office:value-type="float" office:value="6.14306884009161" calcext:value-type="float">
            <text:p>6.1430688400916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</text:p>
          </table:table-cell>
          <table:table-cell office:value-type="float" office:value="10113.009" calcext:value-type="float">
            <text:p>10113.009</text:p>
          </table:table-cell>
          <table:table-cell office:value-type="float" office:value="14.949" calcext:value-type="float">
            <text:p>14.949</text:p>
          </table:table-cell>
          <table:table-cell office:value-type="float" office:value="0.147819506538558" calcext:value-type="float">
            <text:p>0.147819506538558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</text:p>
          </table:table-cell>
          <table:table-cell office:value-type="float" office:value="4.273" calcext:value-type="float">
            <text:p>4.273</text:p>
          </table:table-cell>
          <table:table-cell office:value-type="float" office:value="1.458" calcext:value-type="float">
            <text:p>1.458</text:p>
          </table:table-cell>
          <table:table-cell office:value-type="float" office:value="34.121226304704" calcext:value-type="float">
            <text:p>34.12122630470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Int</text:p>
          </table:table-cell>
          <table:table-cell office:value-type="float" office:value="5314.765" calcext:value-type="float">
            <text:p>5314.765</text:p>
          </table:table-cell>
          <table:table-cell office:value-type="float" office:value="5.13" calcext:value-type="float">
            <text:p>5.13</text:p>
          </table:table-cell>
          <table:table-cell office:value-type="float" office:value="0.0965235527817316" calcext:value-type="float">
            <text:p>0.0965235527817316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RealFloat</text:p>
          </table:table-cell>
          <table:table-cell office:value-type="float" office:value="7363.331" calcext:value-type="float">
            <text:p>7363.331</text:p>
          </table:table-cell>
          <table:table-cell office:value-type="float" office:value="2.879" calcext:value-type="float">
            <text:p>2.879</text:p>
          </table:table-cell>
          <table:table-cell office:value-type="float" office:value="0.0390991522722528" calcext:value-type="float">
            <text:p>0.0390991522722528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Encoding</text:p>
          </table:table-cell>
          <table:table-cell office:value-type="float" office:value="1954.448" calcext:value-type="float">
            <text:p>1954.448</text:p>
          </table:table-cell>
          <table:table-cell office:value-type="float" office:value="2.313" calcext:value-type="float">
            <text:p>2.313</text:p>
          </table:table-cell>
          <table:table-cell office:value-type="float" office:value="0.118345435642186" calcext:value-type="float">
            <text:p>0.118345435642186</text:p>
          </table:table-cell>
          <table:table-cell office:value-type="float" office:value="8686" calcext:value-type="float">
            <text:p>86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O</text:p>
          </table:table-cell>
          <table:table-cell office:value-type="float" office:value="107.112" calcext:value-type="float">
            <text:p>107.112</text:p>
          </table:table-cell>
          <table:table-cell office:value-type="float" office:value="1.629" calcext:value-type="float">
            <text:p>1.629</text:p>
          </table:table-cell>
          <table:table-cell office:value-type="float" office:value="1.52083800134439" calcext:value-type="float">
            <text:p>1.52083800134439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nternal</text:p>
          </table:table-cell>
          <table:table-cell office:value-type="float" office:value="2.857" calcext:value-type="float">
            <text:p>2.857</text:p>
          </table:table-cell>
          <table:table-cell office:value-type="float" office:value="0.157" calcext:value-type="float">
            <text:p>0.157</text:p>
          </table:table-cell>
          <table:table-cell office:value-type="float" office:value="5.49527476373819" calcext:value-type="float">
            <text:p>5.4952747637381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Read</text:p>
          </table:table-cell>
          <table:table-cell office:value-type="float" office:value="911.163" calcext:value-type="float">
            <text:p>911.163</text:p>
          </table:table-cell>
          <table:table-cell office:value-type="float" office:value="4.894" calcext:value-type="float">
            <text:p>4.894</text:p>
          </table:table-cell>
          <table:table-cell office:value-type="float" office:value="0.537115752066315" calcext:value-type="float">
            <text:p>0.537115752066315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Read</text:p>
          </table:table-cell>
          <table:table-cell office:value-type="float" office:value="1286.83" calcext:value-type="float">
            <text:p>1286.83</text:p>
          </table:table-cell>
          <table:table-cell office:value-type="float" office:value="3.714" calcext:value-type="float">
            <text:p>3.714</text:p>
          </table:table-cell>
          <table:table-cell office:value-type="float" office:value="0.288616211931646" calcext:value-type="float">
            <text:p>0.288616211931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Show</text:p>
          </table:table-cell>
          <table:table-cell office:value-type="float" office:value="91.721" calcext:value-type="float">
            <text:p>91.721</text:p>
          </table:table-cell>
          <table:table-cell office:value-type="float" office:value="1.507" calcext:value-type="float">
            <text:p>1.507</text:p>
          </table:table-cell>
          <table:table-cell office:value-type="float" office:value="1.64302613360081" calcext:value-type="float">
            <text:p>1.64302613360081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Unsafe</text:p>
          </table:table-cell>
          <table:table-cell office:value-type="float" office:value="122.291" calcext:value-type="float">
            <text:p>122.291</text:p>
          </table:table-cell>
          <table:table-cell office:value-type="float" office:value="2.579" calcext:value-type="float">
            <text:p>2.579</text:p>
          </table:table-cell>
          <table:table-cell office:value-type="float" office:value="2.10890417119821" calcext:value-type="float">
            <text:p>2.10890417119821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Format</text:p>
          </table:table-cell>
          <table:table-cell office:value-type="float" office:value="339.689" calcext:value-type="float">
            <text:p>339.689</text:p>
          </table:table-cell>
          <table:table-cell office:value-type="float" office:value="3.551" calcext:value-type="float">
            <text:p>3.551</text:p>
          </table:table-cell>
          <table:table-cell office:value-type="float" office:value="1.04536796893629" calcext:value-type="float">
            <text:p>1.0453679689362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</text:p>
          </table:table-cell>
          <table:table-cell office:value-type="float" office:value="3.17" calcext:value-type="float">
            <text:p>3.17</text:p>
          </table:table-cell>
          <table:table-cell office:value-type="float" office:value="0.229" calcext:value-type="float">
            <text:p>0.229</text:p>
          </table:table-cell>
          <table:table-cell office:value-type="float" office:value="7.22397476340694" calcext:value-type="float">
            <text:p>7.22397476340694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</text:p>
          </table:table-cell>
          <table:table-cell office:value-type="float" office:value="3.019" calcext:value-type="float">
            <text:p>3.019</text:p>
          </table:table-cell>
          <table:table-cell office:value-type="float" office:value="0.192" calcext:value-type="float">
            <text:p>0.192</text:p>
          </table:table-cell>
          <table:table-cell office:value-type="float" office:value="6.35972176217291" calcext:value-type="float">
            <text:p>6.359721762172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CalendarDiffDays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093792319642" calcext:value-type="float">
            <text:p>0.194093792319642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Days</text:p>
          </table:table-cell>
          <table:table-cell office:value-type="float" office:value="171.797" calcext:value-type="float">
            <text:p>171.797</text:p>
          </table:table-cell>
          <table:table-cell office:value-type="float" office:value="1.571" calcext:value-type="float">
            <text:p>1.571</text:p>
          </table:table-cell>
          <table:table-cell office:value-type="float" office:value="0.914451358289144" calcext:value-type="float">
            <text:p>0.914451358289144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Easter</text:p>
          </table:table-cell>
          <table:table-cell office:value-type="float" office:value="29.676" calcext:value-type="float">
            <text:p>29.676</text:p>
          </table:table-cell>
          <table:table-cell office:value-type="float" office:value="0.776" calcext:value-type="float">
            <text:p>0.776</text:p>
          </table:table-cell>
          <table:table-cell office:value-type="float" office:value="2.61490766949724" calcext:value-type="float">
            <text:p>2.61490766949724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Gregorian</text:p>
          </table:table-cell>
          <table:table-cell office:value-type="float" office:value="81.876" calcext:value-type="float">
            <text:p>81.876</text:p>
          </table:table-cell>
          <table:table-cell office:value-type="float" office:value="1.814" calcext:value-type="float">
            <text:p>1.814</text:p>
          </table:table-cell>
          <table:table-cell office:value-type="float" office:value="2.21554545898676" calcext:value-type="float">
            <text:p>2.21554545898676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</text:p>
          </table:table-cell>
          <table:table-cell office:value-type="float" office:value="79.594" calcext:value-type="float">
            <text:p>79.594</text:p>
          </table:table-cell>
          <table:table-cell office:value-type="float" office:value="1.481" calcext:value-type="float">
            <text:p>1.481</text:p>
          </table:table-cell>
          <table:table-cell office:value-type="float" office:value="1.86069301706159" calcext:value-type="float">
            <text:p>1.86069301706159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YearDay</text:p>
          </table:table-cell>
          <table:table-cell office:value-type="float" office:value="33.272" calcext:value-type="float">
            <text:p>33.272</text:p>
          </table:table-cell>
          <table:table-cell office:value-type="float" office:value="0.61" calcext:value-type="float">
            <text:p>0.61</text:p>
          </table:table-cell>
          <table:table-cell office:value-type="float" office:value="1.83337340706901" calcext:value-type="float">
            <text:p>1.8333734070690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1.258" calcext:value-type="float">
            <text:p>1.258</text:p>
          </table:table-cell>
          <table:table-cell office:value-type="float" office:value="0.675955230055828" calcext:value-type="float">
            <text:p>0.675955230055828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Day</text:p>
          </table:table-cell>
          <table:table-cell office:value-type="float" office:value="53.621" calcext:value-type="float">
            <text:p>53.621</text:p>
          </table:table-cell>
          <table:table-cell office:value-type="float" office:value="0.8" calcext:value-type="float">
            <text:p>0.8</text:p>
          </table:table-cell>
          <table:table-cell office:value-type="float" office:value="1.49195277969452" calcext:value-type="float">
            <text:p>1.49195277969452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OrdinalDate</text:p>
          </table:table-cell>
          <table:table-cell office:value-type="float" office:value="90.528" calcext:value-type="float">
            <text:p>90.528</text:p>
          </table:table-cell>
          <table:table-cell office:value-type="float" office:value="1.878" calcext:value-type="float">
            <text:p>1.878</text:p>
          </table:table-cell>
          <table:table-cell office:value-type="float" office:value="2.07449628844115" calcext:value-type="float">
            <text:p>2.074496288441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Private</text:p>
          </table:table-cell>
          <table:table-cell office:value-type="float" office:value="75.942" calcext:value-type="float">
            <text:p>75.942</text:p>
          </table:table-cell>
          <table:table-cell office:value-type="float" office:value="0.799" calcext:value-type="float">
            <text:p>0.799</text:p>
          </table:table-cell>
          <table:table-cell office:value-type="float" office:value="1.05211872218272" calcext:value-type="float">
            <text:p>1.05211872218272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Quarter</text:p>
          </table:table-cell>
          <table:table-cell office:value-type="float" office:value="475.241" calcext:value-type="float">
            <text:p>475.241</text:p>
          </table:table-cell>
          <table:table-cell office:value-type="float" office:value="1.612" calcext:value-type="float">
            <text:p>1.612</text:p>
          </table:table-cell>
          <table:table-cell office:value-type="float" office:value="0.339196323549526" calcext:value-type="float">
            <text:p>0.339196323549526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Types</text:p>
          </table:table-cell>
          <table:table-cell office:value-type="float" office:value="26.048" calcext:value-type="float">
            <text:p>26.048</text:p>
          </table:table-cell>
          <table:table-cell office:value-type="float" office:value="0.706" calcext:value-type="float">
            <text:p>0.706</text:p>
          </table:table-cell>
          <table:table-cell office:value-type="float" office:value="2.71038083538084" calcext:value-type="float">
            <text:p>2.7103808353808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</text:p>
          </table:table-cell>
          <table:table-cell office:value-type="float" office:value="329.81" calcext:value-type="float">
            <text:p>329.81</text:p>
          </table:table-cell>
          <table:table-cell office:value-type="float" office:value="0.89" calcext:value-type="float">
            <text:p>0.89</text:p>
          </table:table-cell>
          <table:table-cell office:value-type="float" office:value="0.269852339225615" calcext:value-type="float">
            <text:p>0.269852339225615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Date</text:p>
          </table:table-cell>
          <table:table-cell office:value-type="float" office:value="116.861" calcext:value-type="float">
            <text:p>116.861</text:p>
          </table:table-cell>
          <table:table-cell office:value-type="float" office:value="1.26" calcext:value-type="float">
            <text:p>1.26</text:p>
          </table:table-cell>
          <table:table-cell office:value-type="float" office:value="1.0782040201607" calcext:value-type="float">
            <text:p>1.0782040201607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</text:p>
          </table:table-cell>
          <table:table-cell office:value-type="float" office:value="2.83" calcext:value-type="float">
            <text:p>2.83</text:p>
          </table:table-cell>
          <table:table-cell office:value-type="float" office:value="0.227" calcext:value-type="float">
            <text:p>0.227</text:p>
          </table:table-cell>
          <table:table-cell office:value-type="float" office:value="8.02120141342756" calcext:value-type="float">
            <text:p>8.02120141342756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AbsoluteTime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599190122278" calcext:value-type="float">
            <text:p>0.864599190122278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CTimespec</text:p>
          </table:table-cell>
          <table:table-cell office:value-type="float" office:value="95.73" calcext:value-type="float">
            <text:p>95.73</text:p>
          </table:table-cell>
          <table:table-cell office:value-type="float" office:value="1.051" calcext:value-type="float">
            <text:p>1.051</text:p>
          </table:table-cell>
          <table:table-cell office:value-type="float" office:value="1.09787945262718" calcext:value-type="float">
            <text:p>1.09787945262718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.h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CTimeval</text:p>
          </table:table-cell>
          <table:table-cell office:value-type="float" office:value="46.096" calcext:value-type="float">
            <text:p>46.096</text:p>
          </table:table-cell>
          <table:table-cell office:value-type="float" office:value="1.166" calcext:value-type="float">
            <text:p>1.166</text:p>
          </table:table-cell>
          <table:table-cell office:value-type="float" office:value="2.52950364456786" calcext:value-type="float">
            <text:p>2.52950364456786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DiffTime</text:p>
          </table:table-cell>
          <table:table-cell office:value-type="float" office:value="182.626" calcext:value-type="float">
            <text:p>182.626</text:p>
          </table:table-cell>
          <table:table-cell office:value-type="float" office:value="1.41" calcext:value-type="float">
            <text:p>1.41</text:p>
          </table:table-cell>
          <table:table-cell office:value-type="float" office:value="0.772069694348012" calcext:value-type="float">
            <text:p>0.77206969434801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NominalDiffTime</text:p>
          </table:table-cell>
          <table:table-cell office:value-type="float" office:value="182.463" calcext:value-type="float">
            <text:p>182.463</text:p>
          </table:table-cell>
          <table:table-cell office:value-type="float" office:value="1.53" calcext:value-type="float">
            <text:p>1.53</text:p>
          </table:table-cell>
          <table:table-cell office:value-type="float" office:value="0.838526166948916" calcext:value-type="float">
            <text:p>0.838526166948916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POSIXTime</text:p>
          </table:table-cell>
          <table:table-cell office:value-type="float" office:value="3.258" calcext:value-type="float">
            <text:p>3.258</text:p>
          </table:table-cell>
          <table:table-cell office:value-type="float" office:value="0.2" calcext:value-type="float">
            <text:p>0.2</text:p>
          </table:table-cell>
          <table:table-cell office:value-type="float" office:value="6.13873542050338" calcext:value-type="float">
            <text:p>6.1387354205033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SystemTime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.353" calcext:value-type="float">
            <text:p>1.353</text:p>
          </table:table-cell>
          <table:table-cell office:value-type="float" office:value="0.46223540183391" calcext:value-type="float">
            <text:p>0.46223540183391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Diff</text:p>
          </table:table-cell>
          <table:table-cell office:value-type="float" office:value="9.57" calcext:value-type="float">
            <text:p>9.57</text:p>
          </table:table-cell>
          <table:table-cell office:value-type="float" office:value="0.295" calcext:value-type="float">
            <text:p>0.295</text:p>
          </table:table-cell>
          <table:table-cell office:value-type="float" office:value="3.08254963427377" calcext:value-type="float">
            <text:p>3.0825496342737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Time</text:p>
          </table:table-cell>
          <table:table-cell office:value-type="float" office:value="155.835" calcext:value-type="float">
            <text:p>155.8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407482272916867" calcext:value-type="float">
            <text:p>0.407482272916867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niversalTime</text:p>
          </table:table-cell>
          <table:table-cell office:value-type="float" office:value="98.855" calcext:value-type="float">
            <text:p>98.8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486368924182" calcext:value-type="float">
            <text:p>0.304486368924182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POSIX</text:p>
          </table:table-cell>
          <table:table-cell office:value-type="float" office:value="29.027" calcext:value-type="float">
            <text:p>29.027</text:p>
          </table:table-cell>
          <table:table-cell office:value-type="float" office:value="0.841" calcext:value-type="float">
            <text:p>0.841</text:p>
          </table:table-cell>
          <table:table-cell office:value-type="float" office:value="2.89730251145485" calcext:value-type="float">
            <text:p>2.89730251145485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System</text:p>
          </table:table-cell>
          <table:table-cell office:value-type="float" office:value="32.497" calcext:value-type="float">
            <text:p>32.497</text:p>
          </table:table-cell>
          <table:table-cell office:value-type="float" office:value="0.747" calcext:value-type="float">
            <text:p>0.747</text:p>
          </table:table-cell>
          <table:table-cell office:value-type="float" office:value="2.29867372372834" calcext:value-type="float">
            <text:p>2.29867372372834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TAI</text:p>
          </table:table-cell>
          <table:table-cell office:value-type="float" office:value="53.722" calcext:value-type="float">
            <text:p>53.722</text:p>
          </table:table-cell>
          <table:table-cell office:value-type="float" office:value="0.858" calcext:value-type="float">
            <text:p>0.858</text:p>
          </table:table-cell>
          <table:table-cell office:value-type="float" office:value="1.59711105319981" calcext:value-type="float">
            <text:p>1.5971110531998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</text:p>
          </table:table-cell>
          <table:table-cell office:value-type="float" office:value="2.551" calcext:value-type="float">
            <text:p>2.551</text:p>
          </table:table-cell>
          <table:table-cell office:value-type="float" office:value="0.168" calcext:value-type="float">
            <text:p>0.168</text:p>
          </table:table-cell>
          <table:table-cell office:value-type="float" office:value="6.58565268522148" calcext:value-type="float">
            <text:p>6.585652685221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Class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2.187" calcext:value-type="float">
            <text:p>2.187</text:p>
          </table:table-cell>
          <table:table-cell office:value-type="float" office:value="1.89145945945946" calcext:value-type="float">
            <text:p>1.89145945945946</text:p>
          </table:table-cell>
          <table:table-cell office:value-type="float" office:value="13395" calcext:value-type="float">
            <text:p>13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Instances</text:p>
          </table:table-cell>
          <table:table-cell office:value-type="float" office:value="438.608" calcext:value-type="float">
            <text:p>438.608</text:p>
          </table:table-cell>
          <table:table-cell office:value-type="float" office:value="2.289" calcext:value-type="float">
            <text:p>2.289</text:p>
          </table:table-cell>
          <table:table-cell office:value-type="float" office:value="0.521878305913253" calcext:value-type="float">
            <text:p>0.521878305913253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SO8601</text:p>
          </table:table-cell>
          <table:table-cell office:value-type="float" office:value="973.89" calcext:value-type="float">
            <text:p>973.89</text:p>
          </table:table-cell>
          <table:table-cell office:value-type="float" office:value="5.639" calcext:value-type="float">
            <text:p>5.639</text:p>
          </table:table-cell>
          <table:table-cell office:value-type="float" office:value="0.579018164269065" calcext:value-type="float">
            <text:p>0.579018164269065</text:p>
          </table:table-cell>
          <table:table-cell office:value-type="float" office:value="18219" calcext:value-type="float">
            <text:p>182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nternal</text:p>
          </table:table-cell>
          <table:table-cell office:value-type="float" office:value="2.979" calcext:value-type="float">
            <text:p>2.979</text:p>
          </table:table-cell>
          <table:table-cell office:value-type="float" office:value="0.15" calcext:value-type="float">
            <text:p>0.15</text:p>
          </table:table-cell>
          <table:table-cell office:value-type="float" office:value="5.03524672708963" calcext:value-type="float">
            <text:p>5.0352467270896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Locale</text:p>
          </table:table-cell>
          <table:table-cell office:value-type="float" office:value="149.762" calcext:value-type="float">
            <text:p>149.762</text:p>
          </table:table-cell>
          <table:table-cell office:value-type="float" office:value="0.647" calcext:value-type="float">
            <text:p>0.647</text:p>
          </table:table-cell>
          <table:table-cell office:value-type="float" office:value="0.432018803167693" calcext:value-type="float">
            <text:p>0.432018803167693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</text:p>
          </table:table-cell>
          <table:table-cell office:value-type="float" office:value="196.111" calcext:value-type="float">
            <text:p>196.111</text:p>
          </table:table-cell>
          <table:table-cell office:value-type="float" office:value="1.552" calcext:value-type="float">
            <text:p>1.552</text:p>
          </table:table-cell>
          <table:table-cell office:value-type="float" office:value="0.791388550361785" calcext:value-type="float">
            <text:p>0.791388550361785</text:p>
          </table:table-cell>
          <table:table-cell office:value-type="float" office:value="7914" calcext:value-type="float">
            <text:p>79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Class</text:p>
          </table:table-cell>
          <table:table-cell office:value-type="float" office:value="389.871" calcext:value-type="float">
            <text:p>389.871</text:p>
          </table:table-cell>
          <table:table-cell office:value-type="float" office:value="2.716" calcext:value-type="float">
            <text:p>2.716</text:p>
          </table:table-cell>
          <table:table-cell office:value-type="float" office:value="0.696640683713331" calcext:value-type="float">
            <text:p>0.69664068371333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Instances</text:p>
          </table:table-cell>
          <table:table-cell office:value-type="float" office:value="500.33" calcext:value-type="float">
            <text:p>500.33</text:p>
          </table:table-cell>
          <table:table-cell office:value-type="float" office:value="5.339" calcext:value-type="float">
            <text:p>5.339</text:p>
          </table:table-cell>
          <table:table-cell office:value-type="float" office:value="1.06709571682689" calcext:value-type="float">
            <text:p>1.06709571682689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</text:p>
          </table:table-cell>
          <table:table-cell office:value-type="float" office:value="3.149" calcext:value-type="float">
            <text:p>3.149</text:p>
          </table:table-cell>
          <table:table-cell office:value-type="float" office:value="0.484" calcext:value-type="float">
            <text:p>0.484</text:p>
          </table:table-cell>
          <table:table-cell office:value-type="float" office:value="15.369958717053" calcext:value-type="float">
            <text:p>15.369958717053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CalendarDiffTime</text:p>
          </table:table-cell>
          <table:table-cell office:value-type="float" office:value="132.411" calcext:value-type="float">
            <text:p>132.41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61442025209386" calcext:value-type="float">
            <text:p>0.461442025209386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LocalTime</text:p>
          </table:table-cell>
          <table:table-cell office:value-type="float" office:value="210.847" calcext:value-type="float">
            <text:p>210.847</text:p>
          </table:table-cell>
          <table:table-cell office:value-type="float" office:value="0.98" calcext:value-type="float">
            <text:p>0.98</text:p>
          </table:table-cell>
          <table:table-cell office:value-type="float" office:value="0.464792005577504" calcext:value-type="float">
            <text:p>0.464792005577504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OfDay</text:p>
          </table:table-cell>
          <table:table-cell office:value-type="float" office:value="305.834" calcext:value-type="float">
            <text:p>305.834</text:p>
          </table:table-cell>
          <table:table-cell office:value-type="float" office:value="1.324" calcext:value-type="float">
            <text:p>1.324</text:p>
          </table:table-cell>
          <table:table-cell office:value-type="float" office:value="0.432914587652125" calcext:value-type="float">
            <text:p>0.432914587652125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Zone</text:p>
          </table:table-cell>
          <table:table-cell office:value-type="float" office:value="253.663" calcext:value-type="float">
            <text:p>253.663</text:p>
          </table:table-cell>
          <table:table-cell office:value-type="float" office:value="1.798" calcext:value-type="float">
            <text:p>1.798</text:p>
          </table:table-cell>
          <table:table-cell office:value-type="float" office:value="0.708814450668801" calcext:value-type="float">
            <text:p>0.708814450668801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ZonedTime</text:p>
          </table:table-cell>
          <table:table-cell office:value-type="float" office:value="134.163" calcext:value-type="float">
            <text:p>134.163</text:p>
          </table:table-cell>
          <table:table-cell office:value-type="float" office:value="1.061" calcext:value-type="float">
            <text:p>1.061</text:p>
          </table:table-cell>
          <table:table-cell office:value-type="float" office:value="0.790829066135969" calcext:value-type="float">
            <text:p>0.79082906613596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Backwards</text:p>
          </table:table-cell>
          <table:table-cell office:value-type="float" office:value="418.346" calcext:value-type="float">
            <text:p>418.346</text:p>
          </table:table-cell>
          <table:table-cell office:value-type="float" office:value="1.99" calcext:value-type="float">
            <text:p>1.99</text:p>
          </table:table-cell>
          <table:table-cell office:value-type="float" office:value="0.475682808010594" calcext:value-type="float">
            <text:p>0.475682808010594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Lift</text:p>
          </table:table-cell>
          <table:table-cell office:value-type="float" office:value="389.04" calcext:value-type="float">
            <text:p>389.04</text:p>
          </table:table-cell>
          <table:table-cell office:value-type="float" office:value="2.732" calcext:value-type="float">
            <text:p>2.732</text:p>
          </table:table-cell>
          <table:table-cell office:value-type="float" office:value="0.702241414764549" calcext:value-type="float">
            <text:p>0.702241414764549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Signatures</text:p>
          </table:table-cell>
          <table:table-cell office:value-type="float" office:value="3.198" calcext:value-type="float">
            <text:p>3.198</text:p>
          </table:table-cell>
          <table:table-cell office:value-type="float" office:value="0.734" calcext:value-type="float">
            <text:p>0.734</text:p>
          </table:table-cell>
          <table:table-cell office:value-type="float" office:value="22.9518449030644" calcext:value-type="float">
            <text:p>22.951844903064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Accum</text:p>
          </table:table-cell>
          <table:table-cell office:value-type="float" office:value="198.812" calcext:value-type="float">
            <text:p>198.812</text:p>
          </table:table-cell>
          <table:table-cell office:value-type="float" office:value="3.339" calcext:value-type="float">
            <text:p>3.339</text:p>
          </table:table-cell>
          <table:table-cell office:value-type="float" office:value="1.6794760879625" calcext:value-type="float">
            <text:p>1.6794760879625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lass</text:p>
          </table:table-cell>
          <table:table-cell office:value-type="float" office:value="7.204" calcext:value-type="float">
            <text:p>7.204</text:p>
          </table:table-cell>
          <table:table-cell office:value-type="float" office:value="1.207" calcext:value-type="float">
            <text:p>1.207</text:p>
          </table:table-cell>
          <table:table-cell office:value-type="float" office:value="16.7545807884509" calcext:value-type="float">
            <text:p>16.754580788450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ont</text:p>
          </table:table-cell>
          <table:table-cell office:value-type="float" office:value="79.126" calcext:value-type="float">
            <text:p>79.126</text:p>
          </table:table-cell>
          <table:table-cell office:value-type="float" office:value="3.082" calcext:value-type="float">
            <text:p>3.082</text:p>
          </table:table-cell>
          <table:table-cell office:value-type="float" office:value="3.89505345904001" calcext:value-type="float">
            <text:p>3.89505345904001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Except</text:p>
          </table:table-cell>
          <table:table-cell office:value-type="float" office:value="550.079" calcext:value-type="float">
            <text:p>550.079</text:p>
          </table:table-cell>
          <table:table-cell office:value-type="float" office:value="4.425" calcext:value-type="float">
            <text:p>4.425</text:p>
          </table:table-cell>
          <table:table-cell office:value-type="float" office:value="0.804429909158503" calcext:value-type="float">
            <text:p>0.804429909158503</text:p>
          </table:table-cell>
          <table:table-cell office:value-type="float" office:value="11277" calcext:value-type="float">
            <text:p>112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Identity</text:p>
          </table:table-cell>
          <table:table-cell office:value-type="float" office:value="359.716" calcext:value-type="float">
            <text:p>359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0.7986856297746" calcext:value-type="float">
            <text:p>0.7986856297746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Maybe</text:p>
          </table:table-cell>
          <table:table-cell office:value-type="float" office:value="429.201" calcext:value-type="float">
            <text:p>429.201</text:p>
          </table:table-cell>
          <table:table-cell office:value-type="float" office:value="2.97" calcext:value-type="float">
            <text:p>2.97</text:p>
          </table:table-cell>
          <table:table-cell office:value-type="float" office:value="0.691983476273354" calcext:value-type="float">
            <text:p>0.691983476273354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</text:p>
          </table:table-cell>
          <table:table-cell office:value-type="float" office:value="3.869" calcext:value-type="float">
            <text:p>3.869</text:p>
          </table:table-cell>
          <table:table-cell office:value-type="float" office:value="0.676" calcext:value-type="float">
            <text:p>0.676</text:p>
          </table:table-cell>
          <table:table-cell office:value-type="float" office:value="17.4722150426467" calcext:value-type="float">
            <text:p>17.472215042646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CPS</text:p>
          </table:table-cell>
          <table:table-cell office:value-type="float" office:value="237.295" calcext:value-type="float">
            <text:p>237.295</text:p>
          </table:table-cell>
          <table:table-cell office:value-type="float" office:value="6.785" calcext:value-type="float">
            <text:p>6.785</text:p>
          </table:table-cell>
          <table:table-cell office:value-type="float" office:value="2.8593101413852" calcext:value-type="float">
            <text:p>2.8593101413852</text:p>
          </table:table-cell>
          <table:table-cell office:value-type="float" office:value="13988" calcext:value-type="float">
            <text:p>139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Lazy</text:p>
          </table:table-cell>
          <table:table-cell office:value-type="float" office:value="271.96" calcext:value-type="float">
            <text:p>271.96</text:p>
          </table:table-cell>
          <table:table-cell office:value-type="float" office:value="4.116" calcext:value-type="float">
            <text:p>4.116</text:p>
          </table:table-cell>
          <table:table-cell office:value-type="float" office:value="1.51345786145021" calcext:value-type="float">
            <text:p>1.51345786145021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Strict</text:p>
          </table:table-cell>
          <table:table-cell office:value-type="float" office:value="258.869" calcext:value-type="float">
            <text:p>258.869</text:p>
          </table:table-cell>
          <table:table-cell office:value-type="float" office:value="5.282" calcext:value-type="float">
            <text:p>5.282</text:p>
          </table:table-cell>
          <table:table-cell office:value-type="float" office:value="2.04041426358506" calcext:value-type="float">
            <text:p>2.04041426358506</text:p>
          </table:table-cell>
          <table:table-cell office:value-type="float" office:value="13677" calcext:value-type="float">
            <text:p>136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eader</text:p>
          </table:table-cell>
          <table:table-cell office:value-type="float" office:value="160.774" calcext:value-type="float">
            <text:p>160.774</text:p>
          </table:table-cell>
          <table:table-cell office:value-type="float" office:value="4.451" calcext:value-type="float">
            <text:p>4.451</text:p>
          </table:table-cell>
          <table:table-cell office:value-type="float" office:value="2.76848246607038" calcext:value-type="float">
            <text:p>2.76848246607038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elect</text:p>
          </table:table-cell>
          <table:table-cell office:value-type="float" office:value="124.32" calcext:value-type="float">
            <text:p>124.32</text:p>
          </table:table-cell>
          <table:table-cell office:value-type="float" office:value="3.474" calcext:value-type="float">
            <text:p>3.474</text:p>
          </table:table-cell>
          <table:table-cell office:value-type="float" office:value="2.79440154440155" calcext:value-type="float">
            <text:p>2.7944015444015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</text:p>
          </table:table-cell>
          <table:table-cell office:value-type="float" office:value="3.721" calcext:value-type="float">
            <text:p>3.721</text:p>
          </table:table-cell>
          <table:table-cell office:value-type="float" office:value="1.022" calcext:value-type="float">
            <text:p>1.022</text:p>
          </table:table-cell>
          <table:table-cell office:value-type="float" office:value="27.4657350174684" calcext:value-type="float">
            <text:p>27.465735017468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Lazy</text:p>
          </table:table-cell>
          <table:table-cell office:value-type="float" office:value="194.579" calcext:value-type="float">
            <text:p>194.579</text:p>
          </table:table-cell>
          <table:table-cell office:value-type="float" office:value="5.393" calcext:value-type="float">
            <text:p>5.393</text:p>
          </table:table-cell>
          <table:table-cell office:value-type="float" office:value="2.7716248927171" calcext:value-type="float">
            <text:p>2.7716248927171</text:p>
          </table:table-cell>
          <table:table-cell office:value-type="float" office:value="13467" calcext:value-type="float">
            <text:p>134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Strict</text:p>
          </table:table-cell>
          <table:table-cell office:value-type="float" office:value="200.538" calcext:value-type="float">
            <text:p>200.538</text:p>
          </table:table-cell>
          <table:table-cell office:value-type="float" office:value="4.309" calcext:value-type="float">
            <text:p>4.309</text:p>
          </table:table-cell>
          <table:table-cell office:value-type="float" office:value="2.14871994335238" calcext:value-type="float">
            <text:p>2.14871994335238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</text:p>
          </table:table-cell>
          <table:table-cell office:value-type="float" office:value="2.743" calcext:value-type="float">
            <text:p>2.743</text:p>
          </table:table-cell>
          <table:table-cell office:value-type="float" office:value="0.548" calcext:value-type="float">
            <text:p>0.548</text:p>
          </table:table-cell>
          <table:table-cell office:value-type="float" office:value="19.9781261392636" calcext:value-type="float">
            <text:p>19.9781261392636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CPS</text:p>
          </table:table-cell>
          <table:table-cell office:value-type="float" office:value="184.965" calcext:value-type="float">
            <text:p>184.965</text:p>
          </table:table-cell>
          <table:table-cell office:value-type="float" office:value="4.414" calcext:value-type="float">
            <text:p>4.414</text:p>
          </table:table-cell>
          <table:table-cell office:value-type="float" office:value="2.38639742654016" calcext:value-type="float">
            <text:p>2.38639742654016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Lazy</text:p>
          </table:table-cell>
          <table:table-cell office:value-type="float" office:value="499.496" calcext:value-type="float">
            <text:p>499.496</text:p>
          </table:table-cell>
          <table:table-cell office:value-type="float" office:value="3.338" calcext:value-type="float">
            <text:p>3.338</text:p>
          </table:table-cell>
          <table:table-cell office:value-type="float" office:value="0.668273619808767" calcext:value-type="float">
            <text:p>0.668273619808767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Strict</text:p>
          </table:table-cell>
          <table:table-cell office:value-type="float" office:value="497.521" calcext:value-type="float">
            <text:p>497.521</text:p>
          </table:table-cell>
          <table:table-cell office:value-type="float" office:value="3.576" calcext:value-type="float">
            <text:p>3.576</text:p>
          </table:table-cell>
          <table:table-cell office:value-type="float" office:value="0.718763630077926" calcext:value-type="float">
            <text:p>0.718763630077926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Constant</text:p>
          </table:table-cell>
          <table:table-cell office:value-type="float" office:value="380.447" calcext:value-type="float">
            <text:p>380.447</text:p>
          </table:table-cell>
          <table:table-cell office:value-type="float" office:value="1.875" calcext:value-type="float">
            <text:p>1.875</text:p>
          </table:table-cell>
          <table:table-cell office:value-type="float" office:value="0.492841315610322" calcext:value-type="float">
            <text:p>0.49284131561032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Reverse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0.651567334960351" calcext:value-type="float">
            <text:p>0.651567334960351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</text:p>
          </table:table-cell>
          <table:table-cell office:value-type="float" office:value="8114.183" calcext:value-type="float">
            <text:p>8114.183</text:p>
          </table:table-cell>
          <table:table-cell office:value-type="float" office:value="43.537" calcext:value-type="float">
            <text:p>43.537</text:p>
          </table:table-cell>
          <table:table-cell office:value-type="float" office:value="0.536554327157768" calcext:value-type="float">
            <text:p>0.536554327157768</text:p>
          </table:table-cell>
          <table:table-cell office:value-type="float" office:value="94822" calcext:value-type="float">
            <text:p>948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Array</text:p>
          </table:table-cell>
          <table:table-cell office:value-type="float" office:value="566.309" calcext:value-type="float">
            <text:p>566.309</text:p>
          </table:table-cell>
          <table:table-cell office:value-type="float" office:value="8.19" calcext:value-type="float">
            <text:p>8.19</text:p>
          </table:table-cell>
          <table:table-cell office:value-type="float" office:value="1.44620692943252" calcext:value-type="float">
            <text:p>1.44620692943252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Debug</text:p>
          </table:table-cell>
          <table:table-cell office:value-type="float" office:value="263.477" calcext:value-type="float">
            <text:p>263.477</text:p>
          </table:table-cell>
          <table:table-cell office:value-type="float" office:value="2.12" calcext:value-type="float">
            <text:p>2.12</text:p>
          </table:table-cell>
          <table:table-cell office:value-type="float" office:value="0.804624312558592" calcext:value-type="float">
            <text:p>0.804624312558592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List</text:p>
          </table:table-cell>
          <table:table-cell office:value-type="float" office:value="66.166" calcext:value-type="float">
            <text:p>66.166</text:p>
          </table:table-cell>
          <table:table-cell office:value-type="float" office:value="1.323" calcext:value-type="float">
            <text:p>1.323</text:p>
          </table:table-cell>
          <table:table-cell office:value-type="float" office:value="1.9995163679231" calcext:value-type="float">
            <text:p>1.9995163679231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Strict</text:p>
          </table:table-cell>
          <table:table-cell office:value-type="float" office:value="2490.579" calcext:value-type="float">
            <text:p>2490.579</text:p>
          </table:table-cell>
          <table:table-cell office:value-type="float" office:value="7.835" calcext:value-type="float">
            <text:p>7.835</text:p>
          </table:table-cell>
          <table:table-cell office:value-type="float" office:value="0.314585483937671" calcext:value-type="float">
            <text:p>0.314585483937671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Lazy</text:p>
          </table:table-cell>
          <table:table-cell office:value-type="float" office:value="4.428" calcext:value-type="float">
            <text:p>4.428</text:p>
          </table:table-cell>
          <table:table-cell office:value-type="float" office:value="1.156" calcext:value-type="float">
            <text:p>1.156</text:p>
          </table:table-cell>
          <table:table-cell office:value-type="float" office:value="26.1065943992773" calcext:value-type="float">
            <text:p>26.1065943992773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Strict</text:p>
          </table:table-cell>
          <table:table-cell office:value-type="float" office:value="3.697" calcext:value-type="float">
            <text:p>3.697</text:p>
          </table:table-cell>
          <table:table-cell office:value-type="float" office:value="0.83" calcext:value-type="float">
            <text:p>0.83</text:p>
          </table:table-cell>
          <table:table-cell office:value-type="float" office:value="22.4506356505275" calcext:value-type="float">
            <text:p>22.4506356505275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</text:p>
          </table:table-cell>
          <table:table-cell office:value-type="float" office:value="3.603" calcext:value-type="float">
            <text:p>3.603</text:p>
          </table:table-cell>
          <table:table-cell office:value-type="float" office:value="0.853" calcext:value-type="float">
            <text:p>0.853</text:p>
          </table:table-cell>
          <table:table-cell office:value-type="float" office:value="23.6747155148487" calcext:value-type="float">
            <text:p>23.674715514848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.Internal</text:p>
          </table:table-cell>
          <table:table-cell office:value-type="float" office:value="746.553" calcext:value-type="float">
            <text:p>746.553</text:p>
          </table:table-cell>
          <table:table-cell office:value-type="float" office:value="3.229" calcext:value-type="float">
            <text:p>3.229</text:p>
          </table:table-cell>
          <table:table-cell office:value-type="float" office:value="0.432521200772082" calcext:value-type="float">
            <text:p>0.432521200772082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</text:p>
          </table:table-cell>
          <table:table-cell office:value-type="float" office:value="10000.479" calcext:value-type="float">
            <text:p>10000.479</text:p>
          </table:table-cell>
          <table:table-cell office:value-type="float" office:value="24.118" calcext:value-type="float">
            <text:p>24.118</text:p>
          </table:table-cell>
          <table:table-cell office:value-type="float" office:value="0.241168448031339" calcext:value-type="float">
            <text:p>0.241168448031339</text:p>
          </table:table-cell>
          <table:table-cell office:value-type="float" office:value="66746" calcext:value-type="float">
            <text:p>667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</text:p>
          </table:table-cell>
          <table:table-cell office:value-type="float" office:value="4381.49" calcext:value-type="float">
            <text:p>4381.49</text:p>
          </table:table-cell>
          <table:table-cell office:value-type="float" office:value="7.522" calcext:value-type="float">
            <text:p>7.522</text:p>
          </table:table-cell>
          <table:table-cell office:value-type="float" office:value="0.171676758363023" calcext:value-type="float">
            <text:p>0.17167675836302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Monadic</text:p>
          </table:table-cell>
          <table:table-cell office:value-type="float" office:value="7529.369" calcext:value-type="float">
            <text:p>7529.369</text:p>
          </table:table-cell>
          <table:table-cell office:value-type="float" office:value="50.513" calcext:value-type="float">
            <text:p>50.513</text:p>
          </table:table-cell>
          <table:table-cell office:value-type="float" office:value="0.670879591636431" calcext:value-type="float">
            <text:p>0.670879591636431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Size</text:p>
          </table:table-cell>
          <table:table-cell office:value-type="float" office:value="130.944" calcext:value-type="float">
            <text:p>130.944</text:p>
          </table:table-cell>
          <table:table-cell office:value-type="float" office:value="2.051" calcext:value-type="float">
            <text:p>2.051</text:p>
          </table:table-cell>
          <table:table-cell office:value-type="float" office:value="1.56631842619746" calcext:value-type="float">
            <text:p>1.56631842619746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Stream.Monadic</text:p>
          </table:table-cell>
          <table:table-cell office:value-type="float" office:value="16.181" calcext:value-type="float">
            <text:p>16.181</text:p>
          </table:table-cell>
          <table:table-cell office:value-type="float" office:value="0.072" calcext:value-type="float">
            <text:p>0.072</text:p>
          </table:table-cell>
          <table:table-cell office:value-type="float" office:value="0.444966318521723" calcext:value-type="float">
            <text:p>0.44496631852172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Util</text:p>
          </table:table-cell>
          <table:table-cell office:value-type="float" office:value="22.89" calcext:value-type="float">
            <text:p>22.89</text:p>
          </table:table-cell>
          <table:table-cell office:value-type="float" office:value="0.728" calcext:value-type="float">
            <text:p>0.728</text:p>
          </table:table-cell>
          <table:table-cell office:value-type="float" office:value="3.18042813455657" calcext:value-type="float">
            <text:p>3.1804281345565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</text:p>
          </table:table-cell>
          <table:table-cell office:value-type="float" office:value="10710.463" calcext:value-type="float">
            <text:p>10710.463</text:p>
          </table:table-cell>
          <table:table-cell office:value-type="float" office:value="39.237" calcext:value-type="float">
            <text:p>39.237</text:p>
          </table:table-cell>
          <table:table-cell office:value-type="float" office:value="0.366342706193" calcext:value-type="float">
            <text:p>0.366342706193</text:p>
          </table:table-cell>
          <table:table-cell office:value-type="float" office:value="90301" calcext:value-type="float">
            <text:p>903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Base</text:p>
          </table:table-cell>
          <table:table-cell office:value-type="float" office:value="28.369" calcext:value-type="float">
            <text:p>28.369</text:p>
          </table:table-cell>
          <table:table-cell office:value-type="float" office:value="1.097" calcext:value-type="float">
            <text:p>1.097</text:p>
          </table:table-cell>
          <table:table-cell office:value-type="float" office:value="3.866896964997" calcext:value-type="float">
            <text:p>3.86689696499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</text:p>
          </table:table-cell>
          <table:table-cell office:value-type="float" office:value="3454.219" calcext:value-type="float">
            <text:p>3454.219</text:p>
          </table:table-cell>
          <table:table-cell office:value-type="float" office:value="16.173" calcext:value-type="float">
            <text:p>16.173</text:p>
          </table:table-cell>
          <table:table-cell office:value-type="float" office:value="0.468210035322022" calcext:value-type="float">
            <text:p>0.468210035322022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.Base</text:p>
          </table:table-cell>
          <table:table-cell office:value-type="float" office:value="65.695" calcext:value-type="float">
            <text:p>65.695</text:p>
          </table:table-cell>
          <table:table-cell office:value-type="float" office:value="2.343" calcext:value-type="float">
            <text:p>2.343</text:p>
          </table:table-cell>
          <table:table-cell office:value-type="float" office:value="3.56648146738717" calcext:value-type="float">
            <text:p>3.5664814673871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New</text:p>
          </table:table-cell>
          <table:table-cell office:value-type="float" office:value="457.984" calcext:value-type="float">
            <text:p>457.984</text:p>
          </table:table-cell>
          <table:table-cell office:value-type="float" office:value="2.437" calcext:value-type="float">
            <text:p>2.437</text:p>
          </table:table-cell>
          <table:table-cell office:value-type="float" office:value="0.53211465902739" calcext:value-type="float">
            <text:p>0.53211465902739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Internal.Check</text:p>
          </table:table-cell>
          <table:table-cell office:value-type="float" office:value="133.759" calcext:value-type="float">
            <text:p>133.759</text:p>
          </table:table-cell>
          <table:table-cell office:value-type="float" office:value="2.774" calcext:value-type="float">
            <text:p>2.774</text:p>
          </table:table-cell>
          <table:table-cell office:value-type="float" office:value="2.07387914084286" calcext:value-type="float">
            <text:p>2.07387914084286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Mutable</text:p>
          </table:table-cell>
          <table:table-cell office:value-type="float" office:value="1194.312" calcext:value-type="float">
            <text:p>1194.312</text:p>
          </table:table-cell>
          <table:table-cell office:value-type="float" office:value="9.752" calcext:value-type="float">
            <text:p>9.752</text:p>
          </table:table-cell>
          <table:table-cell office:value-type="float" office:value="0.816537052294543" calcext:value-type="float">
            <text:p>0.816537052294543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</text:p>
          </table:table-cell>
          <table:table-cell office:value-type="float" office:value="7132.525" calcext:value-type="float">
            <text:p>7132.525</text:p>
          </table:table-cell>
          <table:table-cell office:value-type="float" office:value="17.693" calcext:value-type="float">
            <text:p>17.693</text:p>
          </table:table-cell>
          <table:table-cell office:value-type="float" office:value="0.248060819976095" calcext:value-type="float">
            <text:p>0.248060819976095</text:p>
          </table:table-cell>
          <table:table-cell office:value-type="float" office:value="60348" calcext:value-type="float">
            <text:p>603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.Mutable</text:p>
          </table:table-cell>
          <table:table-cell office:value-type="float" office:value="1454.877" calcext:value-type="float">
            <text:p>1454.877</text:p>
          </table:table-cell>
          <table:table-cell office:value-type="float" office:value="8.678" calcext:value-type="float">
            <text:p>8.678</text:p>
          </table:table-cell>
          <table:table-cell office:value-type="float" office:value="0.596476540628521" calcext:value-type="float">
            <text:p>0.596476540628521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</text:p>
          </table:table-cell>
          <table:table-cell office:value-type="float" office:value="9177.391" calcext:value-type="float">
            <text:p>9177.391</text:p>
          </table:table-cell>
          <table:table-cell office:value-type="float" office:value="16.227" calcext:value-type="float">
            <text:p>16.227</text:p>
          </table:table-cell>
          <table:table-cell office:value-type="float" office:value="0.176814957540765" calcext:value-type="float">
            <text:p>0.176814957540765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Internal</text:p>
          </table:table-cell>
          <table:table-cell office:value-type="float" office:value="11.755" calcext:value-type="float">
            <text:p>11.755</text:p>
          </table:table-cell>
          <table:table-cell office:value-type="float" office:value="1.149" calcext:value-type="float">
            <text:p>1.149</text:p>
          </table:table-cell>
          <table:table-cell office:value-type="float" office:value="9.77456401531264" calcext:value-type="float">
            <text:p>9.77456401531264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Mutable</text:p>
          </table:table-cell>
          <table:table-cell office:value-type="float" office:value="2040.749" calcext:value-type="float">
            <text:p>2040.749</text:p>
          </table:table-cell>
          <table:table-cell office:value-type="float" office:value="9.251" calcext:value-type="float">
            <text:p>9.251</text:p>
          </table:table-cell>
          <table:table-cell office:value-type="float" office:value="0.45331395482737" calcext:value-type="float">
            <text:p>0.45331395482737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</text:p>
          </table:table-cell>
          <table:table-cell office:value-type="float" office:value="8615.289" calcext:value-type="float">
            <text:p>8615.289</text:p>
          </table:table-cell>
          <table:table-cell office:value-type="float" office:value="26.741" calcext:value-type="float">
            <text:p>26.741</text:p>
          </table:table-cell>
          <table:table-cell office:value-type="float" office:value="0.310390051918166" calcext:value-type="float">
            <text:p>0.310390051918166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Base</text:p>
          </table:table-cell>
          <table:table-cell office:value-type="float" office:value="6833.13" calcext:value-type="float">
            <text:p>6833.13</text:p>
          </table:table-cell>
          <table:table-cell office:value-type="float" office:value="65.537" calcext:value-type="float">
            <text:p>65.537</text:p>
          </table:table-cell>
          <table:table-cell office:value-type="float" office:value="0.959106588049693" calcext:value-type="float">
            <text:p>0.959106588049693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Mutable</text:p>
          </table:table-cell>
          <table:table-cell office:value-type="float" office:value="1024.931" calcext:value-type="float">
            <text:p>1024.931</text:p>
          </table:table-cell>
          <table:table-cell office:value-type="float" office:value="6.499" calcext:value-type="float">
            <text:p>6.499</text:p>
          </table:table-cell>
          <table:table-cell office:value-type="float" office:value="0.634091465669396" calcext:value-type="float">
            <text:p>0.634091465669396</text:p>
          </table:table-cell>
          <table:table-cell office:value-type="float" office:value="19533" calcext:value-type="float">
            <text:p>195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</table:table>
      <table:table table:name="remove_no_fil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16377" table:default-cell-style-name="Default"/>
        <table:table-row table:style-name="ro1"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parser_time</text:p>
          </table:table-cell>
          <table:table-cell table:style-name="ce3" office:value-type="string" calcext:value-type="string">
            <text:p>parser_percentag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extension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</text:p>
          </table:table-cell>
          <table:table-cell office:value-type="float" office:value="26.743" calcext:value-type="float">
            <text:p>26.743</text:p>
          </table:table-cell>
          <table:table-cell office:value-type="float" office:value="2.389" calcext:value-type="float">
            <text:p>2.389</text:p>
          </table:table-cell>
          <table:table-cell office:value-type="float" office:value="8.9331787757544" calcext:value-type="float">
            <text:p>8.9331787757544</text:p>
          </table:table-cell>
          <table:table-cell office:value-type="float" office:value="17285" calcext:value-type="float">
            <text:p>1728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</text:p>
          </table:table-cell>
          <table:table-cell office:value-type="float" office:value="123.585" calcext:value-type="float">
            <text:p>123.585</text:p>
          </table:table-cell>
          <table:table-cell office:value-type="float" office:value="1.227" calcext:value-type="float">
            <text:p>1.227</text:p>
          </table:table-cell>
          <table:table-cell office:value-type="float" office:value="0.992838936764171" calcext:value-type="float">
            <text:p>0.992838936764171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</text:p>
          </table:table-cell>
          <table:table-cell office:value-type="float" office:value="346.518" calcext:value-type="float">
            <text:p>346.518</text:p>
          </table:table-cell>
          <table:table-cell office:value-type="float" office:value="15.867" calcext:value-type="float">
            <text:p>15.867</text:p>
          </table:table-cell>
          <table:table-cell office:value-type="float" office:value="4.5789829099787" calcext:value-type="float">
            <text:p>4.5789829099787</text:p>
          </table:table-cell>
          <table:table-cell office:value-type="float" office:value="12487" calcext:value-type="float">
            <text:p>124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.Lazy</text:p>
          </table:table-cell>
          <table:table-cell office:value-type="float" office:value="1129.905" calcext:value-type="float">
            <text:p>1129.905</text:p>
          </table:table-cell>
          <table:table-cell office:value-type="float" office:value="2.806" calcext:value-type="float">
            <text:p>2.806</text:p>
          </table:table-cell>
          <table:table-cell office:value-type="float" office:value="0.248339462167173" calcext:value-type="float">
            <text:p>0.248339462167173</text:p>
          </table:table-cell>
          <table:table-cell office:value-type="float" office:value="12502" calcext:value-type="float">
            <text:p>1250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Conversion</text:p>
          </table:table-cell>
          <table:table-cell office:value-type="float" office:value="121.38" calcext:value-type="float">
            <text:p>121.38</text:p>
          </table:table-cell>
          <table:table-cell office:value-type="float" office:value="1.304" calcext:value-type="float">
            <text:p>1.304</text:p>
          </table:table-cell>
          <table:table-cell office:value-type="float" office:value="1.07431207777229" calcext:value-type="float">
            <text:p>1.07431207777229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Internal</text:p>
          </table:table-cell>
          <table:table-cell office:value-type="float" office:value="11.217" calcext:value-type="float">
            <text:p>11.217</text:p>
          </table:table-cell>
          <table:table-cell office:value-type="float" office:value="0.251" calcext:value-type="float">
            <text:p>0.251</text:p>
          </table:table-cell>
          <table:table-cell office:value-type="float" office:value="2.23767495765356" calcext:value-type="float">
            <text:p>2.2376749576535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ext</text:p>
          </table:table-cell>
          <table:table-cell office:value-type="float" office:value="489.01" calcext:value-type="float">
            <text:p>489.01</text:p>
          </table:table-cell>
          <table:table-cell office:value-type="float" office:value="5.397" calcext:value-type="float">
            <text:p>5.397</text:p>
          </table:table-cell>
          <table:table-cell office:value-type="float" office:value="1.10365841189342" calcext:value-type="float">
            <text:p>1.10365841189342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okens</text:p>
          </table:table-cell>
          <table:table-cell office:value-type="float" office:value="905.523" calcext:value-type="float">
            <text:p>905.52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959666402730797" calcext:value-type="float">
            <text:p>0.0959666402730797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</text:p>
          </table:table-cell>
          <table:table-cell office:value-type="float" office:value="2.695" calcext:value-type="float">
            <text:p>2.695</text:p>
          </table:table-cell>
          <table:table-cell office:value-type="float" office:value="0.354" calcext:value-type="float">
            <text:p>0.354</text:p>
          </table:table-cell>
          <table:table-cell office:value-type="float" office:value="13.1354359925788" calcext:value-type="float">
            <text:p>13.1354359925788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Builder</text:p>
          </table:table-cell>
          <table:table-cell office:value-type="float" office:value="1301.044" calcext:value-type="float">
            <text:p>1301.044</text:p>
          </table:table-cell>
          <table:table-cell office:value-type="float" office:value="4.735" calcext:value-type="float">
            <text:p>4.735</text:p>
          </table:table-cell>
          <table:table-cell office:value-type="float" office:value="0.363938498621107" calcext:value-type="float">
            <text:p>0.363938498621107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Internal</text:p>
          </table:table-cell>
          <table:table-cell office:value-type="float" office:value="488.631" calcext:value-type="float">
            <text:p>488.631</text:p>
          </table:table-cell>
          <table:table-cell office:value-type="float" office:value="3.226" calcext:value-type="float">
            <text:p>3.226</text:p>
          </table:table-cell>
          <table:table-cell office:value-type="float" office:value="0.660211898139905" calcext:value-type="float">
            <text:p>0.660211898139905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ByteString</text:p>
          </table:table-cell>
          <table:table-cell office:value-type="float" office:value="128.668" calcext:value-type="float">
            <text:p>128.668</text:p>
          </table:table-cell>
          <table:table-cell office:value-type="float" office:value="2.111" calcext:value-type="float">
            <text:p>2.111</text:p>
          </table:table-cell>
          <table:table-cell office:value-type="float" office:value="1.64065657350701" calcext:value-type="float">
            <text:p>1.6406565735070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Functions</text:p>
          </table:table-cell>
          <table:table-cell office:value-type="float" office:value="77.096" calcext:value-type="float">
            <text:p>77.0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984486873508353" calcext:value-type="float">
            <text:p>0.984486873508353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Prelude</text:p>
          </table:table-cell>
          <table:table-cell office:value-type="float" office:value="129.682" calcext:value-type="float">
            <text:p>129.682</text:p>
          </table:table-cell>
          <table:table-cell office:value-type="float" office:value="2.366" calcext:value-type="float">
            <text:p>2.366</text:p>
          </table:table-cell>
          <table:table-cell office:value-type="float" office:value="1.82446291698154" calcext:value-type="float">
            <text:p>1.8244629169815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Scientific</text:p>
          </table:table-cell>
          <table:table-cell office:value-type="float" office:value="263.818" calcext:value-type="float">
            <text:p>263.818</text:p>
          </table:table-cell>
          <table:table-cell office:value-type="float" office:value="1.934" calcext:value-type="float">
            <text:p>1.934</text:p>
          </table:table-cell>
          <table:table-cell office:value-type="float" office:value="0.733081139270255" calcext:value-type="float">
            <text:p>0.733081139270255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H</text:p>
          </table:table-cell>
          <table:table-cell office:value-type="float" office:value="82.266" calcext:value-type="float">
            <text:p>82.266</text:p>
          </table:table-cell>
          <table:table-cell office:value-type="float" office:value="1.046" calcext:value-type="float">
            <text:p>1.046</text:p>
          </table:table-cell>
          <table:table-cell office:value-type="float" office:value="1.27148518221379" calcext:value-type="float">
            <text:p>1.27148518221379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ext</text:p>
          </table:table-cell>
          <table:table-cell office:value-type="float" office:value="12.237" calcext:value-type="float">
            <text:p>12.237</text:p>
          </table:table-cell>
          <table:table-cell office:value-type="float" office:value="1.473" calcext:value-type="float">
            <text:p>1.473</text:p>
          </table:table-cell>
          <table:table-cell office:value-type="float" office:value="12.0372640353028" calcext:value-type="float">
            <text:p>12.037264035302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</text:p>
          </table:table-cell>
          <table:table-cell office:value-type="float" office:value="235.777" calcext:value-type="float">
            <text:p>235.777</text:p>
          </table:table-cell>
          <table:table-cell office:value-type="float" office:value="5.251" calcext:value-type="float">
            <text:p>5.251</text:p>
          </table:table-cell>
          <table:table-cell office:value-type="float" office:value="2.22710442494391" calcext:value-type="float">
            <text:p>2.22710442494391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FromText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5.959" calcext:value-type="float">
            <text:p>5.959</text:p>
          </table:table-cell>
          <table:table-cell office:value-type="float" office:value="3.6728178198538" calcext:value-type="float">
            <text:p>3.6728178198538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</text:p>
          </table:table-cell>
          <table:table-cell office:value-type="float" office:value="230.571" calcext:value-type="float">
            <text:p>230.571</text:p>
          </table:table-cell>
          <table:table-cell office:value-type="float" office:value="3.036" calcext:value-type="float">
            <text:p>3.036</text:p>
          </table:table-cell>
          <table:table-cell office:value-type="float" office:value="1.31673107199084" calcext:value-type="float">
            <text:p>1.31673107199084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Map</text:p>
          </table:table-cell>
          <table:table-cell office:value-type="float" office:value="1284.633" calcext:value-type="float">
            <text:p>1284.633</text:p>
          </table:table-cell>
          <table:table-cell office:value-type="float" office:value="4.809" calcext:value-type="float">
            <text:p>4.809</text:p>
          </table:table-cell>
          <table:table-cell office:value-type="float" office:value="0.374348160136008" calcext:value-type="float">
            <text:p>0.374348160136008</text:p>
          </table:table-cell>
          <table:table-cell office:value-type="float" office:value="23436" calcext:value-type="float">
            <text:p>234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Parser.Time</text:p>
          </table:table-cell>
          <table:table-cell office:value-type="float" office:value="11.715" calcext:value-type="float">
            <text:p>11.715</text:p>
          </table:table-cell>
          <table:table-cell office:value-type="float" office:value="0.441" calcext:value-type="float">
            <text:p>0.441</text:p>
          </table:table-cell>
          <table:table-cell office:value-type="float" office:value="3.76440460947503" calcext:value-type="float">
            <text:p>3.7644046094750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QQ.Simple</text:p>
          </table:table-cell>
          <table:table-cell office:value-type="float" office:value="32.41" calcext:value-type="float">
            <text:p>32.41</text:p>
          </table:table-cell>
          <table:table-cell office:value-type="float" office:value="0.651" calcext:value-type="float">
            <text:p>0.651</text:p>
          </table:table-cell>
          <table:table-cell office:value-type="float" office:value="2.00863930885529" calcext:value-type="float">
            <text:p>2.0086393088552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RFC8785</text:p>
          </table:table-cell>
          <table:table-cell office:value-type="float" office:value="308.838" calcext:value-type="float">
            <text:p>308.838</text:p>
          </table:table-cell>
          <table:table-cell office:value-type="float" office:value="1.279" calcext:value-type="float">
            <text:p>1.279</text:p>
          </table:table-cell>
          <table:table-cell office:value-type="float" office:value="0.414132975864369" calcext:value-type="float">
            <text:p>0.414132975864369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H</text:p>
          </table:table-cell>
          <table:table-cell office:value-type="float" office:value="3546.87" calcext:value-type="float">
            <text:p>3546.87</text:p>
          </table:table-cell>
          <table:table-cell office:value-type="float" office:value="28.906" calcext:value-type="float">
            <text:p>28.906</text:p>
          </table:table-cell>
          <table:table-cell office:value-type="float" office:value="0.814972073969444" calcext:value-type="float">
            <text:p>0.814972073969444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ext</text:p>
          </table:table-cell>
          <table:table-cell office:value-type="float" office:value="686.308" calcext:value-type="float">
            <text:p>686.308</text:p>
          </table:table-cell>
          <table:table-cell office:value-type="float" office:value="1.802" calcext:value-type="float">
            <text:p>1.802</text:p>
          </table:table-cell>
          <table:table-cell office:value-type="float" office:value="0.262564329717853" calcext:value-type="float">
            <text:p>0.26256432971785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</text:p>
          </table:table-cell>
          <table:table-cell office:value-type="float" office:value="7.349" calcext:value-type="float">
            <text:p>7.349</text:p>
          </table:table-cell>
          <table:table-cell office:value-type="float" office:value="0.929" calcext:value-type="float">
            <text:p>0.929</text:p>
          </table:table-cell>
          <table:table-cell office:value-type="float" office:value="12.6411756701592" calcext:value-type="float">
            <text:p>12.6411756701592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Class</text:p>
          </table:table-cell>
          <table:table-cell office:value-type="float" office:value="6.815" calcext:value-type="float">
            <text:p>6.815</text:p>
          </table:table-cell>
          <table:table-cell office:value-type="float" office:value="2.501" calcext:value-type="float">
            <text:p>2.501</text:p>
          </table:table-cell>
          <table:table-cell office:value-type="float" office:value="36.6984592809978" calcext:value-type="float">
            <text:p>36.6984592809978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FromJSON</text:p>
          </table:table-cell>
          <table:table-cell office:value-type="float" office:value="13763.135" calcext:value-type="float">
            <text:p>13763.135</text:p>
          </table:table-cell>
          <table:table-cell office:value-type="float" office:value="45.963" calcext:value-type="float">
            <text:p>45.963</text:p>
          </table:table-cell>
          <table:table-cell office:value-type="float" office:value="0.333957343294242" calcext:value-type="float">
            <text:p>0.333957343294242</text:p>
          </table:table-cell>
          <table:table-cell office:value-type="float" office:value="115438" calcext:value-type="float">
            <text:p>11543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Generic</text:p>
          </table:table-cell>
          <table:table-cell office:value-type="float" office:value="35.625" calcext:value-type="float">
            <text:p>35.625</text:p>
          </table:table-cell>
          <table:table-cell office:value-type="float" office:value="3.354" calcext:value-type="float">
            <text:p>3.354</text:p>
          </table:table-cell>
          <table:table-cell office:value-type="float" office:value="9.41473684210526" calcext:value-type="float">
            <text:p>9.41473684210526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Internal</text:p>
          </table:table-cell>
          <table:table-cell office:value-type="float" office:value="2093.978" calcext:value-type="float">
            <text:p>2093.978</text:p>
          </table:table-cell>
          <table:table-cell office:value-type="float" office:value="10.843" calcext:value-type="float">
            <text:p>10.843</text:p>
          </table:table-cell>
          <table:table-cell office:value-type="float" office:value="0.517818238778058" calcext:value-type="float">
            <text:p>0.517818238778058</text:p>
          </table:table-cell>
          <table:table-cell office:value-type="float" office:value="30734" calcext:value-type="float">
            <text:p>307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ToJSON</text:p>
          </table:table-cell>
          <table:table-cell office:value-type="float" office:value="17814.198" calcext:value-type="float">
            <text:p>17814.198</text:p>
          </table:table-cell>
          <table:table-cell office:value-type="float" office:value="25.973" calcext:value-type="float">
            <text:p>25.973</text:p>
          </table:table-cell>
          <table:table-cell office:value-type="float" office:value="0.145799434810369" calcext:value-type="float">
            <text:p>0.145799434810369</text:p>
          </table:table-cell>
          <table:table-cell office:value-type="float" office:value="102396" calcext:value-type="float">
            <text:p>1023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</text:p>
          </table:table-cell>
          <table:table-cell office:value-type="float" office:value="16.197" calcext:value-type="float">
            <text:p>16.197</text:p>
          </table:table-cell>
          <table:table-cell office:value-type="float" office:value="0.178" calcext:value-type="float">
            <text:p>0.178</text:p>
          </table:table-cell>
          <table:table-cell office:value-type="float" office:value="1.09896894486633" calcext:value-type="float">
            <text:p>1.09896894486633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Base</text:p>
          </table:table-cell>
          <table:table-cell office:value-type="float" office:value="6258.172" calcext:value-type="float">
            <text:p>6258.172</text:p>
          </table:table-cell>
          <table:table-cell office:value-type="float" office:value="55.185" calcext:value-type="float">
            <text:p>55.185</text:p>
          </table:table-cell>
          <table:table-cell office:value-type="float" office:value="0.881807019685621" calcext:value-type="float">
            <text:p>0.881807019685621</text:p>
          </table:table-cell>
          <table:table-cell office:value-type="float" office:value="67813" calcext:value-type="float">
            <text:p>6781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Array</text:p>
          </table:table-cell>
          <table:table-cell office:value-type="float" office:value="2.581" calcext:value-type="float">
            <text:p>2.581</text:p>
          </table:table-cell>
          <table:table-cell office:value-type="float" office:value="0.242" calcext:value-type="float">
            <text:p>0.242</text:p>
          </table:table-cell>
          <table:table-cell office:value-type="float" office:value="9.37621077101898" calcext:value-type="float">
            <text:p>9.37621077101898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</text:p>
          </table:table-cell>
          <table:table-cell office:value-type="float" office:value="48.671" calcext:value-type="float">
            <text:p>48.671</text:p>
          </table:table-cell>
          <table:table-cell office:value-type="float" office:value="1.253" calcext:value-type="float">
            <text:p>1.253</text:p>
          </table:table-cell>
          <table:table-cell office:value-type="float" office:value="2.57442830432907" calcext:value-type="float">
            <text:p>2.57442830432907</text:p>
          </table:table-cell>
          <table:table-cell office:value-type="float" office:value="3827" calcext:value-type="float">
            <text:p>38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Internals</text:p>
          </table:table-cell>
          <table:table-cell office:value-type="float" office:value="820.9" calcext:value-type="float">
            <text:p>820.9</text:p>
          </table:table-cell>
          <table:table-cell office:value-type="float" office:value="6.176" calcext:value-type="float">
            <text:p>6.176</text:p>
          </table:table-cell>
          <table:table-cell office:value-type="float" office:value="0.752344987209161" calcext:value-type="float">
            <text:p>0.752344987209161</text:p>
          </table:table-cell>
          <table:table-cell office:value-type="float" office:value="15989" calcext:value-type="float">
            <text:p>1598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Safe</text:p>
          </table:table-cell>
          <table:table-cell office:value-type="float" office:value="2.457" calcext:value-type="float">
            <text:p>2.457</text:p>
          </table:table-cell>
          <table:table-cell office:value-type="float" office:value="0.242" calcext:value-type="float">
            <text:p>0.242</text:p>
          </table:table-cell>
          <table:table-cell office:value-type="float" office:value="9.84940984940985" calcext:value-type="float">
            <text:p>9.84940984940985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</text:p>
          </table:table-cell>
          <table:table-cell office:value-type="float" office:value="3.14" calcext:value-type="float">
            <text:p>3.14</text:p>
          </table:table-cell>
          <table:table-cell office:value-type="float" office:value="0.754" calcext:value-type="float">
            <text:p>0.754</text:p>
          </table:table-cell>
          <table:table-cell office:value-type="float" office:value="24.0127388535032" calcext:value-type="float">
            <text:p>24.0127388535032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.Safe</text:p>
          </table:table-cell>
          <table:table-cell office:value-type="float" office:value="4.791" calcext:value-type="float">
            <text:p>4.791</text:p>
          </table:table-cell>
          <table:table-cell office:value-type="float" office:value="2.012" calcext:value-type="float">
            <text:p>2.012</text:p>
          </table:table-cell>
          <table:table-cell office:value-type="float" office:value="41.9954080567731" calcext:value-type="float">
            <text:p>41.9954080567731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</text:p>
          </table:table-cell>
          <table:table-cell office:value-type="float" office:value="9.33" calcext:value-type="float">
            <text:p>9.33</text:p>
          </table:table-cell>
          <table:table-cell office:value-type="float" office:value="1.424" calcext:value-type="float">
            <text:p>1.424</text:p>
          </table:table-cell>
          <table:table-cell office:value-type="float" office:value="15.2625937834941" calcext:value-type="float">
            <text:p>15.2625937834941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.Safe</text:p>
          </table:table-cell>
          <table:table-cell office:value-type="float" office:value="2.763" calcext:value-type="float">
            <text:p>2.763</text:p>
          </table:table-cell>
          <table:table-cell office:value-type="float" office:value="0.241" calcext:value-type="float">
            <text:p>0.241</text:p>
          </table:table-cell>
          <table:table-cell office:value-type="float" office:value="8.7224031849439" calcext:value-type="float">
            <text:p>8.7224031849439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</text:p>
          </table:table-cell>
          <table:table-cell office:value-type="float" office:value="2.586" calcext:value-type="float">
            <text:p>2.586</text:p>
          </table:table-cell>
          <table:table-cell office:value-type="float" office:value="0.277" calcext:value-type="float">
            <text:p>0.277</text:p>
          </table:table-cell>
          <table:table-cell office:value-type="float" office:value="10.7115235885538" calcext:value-type="float">
            <text:p>10.7115235885538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Internals</text:p>
          </table:table-cell>
          <table:table-cell office:value-type="float" office:value="72.236" calcext:value-type="float">
            <text:p>72.236</text:p>
          </table:table-cell>
          <table:table-cell office:value-type="float" office:value="0.829" calcext:value-type="float">
            <text:p>0.829</text:p>
          </table:table-cell>
          <table:table-cell office:value-type="float" office:value="1.14762722188383" calcext:value-type="float">
            <text:p>1.14762722188383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Safe</text:p>
          </table:table-cell>
          <table:table-cell office:value-type="float" office:value="3.154" calcext:value-type="float">
            <text:p>3.154</text:p>
          </table:table-cell>
          <table:table-cell office:value-type="float" office:value="0.285" calcext:value-type="float">
            <text:p>0.285</text:p>
          </table:table-cell>
          <table:table-cell office:value-type="float" office:value="9.03614457831326" calcext:value-type="float">
            <text:p>9.036144578313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boxed</text:p>
          </table:table-cell>
          <table:table-cell office:value-type="float" office:value="2.656" calcext:value-type="float">
            <text:p>2.656</text:p>
          </table:table-cell>
          <table:table-cell office:value-type="float" office:value="0.167" calcext:value-type="float">
            <text:p>0.167</text:p>
          </table:table-cell>
          <table:table-cell office:value-type="float" office:value="6.28765060240964" calcext:value-type="float">
            <text:p>6.28765060240964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safe</text:p>
          </table:table-cell>
          <table:table-cell office:value-type="float" office:value="3.13" calcext:value-type="float">
            <text:p>3.13</text:p>
          </table:table-cell>
          <table:table-cell office:value-type="float" office:value="0.189" calcext:value-type="float">
            <text:p>0.189</text:p>
          </table:table-cell>
          <table:table-cell office:value-type="float" office:value="6.03833865814697" calcext:value-type="float">
            <text:p>6.03833865814697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</text:p>
          </table:table-cell>
          <table:table-cell office:value-type="float" office:value="46.915" calcext:value-type="float">
            <text:p>46.915</text:p>
          </table:table-cell>
          <table:table-cell office:value-type="float" office:value="2.238" calcext:value-type="float">
            <text:p>2.238</text:p>
          </table:table-cell>
          <table:table-cell office:value-type="float" office:value="4.77032931898114" calcext:value-type="float">
            <text:p>4.77032931898114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Builder</text:p>
          </table:table-cell>
          <table:table-cell office:value-type="float" office:value="322.323" calcext:value-type="float">
            <text:p>322.323</text:p>
          </table:table-cell>
          <table:table-cell office:value-type="float" office:value="3.262" calcext:value-type="float">
            <text:p>3.262</text:p>
          </table:table-cell>
          <table:table-cell office:value-type="float" office:value="1.01202830700881" calcext:value-type="float">
            <text:p>1.01202830700881</text:p>
          </table:table-cell>
          <table:table-cell office:value-type="float" office:value="8619" calcext:value-type="float">
            <text:p>861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Class</text:p>
          </table:table-cell>
          <table:table-cell office:value-type="float" office:value="6791.127" calcext:value-type="float">
            <text:p>6791.12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1950780776151" calcext:value-type="float">
            <text:p>0.1950780776151</text:p>
          </table:table-cell>
          <table:table-cell office:value-type="float" office:value="33094" calcext:value-type="float">
            <text:p>3309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FloatCast</text:p>
          </table:table-cell>
          <table:table-cell office:value-type="float" office:value="5.574" calcext:value-type="float">
            <text:p>5.574</text:p>
          </table:table-cell>
          <table:table-cell office:value-type="float" office:value="1.335" calcext:value-type="float">
            <text:p>1.335</text:p>
          </table:table-cell>
          <table:table-cell office:value-type="float" office:value="23.9504843918192" calcext:value-type="float">
            <text:p>23.950484391819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neric</text:p>
          </table:table-cell>
          <table:table-cell office:value-type="float" office:value="199.759" calcext:value-type="float">
            <text:p>199.759</text:p>
          </table:table-cell>
          <table:table-cell office:value-type="float" office:value="1.948" calcext:value-type="float">
            <text:p>1.948</text:p>
          </table:table-cell>
          <table:table-cell office:value-type="float" office:value="0.975175085978604" calcext:value-type="float">
            <text:p>0.975175085978604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</text:p>
          </table:table-cell>
          <table:table-cell office:value-type="float" office:value="783.64" calcext:value-type="float">
            <text:p>783.64</text:p>
          </table:table-cell>
          <table:table-cell office:value-type="float" office:value="6.103" calcext:value-type="float">
            <text:p>6.103</text:p>
          </table:table-cell>
          <table:table-cell office:value-type="float" office:value="0.778801490480323" calcext:value-type="float">
            <text:p>0.778801490480323</text:p>
          </table:table-cell>
          <table:table-cell office:value-type="float" office:value="21608" calcext:value-type="float">
            <text:p>216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.Internal</text:p>
          </table:table-cell>
          <table:table-cell office:value-type="float" office:value="479.484" calcext:value-type="float">
            <text:p>479.484</text:p>
          </table:table-cell>
          <table:table-cell office:value-type="float" office:value="6.839" calcext:value-type="float">
            <text:p>6.839</text:p>
          </table:table-cell>
          <table:table-cell office:value-type="float" office:value="1.42632496600512" calcext:value-type="float">
            <text:p>1.42632496600512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Internal</text:p>
          </table:table-cell>
          <table:table-cell office:value-type="float" office:value="3.863" calcext:value-type="float">
            <text:p>3.863</text:p>
          </table:table-cell>
          <table:table-cell office:value-type="float" office:value="0.906" calcext:value-type="float">
            <text:p>0.906</text:p>
          </table:table-cell>
          <table:table-cell office:value-type="float" office:value="23.4532746570023" calcext:value-type="float">
            <text:p>23.4532746570023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Put</text:p>
          </table:table-cell>
          <table:table-cell office:value-type="float" office:value="564.842" calcext:value-type="float">
            <text:p>564.842</text:p>
          </table:table-cell>
          <table:table-cell office:value-type="float" office:value="3.037" calcext:value-type="float">
            <text:p>3.037</text:p>
          </table:table-cell>
          <table:table-cell office:value-type="float" office:value="0.537672481862185" calcext:value-type="float">
            <text:p>0.537672481862185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</text:p>
          </table:table-cell>
          <table:table-cell office:value-type="float" office:value="2437.624" calcext:value-type="float">
            <text:p>2437.624</text:p>
          </table:table-cell>
          <table:table-cell office:value-type="float" office:value="22.042" calcext:value-type="float">
            <text:p>22.042</text:p>
          </table:table-cell>
          <table:table-cell office:value-type="float" office:value="0.904241179115401" calcext:value-type="float">
            <text:p>0.904241179115401</text:p>
          </table:table-cell>
          <table:table-cell office:value-type="float" office:value="75807" calcext:value-type="float">
            <text:p>7580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3.221" calcext:value-type="float">
            <text:p>3.221</text:p>
          </table:table-cell>
          <table:table-cell office:value-type="float" office:value="1.38415590554565" calcext:value-type="float">
            <text:p>1.38415590554565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ASCII</text:p>
          </table:table-cell>
          <table:table-cell office:value-type="float" office:value="395.1" calcext:value-type="float">
            <text:p>395.1</text:p>
          </table:table-cell>
          <table:table-cell office:value-type="float" office:value="2.269" calcext:value-type="float">
            <text:p>2.269</text:p>
          </table:table-cell>
          <table:table-cell office:value-type="float" office:value="0.574284991141483" calcext:value-type="float">
            <text:p>0.574284991141483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Extra</text:p>
          </table:table-cell>
          <table:table-cell office:value-type="float" office:value="82.839" calcext:value-type="float">
            <text:p>82.839</text:p>
          </table:table-cell>
          <table:table-cell office:value-type="float" office:value="1.167" calcext:value-type="float">
            <text:p>1.167</text:p>
          </table:table-cell>
          <table:table-cell office:value-type="float" office:value="1.40875674501141" calcext:value-type="float">
            <text:p>1.4087567450114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Internal</text:p>
          </table:table-cell>
          <table:table-cell office:value-type="float" office:value="961.921" calcext:value-type="float">
            <text:p>961.921</text:p>
          </table:table-cell>
          <table:table-cell office:value-type="float" office:value="11.111" calcext:value-type="float">
            <text:p>11.111</text:p>
          </table:table-cell>
          <table:table-cell office:value-type="float" office:value="1.15508446119796" calcext:value-type="float">
            <text:p>1.15508446119796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</text:p>
          </table:table-cell>
          <table:table-cell office:value-type="float" office:value="702.874" calcext:value-type="float">
            <text:p>702.874</text:p>
          </table:table-cell>
          <table:table-cell office:value-type="float" office:value="3.961" calcext:value-type="float">
            <text:p>3.961</text:p>
          </table:table-cell>
          <table:table-cell office:value-type="float" office:value="0.56354339469094" calcext:value-type="float">
            <text:p>0.56354339469094</text:p>
          </table:table-cell>
          <table:table-cell office:value-type="float" office:value="33829" calcext:value-type="float">
            <text:p>3382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ASCII</text:p>
          </table:table-cell>
          <table:table-cell office:value-type="float" office:value="256.688" calcext:value-type="float">
            <text:p>256.688</text:p>
          </table:table-cell>
          <table:table-cell office:value-type="float" office:value="2.142" calcext:value-type="float">
            <text:p>2.142</text:p>
          </table:table-cell>
          <table:table-cell office:value-type="float" office:value="0.834476095493362" calcext:value-type="float">
            <text:p>0.834476095493362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Binary</text:p>
          </table:table-cell>
          <table:table-cell office:value-type="float" office:value="94.598" calcext:value-type="float">
            <text:p>94.598</text:p>
          </table:table-cell>
          <table:table-cell office:value-type="float" office:value="1.477" calcext:value-type="float">
            <text:p>1.477</text:p>
          </table:table-cell>
          <table:table-cell office:value-type="float" office:value="1.5613437916235" calcext:value-type="float">
            <text:p>1.5613437916235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</text:p>
          </table:table-cell>
          <table:table-cell office:value-type="float" office:value="145.645" calcext:value-type="float">
            <text:p>145.645</text:p>
          </table:table-cell>
          <table:table-cell office:value-type="float" office:value="4.819" calcext:value-type="float">
            <text:p>4.819</text:p>
          </table:table-cell>
          <table:table-cell office:value-type="float" office:value="3.30873013148409" calcext:value-type="float">
            <text:p>3.30873013148409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Base16</text:p>
          </table:table-cell>
          <table:table-cell office:value-type="float" office:value="21.384" calcext:value-type="float">
            <text:p>21.384</text:p>
          </table:table-cell>
          <table:table-cell office:value-type="float" office:value="1.151" calcext:value-type="float">
            <text:p>1.151</text:p>
          </table:table-cell>
          <table:table-cell office:value-type="float" office:value="5.3825289936401" calcext:value-type="float">
            <text:p>5.3825289936401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Floating</text:p>
          </table:table-cell>
          <table:table-cell office:value-type="float" office:value="13.119" calcext:value-type="float">
            <text:p>13.119</text:p>
          </table:table-cell>
          <table:table-cell office:value-type="float" office:value="1.582" calcext:value-type="float">
            <text:p>1.582</text:p>
          </table:table-cell>
          <table:table-cell office:value-type="float" office:value="12.0588459486241" calcext:value-type="float">
            <text:p>12.0588459486241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</text:p>
          </table:table-cell>
          <table:table-cell office:value-type="float" office:value="369.973" calcext:value-type="float">
            <text:p>369.973</text:p>
          </table:table-cell>
          <table:table-cell office:value-type="float" office:value="1.983" calcext:value-type="float">
            <text:p>1.983</text:p>
          </table:table-cell>
          <table:table-cell office:value-type="float" office:value="0.535985058369124" calcext:value-type="float">
            <text:p>0.535985058369124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D2S</text:p>
          </table:table-cell>
          <table:table-cell office:value-type="float" office:value="247.445" calcext:value-type="float">
            <text:p>247.445</text:p>
          </table:table-cell>
          <table:table-cell office:value-type="float" office:value="2.641" calcext:value-type="float">
            <text:p>2.641</text:p>
          </table:table-cell>
          <table:table-cell office:value-type="float" office:value="1.06730788660106" calcext:value-type="float">
            <text:p>1.06730788660106</text:p>
          </table:table-cell>
          <table:table-cell office:value-type="float" office:value="39428" calcext:value-type="float">
            <text:p>3942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F2S</text:p>
          </table:table-cell>
          <table:table-cell office:value-type="float" office:value="176.18" calcext:value-type="float">
            <text:p>176.18</text:p>
          </table:table-cell>
          <table:table-cell office:value-type="float" office:value="5.225" calcext:value-type="float">
            <text:p>5.225</text:p>
          </table:table-cell>
          <table:table-cell office:value-type="float" office:value="2.96571688046316" calcext:value-type="float">
            <text:p>2.96571688046316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Internal</text:p>
          </table:table-cell>
          <table:table-cell office:value-type="float" office:value="620.338" calcext:value-type="float">
            <text:p>620.338</text:p>
          </table:table-cell>
          <table:table-cell office:value-type="float" office:value="8.703" calcext:value-type="float">
            <text:p>8.703</text:p>
          </table:table-cell>
          <table:table-cell office:value-type="float" office:value="1.40294484619675" calcext:value-type="float">
            <text:p>1.40294484619675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TableGenerator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1.517" calcext:value-type="float">
            <text:p>1.517</text:p>
          </table:table-cell>
          <table:table-cell office:value-type="float" office:value="0.76025238173991" calcext:value-type="float">
            <text:p>0.76025238173991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Char8</text:p>
          </table:table-cell>
          <table:table-cell office:value-type="float" office:value="1243.611" calcext:value-type="float">
            <text:p>1243.611</text:p>
          </table:table-cell>
          <table:table-cell office:value-type="float" office:value="11.414" calcext:value-type="float">
            <text:p>11.414</text:p>
          </table:table-cell>
          <table:table-cell office:value-type="float" office:value="0.917811116177004" calcext:value-type="float">
            <text:p>0.917811116177004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</text:p>
          </table:table-cell>
          <table:table-cell office:value-type="float" office:value="2.893" calcext:value-type="float">
            <text:p>2.893</text:p>
          </table:table-cell>
          <table:table-cell office:value-type="float" office:value="0.492" calcext:value-type="float">
            <text:p>0.492</text:p>
          </table:table-cell>
          <table:table-cell office:value-type="float" office:value="17.0065675769098" calcext:value-type="float">
            <text:p>17.0065675769098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.Type</text:p>
          </table:table-cell>
          <table:table-cell office:value-type="float" office:value="1181.602" calcext:value-type="float">
            <text:p>1181.602</text:p>
          </table:table-cell>
          <table:table-cell office:value-type="float" office:value="17.878" calcext:value-type="float">
            <text:p>17.878</text:p>
          </table:table-cell>
          <table:table-cell office:value-type="float" office:value="1.51303061436931" calcext:value-type="float">
            <text:p>1.51303061436931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</text:p>
          </table:table-cell>
          <table:table-cell office:value-type="float" office:value="2049.354" calcext:value-type="float">
            <text:p>2049.354</text:p>
          </table:table-cell>
          <table:table-cell office:value-type="float" office:value="14.021" calcext:value-type="float">
            <text:p>14.021</text:p>
          </table:table-cell>
          <table:table-cell office:value-type="float" office:value="0.684166815494053" calcext:value-type="float">
            <text:p>0.684166815494053</text:p>
          </table:table-cell>
          <table:table-cell office:value-type="float" office:value="65676" calcext:value-type="float">
            <text:p>6567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Char8</text:p>
          </table:table-cell>
          <table:table-cell office:value-type="float" office:value="1027.826" calcext:value-type="float">
            <text:p>1027.826</text:p>
          </table:table-cell>
          <table:table-cell office:value-type="float" office:value="6.535" calcext:value-type="float">
            <text:p>6.535</text:p>
          </table:table-cell>
          <table:table-cell office:value-type="float" office:value="0.635808006413537" calcext:value-type="float">
            <text:p>0.635808006413537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Internal</text:p>
          </table:table-cell>
          <table:table-cell office:value-type="float" office:value="378.254" calcext:value-type="float">
            <text:p>378.254</text:p>
          </table:table-cell>
          <table:table-cell office:value-type="float" office:value="5.303" calcext:value-type="float">
            <text:p>5.303</text:p>
          </table:table-cell>
          <table:table-cell office:value-type="float" office:value="1.40196798976349" calcext:value-type="float">
            <text:p>1.40196798976349</text:p>
          </table:table-cell>
          <table:table-cell office:value-type="float" office:value="12339" calcext:value-type="float">
            <text:p>123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Int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2.646" calcext:value-type="float">
            <text:p>2.646</text:p>
          </table:table-cell>
          <table:table-cell office:value-type="float" office:value="0.739655721849195" calcext:value-type="float">
            <text:p>0.73965572184919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Nat</text:p>
          </table:table-cell>
          <table:table-cell office:value-type="float" office:value="117.291" calcext:value-type="float">
            <text:p>117.291</text:p>
          </table:table-cell>
          <table:table-cell office:value-type="float" office:value="2.352" calcext:value-type="float">
            <text:p>2.352</text:p>
          </table:table-cell>
          <table:table-cell office:value-type="float" office:value="2.00526894646648" calcext:value-type="float">
            <text:p>2.0052689464664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Int</text:p>
          </table:table-cell>
          <table:table-cell office:value-type="float" office:value="275.498" calcext:value-type="float">
            <text:p>275.498</text:p>
          </table:table-cell>
          <table:table-cell office:value-type="float" office:value="2.89" calcext:value-type="float">
            <text:p>2.89</text:p>
          </table:table-cell>
          <table:table-cell office:value-type="float" office:value="1.0490094301955" calcext:value-type="float">
            <text:p>1.049009430195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Nat</text:p>
          </table:table-cell>
          <table:table-cell office:value-type="float" office:value="98.632" calcext:value-type="float">
            <text:p>98.632</text:p>
          </table:table-cell>
          <table:table-cell office:value-type="float" office:value="2.427" calcext:value-type="float">
            <text:p>2.427</text:p>
          </table:table-cell>
          <table:table-cell office:value-type="float" office:value="2.46066185416498" calcext:value-type="float">
            <text:p>2.4606618541649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</text:p>
          </table:table-cell>
          <table:table-cell office:value-type="float" office:value="3.722" calcext:value-type="float">
            <text:p>3.722</text:p>
          </table:table-cell>
          <table:table-cell office:value-type="float" office:value="0.449" calcext:value-type="float">
            <text:p>0.449</text:p>
          </table:table-cell>
          <table:table-cell office:value-type="float" office:value="12.0634067705535" calcext:value-type="float">
            <text:p>12.0634067705535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.Internal</text:p>
          </table:table-cell>
          <table:table-cell office:value-type="float" office:value="2152.478" calcext:value-type="float">
            <text:p>2152.478</text:p>
          </table:table-cell>
          <table:table-cell office:value-type="float" office:value="25.577" calcext:value-type="float">
            <text:p>25.577</text:p>
          </table:table-cell>
          <table:table-cell office:value-type="float" office:value="1.18825837012039" calcext:value-type="float">
            <text:p>1.18825837012039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nsafe</text:p>
          </table:table-cell>
          <table:table-cell office:value-type="float" office:value="62.496" calcext:value-type="float">
            <text:p>62.496</text:p>
          </table:table-cell>
          <table:table-cell office:value-type="float" office:value="1.994" calcext:value-type="float">
            <text:p>1.994</text:p>
          </table:table-cell>
          <table:table-cell office:value-type="float" office:value="3.19060419866871" calcext:value-type="float">
            <text:p>3.19060419866871</text:p>
          </table:table-cell>
          <table:table-cell office:value-type="float" office:value="11735" calcext:value-type="float">
            <text:p>1173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ByteOrder</text:p>
          </table:table-cell>
          <table:table-cell office:value-type="float" office:value="8.041" calcext:value-type="float">
            <text:p>8.041</text:p>
          </table:table-cell>
          <table:table-cell office:value-type="float" office:value="1.025" calcext:value-type="float">
            <text:p>1.025</text:p>
          </table:table-cell>
          <table:table-cell office:value-type="float" office:value="12.7471707499067" calcext:value-type="float">
            <text:p>12.747170749906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UnalignedAccess</text:p>
          </table:table-cell>
          <table:table-cell office:value-type="float" office:value="21.379" calcext:value-type="float">
            <text:p>21.379</text:p>
          </table:table-cell>
          <table:table-cell office:value-type="float" office:value="0.973" calcext:value-type="float">
            <text:p>0.973</text:p>
          </table:table-cell>
          <table:table-cell office:value-type="float" office:value="4.55119509799336" calcext:value-type="float">
            <text:p>4.5511950979933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Containers.ListUtils</text:p>
          </table:table-cell>
          <table:table-cell office:value-type="float" office:value="76.93" calcext:value-type="float">
            <text:p>76.93</text:p>
          </table:table-cell>
          <table:table-cell office:value-type="float" office:value="2.747" calcext:value-type="float">
            <text:p>2.747</text:p>
          </table:table-cell>
          <table:table-cell office:value-type="float" office:value="3.57077862992331" calcext:value-type="float">
            <text:p>3.57077862992331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Graph</text:p>
          </table:table-cell>
          <table:table-cell office:value-type="float" office:value="1293.078" calcext:value-type="float">
            <text:p>1293.078</text:p>
          </table:table-cell>
          <table:table-cell office:value-type="float" office:value="5.463" calcext:value-type="float">
            <text:p>5.463</text:p>
          </table:table-cell>
          <table:table-cell office:value-type="float" office:value="0.422480314412588" calcext:value-type="float">
            <text:p>0.422480314412588</text:p>
          </table:table-cell>
          <table:table-cell office:value-type="float" office:value="27584" calcext:value-type="float">
            <text:p>275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</text:p>
          </table:table-cell>
          <table:table-cell office:value-type="float" office:value="16.908" calcext:value-type="float">
            <text:p>16.908</text:p>
          </table:table-cell>
          <table:table-cell office:value-type="float" office:value="1.738" calcext:value-type="float">
            <text:p>1.738</text:p>
          </table:table-cell>
          <table:table-cell office:value-type="float" office:value="10.2791577951266" calcext:value-type="float">
            <text:p>10.2791577951266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</text:p>
          </table:table-cell>
          <table:table-cell office:value-type="float" office:value="6025.654" calcext:value-type="float">
            <text:p>6025.654</text:p>
          </table:table-cell>
          <table:table-cell office:value-type="float" office:value="39.988" calcext:value-type="float">
            <text:p>39.988</text:p>
          </table:table-cell>
          <table:table-cell office:value-type="float" office:value="0.663629209377107" calcext:value-type="float">
            <text:p>0.663629209377107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bug</text:p>
          </table:table-cell>
          <table:table-cell office:value-type="float" office:value="2.755" calcext:value-type="float">
            <text:p>2.755</text:p>
          </table:table-cell>
          <table:table-cell office:value-type="float" office:value="0.109" calcext:value-type="float">
            <text:p>0.109</text:p>
          </table:table-cell>
          <table:table-cell office:value-type="float" office:value="3.95644283121597" calcext:value-type="float">
            <text:p>3.956442831215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precatedDebug</text:p>
          </table:table-cell>
          <table:table-cell office:value-type="float" office:value="11.928" calcext:value-type="float">
            <text:p>11.928</text:p>
          </table:table-cell>
          <table:table-cell office:value-type="float" office:value="1.203" calcext:value-type="float">
            <text:p>1.203</text:p>
          </table:table-cell>
          <table:table-cell office:value-type="float" office:value="10.0855130784708" calcext:value-type="float">
            <text:p>10.0855130784708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Lazy</text:p>
          </table:table-cell>
          <table:table-cell office:value-type="float" office:value="6.189" calcext:value-type="float">
            <text:p>6.189</text:p>
          </table:table-cell>
          <table:table-cell office:value-type="float" office:value="3.242" calcext:value-type="float">
            <text:p>3.242</text:p>
          </table:table-cell>
          <table:table-cell office:value-type="float" office:value="52.3832606236872" calcext:value-type="float">
            <text:p>52.383260623687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Lazy</text:p>
          </table:table-cell>
          <table:table-cell office:value-type="float" office:value="3.921" calcext:value-type="float">
            <text:p>3.921</text:p>
          </table:table-cell>
          <table:table-cell office:value-type="float" office:value="1.021" calcext:value-type="float">
            <text:p>1.021</text:p>
          </table:table-cell>
          <table:table-cell office:value-type="float" office:value="26.0392756949758" calcext:value-type="float">
            <text:p>26.0392756949758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Strict</text:p>
          </table:table-cell>
          <table:table-cell office:value-type="float" office:value="73.098" calcext:value-type="float">
            <text:p>73.098</text:p>
          </table:table-cell>
          <table:table-cell office:value-type="float" office:value="2.404" calcext:value-type="float">
            <text:p>2.404</text:p>
          </table:table-cell>
          <table:table-cell office:value-type="float" office:value="3.28873566992257" calcext:value-type="float">
            <text:p>3.28873566992257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</text:p>
          </table:table-cell>
          <table:table-cell office:value-type="float" office:value="4.936" calcext:value-type="float">
            <text:p>4.936</text:p>
          </table:table-cell>
          <table:table-cell office:value-type="float" office:value="1.532" calcext:value-type="float">
            <text:p>1.532</text:p>
          </table:table-cell>
          <table:table-cell office:value-type="float" office:value="31.0372771474879" calcext:value-type="float">
            <text:p>31.0372771474879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.Internal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1.02" calcext:value-type="float">
            <text:p>11.02</text:p>
          </table:table-cell>
          <table:table-cell office:value-type="float" office:value="0.912440488511695" calcext:value-type="float">
            <text:p>0.912440488511695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</text:p>
          </table:table-cell>
          <table:table-cell office:value-type="float" office:value="4.79" calcext:value-type="float">
            <text:p>4.79</text:p>
          </table:table-cell>
          <table:table-cell office:value-type="float" office:value="1.356" calcext:value-type="float">
            <text:p>1.356</text:p>
          </table:table-cell>
          <table:table-cell office:value-type="float" office:value="28.3089770354906" calcext:value-type="float">
            <text:p>28.308977035490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.Internal</text:p>
          </table:table-cell>
          <table:table-cell office:value-type="float" office:value="1810.759" calcext:value-type="float">
            <text:p>1810.759</text:p>
          </table:table-cell>
          <table:table-cell office:value-type="float" office:value="23.282" calcext:value-type="float">
            <text:p>23.282</text:p>
          </table:table-cell>
          <table:table-cell office:value-type="float" office:value="1.28575917612449" calcext:value-type="float">
            <text:p>1.28575917612449</text:p>
          </table:table-cell>
          <table:table-cell office:value-type="float" office:value="65726" calcext:value-type="float">
            <text:p>6572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</text:p>
          </table:table-cell>
          <table:table-cell office:value-type="float" office:value="19.482" calcext:value-type="float">
            <text:p>19.482</text:p>
          </table:table-cell>
          <table:table-cell office:value-type="float" office:value="1.462" calcext:value-type="float">
            <text:p>1.462</text:p>
          </table:table-cell>
          <table:table-cell office:value-type="float" office:value="7.5043630017452" calcext:value-type="float">
            <text:p>7.5043630017452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</text:p>
          </table:table-cell>
          <table:table-cell office:value-type="float" office:value="3900.076" calcext:value-type="float">
            <text:p>3900.076</text:p>
          </table:table-cell>
          <table:table-cell office:value-type="float" office:value="54.645" calcext:value-type="float">
            <text:p>54.645</text:p>
          </table:table-cell>
          <table:table-cell office:value-type="float" office:value="1.40112654214944" calcext:value-type="float">
            <text:p>1.40112654214944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bug</text:p>
          </table:table-cell>
          <table:table-cell office:value-type="float" office:value="240.257" calcext:value-type="float">
            <text:p>240.257</text:p>
          </table:table-cell>
          <table:table-cell office:value-type="float" office:value="3.068" calcext:value-type="float">
            <text:p>3.068</text:p>
          </table:table-cell>
          <table:table-cell office:value-type="float" office:value="1.27696591566531" calcext:value-type="float">
            <text:p>1.2769659156653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precatedShowTree</text:p>
          </table:table-cell>
          <table:table-cell office:value-type="float" office:value="13.839" calcext:value-type="float">
            <text:p>13.839</text:p>
          </table:table-cell>
          <table:table-cell office:value-type="float" office:value="1.206" calcext:value-type="float">
            <text:p>1.206</text:p>
          </table:table-cell>
          <table:table-cell office:value-type="float" office:value="8.71450249295469" calcext:value-type="float">
            <text:p>8.71450249295469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Lazy</text:p>
          </table:table-cell>
          <table:table-cell office:value-type="float" office:value="5.166" calcext:value-type="float">
            <text:p>5.166</text:p>
          </table:table-cell>
          <table:table-cell office:value-type="float" office:value="2.41" calcext:value-type="float">
            <text:p>2.41</text:p>
          </table:table-cell>
          <table:table-cell office:value-type="float" office:value="46.6511807975223" calcext:value-type="float">
            <text:p>46.6511807975223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Lazy</text:p>
          </table:table-cell>
          <table:table-cell office:value-type="float" office:value="4.483" calcext:value-type="float">
            <text:p>4.483</text:p>
          </table:table-cell>
          <table:table-cell office:value-type="float" office:value="1.259" calcext:value-type="float">
            <text:p>1.259</text:p>
          </table:table-cell>
          <table:table-cell office:value-type="float" office:value="28.0838724068704" calcext:value-type="float">
            <text:p>28.0838724068704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Strict</text:p>
          </table:table-cell>
          <table:table-cell office:value-type="float" office:value="5.265" calcext:value-type="float">
            <text:p>5.265</text:p>
          </table:table-cell>
          <table:table-cell office:value-type="float" office:value="2.072" calcext:value-type="float">
            <text:p>2.072</text:p>
          </table:table-cell>
          <table:table-cell office:value-type="float" office:value="39.3542260208927" calcext:value-type="float">
            <text:p>39.3542260208927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35.264483627204" calcext:value-type="float">
            <text:p>35.264483627204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.Internal</text:p>
          </table:table-cell>
          <table:table-cell office:value-type="float" office:value="901.039" calcext:value-type="float">
            <text:p>901.039</text:p>
          </table:table-cell>
          <table:table-cell office:value-type="float" office:value="13.892" calcext:value-type="float">
            <text:p>13.892</text:p>
          </table:table-cell>
          <table:table-cell office:value-type="float" office:value="1.54177566120889" calcext:value-type="float">
            <text:p>1.54177566120889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</text:p>
          </table:table-cell>
          <table:table-cell office:value-type="float" office:value="5.138" calcext:value-type="float">
            <text:p>5.138</text:p>
          </table:table-cell>
          <table:table-cell office:value-type="float" office:value="2.214" calcext:value-type="float">
            <text:p>2.214</text:p>
          </table:table-cell>
          <table:table-cell office:value-type="float" office:value="43.0906967691709" calcext:value-type="float">
            <text:p>43.0906967691709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</text:p>
          </table:table-cell>
          <table:table-cell office:value-type="float" office:value="20112.475" calcext:value-type="float">
            <text:p>20112.475</text:p>
          </table:table-cell>
          <table:table-cell office:value-type="float" office:value="107.82" calcext:value-type="float">
            <text:p>107.82</text:p>
          </table:table-cell>
          <table:table-cell office:value-type="float" office:value="0.536085190907633" calcext:value-type="float">
            <text:p>0.536085190907633</text:p>
          </table:table-cell>
          <table:table-cell office:value-type="float" office:value="196559" calcext:value-type="float">
            <text:p>1965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.Sorting</text:p>
          </table:table-cell>
          <table:table-cell office:value-type="float" office:value="711.393" calcext:value-type="float">
            <text:p>711.393</text:p>
          </table:table-cell>
          <table:table-cell office:value-type="float" office:value="3.272" calcext:value-type="float">
            <text:p>3.272</text:p>
          </table:table-cell>
          <table:table-cell office:value-type="float" office:value="0.459942675848652" calcext:value-type="float">
            <text:p>0.459942675848652</text:p>
          </table:table-cell>
          <table:table-cell office:value-type="float" office:value="15620" calcext:value-type="float">
            <text:p>156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</text:p>
          </table:table-cell>
          <table:table-cell office:value-type="float" office:value="3.658" calcext:value-type="float">
            <text:p>3.658</text:p>
          </table:table-cell>
          <table:table-cell office:value-type="float" office:value="1.068" calcext:value-type="float">
            <text:p>1.068</text:p>
          </table:table-cell>
          <table:table-cell office:value-type="float" office:value="29.1962821213778" calcext:value-type="float">
            <text:p>29.1962821213778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.Internal</text:p>
          </table:table-cell>
          <table:table-cell office:value-type="float" office:value="2118.741" calcext:value-type="float">
            <text:p>2118.741</text:p>
          </table:table-cell>
          <table:table-cell office:value-type="float" office:value="31.82" calcext:value-type="float">
            <text:p>31.82</text:p>
          </table:table-cell>
          <table:table-cell office:value-type="float" office:value="1.5018352880319" calcext:value-type="float">
            <text:p>1.5018352880319</text:p>
          </table:table-cell>
          <table:table-cell office:value-type="float" office:value="73640" calcext:value-type="float">
            <text:p>736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Tree</text:p>
          </table:table-cell>
          <table:table-cell office:value-type="float" office:value="1006.186" calcext:value-type="float">
            <text:p>1006.186</text:p>
          </table:table-cell>
          <table:table-cell office:value-type="float" office:value="5.936" calcext:value-type="float">
            <text:p>5.936</text:p>
          </table:table-cell>
          <table:table-cell office:value-type="float" office:value="0.589950565799962" calcext:value-type="float">
            <text:p>0.589950565799962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Queue</text:p>
          </table:table-cell>
          <table:table-cell office:value-type="float" office:value="91.804" calcext:value-type="float">
            <text:p>91.804</text:p>
          </table:table-cell>
          <table:table-cell office:value-type="float" office:value="2.353" calcext:value-type="float">
            <text:p>2.353</text:p>
          </table:table-cell>
          <table:table-cell office:value-type="float" office:value="2.56306914731384" calcext:value-type="float">
            <text:p>2.56306914731384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Util</text:p>
          </table:table-cell>
          <table:table-cell office:value-type="float" office:value="35.167" calcext:value-type="float">
            <text:p>35.167</text:p>
          </table:table-cell>
          <table:table-cell office:value-type="float" office:value="1.209" calcext:value-type="float">
            <text:p>1.209</text:p>
          </table:table-cell>
          <table:table-cell office:value-type="float" office:value="3.43788210538289" calcext:value-type="float">
            <text:p>3.43788210538289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Coercions</text:p>
          </table:table-cell>
          <table:table-cell office:value-type="float" office:value="8.51" calcext:value-type="float">
            <text:p>8.51</text:p>
          </table:table-cell>
          <table:table-cell office:value-type="float" office:value="1.455" calcext:value-type="float">
            <text:p>1.455</text:p>
          </table:table-cell>
          <table:table-cell office:value-type="float" office:value="17.0975323149236" calcext:value-type="float">
            <text:p>17.097532314923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relude</text:p>
          </table:table-cell>
          <table:table-cell office:value-type="float" office:value="5.257" calcext:value-type="float">
            <text:p>5.257</text:p>
          </table:table-cell>
          <table:table-cell office:value-type="float" office:value="0.24" calcext:value-type="float">
            <text:p>0.24</text:p>
          </table:table-cell>
          <table:table-cell office:value-type="float" office:value="4.56534144949591" calcext:value-type="float">
            <text:p>4.5653414494959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trEquality</text:p>
          </table:table-cell>
          <table:table-cell office:value-type="float" office:value="9.333" calcext:value-type="float">
            <text:p>9.333</text:p>
          </table:table-cell>
          <table:table-cell office:value-type="float" office:value="1.584" calcext:value-type="float">
            <text:p>1.584</text:p>
          </table:table-cell>
          <table:table-cell office:value-type="float" office:value="16.9720347155256" calcext:value-type="float">
            <text:p>16.972034715525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ate</text:p>
          </table:table-cell>
          <table:table-cell office:value-type="float" office:value="32.262" calcext:value-type="float">
            <text:p>32.262</text:p>
          </table:table-cell>
          <table:table-cell office:value-type="float" office:value="1.35" calcext:value-type="float">
            <text:p>1.35</text:p>
          </table:table-cell>
          <table:table-cell office:value-type="float" office:value="4.18448949228194" calcext:value-type="float">
            <text:p>4.1844894922819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Maybe</text:p>
          </table:table-cell>
          <table:table-cell office:value-type="float" office:value="64.712" calcext:value-type="float">
            <text:p>64.712</text:p>
          </table:table-cell>
          <table:table-cell office:value-type="float" office:value="1.142" calcext:value-type="float">
            <text:p>1.142</text:p>
          </table:table-cell>
          <table:table-cell office:value-type="float" office:value="1.76474224255161" calcext:value-type="float">
            <text:p>1.7647422425516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Pair</text:p>
          </table:table-cell>
          <table:table-cell office:value-type="float" office:value="11.244" calcext:value-type="float">
            <text:p>11.244</text:p>
          </table:table-cell>
          <table:table-cell office:value-type="float" office:value="1.28" calcext:value-type="float">
            <text:p>1.28</text:p>
          </table:table-cell>
          <table:table-cell office:value-type="float" office:value="11.3838491639986" calcext:value-type="float">
            <text:p>11.383849163998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TypeError</text:p>
          </table:table-cell>
          <table:table-cell office:value-type="float" office:value="8.378" calcext:value-type="float">
            <text:p>8.378</text:p>
          </table:table-cell>
          <table:table-cell office:value-type="float" office:value="0.877" calcext:value-type="float">
            <text:p>0.877</text:p>
          </table:table-cell>
          <table:table-cell office:value-type="float" office:value="10.4678920983528" calcext:value-type="float">
            <text:p>10.4678920983528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pseq-1.5.0.0</text:p>
          </table:table-cell>
          <table:table-cell office:value-type="string" calcext:value-type="string">
            <text:p>Control.DeepSeq</text:p>
          </table:table-cell>
          <table:table-cell office:value-type="float" office:value="649.476" calcext:value-type="float">
            <text:p>649.476</text:p>
          </table:table-cell>
          <table:table-cell office:value-type="float" office:value="26.274" calcext:value-type="float">
            <text:p>26.274</text:p>
          </table:table-cell>
          <table:table-cell office:value-type="float" office:value="4.04541507307429" calcext:value-type="float">
            <text:p>4.04541507307429</text:p>
          </table:table-cell>
          <table:table-cell office:value-type="float" office:value="29578" calcext:value-type="float">
            <text:p>2957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</text:p>
          </table:table-cell>
          <table:table-cell office:value-type="float" office:value="208.32" calcext:value-type="float">
            <text:p>208.32</text:p>
          </table:table-cell>
          <table:table-cell office:value-type="float" office:value="5.641" calcext:value-type="float">
            <text:p>5.641</text:p>
          </table:table-cell>
          <table:table-cell office:value-type="float" office:value="2.70785330261137" calcext:value-type="float">
            <text:p>2.70785330261137</text:p>
          </table:table-cell>
          <table:table-cell office:value-type="float" office:value="49239" calcext:value-type="float">
            <text:p>492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</text:p>
          </table:table-cell>
          <table:table-cell office:value-type="float" office:value="4.123" calcext:value-type="float">
            <text:p>4.123</text:p>
          </table:table-cell>
          <table:table-cell office:value-type="float" office:value="0.87" calcext:value-type="float">
            <text:p>0.87</text:p>
          </table:table-cell>
          <table:table-cell office:value-type="float" office:value="21.1011399466408" calcext:value-type="float">
            <text:p>21.101139946640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_utimensat</text:p>
          </table:table-cell>
          <table:table-cell office:value-type="float" office:value="13.076" calcext:value-type="float">
            <text:p>13.076</text:p>
          </table:table-cell>
          <table:table-cell office:value-type="float" office:value="0.143" calcext:value-type="float">
            <text:p>0.143</text:p>
          </table:table-cell>
          <table:table-cell office:value-type="float" office:value="1.09360660752524" calcext:value-type="float">
            <text:p>1.09360660752524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.h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mmon</text:p>
          </table:table-cell>
          <table:table-cell office:value-type="float" office:value="978.599" calcext:value-type="float">
            <text:p>978.599</text:p>
          </table:table-cell>
          <table:table-cell office:value-type="float" office:value="4.209" calcext:value-type="float">
            <text:p>4.209</text:p>
          </table:table-cell>
          <table:table-cell office:value-type="float" office:value="0.430104670043603" calcext:value-type="float">
            <text:p>0.430104670043603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nfig</text:p>
          </table:table-cell>
          <table:table-cell office:value-type="float" office:value="5.937" calcext:value-type="float">
            <text:p>5.937</text:p>
          </table:table-cell>
          <table:table-cell office:value-type="float" office:value="1.132" calcext:value-type="float">
            <text:p>1.132</text:p>
          </table:table-cell>
          <table:table-cell office:value-type="float" office:value="19.0668687889507" calcext:value-type="float">
            <text:p>19.06686878895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Posix</text:p>
          </table:table-cell>
          <table:table-cell office:value-type="float" office:value="375.327" calcext:value-type="float">
            <text:p>375.327</text:p>
          </table:table-cell>
          <table:table-cell office:value-type="float" office:value="5.093" calcext:value-type="float">
            <text:p>5.093</text:p>
          </table:table-cell>
          <table:table-cell office:value-type="float" office:value="1.35695007286979" calcext:value-type="float">
            <text:p>1.35695007286979</text:p>
          </table:table-cell>
          <table:table-cell office:value-type="float" office:value="12976" calcext:value-type="float">
            <text:p>12976</text:p>
          </table:table-cell>
          <table:table-cell office:value-type="string" calcext:value-type="string">
            <text:p>.h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Prelude</text:p>
          </table:table-cell>
          <table:table-cell office:value-type="float" office:value="49.899" calcext:value-type="float">
            <text:p>49.899</text:p>
          </table:table-cell>
          <table:table-cell office:value-type="float" office:value="1.188" calcext:value-type="float">
            <text:p>1.188</text:p>
          </table:table-cell>
          <table:table-cell office:value-type="float" office:value="2.380809234654" calcext:value-type="float">
            <text:p>2.38080923465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Windows</text:p>
          </table:table-cell>
          <table:table-cell office:value-type="float" office:value="3.591" calcext:value-type="float">
            <text:p>3.591</text:p>
          </table:table-cell>
          <table:table-cell office:value-type="float" office:value="1.227" calcext:value-type="float">
            <text:p>1.227</text:p>
          </table:table-cell>
          <table:table-cell office:value-type="float" office:value="34.1687552213868" calcext:value-type="float">
            <text:p>34.1687552213868</text:p>
          </table:table-cell>
          <table:table-cell office:value-type="float" office:value="27896" calcext:value-type="float">
            <text:p>27896</text:p>
          </table:table-cell>
          <table:table-cell office:value-type="string" calcext:value-type="string">
            <text:p>.h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OsPath</text:p>
          </table:table-cell>
          <table:table-cell office:value-type="float" office:value="709.21" calcext:value-type="float">
            <text:p>709.21</text:p>
          </table:table-cell>
          <table:table-cell office:value-type="float" office:value="8.425" calcext:value-type="float">
            <text:p>8.425</text:p>
          </table:table-cell>
          <table:table-cell office:value-type="float" office:value="1.18794151238702" calcext:value-type="float">
            <text:p>1.18794151238702</text:p>
          </table:table-cell>
          <table:table-cell office:value-type="float" office:value="64704" calcext:value-type="float">
            <text:p>6470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</text:p>
          </table:table-cell>
          <table:table-cell office:value-type="float" office:value="3.059" calcext:value-type="float">
            <text:p>3.059</text:p>
          </table:table-cell>
          <table:table-cell office:value-type="float" office:value="0.784" calcext:value-type="float">
            <text:p>0.784</text:p>
          </table:table-cell>
          <table:table-cell office:value-type="float" office:value="25.629290617849" calcext:value-type="float">
            <text:p>25.629290617849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Posix</text:p>
          </table:table-cell>
          <table:table-cell office:value-type="float" office:value="438.89" calcext:value-type="float">
            <text:p>438.89</text:p>
          </table:table-cell>
          <table:table-cell office:value-type="float" office:value="9.278" calcext:value-type="float">
            <text:p>9.278</text:p>
          </table:table-cell>
          <table:table-cell office:value-type="float" office:value="2.11396933172321" calcext:value-type="float">
            <text:p>2.113969331723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Windows</text:p>
          </table:table-cell>
          <table:table-cell office:value-type="float" office:value="635.711" calcext:value-type="float">
            <text:p>635.711</text:p>
          </table:table-cell>
          <table:table-cell office:value-type="float" office:value="10.424" calcext:value-type="float">
            <text:p>10.424</text:p>
          </table:table-cell>
          <table:table-cell office:value-type="float" office:value="1.63973881213319" calcext:value-type="float">
            <text:p>1.639738812133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</text:p>
          </table:table-cell>
          <table:table-cell office:value-type="float" office:value="45.944" calcext:value-type="float">
            <text:p>45.944</text:p>
          </table:table-cell>
          <table:table-cell office:value-type="float" office:value="3.639" calcext:value-type="float">
            <text:p>3.639</text:p>
          </table:table-cell>
          <table:table-cell office:value-type="float" office:value="7.92051192756399" calcext:value-type="float">
            <text:p>7.9205119275639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.hs-boo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Encoding</text:p>
          </table:table-cell>
          <table:table-cell office:value-type="float" office:value="3.517" calcext:value-type="float">
            <text:p>3.517</text:p>
          </table:table-cell>
          <table:table-cell office:value-type="float" office:value="0.17" calcext:value-type="float">
            <text:p>0.17</text:p>
          </table:table-cell>
          <table:table-cell office:value-type="float" office:value="4.83366505544498" calcext:value-type="float">
            <text:p>4.8336650554449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Internal</text:p>
          </table:table-cell>
          <table:table-cell office:value-type="float" office:value="156.199" calcext:value-type="float">
            <text:p>156.199</text:p>
          </table:table-cell>
          <table:table-cell office:value-type="float" office:value="1.995" calcext:value-type="float">
            <text:p>1.995</text:p>
          </table:table-cell>
          <table:table-cell office:value-type="float" office:value="1.2772168835908" calcext:value-type="float">
            <text:p>1.27721688359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</text:p>
          </table:table-cell>
          <table:table-cell office:value-type="float" office:value="200.984" calcext:value-type="float">
            <text:p>200.984</text:p>
          </table:table-cell>
          <table:table-cell office:value-type="float" office:value="6.715" calcext:value-type="float">
            <text:p>6.715</text:p>
          </table:table-cell>
          <table:table-cell office:value-type="float" office:value="3.34106197508259" calcext:value-type="float">
            <text:p>3.34106197508259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.Internal</text:p>
          </table:table-cell>
          <table:table-cell office:value-type="float" office:value="565.525" calcext:value-type="float">
            <text:p>565.525</text:p>
          </table:table-cell>
          <table:table-cell office:value-type="float" office:value="9.753" calcext:value-type="float">
            <text:p>9.753</text:p>
          </table:table-cell>
          <table:table-cell office:value-type="float" office:value="1.72459219309491" calcext:value-type="float">
            <text:p>1.7245921930949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Types</text:p>
          </table:table-cell>
          <table:table-cell office:value-type="float" office:value="4.14" calcext:value-type="float">
            <text:p>4.14</text:p>
          </table:table-cell>
          <table:table-cell office:value-type="float" office:value="0.794" calcext:value-type="float">
            <text:p>0.794</text:p>
          </table:table-cell>
          <table:table-cell office:value-type="float" office:value="19.1787439613527" calcext:value-type="float">
            <text:p>19.178743961352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</text:p>
          </table:table-cell>
          <table:table-cell office:value-type="float" office:value="147.303" calcext:value-type="float">
            <text:p>147.303</text:p>
          </table:table-cell>
          <table:table-cell office:value-type="float" office:value="3.649" calcext:value-type="float">
            <text:p>3.649</text:p>
          </table:table-cell>
          <table:table-cell office:value-type="float" office:value="2.47720684575331" calcext:value-type="float">
            <text:p>2.4772068457533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.Internal</text:p>
          </table:table-cell>
          <table:table-cell office:value-type="float" office:value="815.404" calcext:value-type="float">
            <text:p>815.404</text:p>
          </table:table-cell>
          <table:table-cell office:value-type="float" office:value="12.338" calcext:value-type="float">
            <text:p>12.338</text:p>
          </table:table-cell>
          <table:table-cell office:value-type="float" office:value="1.51311497122899" calcext:value-type="float">
            <text:p>1.513114971228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</text:p>
          </table:table-cell>
          <table:table-cell office:value-type="float" office:value="3.167" calcext:value-type="float">
            <text:p>3.167</text:p>
          </table:table-cell>
          <table:table-cell office:value-type="float" office:value="0.636" calcext:value-type="float">
            <text:p>0.636</text:p>
          </table:table-cell>
          <table:table-cell office:value-type="float" office:value="20.0820966214083" calcext:value-type="float">
            <text:p>20.0820966214083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Class</text:p>
          </table:table-cell>
          <table:table-cell office:value-type="float" office:value="1998.963" calcext:value-type="float">
            <text:p>1998.963</text:p>
          </table:table-cell>
          <table:table-cell office:value-type="float" office:value="13.241" calcext:value-type="float">
            <text:p>13.241</text:p>
          </table:table-cell>
          <table:table-cell office:value-type="float" office:value="0.662393451004346" calcext:value-type="float">
            <text:p>0.662393451004346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FFI</text:p>
          </table:table-cell>
          <table:table-cell office:value-type="float" office:value="47.232" calcext:value-type="float">
            <text:p>47.232</text:p>
          </table:table-cell>
          <table:table-cell office:value-type="float" office:value="0.691" calcext:value-type="float">
            <text:p>0.691</text:p>
          </table:table-cell>
          <table:table-cell office:value-type="float" office:value="1.46299119241192" calcext:value-type="float">
            <text:p>1.4629911924119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</text:p>
          </table:table-cell>
          <table:table-cell office:value-type="float" office:value="2.499" calcext:value-type="float">
            <text:p>2.499</text:p>
          </table:table-cell>
          <table:table-cell office:value-type="float" office:value="0.17" calcext:value-type="float">
            <text:p>0.17</text:p>
          </table:table-cell>
          <table:table-cell office:value-type="float" office:value="6.80272108843538" calcext:value-type="float">
            <text:p>6.8027210884353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.Instances</text:p>
          </table:table-cell>
          <table:table-cell office:value-type="float" office:value="67.874" calcext:value-type="float">
            <text:p>67.874</text:p>
          </table:table-cell>
          <table:table-cell office:value-type="float" office:value="1.479" calcext:value-type="float">
            <text:p>1.479</text:p>
          </table:table-cell>
          <table:table-cell office:value-type="float" office:value="2.17903762854701" calcext:value-type="float">
            <text:p>2.17903762854701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Imports</text:p>
          </table:table-cell>
          <table:table-cell office:value-type="float" office:value="3.889" calcext:value-type="float">
            <text:p>3.889</text:p>
          </table:table-cell>
          <table:table-cell office:value-type="float" office:value="0.186" calcext:value-type="float">
            <text:p>0.186</text:p>
          </table:table-cell>
          <table:table-cell office:value-type="float" office:value="4.78272049370018" calcext:value-type="float">
            <text:p>4.782720493700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ifted</text:p>
          </table:table-cell>
          <table:table-cell office:value-type="float" office:value="2.714" calcext:value-type="float">
            <text:p>2.714</text:p>
          </table:table-cell>
          <table:table-cell office:value-type="float" office:value="0.297" calcext:value-type="float">
            <text:p>0.297</text:p>
          </table:table-cell>
          <table:table-cell office:value-type="float" office:value="10.9432571849668" calcext:value-type="float">
            <text:p>10.9432571849668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owLevel</text:p>
          </table:table-cell>
          <table:table-cell office:value-type="float" office:value="27.592" calcext:value-type="float">
            <text:p>27.592</text:p>
          </table:table-cell>
          <table:table-cell office:value-type="float" office:value="1.981" calcext:value-type="float">
            <text:p>1.981</text:p>
          </table:table-cell>
          <table:table-cell office:value-type="float" office:value="7.17961728037112" calcext:value-type="float">
            <text:p>7.1796172803711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Mix</text:p>
          </table:table-cell>
          <table:table-cell office:value-type="float" office:value="21.103" calcext:value-type="float">
            <text:p>21.103</text:p>
          </table:table-cell>
          <table:table-cell office:value-type="float" office:value="3.185" calcext:value-type="float">
            <text:p>3.185</text:p>
          </table:table-cell>
          <table:table-cell office:value-type="float" office:value="15.0926408567502" calcext:value-type="float">
            <text:p>15.0926408567502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XXH3</text:p>
          </table:table-cell>
          <table:table-cell office:value-type="float" office:value="57.266" calcext:value-type="float">
            <text:p>57.266</text:p>
          </table:table-cell>
          <table:table-cell office:value-type="float" office:value="3.578" calcext:value-type="float">
            <text:p>3.578</text:p>
          </table:table-cell>
          <table:table-cell office:value-type="float" office:value="6.24803548353299" calcext:value-type="float">
            <text:p>6.24803548353299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Exception.Lens</text:p>
          </table:table-cell>
          <table:table-cell office:value-type="float" office:value="1327.327" calcext:value-type="float">
            <text:p>1327.327</text:p>
          </table:table-cell>
          <table:table-cell office:value-type="float" office:value="14.87" calcext:value-type="float">
            <text:p>14.87</text:p>
          </table:table-cell>
          <table:table-cell office:value-type="float" office:value="1.12029665636275" calcext:value-type="float">
            <text:p>1.12029665636275</text:p>
          </table:table-cell>
          <table:table-cell office:value-type="float" office:value="53609" calcext:value-type="float">
            <text:p>5360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</text:p>
          </table:table-cell>
          <table:table-cell office:value-type="float" office:value="9.007" calcext:value-type="float">
            <text:p>9.007</text:p>
          </table:table-cell>
          <table:table-cell office:value-type="float" office:value="1.74" calcext:value-type="float">
            <text:p>1.74</text:p>
          </table:table-cell>
          <table:table-cell office:value-type="float" office:value="19.3183079826801" calcext:value-type="float">
            <text:p>19.318307982680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At</text:p>
          </table:table-cell>
          <table:table-cell office:value-type="float" office:value="1719.346" calcext:value-type="float">
            <text:p>1719.346</text:p>
          </table:table-cell>
          <table:table-cell office:value-type="float" office:value="7.396" calcext:value-type="float">
            <text:p>7.396</text:p>
          </table:table-cell>
          <table:table-cell office:value-type="float" office:value="0.430163562191671" calcext:value-type="float">
            <text:p>0.430163562191671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.hs</text:p>
          </table:table-cell>
          <table:table-cell table:number-columns-repeated="2"/>
          <table:table-cell table:style-name="ce2"/>
          <table:table-cell table:number-columns-repeated="16374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mbinators</text:p>
          </table:table-cell>
          <table:table-cell office:value-type="float" office:value="8.398" calcext:value-type="float">
            <text:p>8.398</text:p>
          </table:table-cell>
          <table:table-cell office:value-type="float" office:value="3.659" calcext:value-type="float">
            <text:p>3.659</text:p>
          </table:table-cell>
          <table:table-cell office:value-type="float" office:value="43.5698975946654" calcext:value-type="float">
            <text:p>43.5698975946654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ns</text:p>
          </table:table-cell>
          <table:table-cell office:value-type="float" office:value="1681.78" calcext:value-type="float">
            <text:p>1681.78</text:p>
          </table:table-cell>
          <table:table-cell office:value-type="float" office:value="6.137" calcext:value-type="float">
            <text:p>6.137</text:p>
          </table:table-cell>
          <table:table-cell office:value-type="float" office:value="0.364910987168357" calcext:value-type="float">
            <text:p>0.364910987168357</text:p>
          </table:table-cell>
          <table:table-cell office:value-type="float" office:value="18259" calcext:value-type="float">
            <text:p>182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ach</text:p>
          </table:table-cell>
          <table:table-cell office:value-type="float" office:value="1056.648" calcext:value-type="float">
            <text:p>1056.648</text:p>
          </table:table-cell>
          <table:table-cell office:value-type="float" office:value="4.85" calcext:value-type="float">
            <text:p>4.85</text:p>
          </table:table-cell>
          <table:table-cell office:value-type="float" office:value="0.458998644771012" calcext:value-type="float">
            <text:p>0.458998644771012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mpty</text:p>
          </table:table-cell>
          <table:table-cell office:value-type="float" office:value="482.413" calcext:value-type="float">
            <text:p>482.413</text:p>
          </table:table-cell>
          <table:table-cell office:value-type="float" office:value="4.575" calcext:value-type="float">
            <text:p>4.575</text:p>
          </table:table-cell>
          <table:table-cell office:value-type="float" office:value="0.948357527678566" calcext:value-type="float">
            <text:p>0.948357527678566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quality</text:p>
          </table:table-cell>
          <table:table-cell office:value-type="float" office:value="51.465" calcext:value-type="float">
            <text:p>51.465</text:p>
          </table:table-cell>
          <table:table-cell office:value-type="float" office:value="2.584" calcext:value-type="float">
            <text:p>2.584</text:p>
          </table:table-cell>
          <table:table-cell office:value-type="float" office:value="5.02088798212377" calcext:value-type="float">
            <text:p>5.02088798212377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xtras</text:p>
          </table:table-cell>
          <table:table-cell office:value-type="float" office:value="8.78" calcext:value-type="float">
            <text:p>8.78</text:p>
          </table:table-cell>
          <table:table-cell office:value-type="float" office:value="0.306" calcext:value-type="float">
            <text:p>0.306</text:p>
          </table:table-cell>
          <table:table-cell office:value-type="float" office:value="3.48519362186788" calcext:value-type="float">
            <text:p>3.485193621867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Fold</text:p>
          </table:table-cell>
          <table:table-cell office:value-type="float" office:value="963.46" calcext:value-type="float">
            <text:p>963.46</text:p>
          </table:table-cell>
          <table:table-cell office:value-type="float" office:value="25.961" calcext:value-type="float">
            <text:p>25.961</text:p>
          </table:table-cell>
          <table:table-cell office:value-type="float" office:value="2.69455919290889" calcext:value-type="float">
            <text:p>2.6945591929088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Getter</text:p>
          </table:table-cell>
          <table:table-cell office:value-type="float" office:value="94.729" calcext:value-type="float">
            <text:p>94.729</text:p>
          </table:table-cell>
          <table:table-cell office:value-type="float" office:value="4.956" calcext:value-type="float">
            <text:p>4.956</text:p>
          </table:table-cell>
          <table:table-cell office:value-type="float" office:value="5.23176640733038" calcext:value-type="float">
            <text:p>5.2317664073303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dexed</text:p>
          </table:table-cell>
          <table:table-cell office:value-type="float" office:value="283.539" calcext:value-type="float">
            <text:p>283.539</text:p>
          </table:table-cell>
          <table:table-cell office:value-type="float" office:value="5.281" calcext:value-type="float">
            <text:p>5.281</text:p>
          </table:table-cell>
          <table:table-cell office:value-type="float" office:value="1.86253037501014" calcext:value-type="float">
            <text:p>1.86253037501014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</text:p>
          </table:table-cell>
          <table:table-cell office:value-type="float" office:value="5.389" calcext:value-type="float">
            <text:p>5.389</text:p>
          </table:table-cell>
          <table:table-cell office:value-type="float" office:value="0.247" calcext:value-type="float">
            <text:p>0.247</text:p>
          </table:table-cell>
          <table:table-cell office:value-type="float" office:value="4.58341065132678" calcext:value-type="float">
            <text:p>4.5834106513267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azaar</text:p>
          </table:table-cell>
          <table:table-cell office:value-type="float" office:value="968.28" calcext:value-type="float">
            <text:p>968.28</text:p>
          </table:table-cell>
          <table:table-cell office:value-type="float" office:value="10.642" calcext:value-type="float">
            <text:p>10.642</text:p>
          </table:table-cell>
          <table:table-cell office:value-type="float" office:value="1.09906225471971" calcext:value-type="float">
            <text:p>1.09906225471971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yteString</text:p>
          </table:table-cell>
          <table:table-cell office:value-type="float" office:value="288.95" calcext:value-type="float">
            <text:p>288.95</text:p>
          </table:table-cell>
          <table:table-cell office:value-type="float" office:value="5.087" calcext:value-type="float">
            <text:p>5.087</text:p>
          </table:table-cell>
          <table:table-cell office:value-type="float" office:value="1.76051219934245" calcext:value-type="float">
            <text:p>1.76051219934245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Types</text:p>
          </table:table-cell>
          <table:table-cell office:value-type="float" office:value="19.781" calcext:value-type="float">
            <text:p>19.781</text:p>
          </table:table-cell>
          <table:table-cell office:value-type="float" office:value="0.233" calcext:value-type="float">
            <text:p>0.233</text:p>
          </table:table-cell>
          <table:table-cell office:value-type="float" office:value="1.1778979829129" calcext:value-type="float">
            <text:p>1.177897982912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ontext</text:p>
          </table:table-cell>
          <table:table-cell office:value-type="float" office:value="533.491" calcext:value-type="float">
            <text:p>533.491</text:p>
          </table:table-cell>
          <table:table-cell office:value-type="float" office:value="6.45" calcext:value-type="float">
            <text:p>6.45</text:p>
          </table:table-cell>
          <table:table-cell office:value-type="float" office:value="1.20901758417668" calcext:value-type="float">
            <text:p>1.20901758417668</text:p>
          </table:table-cell>
          <table:table-cell office:value-type="float" office:value="12567" calcext:value-type="float">
            <text:p>1256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eque</text:p>
          </table:table-cell>
          <table:table-cell office:value-type="float" office:value="2661.626" calcext:value-type="float">
            <text:p>2661.626</text:p>
          </table:table-cell>
          <table:table-cell office:value-type="float" office:value="5.565" calcext:value-type="float">
            <text:p>5.565</text:p>
          </table:table-cell>
          <table:table-cell office:value-type="float" office:value="0.20908271860885" calcext:value-type="float">
            <text:p>0.20908271860885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octest</text:p>
          </table:table-cell>
          <table:table-cell office:value-type="float" office:value="27.274" calcext:value-type="float">
            <text:p>27.274</text:p>
          </table:table-cell>
          <table:table-cell office:value-type="float" office:value="0.436" calcext:value-type="float">
            <text:p>0.436</text:p>
          </table:table-cell>
          <table:table-cell office:value-type="float" office:value="1.5985920657036" calcext:value-type="float">
            <text:p>1.5985920657036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Exception</text:p>
          </table:table-cell>
          <table:table-cell office:value-type="float" office:value="106.02" calcext:value-type="float">
            <text:p>106.02</text:p>
          </table:table-cell>
          <table:table-cell office:value-type="float" office:value="2.567" calcext:value-type="float">
            <text:p>2.567</text:p>
          </table:table-cell>
          <table:table-cell office:value-type="float" office:value="2.42124127523109" calcext:value-type="float">
            <text:p>2.42124127523109</text:p>
          </table:table-cell>
          <table:table-cell office:value-type="float" office:value="8407" calcext:value-type="float">
            <text:p>840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ieldTH</text:p>
          </table:table-cell>
          <table:table-cell office:value-type="float" office:value="2001.512" calcext:value-type="float">
            <text:p>2001.512</text:p>
          </table:table-cell>
          <table:table-cell office:value-type="float" office:value="7.014" calcext:value-type="float">
            <text:p>7.014</text:p>
          </table:table-cell>
          <table:table-cell office:value-type="float" office:value="0.350435071086259" calcext:value-type="float">
            <text:p>0.350435071086259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old</text:p>
          </table:table-cell>
          <table:table-cell office:value-type="float" office:value="239.506" calcext:value-type="float">
            <text:p>239.506</text:p>
          </table:table-cell>
          <table:table-cell office:value-type="float" office:value="5.305" calcext:value-type="float">
            <text:p>5.305</text:p>
          </table:table-cell>
          <table:table-cell office:value-type="float" office:value="2.21497582524029" calcext:value-type="float">
            <text:p>2.2149758252402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Getter</text:p>
          </table:table-cell>
          <table:table-cell office:value-type="float" office:value="824.589" calcext:value-type="float">
            <text:p>824.589</text:p>
          </table:table-cell>
          <table:table-cell office:value-type="float" office:value="1.927" calcext:value-type="float">
            <text:p>1.927</text:p>
          </table:table-cell>
          <table:table-cell office:value-type="float" office:value="0.233692178770272" calcext:value-type="float">
            <text:p>0.2336921787702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dexed</text:p>
          </table:table-cell>
          <table:table-cell office:value-type="float" office:value="590.52" calcext:value-type="float">
            <text:p>590.52</text:p>
          </table:table-cell>
          <table:table-cell office:value-type="float" office:value="9.566" calcext:value-type="float">
            <text:p>9.566</text:p>
          </table:table-cell>
          <table:table-cell office:value-type="float" office:value="1.61992819887557" calcext:value-type="float">
            <text:p>1.61992819887557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stances</text:p>
          </table:table-cell>
          <table:table-cell office:value-type="float" office:value="6.029" calcext:value-type="float">
            <text:p>6.029</text:p>
          </table:table-cell>
          <table:table-cell office:value-type="float" office:value="0.239" calcext:value-type="float">
            <text:p>0.239</text:p>
          </table:table-cell>
          <table:table-cell office:value-type="float" office:value="3.96417316304528" calcext:value-type="float">
            <text:p>3.9641731630452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so</text:p>
          </table:table-cell>
          <table:table-cell office:value-type="float" office:value="405.75" calcext:value-type="float">
            <text:p>405.75</text:p>
          </table:table-cell>
          <table:table-cell office:value-type="float" office:value="4.317" calcext:value-type="float">
            <text:p>4.317</text:p>
          </table:table-cell>
          <table:table-cell office:value-type="float" office:value="1.06395563770795" calcext:value-type="float">
            <text:p>1.06395563770795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evel</text:p>
          </table:table-cell>
          <table:table-cell office:value-type="float" office:value="783.262" calcext:value-type="float">
            <text:p>783.262</text:p>
          </table:table-cell>
          <table:table-cell office:value-type="float" office:value="4.424" calcext:value-type="float">
            <text:p>4.424</text:p>
          </table:table-cell>
          <table:table-cell office:value-type="float" office:value="0.564817391881644" calcext:value-type="float">
            <text:p>0.564817391881644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ist</text:p>
          </table:table-cell>
          <table:table-cell office:value-type="float" office:value="68.001" calcext:value-type="float">
            <text:p>68.001</text:p>
          </table:table-cell>
          <table:table-cell office:value-type="float" office:value="3.158" calcext:value-type="float">
            <text:p>3.158</text:p>
          </table:table-cell>
          <table:table-cell office:value-type="float" office:value="4.64404935221541" calcext:value-type="float">
            <text:p>4.64404935221541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Magma</text:p>
          </table:table-cell>
          <table:table-cell office:value-type="float" office:value="596.322" calcext:value-type="float">
            <text:p>596.322</text:p>
          </table:table-cell>
          <table:table-cell office:value-type="float" office:value="4.91" calcext:value-type="float">
            <text:p>4.91</text:p>
          </table:table-cell>
          <table:table-cell office:value-type="float" office:value="0.823380656759268" calcext:value-type="float">
            <text:p>0.823380656759268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elude</text:p>
          </table:table-cell>
          <table:table-cell office:value-type="float" office:value="33.912" calcext:value-type="float">
            <text:p>33.912</text:p>
          </table:table-cell>
          <table:table-cell office:value-type="float" office:value="2.539" calcext:value-type="float">
            <text:p>2.539</text:p>
          </table:table-cell>
          <table:table-cell office:value-type="float" office:value="7.48702524180231" calcext:value-type="float">
            <text:p>7.48702524180231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</text:p>
          </table:table-cell>
          <table:table-cell office:value-type="float" office:value="44.961" calcext:value-type="float">
            <text:p>44.961</text:p>
          </table:table-cell>
          <table:table-cell office:value-type="float" office:value="0.703" calcext:value-type="float">
            <text:p>0.703</text:p>
          </table:table-cell>
          <table:table-cell office:value-type="float" office:value="1.56357732256845" calcext:value-type="float">
            <text:p>1.56357732256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TH</text:p>
          </table:table-cell>
          <table:table-cell office:value-type="float" office:value="896.836" calcext:value-type="float">
            <text:p>896.836</text:p>
          </table:table-cell>
          <table:table-cell office:value-type="float" office:value="4.714" calcext:value-type="float">
            <text:p>4.714</text:p>
          </table:table-cell>
          <table:table-cell office:value-type="float" office:value="0.52562564393044" calcext:value-type="float">
            <text:p>0.52562564393044</text:p>
          </table:table-cell>
          <table:table-cell office:value-type="float" office:value="17022" calcext:value-type="float">
            <text:p>1702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ofunctor</text:p>
          </table:table-cell>
          <table:table-cell office:value-type="float" office:value="53.776" calcext:value-type="float">
            <text:p>53.776</text:p>
          </table:table-cell>
          <table:table-cell office:value-type="float" office:value="0.54" calcext:value-type="float">
            <text:p>0.54</text:p>
          </table:table-cell>
          <table:table-cell office:value-type="float" office:value="1.00416542695626" calcext:value-type="float">
            <text:p>1.0041654269562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Review</text:p>
          </table:table-cell>
          <table:table-cell office:value-type="float" office:value="15.683" calcext:value-type="float">
            <text:p>15.683</text:p>
          </table:table-cell>
          <table:table-cell office:value-type="float" office:value="0.839" calcext:value-type="float">
            <text:p>0.839</text:p>
          </table:table-cell>
          <table:table-cell office:value-type="float" office:value="5.34974175859211" calcext:value-type="float">
            <text:p>5.3497417585921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Setter</text:p>
          </table:table-cell>
          <table:table-cell office:value-type="float" office:value="54.867" calcext:value-type="float">
            <text:p>54.867</text:p>
          </table:table-cell>
          <table:table-cell office:value-type="float" office:value="2.196" calcext:value-type="float">
            <text:p>2.196</text:p>
          </table:table-cell>
          <table:table-cell office:value-type="float" office:value="4.00240581770463" calcext:value-type="float">
            <text:p>4.00240581770463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TH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4.182" calcext:value-type="float">
            <text:p>4.182</text:p>
          </table:table-cell>
          <table:table-cell office:value-type="float" office:value="1.76070866208035" calcext:value-type="float">
            <text:p>1.76070866208035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Zoom</text:p>
          </table:table-cell>
          <table:table-cell office:value-type="float" office:value="794.385" calcext:value-type="float">
            <text:p>794.385</text:p>
          </table:table-cell>
          <table:table-cell office:value-type="float" office:value="5.784" calcext:value-type="float">
            <text:p>5.784</text:p>
          </table:table-cell>
          <table:table-cell office:value-type="float" office:value="0.72811042504579" calcext:value-type="float">
            <text:p>0.72811042504579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so</text:p>
          </table:table-cell>
          <table:table-cell office:value-type="float" office:value="190.834" calcext:value-type="float">
            <text:p>190.834</text:p>
          </table:table-cell>
          <table:table-cell office:value-type="float" office:value="6.479" calcext:value-type="float">
            <text:p>6.479</text:p>
          </table:table-cell>
          <table:table-cell office:value-type="float" office:value="3.39509730970372" calcext:value-type="float">
            <text:p>3.39509730970372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ns</text:p>
          </table:table-cell>
          <table:table-cell office:value-type="float" office:value="480.526" calcext:value-type="float">
            <text:p>480.526</text:p>
          </table:table-cell>
          <table:table-cell office:value-type="float" office:value="13.492" calcext:value-type="float">
            <text:p>13.492</text:p>
          </table:table-cell>
          <table:table-cell office:value-type="float" office:value="2.80775650016857" calcext:value-type="float">
            <text:p>2.80775650016857</text:p>
          </table:table-cell>
          <table:table-cell office:value-type="float" office:value="55302" calcext:value-type="float">
            <text:p>5530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vel</text:p>
          </table:table-cell>
          <table:table-cell office:value-type="float" office:value="91.706" calcext:value-type="float">
            <text:p>91.706</text:p>
          </table:table-cell>
          <table:table-cell office:value-type="float" office:value="2.383" calcext:value-type="float">
            <text:p>2.383</text:p>
          </table:table-cell>
          <table:table-cell office:value-type="float" office:value="2.59852136174296" calcext:value-type="float">
            <text:p>2.59852136174296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Operators</text:p>
          </table:table-cell>
          <table:table-cell office:value-type="float" office:value="4.318" calcext:value-type="float">
            <text:p>4.318</text:p>
          </table:table-cell>
          <table:table-cell office:value-type="float" office:value="1.072" calcext:value-type="float">
            <text:p>1.072</text:p>
          </table:table-cell>
          <table:table-cell office:value-type="float" office:value="24.8263084761464" calcext:value-type="float">
            <text:p>24.8263084761464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lated</text:p>
          </table:table-cell>
          <table:table-cell office:value-type="float" office:value="632.06" calcext:value-type="float">
            <text:p>632.06</text:p>
          </table:table-cell>
          <table:table-cell office:value-type="float" office:value="9.023" calcext:value-type="float">
            <text:p>9.023</text:p>
          </table:table-cell>
          <table:table-cell office:value-type="float" office:value="1.42755434610638" calcext:value-type="float">
            <text:p>1.42755434610638</text:p>
          </table:table-cell>
          <table:table-cell office:value-type="float" office:value="30433" calcext:value-type="float">
            <text:p>3043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ism</text:p>
          </table:table-cell>
          <table:table-cell office:value-type="float" office:value="378.993" calcext:value-type="float">
            <text:p>378.993</text:p>
          </table:table-cell>
          <table:table-cell office:value-type="float" office:value="4.565" calcext:value-type="float">
            <text:p>4.565</text:p>
          </table:table-cell>
          <table:table-cell office:value-type="float" office:value="1.20450773497136" calcext:value-type="float">
            <text:p>1.20450773497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ofunctor</text:p>
          </table:table-cell>
          <table:table-cell office:value-type="float" office:value="42.577" calcext:value-type="float">
            <text:p>42.577</text:p>
          </table:table-cell>
          <table:table-cell office:value-type="float" office:value="2.554" calcext:value-type="float">
            <text:p>2.554</text:p>
          </table:table-cell>
          <table:table-cell office:value-type="float" office:value="5.99854381473566" calcext:value-type="float">
            <text:p>5.9985438147356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ified</text:p>
          </table:table-cell>
          <table:table-cell office:value-type="float" office:value="1780.438" calcext:value-type="float">
            <text:p>1780.438</text:p>
          </table:table-cell>
          <table:table-cell office:value-type="float" office:value="8.191" calcext:value-type="float">
            <text:p>8.191</text:p>
          </table:table-cell>
          <table:table-cell office:value-type="float" office:value="0.460055334698541" calcext:value-type="float">
            <text:p>0.460055334698541</text:p>
          </table:table-cell>
          <table:table-cell office:value-type="float" office:value="17395" calcext:value-type="float">
            <text:p>173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view</text:p>
          </table:table-cell>
          <table:table-cell office:value-type="float" office:value="48.498" calcext:value-type="float">
            <text:p>48.498</text:p>
          </table:table-cell>
          <table:table-cell office:value-type="float" office:value="2.739" calcext:value-type="float">
            <text:p>2.739</text:p>
          </table:table-cell>
          <table:table-cell office:value-type="float" office:value="5.64765557342571" calcext:value-type="float">
            <text:p>5.6476555734257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Setter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.183" calcext:value-type="float">
            <text:p>10.183</text:p>
          </table:table-cell>
          <table:table-cell office:value-type="float" office:value="3.62229652817302" calcext:value-type="float">
            <text:p>3.62229652817302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H</text:p>
          </table:table-cell>
          <table:table-cell office:value-type="float" office:value="954.027" calcext:value-type="float">
            <text:p>954.027</text:p>
          </table:table-cell>
          <table:table-cell office:value-type="float" office:value="6.485" calcext:value-type="float">
            <text:p>6.485</text:p>
          </table:table-cell>
          <table:table-cell office:value-type="float" office:value="0.679750153821642" calcext:value-type="float">
            <text:p>0.679750153821642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raversal</text:p>
          </table:table-cell>
          <table:table-cell office:value-type="float" office:value="1269.674" calcext:value-type="float">
            <text:p>1269.674</text:p>
          </table:table-cell>
          <table:table-cell office:value-type="float" office:value="22.619" calcext:value-type="float">
            <text:p>22.619</text:p>
          </table:table-cell>
          <table:table-cell office:value-type="float" office:value="1.7814809155736" calcext:value-type="float">
            <text:p>1.7814809155736</text:p>
          </table:table-cell>
          <table:table-cell office:value-type="float" office:value="56665" calcext:value-type="float">
            <text:p>566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uple</text:p>
          </table:table-cell>
          <table:table-cell office:value-type="float" office:value="6045.227" calcext:value-type="float">
            <text:p>6045.227</text:p>
          </table:table-cell>
          <table:table-cell office:value-type="float" office:value="37.619" calcext:value-type="float">
            <text:p>37.619</text:p>
          </table:table-cell>
          <table:table-cell office:value-type="float" office:value="0.622292595464157" calcext:value-type="float">
            <text:p>0.622292595464157</text:p>
          </table:table-cell>
          <table:table-cell office:value-type="float" office:value="51869" calcext:value-type="float">
            <text:p>5186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ype</text:p>
          </table:table-cell>
          <table:table-cell office:value-type="float" office:value="15.385" calcext:value-type="float">
            <text:p>15.385</text:p>
          </table:table-cell>
          <table:table-cell office:value-type="float" office:value="5.089" calcext:value-type="float">
            <text:p>5.089</text:p>
          </table:table-cell>
          <table:table-cell office:value-type="float" office:value="33.0776730581736" calcext:value-type="float">
            <text:p>33.0776730581736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Unsound</text:p>
          </table:table-cell>
          <table:table-cell office:value-type="float" office:value="57.176" calcext:value-type="float">
            <text:p>57.176</text:p>
          </table:table-cell>
          <table:table-cell office:value-type="float" office:value="1.971" calcext:value-type="float">
            <text:p>1.971</text:p>
          </table:table-cell>
          <table:table-cell office:value-type="float" office:value="3.4472505946551" calcext:value-type="float">
            <text:p>3.4472505946551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Wrapped</text:p>
          </table:table-cell>
          <table:table-cell office:value-type="float" office:value="2804.789" calcext:value-type="float">
            <text:p>2804.789</text:p>
          </table:table-cell>
          <table:table-cell office:value-type="float" office:value="25.57" calcext:value-type="float">
            <text:p>25.57</text:p>
          </table:table-cell>
          <table:table-cell office:value-type="float" office:value="0.911655030021866" calcext:value-type="float">
            <text:p>0.911655030021866</text:p>
          </table:table-cell>
          <table:table-cell office:value-type="float" office:value="44228" calcext:value-type="float">
            <text:p>4422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Zoom</text:p>
          </table:table-cell>
          <table:table-cell office:value-type="float" office:value="230.715" calcext:value-type="float">
            <text:p>230.715</text:p>
          </table:table-cell>
          <table:table-cell office:value-type="float" office:value="4.08" calcext:value-type="float">
            <text:p>4.08</text:p>
          </table:table-cell>
          <table:table-cell office:value-type="float" office:value="1.76841557766075" calcext:value-type="float">
            <text:p>1.76841557766075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Monad.Error.Lens</text:p>
          </table:table-cell>
          <table:table-cell office:value-type="float" office:value="147.872" calcext:value-type="float">
            <text:p>147.872</text:p>
          </table:table-cell>
          <table:table-cell office:value-type="float" office:value="4.348" calcext:value-type="float">
            <text:p>4.348</text:p>
          </table:table-cell>
          <table:table-cell office:value-type="float" office:value="2.94038086994157" calcext:value-type="float">
            <text:p>2.94038086994157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Parallel.Strategies.Lens</text:p>
          </table:table-cell>
          <table:table-cell office:value-type="float" office:value="19.54" calcext:value-type="float">
            <text:p>19.54</text:p>
          </table:table-cell>
          <table:table-cell office:value-type="float" office:value="2.814" calcext:value-type="float">
            <text:p>2.814</text:p>
          </table:table-cell>
          <table:table-cell office:value-type="float" office:value="14.4012282497441" calcext:value-type="float">
            <text:p>14.401228249744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Seq.Lens</text:p>
          </table:table-cell>
          <table:table-cell office:value-type="float" office:value="11.002" calcext:value-type="float">
            <text:p>11.002</text:p>
          </table:table-cell>
          <table:table-cell office:value-type="float" office:value="0.274" calcext:value-type="float">
            <text:p>0.274</text:p>
          </table:table-cell>
          <table:table-cell office:value-type="float" office:value="2.49045628067624" calcext:value-type="float">
            <text:p>2.4904562806762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Array.Lens</text:p>
          </table:table-cell>
          <table:table-cell office:value-type="float" office:value="54.038" calcext:value-type="float">
            <text:p>54.0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860505570154336" calcext:value-type="float">
            <text:p>0.860505570154336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its.Lens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3.2" calcext:value-type="float">
            <text:p>3.2</text:p>
          </table:table-cell>
          <table:table-cell office:value-type="float" office:value="2.29830571775369" calcext:value-type="float">
            <text:p>2.29830571775369</text:p>
          </table:table-cell>
          <table:table-cell office:value-type="float" office:value="10888" calcext:value-type="float">
            <text:p>1088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azy.Lens</text:p>
          </table:table-cell>
          <table:table-cell office:value-type="float" office:value="24.353" calcext:value-type="float">
            <text:p>24.353</text:p>
          </table:table-cell>
          <table:table-cell office:value-type="float" office:value="2.262" calcext:value-type="float">
            <text:p>2.262</text:p>
          </table:table-cell>
          <table:table-cell office:value-type="float" office:value="9.28838336139285" calcext:value-type="float">
            <text:p>9.28838336139285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ens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3.514" calcext:value-type="float">
            <text:p>3.514</text:p>
          </table:table-cell>
          <table:table-cell office:value-type="float" office:value="3.11970099166363" calcext:value-type="float">
            <text:p>3.11970099166363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Strict.Lens</text:p>
          </table:table-cell>
          <table:table-cell office:value-type="float" office:value="25.011" calcext:value-type="float">
            <text:p>25.011</text:p>
          </table:table-cell>
          <table:table-cell office:value-type="float" office:value="3.634" calcext:value-type="float">
            <text:p>3.634</text:p>
          </table:table-cell>
          <table:table-cell office:value-type="float" office:value="14.5296069729319" calcext:value-type="float">
            <text:p>14.5296069729319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Complex.Lens</text:p>
          </table:table-cell>
          <table:table-cell office:value-type="float" office:value="63.997" calcext:value-type="float">
            <text:p>63.997</text:p>
          </table:table-cell>
          <table:table-cell office:value-type="float" office:value="2.057" calcext:value-type="float">
            <text:p>2.057</text:p>
          </table:table-cell>
          <table:table-cell office:value-type="float" office:value="3.21421316624217" calcext:value-type="float">
            <text:p>3.21421316624217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ata.Lens</text:p>
          </table:table-cell>
          <table:table-cell office:value-type="float" office:value="1881.379" calcext:value-type="float">
            <text:p>1881.379</text:p>
          </table:table-cell>
          <table:table-cell office:value-type="float" office:value="6.921" calcext:value-type="float">
            <text:p>6.921</text:p>
          </table:table-cell>
          <table:table-cell office:value-type="float" office:value="0.367868462441645" calcext:value-type="float">
            <text:p>0.367868462441645</text:p>
          </table:table-cell>
          <table:table-cell office:value-type="float" office:value="16147" calcext:value-type="float">
            <text:p>1614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ynamic.Lens</text:p>
          </table:table-cell>
          <table:table-cell office:value-type="float" office:value="44.273" calcext:value-type="float">
            <text:p>44.273</text:p>
          </table:table-cell>
          <table:table-cell office:value-type="float" office:value="0.471" calcext:value-type="float">
            <text:p>0.471</text:p>
          </table:table-cell>
          <table:table-cell office:value-type="float" office:value="1.06385381609559" calcext:value-type="float">
            <text:p>1.0638538160955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HashSet.Lens</text:p>
          </table:table-cell>
          <table:table-cell office:value-type="float" office:value="49.915" calcext:value-type="float">
            <text:p>49.915</text:p>
          </table:table-cell>
          <table:table-cell office:value-type="float" office:value="0.562" calcext:value-type="float">
            <text:p>0.562</text:p>
          </table:table-cell>
          <table:table-cell office:value-type="float" office:value="1.12591405389162" calcext:value-type="float">
            <text:p>1.12591405389162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IntSet.Lens</text:p>
          </table:table-cell>
          <table:table-cell office:value-type="float" office:value="30.376" calcext:value-type="float">
            <text:p>30.376</text:p>
          </table:table-cell>
          <table:table-cell office:value-type="float" office:value="0.425" calcext:value-type="float">
            <text:p>0.425</text:p>
          </table:table-cell>
          <table:table-cell office:value-type="float" office:value="1.39913089281011" calcext:value-type="float">
            <text:p>1.3991308928101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List.Lens</text:p>
          </table:table-cell>
          <table:table-cell office:value-type="float" office:value="3.422" calcext:value-type="float">
            <text:p>3.422</text:p>
          </table:table-cell>
          <table:table-cell office:value-type="float" office:value="0.274" calcext:value-type="float">
            <text:p>0.274</text:p>
          </table:table-cell>
          <table:table-cell office:value-type="float" office:value="8.00701344243133" calcext:value-type="float">
            <text:p>8.0070134424313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Map.Lens</text:p>
          </table:table-cell>
          <table:table-cell office:value-type="float" office:value="5.888" calcext:value-type="float">
            <text:p>5.888</text:p>
          </table:table-cell>
          <table:table-cell office:value-type="float" office:value="0.822" calcext:value-type="float">
            <text:p>0.822</text:p>
          </table:table-cell>
          <table:table-cell office:value-type="float" office:value="13.960597826087" calcext:value-type="float">
            <text:p>13.960597826087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quence.Lens</text:p>
          </table:table-cell>
          <table:table-cell office:value-type="float" office:value="47.54" calcext:value-type="float">
            <text:p>47.54</text:p>
          </table:table-cell>
          <table:table-cell office:value-type="float" office:value="1.003" calcext:value-type="float">
            <text:p>1.003</text:p>
          </table:table-cell>
          <table:table-cell office:value-type="float" office:value="2.10980227177114" calcext:value-type="float">
            <text:p>2.10980227177114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t.Lens</text:p>
          </table:table-cell>
          <table:table-cell office:value-type="float" office:value="23.224" calcext:value-type="float">
            <text:p>23.224</text:p>
          </table:table-cell>
          <table:table-cell office:value-type="float" office:value="3.36" calcext:value-type="float">
            <text:p>3.36</text:p>
          </table:table-cell>
          <table:table-cell office:value-type="float" office:value="14.4677919393731" calcext:value-type="float">
            <text:p>14.467791939373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azy.Lens</text:p>
          </table:table-cell>
          <table:table-cell office:value-type="float" office:value="322.123" calcext:value-type="float">
            <text:p>322.123</text:p>
          </table:table-cell>
          <table:table-cell office:value-type="float" office:value="1.218" calcext:value-type="float">
            <text:p>1.218</text:p>
          </table:table-cell>
          <table:table-cell office:value-type="float" office:value="0.37811643378461" calcext:value-type="float">
            <text:p>0.3781164337846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ens</text:p>
          </table:table-cell>
          <table:table-cell office:value-type="float" office:value="252.82" calcext:value-type="float">
            <text:p>252.82</text:p>
          </table:table-cell>
          <table:table-cell office:value-type="float" office:value="2.234" calcext:value-type="float">
            <text:p>2.234</text:p>
          </table:table-cell>
          <table:table-cell office:value-type="float" office:value="0.883632624001266" calcext:value-type="float">
            <text:p>0.883632624001266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Strict.Lens</text:p>
          </table:table-cell>
          <table:table-cell office:value-type="float" office:value="165.17" calcext:value-type="float">
            <text:p>165.17</text:p>
          </table:table-cell>
          <table:table-cell office:value-type="float" office:value="1.181" calcext:value-type="float">
            <text:p>1.181</text:p>
          </table:table-cell>
          <table:table-cell office:value-type="float" office:value="0.715020887570382" calcext:value-type="float">
            <text:p>0.71502088757038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ree.Lens</text:p>
          </table:table-cell>
          <table:table-cell office:value-type="float" office:value="11.266" calcext:value-type="float">
            <text:p>11.266</text:p>
          </table:table-cell>
          <table:table-cell office:value-type="float" office:value="0.481" calcext:value-type="float">
            <text:p>0.481</text:p>
          </table:table-cell>
          <table:table-cell office:value-type="float" office:value="4.2694834013847" calcext:value-type="float">
            <text:p>4.269483401384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ypeable.Lens</text:p>
          </table:table-cell>
          <table:table-cell office:value-type="float" office:value="29.514" calcext:value-type="float">
            <text:p>29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1.96855729484312" calcext:value-type="float">
            <text:p>1.9685572948431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Generic.Lens</text:p>
          </table:table-cell>
          <table:table-cell office:value-type="float" office:value="781.308" calcext:value-type="float">
            <text:p>781.308</text:p>
          </table:table-cell>
          <table:table-cell office:value-type="float" office:value="2.724" calcext:value-type="float">
            <text:p>2.724</text:p>
          </table:table-cell>
          <table:table-cell office:value-type="float" office:value="0.34864611651231" calcext:value-type="float">
            <text:p>0.34864611651231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Lens</text:p>
          </table:table-cell>
          <table:table-cell office:value-type="float" office:value="298.806" calcext:value-type="float">
            <text:p>298.806</text:p>
          </table:table-cell>
          <table:table-cell office:value-type="float" office:value="3.697" calcext:value-type="float">
            <text:p>3.697</text:p>
          </table:table-cell>
          <table:table-cell office:value-type="float" office:value="1.23725761865558" calcext:value-type="float">
            <text:p>1.23725761865558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GHC.Generics.Lens</text:p>
          </table:table-cell>
          <table:table-cell office:value-type="float" office:value="83.904" calcext:value-type="float">
            <text:p>83.904</text:p>
          </table:table-cell>
          <table:table-cell office:value-type="float" office:value="2.463" calcext:value-type="float">
            <text:p>2.463</text:p>
          </table:table-cell>
          <table:table-cell office:value-type="float" office:value="2.93549771167048" calcext:value-type="float">
            <text:p>2.9354977116704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Language.Haskell.TH.Lens</text:p>
          </table:table-cell>
          <table:table-cell office:value-type="float" office:value="3073.762" calcext:value-type="float">
            <text:p>3073.762</text:p>
          </table:table-cell>
          <table:table-cell office:value-type="float" office:value="25.033" calcext:value-type="float">
            <text:p>25.033</text:p>
          </table:table-cell>
          <table:table-cell office:value-type="float" office:value="0.814409183274437" calcext:value-type="float">
            <text:p>0.814409183274437</text:p>
          </table:table-cell>
          <table:table-cell office:value-type="float" office:value="75200" calcext:value-type="float">
            <text:p>752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Lens</text:p>
          </table:table-cell>
          <table:table-cell office:value-type="float" office:value="446.787" calcext:value-type="float">
            <text:p>446.787</text:p>
          </table:table-cell>
          <table:table-cell office:value-type="float" office:value="3.509" calcext:value-type="float">
            <text:p>3.509</text:p>
          </table:table-cell>
          <table:table-cell office:value-type="float" office:value="0.785385429746165" calcext:value-type="float">
            <text:p>0.78538542974616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Natural.Lens</text:p>
          </table:table-cell>
          <table:table-cell office:value-type="float" office:value="76.693" calcext:value-type="float">
            <text:p>76.693</text:p>
          </table:table-cell>
          <table:table-cell office:value-type="float" office:value="0.927" calcext:value-type="float">
            <text:p>0.927</text:p>
          </table:table-cell>
          <table:table-cell office:value-type="float" office:value="1.20871526736469" calcext:value-type="float">
            <text:p>1.20871526736469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Exit.Lens</text:p>
          </table:table-cell>
          <table:table-cell office:value-type="float" office:value="62.795" calcext:value-type="float">
            <text:p>62.795</text:p>
          </table:table-cell>
          <table:table-cell office:value-type="float" office:value="2.69" calcext:value-type="float">
            <text:p>2.69</text:p>
          </table:table-cell>
          <table:table-cell office:value-type="float" office:value="4.28378055577673" calcext:value-type="float">
            <text:p>4.28378055577673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FilePath.Lens</text:p>
          </table:table-cell>
          <table:table-cell office:value-type="float" office:value="60.452" calcext:value-type="float">
            <text:p>60.452</text:p>
          </table:table-cell>
          <table:table-cell office:value-type="float" office:value="1.437" calcext:value-type="float">
            <text:p>1.437</text:p>
          </table:table-cell>
          <table:table-cell office:value-type="float" office:value="2.37709256931119" calcext:value-type="float">
            <text:p>2.37709256931119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IO.Error.Lens</text:p>
          </table:table-cell>
          <table:table-cell office:value-type="float" office:value="240.449" calcext:value-type="float">
            <text:p>240.449</text:p>
          </table:table-cell>
          <table:table-cell office:value-type="float" office:value="1.095" calcext:value-type="float">
            <text:p>1.095</text:p>
          </table:table-cell>
          <table:table-cell office:value-type="float" office:value="0.455398026192665" calcext:value-type="float">
            <text:p>0.455398026192665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Accum</text:p>
          </table:table-cell>
          <table:table-cell office:value-type="float" office:value="337.011" calcext:value-type="float">
            <text:p>337.011</text:p>
          </table:table-cell>
          <table:table-cell office:value-type="float" office:value="1.432" calcext:value-type="float">
            <text:p>1.432</text:p>
          </table:table-cell>
          <table:table-cell office:value-type="float" office:value="0.424911946494328" calcext:value-type="float">
            <text:p>0.424911946494328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</text:p>
          </table:table-cell>
          <table:table-cell office:value-type="float" office:value="3.662" calcext:value-type="float">
            <text:p>3.662</text:p>
          </table:table-cell>
          <table:table-cell office:value-type="float" office:value="0.316" calcext:value-type="float">
            <text:p>0.316</text:p>
          </table:table-cell>
          <table:table-cell office:value-type="float" office:value="8.62916439104315" calcext:value-type="float">
            <text:p>8.62916439104315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.Class</text:p>
          </table:table-cell>
          <table:table-cell office:value-type="float" office:value="139.091" calcext:value-type="float">
            <text:p>139.091</text:p>
          </table:table-cell>
          <table:table-cell office:value-type="float" office:value="1.56" calcext:value-type="float">
            <text:p>1.56</text:p>
          </table:table-cell>
          <table:table-cell office:value-type="float" office:value="1.12156789440007" calcext:value-type="float">
            <text:p>1.12156789440007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rror.Class</text:p>
          </table:table-cell>
          <table:table-cell office:value-type="float" office:value="194.695" calcext:value-type="float">
            <text:p>194.695</text:p>
          </table:table-cell>
          <table:table-cell office:value-type="float" office:value="1.725" calcext:value-type="float">
            <text:p>1.725</text:p>
          </table:table-cell>
          <table:table-cell office:value-type="float" office:value="0.886001181334909" calcext:value-type="float">
            <text:p>0.886001181334909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xcept</text:p>
          </table:table-cell>
          <table:table-cell office:value-type="float" office:value="3.052" calcext:value-type="float">
            <text:p>3.052</text:p>
          </table:table-cell>
          <table:table-cell office:value-type="float" office:value="0.594" calcext:value-type="float">
            <text:p>0.594</text:p>
          </table:table-cell>
          <table:table-cell office:value-type="float" office:value="19.4626474442988" calcext:value-type="float">
            <text:p>19.4626474442988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Identity</text:p>
          </table:table-cell>
          <table:table-cell office:value-type="float" office:value="2.976" calcext:value-type="float">
            <text:p>2.976</text:p>
          </table:table-cell>
          <table:table-cell office:value-type="float" office:value="0.134" calcext:value-type="float">
            <text:p>0.134</text:p>
          </table:table-cell>
          <table:table-cell office:value-type="float" office:value="4.50268817204301" calcext:value-type="float">
            <text:p>4.50268817204301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</text:p>
          </table:table-cell>
          <table:table-cell office:value-type="float" office:value="2.632" calcext:value-type="float">
            <text:p>2.632</text:p>
          </table:table-cell>
          <table:table-cell office:value-type="float" office:value="0.152" calcext:value-type="float">
            <text:p>0.152</text:p>
          </table:table-cell>
          <table:table-cell office:value-type="float" office:value="5.77507598784194" calcext:value-type="float">
            <text:p>5.7750759878419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PS</text:p>
          </table:table-cell>
          <table:table-cell office:value-type="float" office:value="2.985" calcext:value-type="float">
            <text:p>2.985</text:p>
          </table:table-cell>
          <table:table-cell office:value-type="float" office:value="0.273" calcext:value-type="float">
            <text:p>0.273</text:p>
          </table:table-cell>
          <table:table-cell office:value-type="float" office:value="9.14572864321608" calcext:value-type="float">
            <text:p>9.14572864321608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lass</text:p>
          </table:table-cell>
          <table:table-cell office:value-type="float" office:value="39.597" calcext:value-type="float">
            <text:p>39.597</text:p>
          </table:table-cell>
          <table:table-cell office:value-type="float" office:value="0.798" calcext:value-type="float">
            <text:p>0.798</text:p>
          </table:table-cell>
          <table:table-cell office:value-type="float" office:value="2.01530418971134" calcext:value-type="float">
            <text:p>2.01530418971134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Lazy</text:p>
          </table:table-cell>
          <table:table-cell office:value-type="float" office:value="3.201" calcext:value-type="float">
            <text:p>3.201</text:p>
          </table:table-cell>
          <table:table-cell office:value-type="float" office:value="0.739" calcext:value-type="float">
            <text:p>0.739</text:p>
          </table:table-cell>
          <table:table-cell office:value-type="float" office:value="23.0865354576695" calcext:value-type="float">
            <text:p>23.0865354576695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Strict</text:p>
          </table:table-cell>
          <table:table-cell office:value-type="float" office:value="3.261" calcext:value-type="float">
            <text:p>3.261</text:p>
          </table:table-cell>
          <table:table-cell office:value-type="float" office:value="0.274" calcext:value-type="float">
            <text:p>0.274</text:p>
          </table:table-cell>
          <table:table-cell office:value-type="float" office:value="8.40233057344373" calcext:value-type="float">
            <text:p>8.4023305734437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</text:p>
          </table:table-cell>
          <table:table-cell office:value-type="float" office:value="2.686" calcext:value-type="float">
            <text:p>2.68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1422189128816" calcext:value-type="float">
            <text:p>13.1422189128816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.Class</text:p>
          </table:table-cell>
          <table:table-cell office:value-type="float" office:value="193.687" calcext:value-type="float">
            <text:p>193.687</text:p>
          </table:table-cell>
          <table:table-cell office:value-type="float" office:value="1.665" calcext:value-type="float">
            <text:p>1.665</text:p>
          </table:table-cell>
          <table:table-cell office:value-type="float" office:value="0.859634358526902" calcext:value-type="float">
            <text:p>0.859634358526902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elect</text:p>
          </table:table-cell>
          <table:table-cell office:value-type="float" office:value="135.349" calcext:value-type="float">
            <text:p>135.349</text:p>
          </table:table-cell>
          <table:table-cell office:value-type="float" office:value="2.352" calcext:value-type="float">
            <text:p>2.352</text:p>
          </table:table-cell>
          <table:table-cell office:value-type="float" office:value="1.73772986870978" calcext:value-type="float">
            <text:p>1.7377298687097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</text:p>
          </table:table-cell>
          <table:table-cell office:value-type="float" office:value="2.882" calcext:value-type="float">
            <text:p>2.882</text:p>
          </table:table-cell>
          <table:table-cell office:value-type="float" office:value="0.168" calcext:value-type="float">
            <text:p>0.168</text:p>
          </table:table-cell>
          <table:table-cell office:value-type="float" office:value="5.8292852185982" calcext:value-type="float">
            <text:p>5.829285218598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Class</text:p>
          </table:table-cell>
          <table:table-cell office:value-type="float" office:value="215.512" calcext:value-type="float">
            <text:p>215.512</text:p>
          </table:table-cell>
          <table:table-cell office:value-type="float" office:value="1.845" calcext:value-type="float">
            <text:p>1.845</text:p>
          </table:table-cell>
          <table:table-cell office:value-type="float" office:value="0.856100820371951" calcext:value-type="float">
            <text:p>0.856100820371951</text:p>
          </table:table-cell>
          <table:table-cell office:value-type="float" office:value="5912" calcext:value-type="float">
            <text:p>591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Lazy</text:p>
          </table:table-cell>
          <table:table-cell office:value-type="float" office:value="3.124" calcext:value-type="float">
            <text:p>3.124</text:p>
          </table:table-cell>
          <table:table-cell office:value-type="float" office:value="0.565" calcext:value-type="float">
            <text:p>0.565</text:p>
          </table:table-cell>
          <table:table-cell office:value-type="float" office:value="18.0857874519846" calcext:value-type="float">
            <text:p>18.0857874519846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Strict</text:p>
          </table:table-cell>
          <table:table-cell office:value-type="float" office:value="2.879" calcext:value-type="float">
            <text:p>2.879</text:p>
          </table:table-cell>
          <table:table-cell office:value-type="float" office:value="0.411" calcext:value-type="float">
            <text:p>0.411</text:p>
          </table:table-cell>
          <table:table-cell office:value-type="float" office:value="14.2757902049323" calcext:value-type="float">
            <text:p>14.2757902049323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Trans</text:p>
          </table:table-cell>
          <table:table-cell office:value-type="float" office:value="3.293" calcext:value-type="float">
            <text:p>3.293</text:p>
          </table:table-cell>
          <table:table-cell office:value-type="float" office:value="0.245" calcext:value-type="float">
            <text:p>0.245</text:p>
          </table:table-cell>
          <table:table-cell office:value-type="float" office:value="7.44002429395688" calcext:value-type="float">
            <text:p>7.44002429395688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</text:p>
          </table:table-cell>
          <table:table-cell office:value-type="float" office:value="2.623" calcext:value-type="float">
            <text:p>2.623</text:p>
          </table:table-cell>
          <table:table-cell office:value-type="float" office:value="0.177" calcext:value-type="float">
            <text:p>0.177</text:p>
          </table:table-cell>
          <table:table-cell office:value-type="float" office:value="6.74799847502859" calcext:value-type="float">
            <text:p>6.74799847502859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PS</text:p>
          </table:table-cell>
          <table:table-cell office:value-type="float" office:value="2.852" calcext:value-type="float">
            <text:p>2.852</text:p>
          </table:table-cell>
          <table:table-cell office:value-type="float" office:value="0.254" calcext:value-type="float">
            <text:p>0.254</text:p>
          </table:table-cell>
          <table:table-cell office:value-type="float" office:value="8.90603085553997" calcext:value-type="float">
            <text:p>8.90603085553997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lass</text:p>
          </table:table-cell>
          <table:table-cell office:value-type="float" office:value="263.803" calcext:value-type="float">
            <text:p>263.803</text:p>
          </table:table-cell>
          <table:table-cell office:value-type="float" office:value="1.593" calcext:value-type="float">
            <text:p>1.593</text:p>
          </table:table-cell>
          <table:table-cell office:value-type="float" office:value="0.6038596983355" calcext:value-type="float">
            <text:p>0.6038596983355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Lazy</text:p>
          </table:table-cell>
          <table:table-cell office:value-type="float" office:value="3.928" calcext:value-type="float">
            <text:p>3.928</text:p>
          </table:table-cell>
          <table:table-cell office:value-type="float" office:value="0.318" calcext:value-type="float">
            <text:p>0.318</text:p>
          </table:table-cell>
          <table:table-cell office:value-type="float" office:value="8.09572301425662" calcext:value-type="float">
            <text:p>8.0957230142566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Strict</text:p>
          </table:table-cell>
          <table:table-cell office:value-type="float" office:value="3.039" calcext:value-type="float">
            <text:p>3.039</text:p>
          </table:table-cell>
          <table:table-cell office:value-type="float" office:value="0.38" calcext:value-type="float">
            <text:p>0.38</text:p>
          </table:table-cell>
          <table:table-cell office:value-type="float" office:value="12.50411319513" calcext:value-type="float">
            <text:p>12.50411319513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Cmd</text:p>
          </table:table-cell>
          <table:table-cell office:value-type="float" office:value="3.564" calcext:value-type="float">
            <text:p>3.564</text:p>
          </table:table-cell>
          <table:table-cell office:value-type="float" office:value="1.45" calcext:value-type="float">
            <text:p>1.45</text:p>
          </table:table-cell>
          <table:table-cell office:value-type="float" office:value="40.6846240179574" calcext:value-type="float">
            <text:p>40.684624017957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</text:p>
          </table:table-cell>
          <table:table-cell office:value-type="float" office:value="455.097" calcext:value-type="float">
            <text:p>455.097</text:p>
          </table:table-cell>
          <table:table-cell office:value-type="float" office:value="7.32" calcext:value-type="float">
            <text:p>7.32</text:p>
          </table:table-cell>
          <table:table-cell office:value-type="float" office:value="1.60844830882208" calcext:value-type="float">
            <text:p>1.60844830882208</text:p>
          </table:table-cell>
          <table:table-cell office:value-type="float" office:value="41736" calcext:value-type="float">
            <text:p>417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on</text:p>
          </table:table-cell>
          <table:table-cell office:value-type="float" office:value="480.663" calcext:value-type="float">
            <text:p>480.663</text:p>
          </table:table-cell>
          <table:table-cell office:value-type="float" office:value="2.79" calcext:value-type="float">
            <text:p>2.79</text:p>
          </table:table-cell>
          <table:table-cell office:value-type="float" office:value="0.580448255846612" calcext:value-type="float">
            <text:p>0.58044825584661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unicationHandle</text:p>
          </table:table-cell>
          <table:table-cell office:value-type="float" office:value="26.275" calcext:value-type="float">
            <text:p>26.275</text:p>
          </table:table-cell>
          <table:table-cell office:value-type="float" office:value="1.186" calcext:value-type="float">
            <text:p>1.186</text:p>
          </table:table-cell>
          <table:table-cell office:value-type="float" office:value="4.51379638439581" calcext:value-type="float">
            <text:p>4.51379638439581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unicationHandle.Internal</text:p>
          </table:table-cell>
          <table:table-cell office:value-type="float" office:value="52.582" calcext:value-type="float">
            <text:p>52.582</text:p>
          </table:table-cell>
          <table:table-cell office:value-type="float" office:value="2.846" calcext:value-type="float">
            <text:p>2.846</text:p>
          </table:table-cell>
          <table:table-cell office:value-type="float" office:value="5.41249857365639" calcext:value-type="float">
            <text:p>5.41249857365639</text:p>
          </table:table-cell>
          <table:table-cell office:value-type="float" office:value="9644" calcext:value-type="float">
            <text:p>9644</text:p>
          </table:table-cell>
          <table:table-cell office:value-type="string" calcext:value-type="string">
            <text:p>.h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Internals</text:p>
          </table:table-cell>
          <table:table-cell office:value-type="float" office:value="64.993" calcext:value-type="float">
            <text:p>64.993</text:p>
          </table:table-cell>
          <table:table-cell office:value-type="float" office:value="3.306" calcext:value-type="float">
            <text:p>3.306</text:p>
          </table:table-cell>
          <table:table-cell office:value-type="float" office:value="5.08670164479252" calcext:value-type="float">
            <text:p>5.08670164479252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Posix</text:p>
          </table:table-cell>
          <table:table-cell office:value-type="float" office:value="257.384" calcext:value-type="float">
            <text:p>257.384</text:p>
          </table:table-cell>
          <table:table-cell office:value-type="float" office:value="3.549" calcext:value-type="float">
            <text:p>3.549</text:p>
          </table:table-cell>
          <table:table-cell office:value-type="float" office:value="1.37887358965592" calcext:value-type="float">
            <text:p>1.37887358965592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</text:p>
          </table:table-cell>
          <table:table-cell office:value-type="float" office:value="3368.215" calcext:value-type="float">
            <text:p>3368.215</text:p>
          </table:table-cell>
          <table:table-cell office:value-type="float" office:value="7.524" calcext:value-type="float">
            <text:p>7.524</text:p>
          </table:table-cell>
          <table:table-cell office:value-type="float" office:value="0.223382414721151" calcext:value-type="float">
            <text:p>0.223382414721151</text:p>
          </table:table-cell>
          <table:table-cell office:value-type="float" office:value="25859" calcext:value-type="float">
            <text:p>2585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GFinite</text:p>
          </table:table-cell>
          <table:table-cell office:value-type="float" office:value="1755.769" calcext:value-type="float">
            <text:p>1755.769</text:p>
          </table:table-cell>
          <table:table-cell office:value-type="float" office:value="4.094" calcext:value-type="float">
            <text:p>4.094</text:p>
          </table:table-cell>
          <table:table-cell office:value-type="float" office:value="0.233174181797264" calcext:value-type="float">
            <text:p>0.233174181797264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Internal</text:p>
          </table:table-cell>
          <table:table-cell office:value-type="float" office:value="3674.144" calcext:value-type="float">
            <text:p>3674.144</text:p>
          </table:table-cell>
          <table:table-cell office:value-type="float" office:value="17.87" calcext:value-type="float">
            <text:p>17.87</text:p>
          </table:table-cell>
          <table:table-cell office:value-type="float" office:value="0.486371791633643" calcext:value-type="float">
            <text:p>0.486371791633643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Stateful</text:p>
          </table:table-cell>
          <table:table-cell office:value-type="float" office:value="554.613" calcext:value-type="float">
            <text:p>554.613</text:p>
          </table:table-cell>
          <table:table-cell office:value-type="float" office:value="6.845" calcext:value-type="float">
            <text:p>6.845</text:p>
          </table:table-cell>
          <table:table-cell office:value-type="float" office:value="1.23419393342745" calcext:value-type="float">
            <text:p>1.23419393342745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</text:p>
          </table:table-cell>
          <table:table-cell office:value-type="float" office:value="7756.531" calcext:value-type="float">
            <text:p>7756.531</text:p>
          </table:table-cell>
          <table:table-cell office:value-type="float" office:value="20.07" calcext:value-type="float">
            <text:p>20.07</text:p>
          </table:table-cell>
          <table:table-cell office:value-type="float" office:value="0.258749691066793" calcext:value-type="float">
            <text:p>0.258749691066793</text:p>
          </table:table-cell>
          <table:table-cell office:value-type="float" office:value="68669" calcext:value-type="float">
            <text:p>6866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Array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3.921" calcext:value-type="float">
            <text:p>3.921</text:p>
          </table:table-cell>
          <table:table-cell office:value-type="float" office:value="3.07942416888533" calcext:value-type="float">
            <text:p>3.07942416888533</text:p>
          </table:table-cell>
          <table:table-cell office:value-type="float" office:value="10563" calcext:value-type="float">
            <text:p>105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</text:p>
          </table:table-cell>
          <table:table-cell office:value-type="float" office:value="1060.311" calcext:value-type="float">
            <text:p>1060.311</text:p>
          </table:table-cell>
          <table:table-cell office:value-type="float" office:value="3.94" calcext:value-type="float">
            <text:p>3.94</text:p>
          </table:table-cell>
          <table:table-cell office:value-type="float" office:value="0.371589090370655" calcext:value-type="float">
            <text:p>0.371589090370655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.Error</text:p>
          </table:table-cell>
          <table:table-cell office:value-type="float" office:value="162.385" calcext:value-type="float">
            <text:p>162.385</text:p>
          </table:table-cell>
          <table:table-cell office:value-type="float" office:value="1.814" calcext:value-type="float">
            <text:p>1.814</text:p>
          </table:table-cell>
          <table:table-cell office:value-type="float" office:value="1.11709825414909" calcext:value-type="float">
            <text:p>1.11709825414909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Foreign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1.932" calcext:value-type="float">
            <text:p>1.932</text:p>
          </table:table-cell>
          <table:table-cell office:value-type="float" office:value="1.32361404181853" calcext:value-type="float">
            <text:p>1.32361404181853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</text:p>
          </table:table-cell>
          <table:table-cell office:value-type="float" office:value="429.788" calcext:value-type="float">
            <text:p>429.788</text:p>
          </table:table-cell>
          <table:table-cell office:value-type="float" office:value="3.398" calcext:value-type="float">
            <text:p>3.398</text:p>
          </table:table-cell>
          <table:table-cell office:value-type="float" office:value="0.790622353346301" calcext:value-type="float">
            <text:p>0.790622353346301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.Utf8</text:p>
          </table:table-cell>
          <table:table-cell office:value-type="float" office:value="64.598" calcext:value-type="float">
            <text:p>64.5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948945787795288" calcext:value-type="float">
            <text:p>0.948945787795288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</text:p>
          </table:table-cell>
          <table:table-cell office:value-type="float" office:value="237.87" calcext:value-type="float">
            <text:p>237.87</text:p>
          </table:table-cell>
          <table:table-cell office:value-type="float" office:value="3.001" calcext:value-type="float">
            <text:p>3.001</text:p>
          </table:table-cell>
          <table:table-cell office:value-type="float" office:value="1.26161348635809" calcext:value-type="float">
            <text:p>1.2616134863580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ArrayUtils</text:p>
          </table:table-cell>
          <table:table-cell office:value-type="float" office:value="21.552" calcext:value-type="float">
            <text:p>21.552</text:p>
          </table:table-cell>
          <table:table-cell office:value-type="float" office:value="1.007" calcext:value-type="float">
            <text:p>1.007</text:p>
          </table:table-cell>
          <table:table-cell office:value-type="float" office:value="4.67242019302153" calcext:value-type="float">
            <text:p>4.67242019302153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3.593" calcext:value-type="float">
            <text:p>3.593</text:p>
          </table:table-cell>
          <table:table-cell office:value-type="float" office:value="1.26867437122408" calcext:value-type="float">
            <text:p>1.26867437122408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Functions</text:p>
          </table:table-cell>
          <table:table-cell office:value-type="float" office:value="7.567" calcext:value-type="float">
            <text:p>7.567</text:p>
          </table:table-cell>
          <table:table-cell office:value-type="float" office:value="1.058" calcext:value-type="float">
            <text:p>1.058</text:p>
          </table:table-cell>
          <table:table-cell office:value-type="float" office:value="13.9817629179331" calcext:value-type="float">
            <text:p>13.98176291793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Int.Digits</text:p>
          </table:table-cell>
          <table:table-cell office:value-type="float" office:value="7.267" calcext:value-type="float">
            <text:p>7.267</text:p>
          </table:table-cell>
          <table:table-cell office:value-type="float" office:value="0.228" calcext:value-type="float">
            <text:p>0.228</text:p>
          </table:table-cell>
          <table:table-cell office:value-type="float" office:value="3.1374707582221" calcext:value-type="float">
            <text:p>3.137470758222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RealFloat.Functions</text:p>
          </table:table-cell>
          <table:table-cell office:value-type="float" office:value="74.117" calcext:value-type="float">
            <text:p>74.117</text:p>
          </table:table-cell>
          <table:table-cell office:value-type="float" office:value="2.161" calcext:value-type="float">
            <text:p>2.161</text:p>
          </table:table-cell>
          <table:table-cell office:value-type="float" office:value="2.9156603748128" calcext:value-type="float">
            <text:p>2.915660374812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yteStringCompat</text:p>
          </table:table-cell>
          <table:table-cell office:value-type="float" office:value="9.876" calcext:value-type="float">
            <text:p>9.876</text:p>
          </table:table-cell>
          <table:table-cell office:value-type="float" office:value="1.434" calcext:value-type="float">
            <text:p>1.434</text:p>
          </table:table-cell>
          <table:table-cell office:value-type="float" office:value="14.5200486026731" calcext:value-type="float">
            <text:p>14.520048602673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</text:p>
          </table:table-cell>
          <table:table-cell office:value-type="float" office:value="3964.608" calcext:value-type="float">
            <text:p>3964.608</text:p>
          </table:table-cell>
          <table:table-cell office:value-type="float" office:value="3.807" calcext:value-type="float">
            <text:p>3.807</text:p>
          </table:table-cell>
          <table:table-cell office:value-type="float" office:value="0.0960246258898736" calcext:value-type="float">
            <text:p>0.0960246258898736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</text:p>
          </table:table-cell>
          <table:table-cell office:value-type="float" office:value="316.005" calcext:value-type="float">
            <text:p>316.005</text:p>
          </table:table-cell>
          <table:table-cell office:value-type="float" office:value="4.35" calcext:value-type="float">
            <text:p>4.35</text:p>
          </table:table-cell>
          <table:table-cell office:value-type="float" office:value="1.37656049746048" calcext:value-type="float">
            <text:p>1.37656049746048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.Common</text:p>
          </table:table-cell>
          <table:table-cell office:value-type="float" office:value="378.493" calcext:value-type="float">
            <text:p>378.493</text:p>
          </table:table-cell>
          <table:table-cell office:value-type="float" office:value="1.243" calcext:value-type="float">
            <text:p>1.243</text:p>
          </table:table-cell>
          <table:table-cell office:value-type="float" office:value="0.328407658794218" calcext:value-type="float">
            <text:p>0.328407658794218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16</text:p>
          </table:table-cell>
          <table:table-cell office:value-type="float" office:value="15.841" calcext:value-type="float">
            <text:p>15.841</text:p>
          </table:table-cell>
          <table:table-cell office:value-type="float" office:value="1.541" calcext:value-type="float">
            <text:p>1.541</text:p>
          </table:table-cell>
          <table:table-cell office:value-type="float" office:value="9.72792121709488" calcext:value-type="float">
            <text:p>9.7279212170948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32</text:p>
          </table:table-cell>
          <table:table-cell office:value-type="float" office:value="7.337" calcext:value-type="float">
            <text:p>7.337</text:p>
          </table:table-cell>
          <table:table-cell office:value-type="float" office:value="0.248" calcext:value-type="float">
            <text:p>0.248</text:p>
          </table:table-cell>
          <table:table-cell office:value-type="float" office:value="3.3801281177593" calcext:value-type="float">
            <text:p>3.380128117759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8</text:p>
          </table:table-cell>
          <table:table-cell office:value-type="float" office:value="153.643" calcext:value-type="float">
            <text:p>153.643</text:p>
          </table:table-cell>
          <table:table-cell office:value-type="float" office:value="3.797" calcext:value-type="float">
            <text:p>3.797</text:p>
          </table:table-cell>
          <table:table-cell office:value-type="float" office:value="2.47131336930417" calcext:value-type="float">
            <text:p>2.47131336930417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</text:p>
          </table:table-cell>
          <table:table-cell office:value-type="float" office:value="619.222" calcext:value-type="float">
            <text:p>619.222</text:p>
          </table:table-cell>
          <table:table-cell office:value-type="float" office:value="3.612" calcext:value-type="float">
            <text:p>3.612</text:p>
          </table:table-cell>
          <table:table-cell office:value-type="float" office:value="0.583312608402156" calcext:value-type="float">
            <text:p>0.583312608402156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aseMapping</text:p>
          </table:table-cell>
          <table:table-cell office:value-type="float" office:value="1217.794" calcext:value-type="float">
            <text:p>1217.794</text:p>
          </table:table-cell>
          <table:table-cell office:value-type="float" office:value="126.513" calcext:value-type="float">
            <text:p>126.513</text:p>
          </table:table-cell>
          <table:table-cell office:value-type="float" office:value="10.3887028512211" calcext:value-type="float">
            <text:p>10.3887028512211</text:p>
          </table:table-cell>
          <table:table-cell office:value-type="float" office:value="227358" calcext:value-type="float">
            <text:p>22735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ommon</text:p>
          </table:table-cell>
          <table:table-cell office:value-type="float" office:value="1735.144" calcext:value-type="float">
            <text:p>1735.144</text:p>
          </table:table-cell>
          <table:table-cell office:value-type="float" office:value="15.866" calcext:value-type="float">
            <text:p>15.866</text:p>
          </table:table-cell>
          <table:table-cell office:value-type="float" office:value="0.914390966974499" calcext:value-type="float">
            <text:p>0.914390966974499</text:p>
          </table:table-cell>
          <table:table-cell office:value-type="float" office:value="43164" calcext:value-type="float">
            <text:p>4316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Size</text:p>
          </table:table-cell>
          <table:table-cell office:value-type="float" office:value="220.624" calcext:value-type="float">
            <text:p>220.624</text:p>
          </table:table-cell>
          <table:table-cell office:value-type="float" office:value="2.477" calcext:value-type="float">
            <text:p>2.477</text:p>
          </table:table-cell>
          <table:table-cell office:value-type="float" office:value="1.12272463557908" calcext:value-type="float">
            <text:p>1.12272463557908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Types</text:p>
          </table:table-cell>
          <table:table-cell office:value-type="float" office:value="161.483" calcext:value-type="float">
            <text:p>161.483</text:p>
          </table:table-cell>
          <table:table-cell office:value-type="float" office:value="1.188" calcext:value-type="float">
            <text:p>1.188</text:p>
          </table:table-cell>
          <table:table-cell office:value-type="float" office:value="0.735681155291888" calcext:value-type="float">
            <text:p>0.735681155291888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O</text:p>
          </table:table-cell>
          <table:table-cell office:value-type="float" office:value="173.695" calcext:value-type="float">
            <text:p>173.695</text:p>
          </table:table-cell>
          <table:table-cell office:value-type="float" office:value="1.58" calcext:value-type="float">
            <text:p>1.58</text:p>
          </table:table-cell>
          <table:table-cell office:value-type="float" office:value="0.909640461728893" calcext:value-type="float">
            <text:p>0.909640461728893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sAscii</text:p>
          </table:table-cell>
          <table:table-cell office:value-type="float" office:value="24.35" calcext:value-type="float">
            <text:p>24.35</text:p>
          </table:table-cell>
          <table:table-cell office:value-type="float" office:value="1.186" calcext:value-type="float">
            <text:p>1.186</text:p>
          </table:table-cell>
          <table:table-cell office:value-type="float" office:value="4.87063655030801" calcext:value-type="float">
            <text:p>4.8706365503080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</text:p>
          </table:table-cell>
          <table:table-cell office:value-type="float" office:value="75.221" calcext:value-type="float">
            <text:p>75.221</text:p>
          </table:table-cell>
          <table:table-cell office:value-type="float" office:value="1.3" calcext:value-type="float">
            <text:p>1.3</text:p>
          </table:table-cell>
          <table:table-cell office:value-type="float" office:value="1.72824078382367" calcext:value-type="float">
            <text:p>1.72824078382367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Encoding.Fusion</text:p>
          </table:table-cell>
          <table:table-cell office:value-type="float" office:value="845.453" calcext:value-type="float">
            <text:p>845.453</text:p>
          </table:table-cell>
          <table:table-cell office:value-type="float" office:value="5.355" calcext:value-type="float">
            <text:p>5.355</text:p>
          </table:table-cell>
          <table:table-cell office:value-type="float" office:value="0.63338825458068" calcext:value-type="float">
            <text:p>0.63338825458068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Fusion</text:p>
          </table:table-cell>
          <table:table-cell office:value-type="float" office:value="220.166" calcext:value-type="float">
            <text:p>220.166</text:p>
          </table:table-cell>
          <table:table-cell office:value-type="float" office:value="2.887" calcext:value-type="float">
            <text:p>2.887</text:p>
          </table:table-cell>
          <table:table-cell office:value-type="float" office:value="1.31128330441576" calcext:value-type="float">
            <text:p>1.31128330441576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Search</text:p>
          </table:table-cell>
          <table:table-cell office:value-type="float" office:value="447.109" calcext:value-type="float">
            <text:p>447.109</text:p>
          </table:table-cell>
          <table:table-cell office:value-type="float" office:value="1.534" calcext:value-type="float">
            <text:p>1.534</text:p>
          </table:table-cell>
          <table:table-cell office:value-type="float" office:value="0.343093071264502" calcext:value-type="float">
            <text:p>0.343093071264502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Measure</text:p>
          </table:table-cell>
          <table:table-cell office:value-type="float" office:value="10.052" calcext:value-type="float">
            <text:p>10.052</text:p>
          </table:table-cell>
          <table:table-cell office:value-type="float" office:value="1.173" calcext:value-type="float">
            <text:p>1.173</text:p>
          </table:table-cell>
          <table:table-cell office:value-type="float" office:value="11.6693195384003" calcext:value-type="float">
            <text:p>11.669319538400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mCompat</text:p>
          </table:table-cell>
          <table:table-cell office:value-type="float" office:value="3.888" calcext:value-type="float">
            <text:p>3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vate</text:p>
          </table:table-cell>
          <table:table-cell office:value-type="float" office:value="52.499" calcext:value-type="float">
            <text:p>52.499</text:p>
          </table:table-cell>
          <table:table-cell office:value-type="float" office:value="1.299" calcext:value-type="float">
            <text:p>1.299</text:p>
          </table:table-cell>
          <table:table-cell office:value-type="float" office:value="2.47433284443513" calcext:value-type="float">
            <text:p>2.47433284443513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ad</text:p>
          </table:table-cell>
          <table:table-cell office:value-type="float" office:value="68.35" calcext:value-type="float">
            <text:p>68.35</text:p>
          </table:table-cell>
          <table:table-cell office:value-type="float" office:value="0.858" calcext:value-type="float">
            <text:p>0.858</text:p>
          </table:table-cell>
          <table:table-cell office:value-type="float" office:value="1.25530358449159" calcext:value-type="float">
            <text:p>1.25530358449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verse</text:p>
          </table:table-cell>
          <table:table-cell office:value-type="float" office:value="18.355" calcext:value-type="float">
            <text:p>18.355</text:p>
          </table:table-cell>
          <table:table-cell office:value-type="float" office:value="1.853" calcext:value-type="float">
            <text:p>1.853</text:p>
          </table:table-cell>
          <table:table-cell office:value-type="float" office:value="10.0953418687006" calcext:value-type="float">
            <text:p>10.09534186870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earch</text:p>
          </table:table-cell>
          <table:table-cell office:value-type="float" office:value="62.298" calcext:value-type="float">
            <text:p>62.298</text:p>
          </table:table-cell>
          <table:table-cell office:value-type="float" office:value="1.56" calcext:value-type="float">
            <text:p>1.56</text:p>
          </table:table-cell>
          <table:table-cell office:value-type="float" office:value="2.50409322931715" calcext:value-type="float">
            <text:p>2.50409322931715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trictBuilder</text:p>
          </table:table-cell>
          <table:table-cell office:value-type="float" office:value="84.944" calcext:value-type="float">
            <text:p>84.944</text:p>
          </table:table-cell>
          <table:table-cell office:value-type="float" office:value="2.996" calcext:value-type="float">
            <text:p>2.996</text:p>
          </table:table-cell>
          <table:table-cell office:value-type="float" office:value="3.52702957242419" calcext:value-type="float">
            <text:p>3.52702957242419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Transformation</text:p>
          </table:table-cell>
          <table:table-cell office:value-type="float" office:value="504.31" calcext:value-type="float">
            <text:p>504.31</text:p>
          </table:table-cell>
          <table:table-cell office:value-type="float" office:value="5.613" calcext:value-type="float">
            <text:p>5.613</text:p>
          </table:table-cell>
          <table:table-cell office:value-type="float" office:value="1.1130058892348" calcext:value-type="float">
            <text:p>1.1130058892348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</text:p>
          </table:table-cell>
          <table:table-cell office:value-type="float" office:value="10.556" calcext:value-type="float">
            <text:p>10.556</text:p>
          </table:table-cell>
          <table:table-cell office:value-type="float" office:value="1.34" calcext:value-type="float">
            <text:p>1.34</text:p>
          </table:table-cell>
          <table:table-cell office:value-type="float" office:value="12.6942023493748" calcext:value-type="float">
            <text:p>12.6942023493748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.Char</text:p>
          </table:table-cell>
          <table:table-cell office:value-type="float" office:value="33.673" calcext:value-type="float">
            <text:p>33.673</text:p>
          </table:table-cell>
          <table:table-cell office:value-type="float" office:value="2.301" calcext:value-type="float">
            <text:p>2.301</text:p>
          </table:table-cell>
          <table:table-cell office:value-type="float" office:value="6.83336798028094" calcext:value-type="float">
            <text:p>6.83336798028094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</text:p>
          </table:table-cell>
          <table:table-cell office:value-type="float" office:value="24.078" calcext:value-type="float">
            <text:p>24.078</text:p>
          </table:table-cell>
          <table:table-cell office:value-type="float" office:value="1.128" calcext:value-type="float">
            <text:p>1.128</text:p>
          </table:table-cell>
          <table:table-cell office:value-type="float" office:value="4.68477448293048" calcext:value-type="float">
            <text:p>4.6847744829304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Native</text:p>
          </table:table-cell>
          <table:table-cell office:value-type="float" office:value="28.44" calcext:value-type="float">
            <text:p>28.44</text:p>
          </table:table-cell>
          <table:table-cell office:value-type="float" office:value="0.705" calcext:value-type="float">
            <text:p>0.705</text:p>
          </table:table-cell>
          <table:table-cell office:value-type="float" office:value="2.4789029535865" calcext:value-type="float">
            <text:p>2.4789029535865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Simd</text:p>
          </table:table-cell>
          <table:table-cell office:value-type="float" office:value="14.846" calcext:value-type="float">
            <text:p>14.846</text:p>
          </table:table-cell>
          <table:table-cell office:value-type="float" office:value="0.912" calcext:value-type="float">
            <text:p>0.912</text:p>
          </table:table-cell>
          <table:table-cell office:value-type="float" office:value="6.14306884009161" calcext:value-type="float">
            <text:p>6.1430688400916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</text:p>
          </table:table-cell>
          <table:table-cell office:value-type="float" office:value="10113.009" calcext:value-type="float">
            <text:p>10113.009</text:p>
          </table:table-cell>
          <table:table-cell office:value-type="float" office:value="14.949" calcext:value-type="float">
            <text:p>14.949</text:p>
          </table:table-cell>
          <table:table-cell office:value-type="float" office:value="0.147819506538558" calcext:value-type="float">
            <text:p>0.147819506538558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</text:p>
          </table:table-cell>
          <table:table-cell office:value-type="float" office:value="4.273" calcext:value-type="float">
            <text:p>4.273</text:p>
          </table:table-cell>
          <table:table-cell office:value-type="float" office:value="1.458" calcext:value-type="float">
            <text:p>1.458</text:p>
          </table:table-cell>
          <table:table-cell office:value-type="float" office:value="34.121226304704" calcext:value-type="float">
            <text:p>34.12122630470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Int</text:p>
          </table:table-cell>
          <table:table-cell office:value-type="float" office:value="5314.765" calcext:value-type="float">
            <text:p>5314.765</text:p>
          </table:table-cell>
          <table:table-cell office:value-type="float" office:value="5.13" calcext:value-type="float">
            <text:p>5.13</text:p>
          </table:table-cell>
          <table:table-cell office:value-type="float" office:value="0.0965235527817316" calcext:value-type="float">
            <text:p>0.0965235527817316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RealFloat</text:p>
          </table:table-cell>
          <table:table-cell office:value-type="float" office:value="7363.331" calcext:value-type="float">
            <text:p>7363.331</text:p>
          </table:table-cell>
          <table:table-cell office:value-type="float" office:value="2.879" calcext:value-type="float">
            <text:p>2.879</text:p>
          </table:table-cell>
          <table:table-cell office:value-type="float" office:value="0.0390991522722528" calcext:value-type="float">
            <text:p>0.0390991522722528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Encoding</text:p>
          </table:table-cell>
          <table:table-cell office:value-type="float" office:value="1954.448" calcext:value-type="float">
            <text:p>1954.448</text:p>
          </table:table-cell>
          <table:table-cell office:value-type="float" office:value="2.313" calcext:value-type="float">
            <text:p>2.313</text:p>
          </table:table-cell>
          <table:table-cell office:value-type="float" office:value="0.118345435642186" calcext:value-type="float">
            <text:p>0.118345435642186</text:p>
          </table:table-cell>
          <table:table-cell office:value-type="float" office:value="8686" calcext:value-type="float">
            <text:p>868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O</text:p>
          </table:table-cell>
          <table:table-cell office:value-type="float" office:value="107.112" calcext:value-type="float">
            <text:p>107.112</text:p>
          </table:table-cell>
          <table:table-cell office:value-type="float" office:value="1.629" calcext:value-type="float">
            <text:p>1.629</text:p>
          </table:table-cell>
          <table:table-cell office:value-type="float" office:value="1.52083800134439" calcext:value-type="float">
            <text:p>1.52083800134439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nternal</text:p>
          </table:table-cell>
          <table:table-cell office:value-type="float" office:value="2.857" calcext:value-type="float">
            <text:p>2.857</text:p>
          </table:table-cell>
          <table:table-cell office:value-type="float" office:value="0.157" calcext:value-type="float">
            <text:p>0.157</text:p>
          </table:table-cell>
          <table:table-cell office:value-type="float" office:value="5.49527476373819" calcext:value-type="float">
            <text:p>5.4952747637381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Read</text:p>
          </table:table-cell>
          <table:table-cell office:value-type="float" office:value="911.163" calcext:value-type="float">
            <text:p>911.163</text:p>
          </table:table-cell>
          <table:table-cell office:value-type="float" office:value="4.894" calcext:value-type="float">
            <text:p>4.894</text:p>
          </table:table-cell>
          <table:table-cell office:value-type="float" office:value="0.537115752066315" calcext:value-type="float">
            <text:p>0.537115752066315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Read</text:p>
          </table:table-cell>
          <table:table-cell office:value-type="float" office:value="1286.83" calcext:value-type="float">
            <text:p>1286.83</text:p>
          </table:table-cell>
          <table:table-cell office:value-type="float" office:value="3.714" calcext:value-type="float">
            <text:p>3.714</text:p>
          </table:table-cell>
          <table:table-cell office:value-type="float" office:value="0.288616211931646" calcext:value-type="float">
            <text:p>0.288616211931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Show</text:p>
          </table:table-cell>
          <table:table-cell office:value-type="float" office:value="91.721" calcext:value-type="float">
            <text:p>91.721</text:p>
          </table:table-cell>
          <table:table-cell office:value-type="float" office:value="1.507" calcext:value-type="float">
            <text:p>1.507</text:p>
          </table:table-cell>
          <table:table-cell office:value-type="float" office:value="1.64302613360081" calcext:value-type="float">
            <text:p>1.64302613360081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Unsafe</text:p>
          </table:table-cell>
          <table:table-cell office:value-type="float" office:value="122.291" calcext:value-type="float">
            <text:p>122.291</text:p>
          </table:table-cell>
          <table:table-cell office:value-type="float" office:value="2.579" calcext:value-type="float">
            <text:p>2.579</text:p>
          </table:table-cell>
          <table:table-cell office:value-type="float" office:value="2.10890417119821" calcext:value-type="float">
            <text:p>2.10890417119821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Format</text:p>
          </table:table-cell>
          <table:table-cell office:value-type="float" office:value="339.689" calcext:value-type="float">
            <text:p>339.689</text:p>
          </table:table-cell>
          <table:table-cell office:value-type="float" office:value="3.551" calcext:value-type="float">
            <text:p>3.551</text:p>
          </table:table-cell>
          <table:table-cell office:value-type="float" office:value="1.04536796893629" calcext:value-type="float">
            <text:p>1.0453679689362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</text:p>
          </table:table-cell>
          <table:table-cell office:value-type="float" office:value="3.17" calcext:value-type="float">
            <text:p>3.17</text:p>
          </table:table-cell>
          <table:table-cell office:value-type="float" office:value="0.229" calcext:value-type="float">
            <text:p>0.229</text:p>
          </table:table-cell>
          <table:table-cell office:value-type="float" office:value="7.22397476340694" calcext:value-type="float">
            <text:p>7.22397476340694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</text:p>
          </table:table-cell>
          <table:table-cell office:value-type="float" office:value="3.019" calcext:value-type="float">
            <text:p>3.019</text:p>
          </table:table-cell>
          <table:table-cell office:value-type="float" office:value="0.192" calcext:value-type="float">
            <text:p>0.192</text:p>
          </table:table-cell>
          <table:table-cell office:value-type="float" office:value="6.35972176217291" calcext:value-type="float">
            <text:p>6.359721762172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CalendarDiffDays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093792319642" calcext:value-type="float">
            <text:p>0.194093792319642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Days</text:p>
          </table:table-cell>
          <table:table-cell office:value-type="float" office:value="171.797" calcext:value-type="float">
            <text:p>171.797</text:p>
          </table:table-cell>
          <table:table-cell office:value-type="float" office:value="1.571" calcext:value-type="float">
            <text:p>1.571</text:p>
          </table:table-cell>
          <table:table-cell office:value-type="float" office:value="0.914451358289144" calcext:value-type="float">
            <text:p>0.914451358289144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Easter</text:p>
          </table:table-cell>
          <table:table-cell office:value-type="float" office:value="29.676" calcext:value-type="float">
            <text:p>29.676</text:p>
          </table:table-cell>
          <table:table-cell office:value-type="float" office:value="0.776" calcext:value-type="float">
            <text:p>0.776</text:p>
          </table:table-cell>
          <table:table-cell office:value-type="float" office:value="2.61490766949724" calcext:value-type="float">
            <text:p>2.61490766949724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Gregorian</text:p>
          </table:table-cell>
          <table:table-cell office:value-type="float" office:value="81.876" calcext:value-type="float">
            <text:p>81.876</text:p>
          </table:table-cell>
          <table:table-cell office:value-type="float" office:value="1.814" calcext:value-type="float">
            <text:p>1.814</text:p>
          </table:table-cell>
          <table:table-cell office:value-type="float" office:value="2.21554545898676" calcext:value-type="float">
            <text:p>2.21554545898676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</text:p>
          </table:table-cell>
          <table:table-cell office:value-type="float" office:value="79.594" calcext:value-type="float">
            <text:p>79.594</text:p>
          </table:table-cell>
          <table:table-cell office:value-type="float" office:value="1.481" calcext:value-type="float">
            <text:p>1.481</text:p>
          </table:table-cell>
          <table:table-cell office:value-type="float" office:value="1.86069301706159" calcext:value-type="float">
            <text:p>1.86069301706159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YearDay</text:p>
          </table:table-cell>
          <table:table-cell office:value-type="float" office:value="33.272" calcext:value-type="float">
            <text:p>33.272</text:p>
          </table:table-cell>
          <table:table-cell office:value-type="float" office:value="0.61" calcext:value-type="float">
            <text:p>0.61</text:p>
          </table:table-cell>
          <table:table-cell office:value-type="float" office:value="1.83337340706901" calcext:value-type="float">
            <text:p>1.8333734070690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1.258" calcext:value-type="float">
            <text:p>1.258</text:p>
          </table:table-cell>
          <table:table-cell office:value-type="float" office:value="0.675955230055828" calcext:value-type="float">
            <text:p>0.675955230055828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Day</text:p>
          </table:table-cell>
          <table:table-cell office:value-type="float" office:value="53.621" calcext:value-type="float">
            <text:p>53.621</text:p>
          </table:table-cell>
          <table:table-cell office:value-type="float" office:value="0.8" calcext:value-type="float">
            <text:p>0.8</text:p>
          </table:table-cell>
          <table:table-cell office:value-type="float" office:value="1.49195277969452" calcext:value-type="float">
            <text:p>1.49195277969452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OrdinalDate</text:p>
          </table:table-cell>
          <table:table-cell office:value-type="float" office:value="90.528" calcext:value-type="float">
            <text:p>90.528</text:p>
          </table:table-cell>
          <table:table-cell office:value-type="float" office:value="1.878" calcext:value-type="float">
            <text:p>1.878</text:p>
          </table:table-cell>
          <table:table-cell office:value-type="float" office:value="2.07449628844115" calcext:value-type="float">
            <text:p>2.074496288441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Private</text:p>
          </table:table-cell>
          <table:table-cell office:value-type="float" office:value="75.942" calcext:value-type="float">
            <text:p>75.942</text:p>
          </table:table-cell>
          <table:table-cell office:value-type="float" office:value="0.799" calcext:value-type="float">
            <text:p>0.799</text:p>
          </table:table-cell>
          <table:table-cell office:value-type="float" office:value="1.05211872218272" calcext:value-type="float">
            <text:p>1.05211872218272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Quarter</text:p>
          </table:table-cell>
          <table:table-cell office:value-type="float" office:value="475.241" calcext:value-type="float">
            <text:p>475.241</text:p>
          </table:table-cell>
          <table:table-cell office:value-type="float" office:value="1.612" calcext:value-type="float">
            <text:p>1.612</text:p>
          </table:table-cell>
          <table:table-cell office:value-type="float" office:value="0.339196323549526" calcext:value-type="float">
            <text:p>0.339196323549526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Types</text:p>
          </table:table-cell>
          <table:table-cell office:value-type="float" office:value="26.048" calcext:value-type="float">
            <text:p>26.048</text:p>
          </table:table-cell>
          <table:table-cell office:value-type="float" office:value="0.706" calcext:value-type="float">
            <text:p>0.706</text:p>
          </table:table-cell>
          <table:table-cell office:value-type="float" office:value="2.71038083538084" calcext:value-type="float">
            <text:p>2.7103808353808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</text:p>
          </table:table-cell>
          <table:table-cell office:value-type="float" office:value="329.81" calcext:value-type="float">
            <text:p>329.81</text:p>
          </table:table-cell>
          <table:table-cell office:value-type="float" office:value="0.89" calcext:value-type="float">
            <text:p>0.89</text:p>
          </table:table-cell>
          <table:table-cell office:value-type="float" office:value="0.269852339225615" calcext:value-type="float">
            <text:p>0.269852339225615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Date</text:p>
          </table:table-cell>
          <table:table-cell office:value-type="float" office:value="116.861" calcext:value-type="float">
            <text:p>116.861</text:p>
          </table:table-cell>
          <table:table-cell office:value-type="float" office:value="1.26" calcext:value-type="float">
            <text:p>1.26</text:p>
          </table:table-cell>
          <table:table-cell office:value-type="float" office:value="1.0782040201607" calcext:value-type="float">
            <text:p>1.0782040201607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</text:p>
          </table:table-cell>
          <table:table-cell office:value-type="float" office:value="2.83" calcext:value-type="float">
            <text:p>2.83</text:p>
          </table:table-cell>
          <table:table-cell office:value-type="float" office:value="0.227" calcext:value-type="float">
            <text:p>0.227</text:p>
          </table:table-cell>
          <table:table-cell office:value-type="float" office:value="8.02120141342756" calcext:value-type="float">
            <text:p>8.02120141342756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AbsoluteTime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599190122278" calcext:value-type="float">
            <text:p>0.864599190122278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CTimespec</text:p>
          </table:table-cell>
          <table:table-cell office:value-type="float" office:value="95.73" calcext:value-type="float">
            <text:p>95.73</text:p>
          </table:table-cell>
          <table:table-cell office:value-type="float" office:value="1.051" calcext:value-type="float">
            <text:p>1.051</text:p>
          </table:table-cell>
          <table:table-cell office:value-type="float" office:value="1.09787945262718" calcext:value-type="float">
            <text:p>1.09787945262718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.hsc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CTimeval</text:p>
          </table:table-cell>
          <table:table-cell office:value-type="float" office:value="46.096" calcext:value-type="float">
            <text:p>46.096</text:p>
          </table:table-cell>
          <table:table-cell office:value-type="float" office:value="1.166" calcext:value-type="float">
            <text:p>1.166</text:p>
          </table:table-cell>
          <table:table-cell office:value-type="float" office:value="2.52950364456786" calcext:value-type="float">
            <text:p>2.52950364456786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DiffTime</text:p>
          </table:table-cell>
          <table:table-cell office:value-type="float" office:value="182.626" calcext:value-type="float">
            <text:p>182.626</text:p>
          </table:table-cell>
          <table:table-cell office:value-type="float" office:value="1.41" calcext:value-type="float">
            <text:p>1.41</text:p>
          </table:table-cell>
          <table:table-cell office:value-type="float" office:value="0.772069694348012" calcext:value-type="float">
            <text:p>0.77206969434801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NominalDiffTime</text:p>
          </table:table-cell>
          <table:table-cell office:value-type="float" office:value="182.463" calcext:value-type="float">
            <text:p>182.463</text:p>
          </table:table-cell>
          <table:table-cell office:value-type="float" office:value="1.53" calcext:value-type="float">
            <text:p>1.53</text:p>
          </table:table-cell>
          <table:table-cell office:value-type="float" office:value="0.838526166948916" calcext:value-type="float">
            <text:p>0.838526166948916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POSIXTime</text:p>
          </table:table-cell>
          <table:table-cell office:value-type="float" office:value="3.258" calcext:value-type="float">
            <text:p>3.258</text:p>
          </table:table-cell>
          <table:table-cell office:value-type="float" office:value="0.2" calcext:value-type="float">
            <text:p>0.2</text:p>
          </table:table-cell>
          <table:table-cell office:value-type="float" office:value="6.13873542050338" calcext:value-type="float">
            <text:p>6.1387354205033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SystemTime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.353" calcext:value-type="float">
            <text:p>1.353</text:p>
          </table:table-cell>
          <table:table-cell office:value-type="float" office:value="0.46223540183391" calcext:value-type="float">
            <text:p>0.46223540183391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Diff</text:p>
          </table:table-cell>
          <table:table-cell office:value-type="float" office:value="9.57" calcext:value-type="float">
            <text:p>9.57</text:p>
          </table:table-cell>
          <table:table-cell office:value-type="float" office:value="0.295" calcext:value-type="float">
            <text:p>0.295</text:p>
          </table:table-cell>
          <table:table-cell office:value-type="float" office:value="3.08254963427377" calcext:value-type="float">
            <text:p>3.0825496342737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Time</text:p>
          </table:table-cell>
          <table:table-cell office:value-type="float" office:value="155.835" calcext:value-type="float">
            <text:p>155.8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407482272916867" calcext:value-type="float">
            <text:p>0.407482272916867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niversalTime</text:p>
          </table:table-cell>
          <table:table-cell office:value-type="float" office:value="98.855" calcext:value-type="float">
            <text:p>98.8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486368924182" calcext:value-type="float">
            <text:p>0.304486368924182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POSIX</text:p>
          </table:table-cell>
          <table:table-cell office:value-type="float" office:value="29.027" calcext:value-type="float">
            <text:p>29.027</text:p>
          </table:table-cell>
          <table:table-cell office:value-type="float" office:value="0.841" calcext:value-type="float">
            <text:p>0.841</text:p>
          </table:table-cell>
          <table:table-cell office:value-type="float" office:value="2.89730251145485" calcext:value-type="float">
            <text:p>2.89730251145485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System</text:p>
          </table:table-cell>
          <table:table-cell office:value-type="float" office:value="32.497" calcext:value-type="float">
            <text:p>32.497</text:p>
          </table:table-cell>
          <table:table-cell office:value-type="float" office:value="0.747" calcext:value-type="float">
            <text:p>0.747</text:p>
          </table:table-cell>
          <table:table-cell office:value-type="float" office:value="2.29867372372834" calcext:value-type="float">
            <text:p>2.29867372372834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TAI</text:p>
          </table:table-cell>
          <table:table-cell office:value-type="float" office:value="53.722" calcext:value-type="float">
            <text:p>53.722</text:p>
          </table:table-cell>
          <table:table-cell office:value-type="float" office:value="0.858" calcext:value-type="float">
            <text:p>0.858</text:p>
          </table:table-cell>
          <table:table-cell office:value-type="float" office:value="1.59711105319981" calcext:value-type="float">
            <text:p>1.5971110531998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</text:p>
          </table:table-cell>
          <table:table-cell office:value-type="float" office:value="2.551" calcext:value-type="float">
            <text:p>2.551</text:p>
          </table:table-cell>
          <table:table-cell office:value-type="float" office:value="0.168" calcext:value-type="float">
            <text:p>0.168</text:p>
          </table:table-cell>
          <table:table-cell office:value-type="float" office:value="6.58565268522148" calcext:value-type="float">
            <text:p>6.585652685221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Class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2.187" calcext:value-type="float">
            <text:p>2.187</text:p>
          </table:table-cell>
          <table:table-cell office:value-type="float" office:value="1.89145945945946" calcext:value-type="float">
            <text:p>1.89145945945946</text:p>
          </table:table-cell>
          <table:table-cell office:value-type="float" office:value="13395" calcext:value-type="float">
            <text:p>133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Instances</text:p>
          </table:table-cell>
          <table:table-cell office:value-type="float" office:value="438.608" calcext:value-type="float">
            <text:p>438.608</text:p>
          </table:table-cell>
          <table:table-cell office:value-type="float" office:value="2.289" calcext:value-type="float">
            <text:p>2.289</text:p>
          </table:table-cell>
          <table:table-cell office:value-type="float" office:value="0.521878305913253" calcext:value-type="float">
            <text:p>0.521878305913253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SO8601</text:p>
          </table:table-cell>
          <table:table-cell office:value-type="float" office:value="973.89" calcext:value-type="float">
            <text:p>973.89</text:p>
          </table:table-cell>
          <table:table-cell office:value-type="float" office:value="5.639" calcext:value-type="float">
            <text:p>5.639</text:p>
          </table:table-cell>
          <table:table-cell office:value-type="float" office:value="0.579018164269065" calcext:value-type="float">
            <text:p>0.579018164269065</text:p>
          </table:table-cell>
          <table:table-cell office:value-type="float" office:value="18219" calcext:value-type="float">
            <text:p>1821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nternal</text:p>
          </table:table-cell>
          <table:table-cell office:value-type="float" office:value="2.979" calcext:value-type="float">
            <text:p>2.979</text:p>
          </table:table-cell>
          <table:table-cell office:value-type="float" office:value="0.15" calcext:value-type="float">
            <text:p>0.15</text:p>
          </table:table-cell>
          <table:table-cell office:value-type="float" office:value="5.03524672708963" calcext:value-type="float">
            <text:p>5.0352467270896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Locale</text:p>
          </table:table-cell>
          <table:table-cell office:value-type="float" office:value="149.762" calcext:value-type="float">
            <text:p>149.762</text:p>
          </table:table-cell>
          <table:table-cell office:value-type="float" office:value="0.647" calcext:value-type="float">
            <text:p>0.647</text:p>
          </table:table-cell>
          <table:table-cell office:value-type="float" office:value="0.432018803167693" calcext:value-type="float">
            <text:p>0.432018803167693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</text:p>
          </table:table-cell>
          <table:table-cell office:value-type="float" office:value="196.111" calcext:value-type="float">
            <text:p>196.111</text:p>
          </table:table-cell>
          <table:table-cell office:value-type="float" office:value="1.552" calcext:value-type="float">
            <text:p>1.552</text:p>
          </table:table-cell>
          <table:table-cell office:value-type="float" office:value="0.791388550361785" calcext:value-type="float">
            <text:p>0.791388550361785</text:p>
          </table:table-cell>
          <table:table-cell office:value-type="float" office:value="7914" calcext:value-type="float">
            <text:p>791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Class</text:p>
          </table:table-cell>
          <table:table-cell office:value-type="float" office:value="389.871" calcext:value-type="float">
            <text:p>389.871</text:p>
          </table:table-cell>
          <table:table-cell office:value-type="float" office:value="2.716" calcext:value-type="float">
            <text:p>2.716</text:p>
          </table:table-cell>
          <table:table-cell office:value-type="float" office:value="0.696640683713331" calcext:value-type="float">
            <text:p>0.69664068371333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Instances</text:p>
          </table:table-cell>
          <table:table-cell office:value-type="float" office:value="500.33" calcext:value-type="float">
            <text:p>500.33</text:p>
          </table:table-cell>
          <table:table-cell office:value-type="float" office:value="5.339" calcext:value-type="float">
            <text:p>5.339</text:p>
          </table:table-cell>
          <table:table-cell office:value-type="float" office:value="1.06709571682689" calcext:value-type="float">
            <text:p>1.06709571682689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</text:p>
          </table:table-cell>
          <table:table-cell office:value-type="float" office:value="3.149" calcext:value-type="float">
            <text:p>3.149</text:p>
          </table:table-cell>
          <table:table-cell office:value-type="float" office:value="0.484" calcext:value-type="float">
            <text:p>0.484</text:p>
          </table:table-cell>
          <table:table-cell office:value-type="float" office:value="15.369958717053" calcext:value-type="float">
            <text:p>15.369958717053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CalendarDiffTime</text:p>
          </table:table-cell>
          <table:table-cell office:value-type="float" office:value="132.411" calcext:value-type="float">
            <text:p>132.41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61442025209386" calcext:value-type="float">
            <text:p>0.461442025209386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LocalTime</text:p>
          </table:table-cell>
          <table:table-cell office:value-type="float" office:value="210.847" calcext:value-type="float">
            <text:p>210.847</text:p>
          </table:table-cell>
          <table:table-cell office:value-type="float" office:value="0.98" calcext:value-type="float">
            <text:p>0.98</text:p>
          </table:table-cell>
          <table:table-cell office:value-type="float" office:value="0.464792005577504" calcext:value-type="float">
            <text:p>0.464792005577504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OfDay</text:p>
          </table:table-cell>
          <table:table-cell office:value-type="float" office:value="305.834" calcext:value-type="float">
            <text:p>305.834</text:p>
          </table:table-cell>
          <table:table-cell office:value-type="float" office:value="1.324" calcext:value-type="float">
            <text:p>1.324</text:p>
          </table:table-cell>
          <table:table-cell office:value-type="float" office:value="0.432914587652125" calcext:value-type="float">
            <text:p>0.432914587652125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Zone</text:p>
          </table:table-cell>
          <table:table-cell office:value-type="float" office:value="253.663" calcext:value-type="float">
            <text:p>253.663</text:p>
          </table:table-cell>
          <table:table-cell office:value-type="float" office:value="1.798" calcext:value-type="float">
            <text:p>1.798</text:p>
          </table:table-cell>
          <table:table-cell office:value-type="float" office:value="0.708814450668801" calcext:value-type="float">
            <text:p>0.708814450668801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ZonedTime</text:p>
          </table:table-cell>
          <table:table-cell office:value-type="float" office:value="134.163" calcext:value-type="float">
            <text:p>134.163</text:p>
          </table:table-cell>
          <table:table-cell office:value-type="float" office:value="1.061" calcext:value-type="float">
            <text:p>1.061</text:p>
          </table:table-cell>
          <table:table-cell office:value-type="float" office:value="0.790829066135969" calcext:value-type="float">
            <text:p>0.79082906613596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Backwards</text:p>
          </table:table-cell>
          <table:table-cell office:value-type="float" office:value="418.346" calcext:value-type="float">
            <text:p>418.346</text:p>
          </table:table-cell>
          <table:table-cell office:value-type="float" office:value="1.99" calcext:value-type="float">
            <text:p>1.99</text:p>
          </table:table-cell>
          <table:table-cell office:value-type="float" office:value="0.475682808010594" calcext:value-type="float">
            <text:p>0.475682808010594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Lift</text:p>
          </table:table-cell>
          <table:table-cell office:value-type="float" office:value="389.04" calcext:value-type="float">
            <text:p>389.04</text:p>
          </table:table-cell>
          <table:table-cell office:value-type="float" office:value="2.732" calcext:value-type="float">
            <text:p>2.732</text:p>
          </table:table-cell>
          <table:table-cell office:value-type="float" office:value="0.702241414764549" calcext:value-type="float">
            <text:p>0.702241414764549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Signatures</text:p>
          </table:table-cell>
          <table:table-cell office:value-type="float" office:value="3.198" calcext:value-type="float">
            <text:p>3.198</text:p>
          </table:table-cell>
          <table:table-cell office:value-type="float" office:value="0.734" calcext:value-type="float">
            <text:p>0.734</text:p>
          </table:table-cell>
          <table:table-cell office:value-type="float" office:value="22.9518449030644" calcext:value-type="float">
            <text:p>22.951844903064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Accum</text:p>
          </table:table-cell>
          <table:table-cell office:value-type="float" office:value="198.812" calcext:value-type="float">
            <text:p>198.812</text:p>
          </table:table-cell>
          <table:table-cell office:value-type="float" office:value="3.339" calcext:value-type="float">
            <text:p>3.339</text:p>
          </table:table-cell>
          <table:table-cell office:value-type="float" office:value="1.6794760879625" calcext:value-type="float">
            <text:p>1.6794760879625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lass</text:p>
          </table:table-cell>
          <table:table-cell office:value-type="float" office:value="7.204" calcext:value-type="float">
            <text:p>7.204</text:p>
          </table:table-cell>
          <table:table-cell office:value-type="float" office:value="1.207" calcext:value-type="float">
            <text:p>1.207</text:p>
          </table:table-cell>
          <table:table-cell office:value-type="float" office:value="16.7545807884509" calcext:value-type="float">
            <text:p>16.754580788450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ont</text:p>
          </table:table-cell>
          <table:table-cell office:value-type="float" office:value="79.126" calcext:value-type="float">
            <text:p>79.126</text:p>
          </table:table-cell>
          <table:table-cell office:value-type="float" office:value="3.082" calcext:value-type="float">
            <text:p>3.082</text:p>
          </table:table-cell>
          <table:table-cell office:value-type="float" office:value="3.89505345904001" calcext:value-type="float">
            <text:p>3.89505345904001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Except</text:p>
          </table:table-cell>
          <table:table-cell office:value-type="float" office:value="550.079" calcext:value-type="float">
            <text:p>550.079</text:p>
          </table:table-cell>
          <table:table-cell office:value-type="float" office:value="4.425" calcext:value-type="float">
            <text:p>4.425</text:p>
          </table:table-cell>
          <table:table-cell office:value-type="float" office:value="0.804429909158503" calcext:value-type="float">
            <text:p>0.804429909158503</text:p>
          </table:table-cell>
          <table:table-cell office:value-type="float" office:value="11277" calcext:value-type="float">
            <text:p>1127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Identity</text:p>
          </table:table-cell>
          <table:table-cell office:value-type="float" office:value="359.716" calcext:value-type="float">
            <text:p>359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0.7986856297746" calcext:value-type="float">
            <text:p>0.7986856297746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Maybe</text:p>
          </table:table-cell>
          <table:table-cell office:value-type="float" office:value="429.201" calcext:value-type="float">
            <text:p>429.201</text:p>
          </table:table-cell>
          <table:table-cell office:value-type="float" office:value="2.97" calcext:value-type="float">
            <text:p>2.97</text:p>
          </table:table-cell>
          <table:table-cell office:value-type="float" office:value="0.691983476273354" calcext:value-type="float">
            <text:p>0.691983476273354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</text:p>
          </table:table-cell>
          <table:table-cell office:value-type="float" office:value="3.869" calcext:value-type="float">
            <text:p>3.869</text:p>
          </table:table-cell>
          <table:table-cell office:value-type="float" office:value="0.676" calcext:value-type="float">
            <text:p>0.676</text:p>
          </table:table-cell>
          <table:table-cell office:value-type="float" office:value="17.4722150426467" calcext:value-type="float">
            <text:p>17.472215042646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CPS</text:p>
          </table:table-cell>
          <table:table-cell office:value-type="float" office:value="237.295" calcext:value-type="float">
            <text:p>237.295</text:p>
          </table:table-cell>
          <table:table-cell office:value-type="float" office:value="6.785" calcext:value-type="float">
            <text:p>6.785</text:p>
          </table:table-cell>
          <table:table-cell office:value-type="float" office:value="2.8593101413852" calcext:value-type="float">
            <text:p>2.8593101413852</text:p>
          </table:table-cell>
          <table:table-cell office:value-type="float" office:value="13988" calcext:value-type="float">
            <text:p>1398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Lazy</text:p>
          </table:table-cell>
          <table:table-cell office:value-type="float" office:value="271.96" calcext:value-type="float">
            <text:p>271.96</text:p>
          </table:table-cell>
          <table:table-cell office:value-type="float" office:value="4.116" calcext:value-type="float">
            <text:p>4.116</text:p>
          </table:table-cell>
          <table:table-cell office:value-type="float" office:value="1.51345786145021" calcext:value-type="float">
            <text:p>1.51345786145021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Strict</text:p>
          </table:table-cell>
          <table:table-cell office:value-type="float" office:value="258.869" calcext:value-type="float">
            <text:p>258.869</text:p>
          </table:table-cell>
          <table:table-cell office:value-type="float" office:value="5.282" calcext:value-type="float">
            <text:p>5.282</text:p>
          </table:table-cell>
          <table:table-cell office:value-type="float" office:value="2.04041426358506" calcext:value-type="float">
            <text:p>2.04041426358506</text:p>
          </table:table-cell>
          <table:table-cell office:value-type="float" office:value="13677" calcext:value-type="float">
            <text:p>1367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eader</text:p>
          </table:table-cell>
          <table:table-cell office:value-type="float" office:value="160.774" calcext:value-type="float">
            <text:p>160.774</text:p>
          </table:table-cell>
          <table:table-cell office:value-type="float" office:value="4.451" calcext:value-type="float">
            <text:p>4.451</text:p>
          </table:table-cell>
          <table:table-cell office:value-type="float" office:value="2.76848246607038" calcext:value-type="float">
            <text:p>2.76848246607038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elect</text:p>
          </table:table-cell>
          <table:table-cell office:value-type="float" office:value="124.32" calcext:value-type="float">
            <text:p>124.32</text:p>
          </table:table-cell>
          <table:table-cell office:value-type="float" office:value="3.474" calcext:value-type="float">
            <text:p>3.474</text:p>
          </table:table-cell>
          <table:table-cell office:value-type="float" office:value="2.79440154440155" calcext:value-type="float">
            <text:p>2.7944015444015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</text:p>
          </table:table-cell>
          <table:table-cell office:value-type="float" office:value="3.721" calcext:value-type="float">
            <text:p>3.721</text:p>
          </table:table-cell>
          <table:table-cell office:value-type="float" office:value="1.022" calcext:value-type="float">
            <text:p>1.022</text:p>
          </table:table-cell>
          <table:table-cell office:value-type="float" office:value="27.4657350174684" calcext:value-type="float">
            <text:p>27.465735017468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Lazy</text:p>
          </table:table-cell>
          <table:table-cell office:value-type="float" office:value="194.579" calcext:value-type="float">
            <text:p>194.579</text:p>
          </table:table-cell>
          <table:table-cell office:value-type="float" office:value="5.393" calcext:value-type="float">
            <text:p>5.393</text:p>
          </table:table-cell>
          <table:table-cell office:value-type="float" office:value="2.7716248927171" calcext:value-type="float">
            <text:p>2.7716248927171</text:p>
          </table:table-cell>
          <table:table-cell office:value-type="float" office:value="13467" calcext:value-type="float">
            <text:p>1346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Strict</text:p>
          </table:table-cell>
          <table:table-cell office:value-type="float" office:value="200.538" calcext:value-type="float">
            <text:p>200.538</text:p>
          </table:table-cell>
          <table:table-cell office:value-type="float" office:value="4.309" calcext:value-type="float">
            <text:p>4.309</text:p>
          </table:table-cell>
          <table:table-cell office:value-type="float" office:value="2.14871994335238" calcext:value-type="float">
            <text:p>2.14871994335238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</text:p>
          </table:table-cell>
          <table:table-cell office:value-type="float" office:value="2.743" calcext:value-type="float">
            <text:p>2.743</text:p>
          </table:table-cell>
          <table:table-cell office:value-type="float" office:value="0.548" calcext:value-type="float">
            <text:p>0.548</text:p>
          </table:table-cell>
          <table:table-cell office:value-type="float" office:value="19.9781261392636" calcext:value-type="float">
            <text:p>19.9781261392636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CPS</text:p>
          </table:table-cell>
          <table:table-cell office:value-type="float" office:value="184.965" calcext:value-type="float">
            <text:p>184.965</text:p>
          </table:table-cell>
          <table:table-cell office:value-type="float" office:value="4.414" calcext:value-type="float">
            <text:p>4.414</text:p>
          </table:table-cell>
          <table:table-cell office:value-type="float" office:value="2.38639742654016" calcext:value-type="float">
            <text:p>2.38639742654016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Lazy</text:p>
          </table:table-cell>
          <table:table-cell office:value-type="float" office:value="499.496" calcext:value-type="float">
            <text:p>499.496</text:p>
          </table:table-cell>
          <table:table-cell office:value-type="float" office:value="3.338" calcext:value-type="float">
            <text:p>3.338</text:p>
          </table:table-cell>
          <table:table-cell office:value-type="float" office:value="0.668273619808767" calcext:value-type="float">
            <text:p>0.668273619808767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Strict</text:p>
          </table:table-cell>
          <table:table-cell office:value-type="float" office:value="497.521" calcext:value-type="float">
            <text:p>497.521</text:p>
          </table:table-cell>
          <table:table-cell office:value-type="float" office:value="3.576" calcext:value-type="float">
            <text:p>3.576</text:p>
          </table:table-cell>
          <table:table-cell office:value-type="float" office:value="0.718763630077926" calcext:value-type="float">
            <text:p>0.718763630077926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Constant</text:p>
          </table:table-cell>
          <table:table-cell office:value-type="float" office:value="380.447" calcext:value-type="float">
            <text:p>380.447</text:p>
          </table:table-cell>
          <table:table-cell office:value-type="float" office:value="1.875" calcext:value-type="float">
            <text:p>1.875</text:p>
          </table:table-cell>
          <table:table-cell office:value-type="float" office:value="0.492841315610322" calcext:value-type="float">
            <text:p>0.49284131561032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Reverse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0.651567334960351" calcext:value-type="float">
            <text:p>0.651567334960351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</text:p>
          </table:table-cell>
          <table:table-cell office:value-type="float" office:value="8114.183" calcext:value-type="float">
            <text:p>8114.183</text:p>
          </table:table-cell>
          <table:table-cell office:value-type="float" office:value="43.537" calcext:value-type="float">
            <text:p>43.537</text:p>
          </table:table-cell>
          <table:table-cell office:value-type="float" office:value="0.536554327157768" calcext:value-type="float">
            <text:p>0.536554327157768</text:p>
          </table:table-cell>
          <table:table-cell office:value-type="float" office:value="94822" calcext:value-type="float">
            <text:p>9482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Array</text:p>
          </table:table-cell>
          <table:table-cell office:value-type="float" office:value="566.309" calcext:value-type="float">
            <text:p>566.309</text:p>
          </table:table-cell>
          <table:table-cell office:value-type="float" office:value="8.19" calcext:value-type="float">
            <text:p>8.19</text:p>
          </table:table-cell>
          <table:table-cell office:value-type="float" office:value="1.44620692943252" calcext:value-type="float">
            <text:p>1.44620692943252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Debug</text:p>
          </table:table-cell>
          <table:table-cell office:value-type="float" office:value="263.477" calcext:value-type="float">
            <text:p>263.477</text:p>
          </table:table-cell>
          <table:table-cell office:value-type="float" office:value="2.12" calcext:value-type="float">
            <text:p>2.12</text:p>
          </table:table-cell>
          <table:table-cell office:value-type="float" office:value="0.804624312558592" calcext:value-type="float">
            <text:p>0.804624312558592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List</text:p>
          </table:table-cell>
          <table:table-cell office:value-type="float" office:value="66.166" calcext:value-type="float">
            <text:p>66.166</text:p>
          </table:table-cell>
          <table:table-cell office:value-type="float" office:value="1.323" calcext:value-type="float">
            <text:p>1.323</text:p>
          </table:table-cell>
          <table:table-cell office:value-type="float" office:value="1.9995163679231" calcext:value-type="float">
            <text:p>1.9995163679231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Strict</text:p>
          </table:table-cell>
          <table:table-cell office:value-type="float" office:value="2490.579" calcext:value-type="float">
            <text:p>2490.579</text:p>
          </table:table-cell>
          <table:table-cell office:value-type="float" office:value="7.835" calcext:value-type="float">
            <text:p>7.835</text:p>
          </table:table-cell>
          <table:table-cell office:value-type="float" office:value="0.314585483937671" calcext:value-type="float">
            <text:p>0.314585483937671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Lazy</text:p>
          </table:table-cell>
          <table:table-cell office:value-type="float" office:value="4.428" calcext:value-type="float">
            <text:p>4.428</text:p>
          </table:table-cell>
          <table:table-cell office:value-type="float" office:value="1.156" calcext:value-type="float">
            <text:p>1.156</text:p>
          </table:table-cell>
          <table:table-cell office:value-type="float" office:value="26.1065943992773" calcext:value-type="float">
            <text:p>26.1065943992773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Strict</text:p>
          </table:table-cell>
          <table:table-cell office:value-type="float" office:value="3.697" calcext:value-type="float">
            <text:p>3.697</text:p>
          </table:table-cell>
          <table:table-cell office:value-type="float" office:value="0.83" calcext:value-type="float">
            <text:p>0.83</text:p>
          </table:table-cell>
          <table:table-cell office:value-type="float" office:value="22.4506356505275" calcext:value-type="float">
            <text:p>22.4506356505275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</text:p>
          </table:table-cell>
          <table:table-cell office:value-type="float" office:value="3.603" calcext:value-type="float">
            <text:p>3.603</text:p>
          </table:table-cell>
          <table:table-cell office:value-type="float" office:value="0.853" calcext:value-type="float">
            <text:p>0.853</text:p>
          </table:table-cell>
          <table:table-cell office:value-type="float" office:value="23.6747155148487" calcext:value-type="float">
            <text:p>23.674715514848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.Internal</text:p>
          </table:table-cell>
          <table:table-cell office:value-type="float" office:value="746.553" calcext:value-type="float">
            <text:p>746.553</text:p>
          </table:table-cell>
          <table:table-cell office:value-type="float" office:value="3.229" calcext:value-type="float">
            <text:p>3.229</text:p>
          </table:table-cell>
          <table:table-cell office:value-type="float" office:value="0.432521200772082" calcext:value-type="float">
            <text:p>0.432521200772082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</text:p>
          </table:table-cell>
          <table:table-cell office:value-type="float" office:value="10000.479" calcext:value-type="float">
            <text:p>10000.479</text:p>
          </table:table-cell>
          <table:table-cell office:value-type="float" office:value="24.118" calcext:value-type="float">
            <text:p>24.118</text:p>
          </table:table-cell>
          <table:table-cell office:value-type="float" office:value="0.241168448031339" calcext:value-type="float">
            <text:p>0.241168448031339</text:p>
          </table:table-cell>
          <table:table-cell office:value-type="float" office:value="66746" calcext:value-type="float">
            <text:p>6674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</text:p>
          </table:table-cell>
          <table:table-cell office:value-type="float" office:value="4381.49" calcext:value-type="float">
            <text:p>4381.49</text:p>
          </table:table-cell>
          <table:table-cell office:value-type="float" office:value="7.522" calcext:value-type="float">
            <text:p>7.522</text:p>
          </table:table-cell>
          <table:table-cell office:value-type="float" office:value="0.171676758363023" calcext:value-type="float">
            <text:p>0.17167675836302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Monadic</text:p>
          </table:table-cell>
          <table:table-cell office:value-type="float" office:value="7529.369" calcext:value-type="float">
            <text:p>7529.369</text:p>
          </table:table-cell>
          <table:table-cell office:value-type="float" office:value="50.513" calcext:value-type="float">
            <text:p>50.513</text:p>
          </table:table-cell>
          <table:table-cell office:value-type="float" office:value="0.670879591636431" calcext:value-type="float">
            <text:p>0.670879591636431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Size</text:p>
          </table:table-cell>
          <table:table-cell office:value-type="float" office:value="130.944" calcext:value-type="float">
            <text:p>130.944</text:p>
          </table:table-cell>
          <table:table-cell office:value-type="float" office:value="2.051" calcext:value-type="float">
            <text:p>2.051</text:p>
          </table:table-cell>
          <table:table-cell office:value-type="float" office:value="1.56631842619746" calcext:value-type="float">
            <text:p>1.56631842619746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Stream.Monadic</text:p>
          </table:table-cell>
          <table:table-cell office:value-type="float" office:value="16.181" calcext:value-type="float">
            <text:p>16.181</text:p>
          </table:table-cell>
          <table:table-cell office:value-type="float" office:value="0.072" calcext:value-type="float">
            <text:p>0.072</text:p>
          </table:table-cell>
          <table:table-cell office:value-type="float" office:value="0.444966318521723" calcext:value-type="float">
            <text:p>0.44496631852172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Util</text:p>
          </table:table-cell>
          <table:table-cell office:value-type="float" office:value="22.89" calcext:value-type="float">
            <text:p>22.89</text:p>
          </table:table-cell>
          <table:table-cell office:value-type="float" office:value="0.728" calcext:value-type="float">
            <text:p>0.728</text:p>
          </table:table-cell>
          <table:table-cell office:value-type="float" office:value="3.18042813455657" calcext:value-type="float">
            <text:p>3.1804281345565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</text:p>
          </table:table-cell>
          <table:table-cell office:value-type="float" office:value="10710.463" calcext:value-type="float">
            <text:p>10710.463</text:p>
          </table:table-cell>
          <table:table-cell office:value-type="float" office:value="39.237" calcext:value-type="float">
            <text:p>39.237</text:p>
          </table:table-cell>
          <table:table-cell office:value-type="float" office:value="0.366342706193" calcext:value-type="float">
            <text:p>0.366342706193</text:p>
          </table:table-cell>
          <table:table-cell office:value-type="float" office:value="90301" calcext:value-type="float">
            <text:p>9030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Base</text:p>
          </table:table-cell>
          <table:table-cell office:value-type="float" office:value="28.369" calcext:value-type="float">
            <text:p>28.369</text:p>
          </table:table-cell>
          <table:table-cell office:value-type="float" office:value="1.097" calcext:value-type="float">
            <text:p>1.097</text:p>
          </table:table-cell>
          <table:table-cell office:value-type="float" office:value="3.866896964997" calcext:value-type="float">
            <text:p>3.86689696499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</text:p>
          </table:table-cell>
          <table:table-cell office:value-type="float" office:value="3454.219" calcext:value-type="float">
            <text:p>3454.219</text:p>
          </table:table-cell>
          <table:table-cell office:value-type="float" office:value="16.173" calcext:value-type="float">
            <text:p>16.173</text:p>
          </table:table-cell>
          <table:table-cell office:value-type="float" office:value="0.468210035322022" calcext:value-type="float">
            <text:p>0.468210035322022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.Base</text:p>
          </table:table-cell>
          <table:table-cell office:value-type="float" office:value="65.695" calcext:value-type="float">
            <text:p>65.695</text:p>
          </table:table-cell>
          <table:table-cell office:value-type="float" office:value="2.343" calcext:value-type="float">
            <text:p>2.343</text:p>
          </table:table-cell>
          <table:table-cell office:value-type="float" office:value="3.56648146738717" calcext:value-type="float">
            <text:p>3.5664814673871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New</text:p>
          </table:table-cell>
          <table:table-cell office:value-type="float" office:value="457.984" calcext:value-type="float">
            <text:p>457.984</text:p>
          </table:table-cell>
          <table:table-cell office:value-type="float" office:value="2.437" calcext:value-type="float">
            <text:p>2.437</text:p>
          </table:table-cell>
          <table:table-cell office:value-type="float" office:value="0.53211465902739" calcext:value-type="float">
            <text:p>0.53211465902739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Internal.Check</text:p>
          </table:table-cell>
          <table:table-cell office:value-type="float" office:value="133.759" calcext:value-type="float">
            <text:p>133.759</text:p>
          </table:table-cell>
          <table:table-cell office:value-type="float" office:value="2.774" calcext:value-type="float">
            <text:p>2.774</text:p>
          </table:table-cell>
          <table:table-cell office:value-type="float" office:value="2.07387914084286" calcext:value-type="float">
            <text:p>2.07387914084286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Mutable</text:p>
          </table:table-cell>
          <table:table-cell office:value-type="float" office:value="1194.312" calcext:value-type="float">
            <text:p>1194.312</text:p>
          </table:table-cell>
          <table:table-cell office:value-type="float" office:value="9.752" calcext:value-type="float">
            <text:p>9.752</text:p>
          </table:table-cell>
          <table:table-cell office:value-type="float" office:value="0.816537052294543" calcext:value-type="float">
            <text:p>0.816537052294543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</text:p>
          </table:table-cell>
          <table:table-cell office:value-type="float" office:value="7132.525" calcext:value-type="float">
            <text:p>7132.525</text:p>
          </table:table-cell>
          <table:table-cell office:value-type="float" office:value="17.693" calcext:value-type="float">
            <text:p>17.693</text:p>
          </table:table-cell>
          <table:table-cell office:value-type="float" office:value="0.248060819976095" calcext:value-type="float">
            <text:p>0.248060819976095</text:p>
          </table:table-cell>
          <table:table-cell office:value-type="float" office:value="60348" calcext:value-type="float">
            <text:p>603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.Mutable</text:p>
          </table:table-cell>
          <table:table-cell office:value-type="float" office:value="1454.877" calcext:value-type="float">
            <text:p>1454.877</text:p>
          </table:table-cell>
          <table:table-cell office:value-type="float" office:value="8.678" calcext:value-type="float">
            <text:p>8.678</text:p>
          </table:table-cell>
          <table:table-cell office:value-type="float" office:value="0.596476540628521" calcext:value-type="float">
            <text:p>0.596476540628521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</text:p>
          </table:table-cell>
          <table:table-cell office:value-type="float" office:value="9177.391" calcext:value-type="float">
            <text:p>9177.391</text:p>
          </table:table-cell>
          <table:table-cell office:value-type="float" office:value="16.227" calcext:value-type="float">
            <text:p>16.227</text:p>
          </table:table-cell>
          <table:table-cell office:value-type="float" office:value="0.176814957540765" calcext:value-type="float">
            <text:p>0.176814957540765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Internal</text:p>
          </table:table-cell>
          <table:table-cell office:value-type="float" office:value="11.755" calcext:value-type="float">
            <text:p>11.755</text:p>
          </table:table-cell>
          <table:table-cell office:value-type="float" office:value="1.149" calcext:value-type="float">
            <text:p>1.149</text:p>
          </table:table-cell>
          <table:table-cell office:value-type="float" office:value="9.77456401531264" calcext:value-type="float">
            <text:p>9.77456401531264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Mutable</text:p>
          </table:table-cell>
          <table:table-cell office:value-type="float" office:value="2040.749" calcext:value-type="float">
            <text:p>2040.749</text:p>
          </table:table-cell>
          <table:table-cell office:value-type="float" office:value="9.251" calcext:value-type="float">
            <text:p>9.251</text:p>
          </table:table-cell>
          <table:table-cell office:value-type="float" office:value="0.45331395482737" calcext:value-type="float">
            <text:p>0.45331395482737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</text:p>
          </table:table-cell>
          <table:table-cell office:value-type="float" office:value="8615.289" calcext:value-type="float">
            <text:p>8615.289</text:p>
          </table:table-cell>
          <table:table-cell office:value-type="float" office:value="26.741" calcext:value-type="float">
            <text:p>26.741</text:p>
          </table:table-cell>
          <table:table-cell office:value-type="float" office:value="0.310390051918166" calcext:value-type="float">
            <text:p>0.310390051918166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Base</text:p>
          </table:table-cell>
          <table:table-cell office:value-type="float" office:value="6833.13" calcext:value-type="float">
            <text:p>6833.13</text:p>
          </table:table-cell>
          <table:table-cell office:value-type="float" office:value="65.537" calcext:value-type="float">
            <text:p>65.537</text:p>
          </table:table-cell>
          <table:table-cell office:value-type="float" office:value="0.959106588049693" calcext:value-type="float">
            <text:p>0.959106588049693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Mutable</text:p>
          </table:table-cell>
          <table:table-cell office:value-type="float" office:value="1024.931" calcext:value-type="float">
            <text:p>1024.931</text:p>
          </table:table-cell>
          <table:table-cell office:value-type="float" office:value="6.499" calcext:value-type="float">
            <text:p>6.499</text:p>
          </table:table-cell>
          <table:table-cell office:value-type="float" office:value="0.634091465669396" calcext:value-type="float">
            <text:p>0.634091465669396</text:p>
          </table:table-cell>
          <table:table-cell office:value-type="float" office:value="19533" calcext:value-type="float">
            <text:p>19533</text:p>
          </table:table-cell>
          <table:table-cell office:value-type="string" calcext:value-type="string">
            <text:p>.hs</text:p>
          </table:table-cell>
          <table:table-cell table:number-columns-repeated="16377"/>
        </table:table-row>
        <calcext:conditional-formats>
          <calcext:conditional-format calcext:target-range-address="remove_no_file.G2:remove_no_file.G431">
            <calcext:condition calcext:apply-style-name="Bad" calcext:value="!=&quot;.hs&quot;" calcext:base-cell-address="remove_no_file.G2"/>
          </calcext:conditional-format>
        </calcext:conditional-formats>
      </table:table>
      <table:table table:name="only_hs" table:style-name="ta1">
        <table:shapes>
          <draw:frame draw:z-index="0" draw:style-name="gr1" draw:text-style-name="P1" svg:width="6.2988in" svg:height="3.5429in" svg:x="11.0055in" svg:y="0.2173in">
            <draw:object draw:notify-on-update-of-ranges="only_hs.C1:only_hs.C1 only_hs.C2:only_hs.C425 only_hs.D1:only_hs.D1 only_hs.D2:only_hs.D4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9969in" svg:y="3.9189in">
            <draw:object draw:notify-on-update-of-ranges="only_hs.D1:only_hs.D1 only_hs.F2:only_hs.F425 only_hs.F1:only_hs.F1 only_hs.D2:only_hs.D4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4697in" svg:y="0.2374in">
            <draw:object draw:notify-on-update-of-ranges="only_hs.C1:only_hs.C1 only_hs.C2:only_hs.C425 only_hs.E1:only_hs.E1 only_hs.E2:only_hs.E4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463in" svg:y="3.9559in">
            <draw:object draw:notify-on-update-of-ranges="only_hs.E1:only_hs.E1 only_hs.F2:only_hs.F425 only_hs.F1:only_hs.F1 only_hs.E2:only_hs.E4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number-columns-repeated="3" table:default-cell-style-name="Default"/>
        <table:table-row table:style-name="ro1"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parser_time</text:p>
          </table:table-cell>
          <table:table-cell table:style-name="ce3" office:value-type="string" calcext:value-type="string">
            <text:p>parser_percentage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extensio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</text:p>
          </table:table-cell>
          <table:table-cell office:value-type="float" office:value="26.743" calcext:value-type="float">
            <text:p>26.743</text:p>
          </table:table-cell>
          <table:table-cell office:value-type="float" office:value="2.389" calcext:value-type="float">
            <text:p>2.389</text:p>
          </table:table-cell>
          <table:table-cell office:value-type="float" office:value="8.9331787757544" calcext:value-type="float">
            <text:p>8.9331787757544</text:p>
          </table:table-cell>
          <table:table-cell office:value-type="float" office:value="17285" calcext:value-type="float">
            <text:p>1728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</text:p>
          </table:table-cell>
          <table:table-cell office:value-type="float" office:value="123.585" calcext:value-type="float">
            <text:p>123.585</text:p>
          </table:table-cell>
          <table:table-cell office:value-type="float" office:value="1.227" calcext:value-type="float">
            <text:p>1.227</text:p>
          </table:table-cell>
          <table:table-cell office:value-type="float" office:value="0.992838936764171" calcext:value-type="float">
            <text:p>0.992838936764171</text:p>
          </table:table-cell>
          <table:table-cell office:value-type="float" office:value="5703" calcext:value-type="float">
            <text:p>57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</text:p>
          </table:table-cell>
          <table:table-cell office:value-type="float" office:value="346.518" calcext:value-type="float">
            <text:p>346.518</text:p>
          </table:table-cell>
          <table:table-cell office:value-type="float" office:value="15.867" calcext:value-type="float">
            <text:p>15.867</text:p>
          </table:table-cell>
          <table:table-cell office:value-type="float" office:value="4.5789829099787" calcext:value-type="float">
            <text:p>4.5789829099787</text:p>
          </table:table-cell>
          <table:table-cell office:value-type="float" office:value="12487" calcext:value-type="float">
            <text:p>124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ByteString.Lazy</text:p>
          </table:table-cell>
          <table:table-cell office:value-type="float" office:value="1129.905" calcext:value-type="float">
            <text:p>1129.905</text:p>
          </table:table-cell>
          <table:table-cell office:value-type="float" office:value="2.806" calcext:value-type="float">
            <text:p>2.806</text:p>
          </table:table-cell>
          <table:table-cell office:value-type="float" office:value="0.248339462167173" calcext:value-type="float">
            <text:p>0.248339462167173</text:p>
          </table:table-cell>
          <table:table-cell office:value-type="float" office:value="12502" calcext:value-type="float">
            <text:p>125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Conversion</text:p>
          </table:table-cell>
          <table:table-cell office:value-type="float" office:value="121.38" calcext:value-type="float">
            <text:p>121.38</text:p>
          </table:table-cell>
          <table:table-cell office:value-type="float" office:value="1.304" calcext:value-type="float">
            <text:p>1.304</text:p>
          </table:table-cell>
          <table:table-cell office:value-type="float" office:value="1.07431207777229" calcext:value-type="float">
            <text:p>1.07431207777229</text:p>
          </table:table-cell>
          <table:table-cell office:value-type="float" office:value="3732" calcext:value-type="float">
            <text:p>37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Internal</text:p>
          </table:table-cell>
          <table:table-cell office:value-type="float" office:value="11.217" calcext:value-type="float">
            <text:p>11.217</text:p>
          </table:table-cell>
          <table:table-cell office:value-type="float" office:value="0.251" calcext:value-type="float">
            <text:p>0.251</text:p>
          </table:table-cell>
          <table:table-cell office:value-type="float" office:value="2.23767495765356" calcext:value-type="float">
            <text:p>2.23767495765356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ext</text:p>
          </table:table-cell>
          <table:table-cell office:value-type="float" office:value="489.01" calcext:value-type="float">
            <text:p>489.01</text:p>
          </table:table-cell>
          <table:table-cell office:value-type="float" office:value="5.397" calcext:value-type="float">
            <text:p>5.397</text:p>
          </table:table-cell>
          <table:table-cell office:value-type="float" office:value="1.10365841189342" calcext:value-type="float">
            <text:p>1.10365841189342</text:p>
          </table:table-cell>
          <table:table-cell office:value-type="float" office:value="13136" calcext:value-type="float">
            <text:p>13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Decoding.Tokens</text:p>
          </table:table-cell>
          <table:table-cell office:value-type="float" office:value="905.523" calcext:value-type="float">
            <text:p>905.523</text:p>
          </table:table-cell>
          <table:table-cell office:value-type="float" office:value="0.869" calcext:value-type="float">
            <text:p>0.869</text:p>
          </table:table-cell>
          <table:table-cell office:value-type="float" office:value="0.0959666402730797" calcext:value-type="float">
            <text:p>0.0959666402730797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</text:p>
          </table:table-cell>
          <table:table-cell office:value-type="float" office:value="2.695" calcext:value-type="float">
            <text:p>2.695</text:p>
          </table:table-cell>
          <table:table-cell office:value-type="float" office:value="0.354" calcext:value-type="float">
            <text:p>0.354</text:p>
          </table:table-cell>
          <table:table-cell office:value-type="float" office:value="13.1354359925788" calcext:value-type="float">
            <text:p>13.1354359925788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Builder</text:p>
          </table:table-cell>
          <table:table-cell office:value-type="float" office:value="1301.044" calcext:value-type="float">
            <text:p>1301.044</text:p>
          </table:table-cell>
          <table:table-cell office:value-type="float" office:value="4.735" calcext:value-type="float">
            <text:p>4.735</text:p>
          </table:table-cell>
          <table:table-cell office:value-type="float" office:value="0.363938498621107" calcext:value-type="float">
            <text:p>0.363938498621107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Encoding.Internal</text:p>
          </table:table-cell>
          <table:table-cell office:value-type="float" office:value="488.631" calcext:value-type="float">
            <text:p>488.631</text:p>
          </table:table-cell>
          <table:table-cell office:value-type="float" office:value="3.226" calcext:value-type="float">
            <text:p>3.226</text:p>
          </table:table-cell>
          <table:table-cell office:value-type="float" office:value="0.660211898139905" calcext:value-type="float">
            <text:p>0.660211898139905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ByteString</text:p>
          </table:table-cell>
          <table:table-cell office:value-type="float" office:value="128.668" calcext:value-type="float">
            <text:p>128.668</text:p>
          </table:table-cell>
          <table:table-cell office:value-type="float" office:value="2.111" calcext:value-type="float">
            <text:p>2.111</text:p>
          </table:table-cell>
          <table:table-cell office:value-type="float" office:value="1.64065657350701" calcext:value-type="float">
            <text:p>1.64065657350701</text:p>
          </table:table-cell>
          <table:table-cell office:value-type="float" office:value="2447" calcext:value-type="float">
            <text:p>24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Functions</text:p>
          </table:table-cell>
          <table:table-cell office:value-type="float" office:value="77.096" calcext:value-type="float">
            <text:p>77.0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984486873508353" calcext:value-type="float">
            <text:p>0.984486873508353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Prelude</text:p>
          </table:table-cell>
          <table:table-cell office:value-type="float" office:value="129.682" calcext:value-type="float">
            <text:p>129.682</text:p>
          </table:table-cell>
          <table:table-cell office:value-type="float" office:value="2.366" calcext:value-type="float">
            <text:p>2.366</text:p>
          </table:table-cell>
          <table:table-cell office:value-type="float" office:value="1.82446291698154" calcext:value-type="float">
            <text:p>1.82446291698154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Scientific</text:p>
          </table:table-cell>
          <table:table-cell office:value-type="float" office:value="263.818" calcext:value-type="float">
            <text:p>263.818</text:p>
          </table:table-cell>
          <table:table-cell office:value-type="float" office:value="1.934" calcext:value-type="float">
            <text:p>1.934</text:p>
          </table:table-cell>
          <table:table-cell office:value-type="float" office:value="0.733081139270255" calcext:value-type="float">
            <text:p>0.733081139270255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H</text:p>
          </table:table-cell>
          <table:table-cell office:value-type="float" office:value="82.266" calcext:value-type="float">
            <text:p>82.266</text:p>
          </table:table-cell>
          <table:table-cell office:value-type="float" office:value="1.046" calcext:value-type="float">
            <text:p>1.046</text:p>
          </table:table-cell>
          <table:table-cell office:value-type="float" office:value="1.27148518221379" calcext:value-type="float">
            <text:p>1.27148518221379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Text</text:p>
          </table:table-cell>
          <table:table-cell office:value-type="float" office:value="12.237" calcext:value-type="float">
            <text:p>12.237</text:p>
          </table:table-cell>
          <table:table-cell office:value-type="float" office:value="1.473" calcext:value-type="float">
            <text:p>1.473</text:p>
          </table:table-cell>
          <table:table-cell office:value-type="float" office:value="12.0372640353028" calcext:value-type="float">
            <text:p>12.037264035302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</text:p>
          </table:table-cell>
          <table:table-cell office:value-type="float" office:value="235.777" calcext:value-type="float">
            <text:p>235.777</text:p>
          </table:table-cell>
          <table:table-cell office:value-type="float" office:value="5.251" calcext:value-type="float">
            <text:p>5.251</text:p>
          </table:table-cell>
          <table:table-cell office:value-type="float" office:value="2.22710442494391" calcext:value-type="float">
            <text:p>2.22710442494391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Internal.UnescapeFromText</text:p>
          </table:table-cell>
          <table:table-cell office:value-type="float" office:value="162.246" calcext:value-type="float">
            <text:p>162.246</text:p>
          </table:table-cell>
          <table:table-cell office:value-type="float" office:value="5.959" calcext:value-type="float">
            <text:p>5.959</text:p>
          </table:table-cell>
          <table:table-cell office:value-type="float" office:value="3.6728178198538" calcext:value-type="float">
            <text:p>3.6728178198538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</text:p>
          </table:table-cell>
          <table:table-cell office:value-type="float" office:value="230.571" calcext:value-type="float">
            <text:p>230.571</text:p>
          </table:table-cell>
          <table:table-cell office:value-type="float" office:value="3.036" calcext:value-type="float">
            <text:p>3.036</text:p>
          </table:table-cell>
          <table:table-cell office:value-type="float" office:value="1.31673107199084" calcext:value-type="float">
            <text:p>1.31673107199084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KeyMap</text:p>
          </table:table-cell>
          <table:table-cell office:value-type="float" office:value="1284.633" calcext:value-type="float">
            <text:p>1284.633</text:p>
          </table:table-cell>
          <table:table-cell office:value-type="float" office:value="4.809" calcext:value-type="float">
            <text:p>4.809</text:p>
          </table:table-cell>
          <table:table-cell office:value-type="float" office:value="0.374348160136008" calcext:value-type="float">
            <text:p>0.374348160136008</text:p>
          </table:table-cell>
          <table:table-cell office:value-type="float" office:value="23436" calcext:value-type="float">
            <text:p>234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Parser.Time</text:p>
          </table:table-cell>
          <table:table-cell office:value-type="float" office:value="11.715" calcext:value-type="float">
            <text:p>11.715</text:p>
          </table:table-cell>
          <table:table-cell office:value-type="float" office:value="0.441" calcext:value-type="float">
            <text:p>0.441</text:p>
          </table:table-cell>
          <table:table-cell office:value-type="float" office:value="3.76440460947503" calcext:value-type="float">
            <text:p>3.76440460947503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QQ.Simple</text:p>
          </table:table-cell>
          <table:table-cell office:value-type="float" office:value="32.41" calcext:value-type="float">
            <text:p>32.41</text:p>
          </table:table-cell>
          <table:table-cell office:value-type="float" office:value="0.651" calcext:value-type="float">
            <text:p>0.651</text:p>
          </table:table-cell>
          <table:table-cell office:value-type="float" office:value="2.00863930885529" calcext:value-type="float">
            <text:p>2.0086393088552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RFC8785</text:p>
          </table:table-cell>
          <table:table-cell office:value-type="float" office:value="308.838" calcext:value-type="float">
            <text:p>308.838</text:p>
          </table:table-cell>
          <table:table-cell office:value-type="float" office:value="1.279" calcext:value-type="float">
            <text:p>1.279</text:p>
          </table:table-cell>
          <table:table-cell office:value-type="float" office:value="0.414132975864369" calcext:value-type="float">
            <text:p>0.414132975864369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H</text:p>
          </table:table-cell>
          <table:table-cell office:value-type="float" office:value="3546.87" calcext:value-type="float">
            <text:p>3546.87</text:p>
          </table:table-cell>
          <table:table-cell office:value-type="float" office:value="28.906" calcext:value-type="float">
            <text:p>28.906</text:p>
          </table:table-cell>
          <table:table-cell office:value-type="float" office:value="0.814972073969444" calcext:value-type="float">
            <text:p>0.814972073969444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ext</text:p>
          </table:table-cell>
          <table:table-cell office:value-type="float" office:value="686.308" calcext:value-type="float">
            <text:p>686.308</text:p>
          </table:table-cell>
          <table:table-cell office:value-type="float" office:value="1.802" calcext:value-type="float">
            <text:p>1.802</text:p>
          </table:table-cell>
          <table:table-cell office:value-type="float" office:value="0.262564329717853" calcext:value-type="float">
            <text:p>0.262564329717853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</text:p>
          </table:table-cell>
          <table:table-cell office:value-type="float" office:value="7.349" calcext:value-type="float">
            <text:p>7.349</text:p>
          </table:table-cell>
          <table:table-cell office:value-type="float" office:value="0.929" calcext:value-type="float">
            <text:p>0.929</text:p>
          </table:table-cell>
          <table:table-cell office:value-type="float" office:value="12.6411756701592" calcext:value-type="float">
            <text:p>12.6411756701592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Class</text:p>
          </table:table-cell>
          <table:table-cell office:value-type="float" office:value="6.815" calcext:value-type="float">
            <text:p>6.815</text:p>
          </table:table-cell>
          <table:table-cell office:value-type="float" office:value="2.501" calcext:value-type="float">
            <text:p>2.501</text:p>
          </table:table-cell>
          <table:table-cell office:value-type="float" office:value="36.6984592809978" calcext:value-type="float">
            <text:p>36.6984592809978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FromJSON</text:p>
          </table:table-cell>
          <table:table-cell office:value-type="float" office:value="13763.135" calcext:value-type="float">
            <text:p>13763.135</text:p>
          </table:table-cell>
          <table:table-cell office:value-type="float" office:value="45.963" calcext:value-type="float">
            <text:p>45.963</text:p>
          </table:table-cell>
          <table:table-cell office:value-type="float" office:value="0.333957343294242" calcext:value-type="float">
            <text:p>0.333957343294242</text:p>
          </table:table-cell>
          <table:table-cell office:value-type="float" office:value="115438" calcext:value-type="float">
            <text:p>1154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Generic</text:p>
          </table:table-cell>
          <table:table-cell office:value-type="float" office:value="35.625" calcext:value-type="float">
            <text:p>35.625</text:p>
          </table:table-cell>
          <table:table-cell office:value-type="float" office:value="3.354" calcext:value-type="float">
            <text:p>3.354</text:p>
          </table:table-cell>
          <table:table-cell office:value-type="float" office:value="9.41473684210526" calcext:value-type="float">
            <text:p>9.41473684210526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Internal</text:p>
          </table:table-cell>
          <table:table-cell office:value-type="float" office:value="2093.978" calcext:value-type="float">
            <text:p>2093.978</text:p>
          </table:table-cell>
          <table:table-cell office:value-type="float" office:value="10.843" calcext:value-type="float">
            <text:p>10.843</text:p>
          </table:table-cell>
          <table:table-cell office:value-type="float" office:value="0.517818238778058" calcext:value-type="float">
            <text:p>0.517818238778058</text:p>
          </table:table-cell>
          <table:table-cell office:value-type="float" office:value="30734" calcext:value-type="float">
            <text:p>307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eson-2.2.3.0</text:p>
          </table:table-cell>
          <table:table-cell office:value-type="string" calcext:value-type="string">
            <text:p>Data.Aeson.Types.ToJSON</text:p>
          </table:table-cell>
          <table:table-cell office:value-type="float" office:value="17814.198" calcext:value-type="float">
            <text:p>17814.198</text:p>
          </table:table-cell>
          <table:table-cell office:value-type="float" office:value="25.973" calcext:value-type="float">
            <text:p>25.973</text:p>
          </table:table-cell>
          <table:table-cell office:value-type="float" office:value="0.145799434810369" calcext:value-type="float">
            <text:p>0.145799434810369</text:p>
          </table:table-cell>
          <table:table-cell office:value-type="float" office:value="102396" calcext:value-type="float">
            <text:p>1023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</text:p>
          </table:table-cell>
          <table:table-cell office:value-type="float" office:value="16.197" calcext:value-type="float">
            <text:p>16.197</text:p>
          </table:table-cell>
          <table:table-cell office:value-type="float" office:value="0.178" calcext:value-type="float">
            <text:p>0.178</text:p>
          </table:table-cell>
          <table:table-cell office:value-type="float" office:value="1.09896894486633" calcext:value-type="float">
            <text:p>1.09896894486633</text:p>
          </table:table-cell>
          <table:table-cell office:value-type="float" office:value="2810" calcext:value-type="float">
            <text:p>2810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Base</text:p>
          </table:table-cell>
          <table:table-cell office:value-type="float" office:value="6258.172" calcext:value-type="float">
            <text:p>6258.172</text:p>
          </table:table-cell>
          <table:table-cell office:value-type="float" office:value="55.185" calcext:value-type="float">
            <text:p>55.185</text:p>
          </table:table-cell>
          <table:table-cell office:value-type="float" office:value="0.881807019685621" calcext:value-type="float">
            <text:p>0.881807019685621</text:p>
          </table:table-cell>
          <table:table-cell office:value-type="float" office:value="67813" calcext:value-type="float">
            <text:p>67813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Array</text:p>
          </table:table-cell>
          <table:table-cell office:value-type="float" office:value="2.581" calcext:value-type="float">
            <text:p>2.581</text:p>
          </table:table-cell>
          <table:table-cell office:value-type="float" office:value="0.242" calcext:value-type="float">
            <text:p>0.242</text:p>
          </table:table-cell>
          <table:table-cell office:value-type="float" office:value="9.37621077101898" calcext:value-type="float">
            <text:p>9.37621077101898</text:p>
          </table:table-cell>
          <table:table-cell office:value-type="float" office:value="2125" calcext:value-type="float">
            <text:p>2125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</text:p>
          </table:table-cell>
          <table:table-cell office:value-type="float" office:value="48.671" calcext:value-type="float">
            <text:p>48.671</text:p>
          </table:table-cell>
          <table:table-cell office:value-type="float" office:value="1.253" calcext:value-type="float">
            <text:p>1.253</text:p>
          </table:table-cell>
          <table:table-cell office:value-type="float" office:value="2.57442830432907" calcext:value-type="float">
            <text:p>2.57442830432907</text:p>
          </table:table-cell>
          <table:table-cell office:value-type="float" office:value="3827" calcext:value-type="float">
            <text:p>3827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Internals</text:p>
          </table:table-cell>
          <table:table-cell office:value-type="float" office:value="820.9" calcext:value-type="float">
            <text:p>820.9</text:p>
          </table:table-cell>
          <table:table-cell office:value-type="float" office:value="6.176" calcext:value-type="float">
            <text:p>6.176</text:p>
          </table:table-cell>
          <table:table-cell office:value-type="float" office:value="0.752344987209161" calcext:value-type="float">
            <text:p>0.752344987209161</text:p>
          </table:table-cell>
          <table:table-cell office:value-type="float" office:value="15989" calcext:value-type="float">
            <text:p>15989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IO.Safe</text:p>
          </table:table-cell>
          <table:table-cell office:value-type="float" office:value="2.457" calcext:value-type="float">
            <text:p>2.457</text:p>
          </table:table-cell>
          <table:table-cell office:value-type="float" office:value="0.242" calcext:value-type="float">
            <text:p>0.242</text:p>
          </table:table-cell>
          <table:table-cell office:value-type="float" office:value="9.84940984940985" calcext:value-type="float">
            <text:p>9.84940984940985</text:p>
          </table:table-cell>
          <table:table-cell office:value-type="float" office:value="1144" calcext:value-type="float">
            <text:p>1144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</text:p>
          </table:table-cell>
          <table:table-cell office:value-type="float" office:value="3.14" calcext:value-type="float">
            <text:p>3.14</text:p>
          </table:table-cell>
          <table:table-cell office:value-type="float" office:value="0.754" calcext:value-type="float">
            <text:p>0.754</text:p>
          </table:table-cell>
          <table:table-cell office:value-type="float" office:value="24.0127388535032" calcext:value-type="float">
            <text:p>24.0127388535032</text:p>
          </table:table-cell>
          <table:table-cell office:value-type="float" office:value="2166" calcext:value-type="float">
            <text:p>2166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MArray.Safe</text:p>
          </table:table-cell>
          <table:table-cell office:value-type="float" office:value="4.791" calcext:value-type="float">
            <text:p>4.791</text:p>
          </table:table-cell>
          <table:table-cell office:value-type="float" office:value="2.012" calcext:value-type="float">
            <text:p>2.012</text:p>
          </table:table-cell>
          <table:table-cell office:value-type="float" office:value="41.9954080567731" calcext:value-type="float">
            <text:p>41.9954080567731</text:p>
          </table:table-cell>
          <table:table-cell office:value-type="float" office:value="2205" calcext:value-type="float">
            <text:p>2205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</text:p>
          </table:table-cell>
          <table:table-cell office:value-type="float" office:value="9.33" calcext:value-type="float">
            <text:p>9.33</text:p>
          </table:table-cell>
          <table:table-cell office:value-type="float" office:value="1.424" calcext:value-type="float">
            <text:p>1.424</text:p>
          </table:table-cell>
          <table:table-cell office:value-type="float" office:value="15.2625937834941" calcext:value-type="float">
            <text:p>15.2625937834941</text:p>
          </table:table-cell>
          <table:table-cell office:value-type="float" office:value="2370" calcext:value-type="float">
            <text:p>2370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.Safe</text:p>
          </table:table-cell>
          <table:table-cell office:value-type="float" office:value="2.763" calcext:value-type="float">
            <text:p>2.763</text:p>
          </table:table-cell>
          <table:table-cell office:value-type="float" office:value="0.241" calcext:value-type="float">
            <text:p>0.241</text:p>
          </table:table-cell>
          <table:table-cell office:value-type="float" office:value="8.7224031849439" calcext:value-type="float">
            <text:p>8.7224031849439</text:p>
          </table:table-cell>
          <table:table-cell office:value-type="float" office:value="952" calcext:value-type="float">
            <text:p>952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</text:p>
          </table:table-cell>
          <table:table-cell office:value-type="float" office:value="2.586" calcext:value-type="float">
            <text:p>2.586</text:p>
          </table:table-cell>
          <table:table-cell office:value-type="float" office:value="0.277" calcext:value-type="float">
            <text:p>0.277</text:p>
          </table:table-cell>
          <table:table-cell office:value-type="float" office:value="10.7115235885538" calcext:value-type="float">
            <text:p>10.7115235885538</text:p>
          </table:table-cell>
          <table:table-cell office:value-type="float" office:value="1598" calcext:value-type="float">
            <text:p>1598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Internals</text:p>
          </table:table-cell>
          <table:table-cell office:value-type="float" office:value="72.236" calcext:value-type="float">
            <text:p>72.236</text:p>
          </table:table-cell>
          <table:table-cell office:value-type="float" office:value="0.829" calcext:value-type="float">
            <text:p>0.829</text:p>
          </table:table-cell>
          <table:table-cell office:value-type="float" office:value="1.14762722188383" calcext:value-type="float">
            <text:p>1.14762722188383</text:p>
          </table:table-cell>
          <table:table-cell office:value-type="float" office:value="3290" calcext:value-type="float">
            <text:p>3290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Storable.Safe</text:p>
          </table:table-cell>
          <table:table-cell office:value-type="float" office:value="3.154" calcext:value-type="float">
            <text:p>3.154</text:p>
          </table:table-cell>
          <table:table-cell office:value-type="float" office:value="0.285" calcext:value-type="float">
            <text:p>0.285</text:p>
          </table:table-cell>
          <table:table-cell office:value-type="float" office:value="9.03614457831326" calcext:value-type="float">
            <text:p>9.03614457831326</text:p>
          </table:table-cell>
          <table:table-cell office:value-type="float" office:value="1683" calcext:value-type="float">
            <text:p>1683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boxed</text:p>
          </table:table-cell>
          <table:table-cell office:value-type="float" office:value="2.656" calcext:value-type="float">
            <text:p>2.656</text:p>
          </table:table-cell>
          <table:table-cell office:value-type="float" office:value="0.167" calcext:value-type="float">
            <text:p>0.167</text:p>
          </table:table-cell>
          <table:table-cell office:value-type="float" office:value="6.28765060240964" calcext:value-type="float">
            <text:p>6.28765060240964</text:p>
          </table:table-cell>
          <table:table-cell office:value-type="float" office:value="731" calcext:value-type="float">
            <text:p>731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ay-0.5.7.0</text:p>
          </table:table-cell>
          <table:table-cell office:value-type="string" calcext:value-type="string">
            <text:p>Data.Array.Unsafe</text:p>
          </table:table-cell>
          <table:table-cell office:value-type="float" office:value="3.13" calcext:value-type="float">
            <text:p>3.13</text:p>
          </table:table-cell>
          <table:table-cell office:value-type="float" office:value="0.189" calcext:value-type="float">
            <text:p>0.189</text:p>
          </table:table-cell>
          <table:table-cell office:value-type="float" office:value="6.03833865814697" calcext:value-type="float">
            <text:p>6.03833865814697</text:p>
          </table:table-cell>
          <table:table-cell office:value-type="float" office:value="1234" calcext:value-type="float">
            <text:p>1234</text:p>
          </table:table-cell>
          <table:table-cell table:style-name="ce6"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</text:p>
          </table:table-cell>
          <table:table-cell office:value-type="float" office:value="46.915" calcext:value-type="float">
            <text:p>46.915</text:p>
          </table:table-cell>
          <table:table-cell office:value-type="float" office:value="2.238" calcext:value-type="float">
            <text:p>2.238</text:p>
          </table:table-cell>
          <table:table-cell office:value-type="float" office:value="4.77032931898114" calcext:value-type="float">
            <text:p>4.77032931898114</text:p>
          </table:table-cell>
          <table:table-cell office:value-type="float" office:value="8210" calcext:value-type="float">
            <text:p>82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Builder</text:p>
          </table:table-cell>
          <table:table-cell office:value-type="float" office:value="322.323" calcext:value-type="float">
            <text:p>322.323</text:p>
          </table:table-cell>
          <table:table-cell office:value-type="float" office:value="3.262" calcext:value-type="float">
            <text:p>3.262</text:p>
          </table:table-cell>
          <table:table-cell office:value-type="float" office:value="1.01202830700881" calcext:value-type="float">
            <text:p>1.01202830700881</text:p>
          </table:table-cell>
          <table:table-cell office:value-type="float" office:value="8619" calcext:value-type="float">
            <text:p>86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Class</text:p>
          </table:table-cell>
          <table:table-cell office:value-type="float" office:value="6791.127" calcext:value-type="float">
            <text:p>6791.12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1950780776151" calcext:value-type="float">
            <text:p>0.1950780776151</text:p>
          </table:table-cell>
          <table:table-cell office:value-type="float" office:value="33094" calcext:value-type="float">
            <text:p>330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FloatCast</text:p>
          </table:table-cell>
          <table:table-cell office:value-type="float" office:value="5.574" calcext:value-type="float">
            <text:p>5.574</text:p>
          </table:table-cell>
          <table:table-cell office:value-type="float" office:value="1.335" calcext:value-type="float">
            <text:p>1.335</text:p>
          </table:table-cell>
          <table:table-cell office:value-type="float" office:value="23.9504843918192" calcext:value-type="float">
            <text:p>23.950484391819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neric</text:p>
          </table:table-cell>
          <table:table-cell office:value-type="float" office:value="199.759" calcext:value-type="float">
            <text:p>199.759</text:p>
          </table:table-cell>
          <table:table-cell office:value-type="float" office:value="1.948" calcext:value-type="float">
            <text:p>1.948</text:p>
          </table:table-cell>
          <table:table-cell office:value-type="float" office:value="0.975175085978604" calcext:value-type="float">
            <text:p>0.975175085978604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</text:p>
          </table:table-cell>
          <table:table-cell office:value-type="float" office:value="783.64" calcext:value-type="float">
            <text:p>783.64</text:p>
          </table:table-cell>
          <table:table-cell office:value-type="float" office:value="6.103" calcext:value-type="float">
            <text:p>6.103</text:p>
          </table:table-cell>
          <table:table-cell office:value-type="float" office:value="0.778801490480323" calcext:value-type="float">
            <text:p>0.778801490480323</text:p>
          </table:table-cell>
          <table:table-cell office:value-type="float" office:value="21608" calcext:value-type="float">
            <text:p>216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Get.Internal</text:p>
          </table:table-cell>
          <table:table-cell office:value-type="float" office:value="479.484" calcext:value-type="float">
            <text:p>479.484</text:p>
          </table:table-cell>
          <table:table-cell office:value-type="float" office:value="6.839" calcext:value-type="float">
            <text:p>6.839</text:p>
          </table:table-cell>
          <table:table-cell office:value-type="float" office:value="1.42632496600512" calcext:value-type="float">
            <text:p>1.42632496600512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Internal</text:p>
          </table:table-cell>
          <table:table-cell office:value-type="float" office:value="3.863" calcext:value-type="float">
            <text:p>3.863</text:p>
          </table:table-cell>
          <table:table-cell office:value-type="float" office:value="0.906" calcext:value-type="float">
            <text:p>0.906</text:p>
          </table:table-cell>
          <table:table-cell office:value-type="float" office:value="23.4532746570023" calcext:value-type="float">
            <text:p>23.4532746570023</text:p>
          </table:table-cell>
          <table:table-cell office:value-type="float" office:value="15257" calcext:value-type="float">
            <text:p>152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ary-0.8.9.2</text:p>
          </table:table-cell>
          <table:table-cell office:value-type="string" calcext:value-type="string">
            <text:p>Data.Binary.Put</text:p>
          </table:table-cell>
          <table:table-cell office:value-type="float" office:value="564.842" calcext:value-type="float">
            <text:p>564.842</text:p>
          </table:table-cell>
          <table:table-cell office:value-type="float" office:value="3.037" calcext:value-type="float">
            <text:p>3.037</text:p>
          </table:table-cell>
          <table:table-cell office:value-type="float" office:value="0.537672481862185" calcext:value-type="float">
            <text:p>0.537672481862185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</text:p>
          </table:table-cell>
          <table:table-cell office:value-type="float" office:value="2437.624" calcext:value-type="float">
            <text:p>2437.624</text:p>
          </table:table-cell>
          <table:table-cell office:value-type="float" office:value="22.042" calcext:value-type="float">
            <text:p>22.042</text:p>
          </table:table-cell>
          <table:table-cell office:value-type="float" office:value="0.904241179115401" calcext:value-type="float">
            <text:p>0.904241179115401</text:p>
          </table:table-cell>
          <table:table-cell office:value-type="float" office:value="75807" calcext:value-type="float">
            <text:p>758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</text:p>
          </table:table-cell>
          <table:table-cell office:value-type="float" office:value="232.705" calcext:value-type="float">
            <text:p>232.705</text:p>
          </table:table-cell>
          <table:table-cell office:value-type="float" office:value="3.221" calcext:value-type="float">
            <text:p>3.221</text:p>
          </table:table-cell>
          <table:table-cell office:value-type="float" office:value="1.38415590554565" calcext:value-type="float">
            <text:p>1.38415590554565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ASCII</text:p>
          </table:table-cell>
          <table:table-cell office:value-type="float" office:value="395.1" calcext:value-type="float">
            <text:p>395.1</text:p>
          </table:table-cell>
          <table:table-cell office:value-type="float" office:value="2.269" calcext:value-type="float">
            <text:p>2.269</text:p>
          </table:table-cell>
          <table:table-cell office:value-type="float" office:value="0.574284991141483" calcext:value-type="float">
            <text:p>0.574284991141483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Extra</text:p>
          </table:table-cell>
          <table:table-cell office:value-type="float" office:value="82.839" calcext:value-type="float">
            <text:p>82.839</text:p>
          </table:table-cell>
          <table:table-cell office:value-type="float" office:value="1.167" calcext:value-type="float">
            <text:p>1.167</text:p>
          </table:table-cell>
          <table:table-cell office:value-type="float" office:value="1.40875674501141" calcext:value-type="float">
            <text:p>1.4087567450114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Internal</text:p>
          </table:table-cell>
          <table:table-cell office:value-type="float" office:value="961.921" calcext:value-type="float">
            <text:p>961.921</text:p>
          </table:table-cell>
          <table:table-cell office:value-type="float" office:value="11.111" calcext:value-type="float">
            <text:p>11.111</text:p>
          </table:table-cell>
          <table:table-cell office:value-type="float" office:value="1.15508446119796" calcext:value-type="float">
            <text:p>1.15508446119796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</text:p>
          </table:table-cell>
          <table:table-cell office:value-type="float" office:value="702.874" calcext:value-type="float">
            <text:p>702.874</text:p>
          </table:table-cell>
          <table:table-cell office:value-type="float" office:value="3.961" calcext:value-type="float">
            <text:p>3.961</text:p>
          </table:table-cell>
          <table:table-cell office:value-type="float" office:value="0.56354339469094" calcext:value-type="float">
            <text:p>0.56354339469094</text:p>
          </table:table-cell>
          <table:table-cell office:value-type="float" office:value="33829" calcext:value-type="float">
            <text:p>338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ASCII</text:p>
          </table:table-cell>
          <table:table-cell office:value-type="float" office:value="256.688" calcext:value-type="float">
            <text:p>256.688</text:p>
          </table:table-cell>
          <table:table-cell office:value-type="float" office:value="2.142" calcext:value-type="float">
            <text:p>2.142</text:p>
          </table:table-cell>
          <table:table-cell office:value-type="float" office:value="0.834476095493362" calcext:value-type="float">
            <text:p>0.834476095493362</text:p>
          </table:table-cell>
          <table:table-cell office:value-type="float" office:value="7455" calcext:value-type="float">
            <text:p>7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Binary</text:p>
          </table:table-cell>
          <table:table-cell office:value-type="float" office:value="94.598" calcext:value-type="float">
            <text:p>94.598</text:p>
          </table:table-cell>
          <table:table-cell office:value-type="float" office:value="1.477" calcext:value-type="float">
            <text:p>1.477</text:p>
          </table:table-cell>
          <table:table-cell office:value-type="float" office:value="1.5613437916235" calcext:value-type="float">
            <text:p>1.5613437916235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</text:p>
          </table:table-cell>
          <table:table-cell office:value-type="float" office:value="145.645" calcext:value-type="float">
            <text:p>145.645</text:p>
          </table:table-cell>
          <table:table-cell office:value-type="float" office:value="4.819" calcext:value-type="float">
            <text:p>4.819</text:p>
          </table:table-cell>
          <table:table-cell office:value-type="float" office:value="3.30873013148409" calcext:value-type="float">
            <text:p>3.30873013148409</text:p>
          </table:table-cell>
          <table:table-cell office:value-type="float" office:value="10057" calcext:value-type="float">
            <text:p>100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Base16</text:p>
          </table:table-cell>
          <table:table-cell office:value-type="float" office:value="21.384" calcext:value-type="float">
            <text:p>21.384</text:p>
          </table:table-cell>
          <table:table-cell office:value-type="float" office:value="1.151" calcext:value-type="float">
            <text:p>1.151</text:p>
          </table:table-cell>
          <table:table-cell office:value-type="float" office:value="5.3825289936401" calcext:value-type="float">
            <text:p>5.3825289936401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Prim.Internal.Floating</text:p>
          </table:table-cell>
          <table:table-cell office:value-type="float" office:value="13.119" calcext:value-type="float">
            <text:p>13.119</text:p>
          </table:table-cell>
          <table:table-cell office:value-type="float" office:value="1.582" calcext:value-type="float">
            <text:p>1.582</text:p>
          </table:table-cell>
          <table:table-cell office:value-type="float" office:value="12.0588459486241" calcext:value-type="float">
            <text:p>12.0588459486241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</text:p>
          </table:table-cell>
          <table:table-cell office:value-type="float" office:value="369.973" calcext:value-type="float">
            <text:p>369.973</text:p>
          </table:table-cell>
          <table:table-cell office:value-type="float" office:value="1.983" calcext:value-type="float">
            <text:p>1.983</text:p>
          </table:table-cell>
          <table:table-cell office:value-type="float" office:value="0.535985058369124" calcext:value-type="float">
            <text:p>0.535985058369124</text:p>
          </table:table-cell>
          <table:table-cell office:value-type="float" office:value="9472" calcext:value-type="float">
            <text:p>94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D2S</text:p>
          </table:table-cell>
          <table:table-cell office:value-type="float" office:value="247.445" calcext:value-type="float">
            <text:p>247.445</text:p>
          </table:table-cell>
          <table:table-cell office:value-type="float" office:value="2.641" calcext:value-type="float">
            <text:p>2.641</text:p>
          </table:table-cell>
          <table:table-cell office:value-type="float" office:value="1.06730788660106" calcext:value-type="float">
            <text:p>1.06730788660106</text:p>
          </table:table-cell>
          <table:table-cell office:value-type="float" office:value="39428" calcext:value-type="float">
            <text:p>394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F2S</text:p>
          </table:table-cell>
          <table:table-cell office:value-type="float" office:value="176.18" calcext:value-type="float">
            <text:p>176.18</text:p>
          </table:table-cell>
          <table:table-cell office:value-type="float" office:value="5.225" calcext:value-type="float">
            <text:p>5.225</text:p>
          </table:table-cell>
          <table:table-cell office:value-type="float" office:value="2.96571688046316" calcext:value-type="float">
            <text:p>2.96571688046316</text:p>
          </table:table-cell>
          <table:table-cell office:value-type="float" office:value="10425" calcext:value-type="float">
            <text:p>104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Internal</text:p>
          </table:table-cell>
          <table:table-cell office:value-type="float" office:value="620.338" calcext:value-type="float">
            <text:p>620.338</text:p>
          </table:table-cell>
          <table:table-cell office:value-type="float" office:value="8.703" calcext:value-type="float">
            <text:p>8.703</text:p>
          </table:table-cell>
          <table:table-cell office:value-type="float" office:value="1.40294484619675" calcext:value-type="float">
            <text:p>1.40294484619675</text:p>
          </table:table-cell>
          <table:table-cell office:value-type="float" office:value="27349" calcext:value-type="float">
            <text:p>273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Builder.RealFloat.TableGenerator</text:p>
          </table:table-cell>
          <table:table-cell office:value-type="float" office:value="199.539" calcext:value-type="float">
            <text:p>199.539</text:p>
          </table:table-cell>
          <table:table-cell office:value-type="float" office:value="1.517" calcext:value-type="float">
            <text:p>1.517</text:p>
          </table:table-cell>
          <table:table-cell office:value-type="float" office:value="0.76025238173991" calcext:value-type="float">
            <text:p>0.76025238173991</text:p>
          </table:table-cell>
          <table:table-cell office:value-type="float" office:value="6795" calcext:value-type="float">
            <text:p>67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Char8</text:p>
          </table:table-cell>
          <table:table-cell office:value-type="float" office:value="1243.611" calcext:value-type="float">
            <text:p>1243.611</text:p>
          </table:table-cell>
          <table:table-cell office:value-type="float" office:value="11.414" calcext:value-type="float">
            <text:p>11.414</text:p>
          </table:table-cell>
          <table:table-cell office:value-type="float" office:value="0.917811116177004" calcext:value-type="float">
            <text:p>0.917811116177004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</text:p>
          </table:table-cell>
          <table:table-cell office:value-type="float" office:value="2.893" calcext:value-type="float">
            <text:p>2.893</text:p>
          </table:table-cell>
          <table:table-cell office:value-type="float" office:value="0.492" calcext:value-type="float">
            <text:p>0.492</text:p>
          </table:table-cell>
          <table:table-cell office:value-type="float" office:value="17.0065675769098" calcext:value-type="float">
            <text:p>17.0065675769098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Internal.Type</text:p>
          </table:table-cell>
          <table:table-cell office:value-type="float" office:value="1181.602" calcext:value-type="float">
            <text:p>1181.602</text:p>
          </table:table-cell>
          <table:table-cell office:value-type="float" office:value="17.878" calcext:value-type="float">
            <text:p>17.878</text:p>
          </table:table-cell>
          <table:table-cell office:value-type="float" office:value="1.51303061436931" calcext:value-type="float">
            <text:p>1.51303061436931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</text:p>
          </table:table-cell>
          <table:table-cell office:value-type="float" office:value="2049.354" calcext:value-type="float">
            <text:p>2049.354</text:p>
          </table:table-cell>
          <table:table-cell office:value-type="float" office:value="14.021" calcext:value-type="float">
            <text:p>14.021</text:p>
          </table:table-cell>
          <table:table-cell office:value-type="float" office:value="0.684166815494053" calcext:value-type="float">
            <text:p>0.684166815494053</text:p>
          </table:table-cell>
          <table:table-cell office:value-type="float" office:value="65676" calcext:value-type="float">
            <text:p>656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Char8</text:p>
          </table:table-cell>
          <table:table-cell office:value-type="float" office:value="1027.826" calcext:value-type="float">
            <text:p>1027.826</text:p>
          </table:table-cell>
          <table:table-cell office:value-type="float" office:value="6.535" calcext:value-type="float">
            <text:p>6.535</text:p>
          </table:table-cell>
          <table:table-cell office:value-type="float" office:value="0.635808006413537" calcext:value-type="float">
            <text:p>0.635808006413537</text:p>
          </table:table-cell>
          <table:table-cell office:value-type="float" office:value="30359" calcext:value-type="float">
            <text:p>303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Internal</text:p>
          </table:table-cell>
          <table:table-cell office:value-type="float" office:value="378.254" calcext:value-type="float">
            <text:p>378.254</text:p>
          </table:table-cell>
          <table:table-cell office:value-type="float" office:value="5.303" calcext:value-type="float">
            <text:p>5.303</text:p>
          </table:table-cell>
          <table:table-cell office:value-type="float" office:value="1.40196798976349" calcext:value-type="float">
            <text:p>1.40196798976349</text:p>
          </table:table-cell>
          <table:table-cell office:value-type="float" office:value="12339" calcext:value-type="float">
            <text:p>123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Int</text:p>
          </table:table-cell>
          <table:table-cell office:value-type="float" office:value="357.734" calcext:value-type="float">
            <text:p>357.734</text:p>
          </table:table-cell>
          <table:table-cell office:value-type="float" office:value="2.646" calcext:value-type="float">
            <text:p>2.646</text:p>
          </table:table-cell>
          <table:table-cell office:value-type="float" office:value="0.739655721849195" calcext:value-type="float">
            <text:p>0.73965572184919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Lazy.ReadNat</text:p>
          </table:table-cell>
          <table:table-cell office:value-type="float" office:value="117.291" calcext:value-type="float">
            <text:p>117.291</text:p>
          </table:table-cell>
          <table:table-cell office:value-type="float" office:value="2.352" calcext:value-type="float">
            <text:p>2.352</text:p>
          </table:table-cell>
          <table:table-cell office:value-type="float" office:value="2.00526894646648" calcext:value-type="float">
            <text:p>2.0052689464664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Int</text:p>
          </table:table-cell>
          <table:table-cell office:value-type="float" office:value="275.498" calcext:value-type="float">
            <text:p>275.498</text:p>
          </table:table-cell>
          <table:table-cell office:value-type="float" office:value="2.89" calcext:value-type="float">
            <text:p>2.89</text:p>
          </table:table-cell>
          <table:table-cell office:value-type="float" office:value="1.0490094301955" calcext:value-type="float">
            <text:p>1.0490094301955</text:p>
          </table:table-cell>
          <table:table-cell office:value-type="float" office:value="9411" calcext:value-type="float">
            <text:p>94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ReadNat</text:p>
          </table:table-cell>
          <table:table-cell office:value-type="float" office:value="98.632" calcext:value-type="float">
            <text:p>98.632</text:p>
          </table:table-cell>
          <table:table-cell office:value-type="float" office:value="2.427" calcext:value-type="float">
            <text:p>2.427</text:p>
          </table:table-cell>
          <table:table-cell office:value-type="float" office:value="2.46066185416498" calcext:value-type="float">
            <text:p>2.46066185416498</text:p>
          </table:table-cell>
          <table:table-cell office:value-type="float" office:value="9863" calcext:value-type="float">
            <text:p>9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</text:p>
          </table:table-cell>
          <table:table-cell office:value-type="float" office:value="3.722" calcext:value-type="float">
            <text:p>3.722</text:p>
          </table:table-cell>
          <table:table-cell office:value-type="float" office:value="0.449" calcext:value-type="float">
            <text:p>0.449</text:p>
          </table:table-cell>
          <table:table-cell office:value-type="float" office:value="12.0634067705535" calcext:value-type="float">
            <text:p>12.0634067705535</text:p>
          </table:table-cell>
          <table:table-cell office:value-type="float" office:value="4520" calcext:value-type="float">
            <text:p>4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Short.Internal</text:p>
          </table:table-cell>
          <table:table-cell office:value-type="float" office:value="2152.478" calcext:value-type="float">
            <text:p>2152.478</text:p>
          </table:table-cell>
          <table:table-cell office:value-type="float" office:value="25.577" calcext:value-type="float">
            <text:p>25.577</text:p>
          </table:table-cell>
          <table:table-cell office:value-type="float" office:value="1.18825837012039" calcext:value-type="float">
            <text:p>1.18825837012039</text:p>
          </table:table-cell>
          <table:table-cell office:value-type="float" office:value="60417" calcext:value-type="float">
            <text:p>604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nsafe</text:p>
          </table:table-cell>
          <table:table-cell office:value-type="float" office:value="62.496" calcext:value-type="float">
            <text:p>62.496</text:p>
          </table:table-cell>
          <table:table-cell office:value-type="float" office:value="1.994" calcext:value-type="float">
            <text:p>1.994</text:p>
          </table:table-cell>
          <table:table-cell office:value-type="float" office:value="3.19060419866871" calcext:value-type="float">
            <text:p>3.19060419866871</text:p>
          </table:table-cell>
          <table:table-cell office:value-type="float" office:value="11735" calcext:value-type="float">
            <text:p>1173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ByteOrder</text:p>
          </table:table-cell>
          <table:table-cell office:value-type="float" office:value="8.041" calcext:value-type="float">
            <text:p>8.041</text:p>
          </table:table-cell>
          <table:table-cell office:value-type="float" office:value="1.025" calcext:value-type="float">
            <text:p>1.025</text:p>
          </table:table-cell>
          <table:table-cell office:value-type="float" office:value="12.7471707499067" calcext:value-type="float">
            <text:p>12.7471707499067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tring-0.12.1.0</text:p>
          </table:table-cell>
          <table:table-cell office:value-type="string" calcext:value-type="string">
            <text:p>Data.ByteString.Utils.UnalignedAccess</text:p>
          </table:table-cell>
          <table:table-cell office:value-type="float" office:value="21.379" calcext:value-type="float">
            <text:p>21.379</text:p>
          </table:table-cell>
          <table:table-cell office:value-type="float" office:value="0.973" calcext:value-type="float">
            <text:p>0.973</text:p>
          </table:table-cell>
          <table:table-cell office:value-type="float" office:value="4.55119509799336" calcext:value-type="float">
            <text:p>4.5511950979933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Containers.ListUtils</text:p>
          </table:table-cell>
          <table:table-cell office:value-type="float" office:value="76.93" calcext:value-type="float">
            <text:p>76.93</text:p>
          </table:table-cell>
          <table:table-cell office:value-type="float" office:value="2.747" calcext:value-type="float">
            <text:p>2.747</text:p>
          </table:table-cell>
          <table:table-cell office:value-type="float" office:value="3.57077862992331" calcext:value-type="float">
            <text:p>3.57077862992331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Graph</text:p>
          </table:table-cell>
          <table:table-cell office:value-type="float" office:value="1293.078" calcext:value-type="float">
            <text:p>1293.078</text:p>
          </table:table-cell>
          <table:table-cell office:value-type="float" office:value="5.463" calcext:value-type="float">
            <text:p>5.463</text:p>
          </table:table-cell>
          <table:table-cell office:value-type="float" office:value="0.422480314412588" calcext:value-type="float">
            <text:p>0.422480314412588</text:p>
          </table:table-cell>
          <table:table-cell office:value-type="float" office:value="27584" calcext:value-type="float">
            <text:p>275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</text:p>
          </table:table-cell>
          <table:table-cell office:value-type="float" office:value="16.908" calcext:value-type="float">
            <text:p>16.908</text:p>
          </table:table-cell>
          <table:table-cell office:value-type="float" office:value="1.738" calcext:value-type="float">
            <text:p>1.738</text:p>
          </table:table-cell>
          <table:table-cell office:value-type="float" office:value="10.2791577951266" calcext:value-type="float">
            <text:p>10.2791577951266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</text:p>
          </table:table-cell>
          <table:table-cell office:value-type="float" office:value="6025.654" calcext:value-type="float">
            <text:p>6025.654</text:p>
          </table:table-cell>
          <table:table-cell office:value-type="float" office:value="39.988" calcext:value-type="float">
            <text:p>39.988</text:p>
          </table:table-cell>
          <table:table-cell office:value-type="float" office:value="0.663629209377107" calcext:value-type="float">
            <text:p>0.663629209377107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bug</text:p>
          </table:table-cell>
          <table:table-cell office:value-type="float" office:value="2.755" calcext:value-type="float">
            <text:p>2.755</text:p>
          </table:table-cell>
          <table:table-cell office:value-type="float" office:value="0.109" calcext:value-type="float">
            <text:p>0.109</text:p>
          </table:table-cell>
          <table:table-cell office:value-type="float" office:value="3.95644283121597" calcext:value-type="float">
            <text:p>3.9564428312159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Internal.DeprecatedDebug</text:p>
          </table:table-cell>
          <table:table-cell office:value-type="float" office:value="11.928" calcext:value-type="float">
            <text:p>11.928</text:p>
          </table:table-cell>
          <table:table-cell office:value-type="float" office:value="1.203" calcext:value-type="float">
            <text:p>1.203</text:p>
          </table:table-cell>
          <table:table-cell office:value-type="float" office:value="10.0855130784708" calcext:value-type="float">
            <text:p>10.0855130784708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Lazy</text:p>
          </table:table-cell>
          <table:table-cell office:value-type="float" office:value="6.189" calcext:value-type="float">
            <text:p>6.189</text:p>
          </table:table-cell>
          <table:table-cell office:value-type="float" office:value="3.242" calcext:value-type="float">
            <text:p>3.242</text:p>
          </table:table-cell>
          <table:table-cell office:value-type="float" office:value="52.3832606236872" calcext:value-type="float">
            <text:p>52.3832606236872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Lazy</text:p>
          </table:table-cell>
          <table:table-cell office:value-type="float" office:value="3.921" calcext:value-type="float">
            <text:p>3.921</text:p>
          </table:table-cell>
          <table:table-cell office:value-type="float" office:value="1.021" calcext:value-type="float">
            <text:p>1.021</text:p>
          </table:table-cell>
          <table:table-cell office:value-type="float" office:value="26.0392756949758" calcext:value-type="float">
            <text:p>26.0392756949758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Merge.Strict</text:p>
          </table:table-cell>
          <table:table-cell office:value-type="float" office:value="73.098" calcext:value-type="float">
            <text:p>73.098</text:p>
          </table:table-cell>
          <table:table-cell office:value-type="float" office:value="2.404" calcext:value-type="float">
            <text:p>2.404</text:p>
          </table:table-cell>
          <table:table-cell office:value-type="float" office:value="3.28873566992257" calcext:value-type="float">
            <text:p>3.28873566992257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</text:p>
          </table:table-cell>
          <table:table-cell office:value-type="float" office:value="4.936" calcext:value-type="float">
            <text:p>4.936</text:p>
          </table:table-cell>
          <table:table-cell office:value-type="float" office:value="1.532" calcext:value-type="float">
            <text:p>1.532</text:p>
          </table:table-cell>
          <table:table-cell office:value-type="float" office:value="31.0372771474879" calcext:value-type="float">
            <text:p>31.0372771474879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Map.Strict.Internal</text:p>
          </table:table-cell>
          <table:table-cell office:value-type="float" office:value="1207.75" calcext:value-type="float">
            <text:p>1207.75</text:p>
          </table:table-cell>
          <table:table-cell office:value-type="float" office:value="11.02" calcext:value-type="float">
            <text:p>11.02</text:p>
          </table:table-cell>
          <table:table-cell office:value-type="float" office:value="0.912440488511695" calcext:value-type="float">
            <text:p>0.912440488511695</text:p>
          </table:table-cell>
          <table:table-cell office:value-type="float" office:value="46554" calcext:value-type="float">
            <text:p>465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</text:p>
          </table:table-cell>
          <table:table-cell office:value-type="float" office:value="4.79" calcext:value-type="float">
            <text:p>4.79</text:p>
          </table:table-cell>
          <table:table-cell office:value-type="float" office:value="1.356" calcext:value-type="float">
            <text:p>1.356</text:p>
          </table:table-cell>
          <table:table-cell office:value-type="float" office:value="28.3089770354906" calcext:value-type="float">
            <text:p>28.3089770354906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IntSet.Internal</text:p>
          </table:table-cell>
          <table:table-cell office:value-type="float" office:value="1810.759" calcext:value-type="float">
            <text:p>1810.759</text:p>
          </table:table-cell>
          <table:table-cell office:value-type="float" office:value="23.282" calcext:value-type="float">
            <text:p>23.282</text:p>
          </table:table-cell>
          <table:table-cell office:value-type="float" office:value="1.28575917612449" calcext:value-type="float">
            <text:p>1.28575917612449</text:p>
          </table:table-cell>
          <table:table-cell office:value-type="float" office:value="65726" calcext:value-type="float">
            <text:p>6572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</text:p>
          </table:table-cell>
          <table:table-cell office:value-type="float" office:value="19.482" calcext:value-type="float">
            <text:p>19.482</text:p>
          </table:table-cell>
          <table:table-cell office:value-type="float" office:value="1.462" calcext:value-type="float">
            <text:p>1.462</text:p>
          </table:table-cell>
          <table:table-cell office:value-type="float" office:value="7.5043630017452" calcext:value-type="float">
            <text:p>7.5043630017452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</text:p>
          </table:table-cell>
          <table:table-cell office:value-type="float" office:value="3900.076" calcext:value-type="float">
            <text:p>3900.076</text:p>
          </table:table-cell>
          <table:table-cell office:value-type="float" office:value="54.645" calcext:value-type="float">
            <text:p>54.645</text:p>
          </table:table-cell>
          <table:table-cell office:value-type="float" office:value="1.40112654214944" calcext:value-type="float">
            <text:p>1.40112654214944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bug</text:p>
          </table:table-cell>
          <table:table-cell office:value-type="float" office:value="240.257" calcext:value-type="float">
            <text:p>240.257</text:p>
          </table:table-cell>
          <table:table-cell office:value-type="float" office:value="3.068" calcext:value-type="float">
            <text:p>3.068</text:p>
          </table:table-cell>
          <table:table-cell office:value-type="float" office:value="1.27696591566531" calcext:value-type="float">
            <text:p>1.27696591566531</text:p>
          </table:table-cell>
          <table:table-cell office:value-type="float" office:value="4452" calcext:value-type="float">
            <text:p>44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Internal.DeprecatedShowTree</text:p>
          </table:table-cell>
          <table:table-cell office:value-type="float" office:value="13.839" calcext:value-type="float">
            <text:p>13.839</text:p>
          </table:table-cell>
          <table:table-cell office:value-type="float" office:value="1.206" calcext:value-type="float">
            <text:p>1.206</text:p>
          </table:table-cell>
          <table:table-cell office:value-type="float" office:value="8.71450249295469" calcext:value-type="float">
            <text:p>8.71450249295469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Lazy</text:p>
          </table:table-cell>
          <table:table-cell office:value-type="float" office:value="5.166" calcext:value-type="float">
            <text:p>5.166</text:p>
          </table:table-cell>
          <table:table-cell office:value-type="float" office:value="2.41" calcext:value-type="float">
            <text:p>2.41</text:p>
          </table:table-cell>
          <table:table-cell office:value-type="float" office:value="46.6511807975223" calcext:value-type="float">
            <text:p>46.6511807975223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Lazy</text:p>
          </table:table-cell>
          <table:table-cell office:value-type="float" office:value="4.483" calcext:value-type="float">
            <text:p>4.483</text:p>
          </table:table-cell>
          <table:table-cell office:value-type="float" office:value="1.259" calcext:value-type="float">
            <text:p>1.259</text:p>
          </table:table-cell>
          <table:table-cell office:value-type="float" office:value="28.0838724068704" calcext:value-type="float">
            <text:p>28.0838724068704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Merge.Strict</text:p>
          </table:table-cell>
          <table:table-cell office:value-type="float" office:value="5.265" calcext:value-type="float">
            <text:p>5.265</text:p>
          </table:table-cell>
          <table:table-cell office:value-type="float" office:value="2.072" calcext:value-type="float">
            <text:p>2.072</text:p>
          </table:table-cell>
          <table:table-cell office:value-type="float" office:value="39.3542260208927" calcext:value-type="float">
            <text:p>39.3542260208927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</text:p>
          </table:table-cell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35.264483627204" calcext:value-type="float">
            <text:p>35.264483627204</text:p>
          </table:table-cell>
          <table:table-cell office:value-type="float" office:value="2632" calcext:value-type="float">
            <text:p>26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Map.Strict.Internal</text:p>
          </table:table-cell>
          <table:table-cell office:value-type="float" office:value="901.039" calcext:value-type="float">
            <text:p>901.039</text:p>
          </table:table-cell>
          <table:table-cell office:value-type="float" office:value="13.892" calcext:value-type="float">
            <text:p>13.892</text:p>
          </table:table-cell>
          <table:table-cell office:value-type="float" office:value="1.54177566120889" calcext:value-type="float">
            <text:p>1.54177566120889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</text:p>
          </table:table-cell>
          <table:table-cell office:value-type="float" office:value="5.138" calcext:value-type="float">
            <text:p>5.138</text:p>
          </table:table-cell>
          <table:table-cell office:value-type="float" office:value="2.214" calcext:value-type="float">
            <text:p>2.214</text:p>
          </table:table-cell>
          <table:table-cell office:value-type="float" office:value="43.0906967691709" calcext:value-type="float">
            <text:p>43.0906967691709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</text:p>
          </table:table-cell>
          <table:table-cell office:value-type="float" office:value="20112.475" calcext:value-type="float">
            <text:p>20112.475</text:p>
          </table:table-cell>
          <table:table-cell office:value-type="float" office:value="107.82" calcext:value-type="float">
            <text:p>107.82</text:p>
          </table:table-cell>
          <table:table-cell office:value-type="float" office:value="0.536085190907633" calcext:value-type="float">
            <text:p>0.536085190907633</text:p>
          </table:table-cell>
          <table:table-cell office:value-type="float" office:value="196559" calcext:value-type="float">
            <text:p>1965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quence.Internal.Sorting</text:p>
          </table:table-cell>
          <table:table-cell office:value-type="float" office:value="711.393" calcext:value-type="float">
            <text:p>711.393</text:p>
          </table:table-cell>
          <table:table-cell office:value-type="float" office:value="3.272" calcext:value-type="float">
            <text:p>3.272</text:p>
          </table:table-cell>
          <table:table-cell office:value-type="float" office:value="0.459942675848652" calcext:value-type="float">
            <text:p>0.459942675848652</text:p>
          </table:table-cell>
          <table:table-cell office:value-type="float" office:value="15620" calcext:value-type="float">
            <text:p>156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</text:p>
          </table:table-cell>
          <table:table-cell office:value-type="float" office:value="3.658" calcext:value-type="float">
            <text:p>3.658</text:p>
          </table:table-cell>
          <table:table-cell office:value-type="float" office:value="1.068" calcext:value-type="float">
            <text:p>1.068</text:p>
          </table:table-cell>
          <table:table-cell office:value-type="float" office:value="29.1962821213778" calcext:value-type="float">
            <text:p>29.1962821213778</text:p>
          </table:table-cell>
          <table:table-cell office:value-type="float" office:value="4695" calcext:value-type="float">
            <text:p>46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Set.Internal</text:p>
          </table:table-cell>
          <table:table-cell office:value-type="float" office:value="2118.741" calcext:value-type="float">
            <text:p>2118.741</text:p>
          </table:table-cell>
          <table:table-cell office:value-type="float" office:value="31.82" calcext:value-type="float">
            <text:p>31.82</text:p>
          </table:table-cell>
          <table:table-cell office:value-type="float" office:value="1.5018352880319" calcext:value-type="float">
            <text:p>1.5018352880319</text:p>
          </table:table-cell>
          <table:table-cell office:value-type="float" office:value="73640" calcext:value-type="float">
            <text:p>736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Data.Tree</text:p>
          </table:table-cell>
          <table:table-cell office:value-type="float" office:value="1006.186" calcext:value-type="float">
            <text:p>1006.186</text:p>
          </table:table-cell>
          <table:table-cell office:value-type="float" office:value="5.936" calcext:value-type="float">
            <text:p>5.936</text:p>
          </table:table-cell>
          <table:table-cell office:value-type="float" office:value="0.589950565799962" calcext:value-type="float">
            <text:p>0.589950565799962</text:p>
          </table:table-cell>
          <table:table-cell office:value-type="float" office:value="15027" calcext:value-type="float">
            <text:p>150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Queue</text:p>
          </table:table-cell>
          <table:table-cell office:value-type="float" office:value="91.804" calcext:value-type="float">
            <text:p>91.804</text:p>
          </table:table-cell>
          <table:table-cell office:value-type="float" office:value="2.353" calcext:value-type="float">
            <text:p>2.353</text:p>
          </table:table-cell>
          <table:table-cell office:value-type="float" office:value="2.56306914731384" calcext:value-type="float">
            <text:p>2.56306914731384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BitUtil</text:p>
          </table:table-cell>
          <table:table-cell office:value-type="float" office:value="35.167" calcext:value-type="float">
            <text:p>35.167</text:p>
          </table:table-cell>
          <table:table-cell office:value-type="float" office:value="1.209" calcext:value-type="float">
            <text:p>1.209</text:p>
          </table:table-cell>
          <table:table-cell office:value-type="float" office:value="3.43788210538289" calcext:value-type="float">
            <text:p>3.43788210538289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Coercions</text:p>
          </table:table-cell>
          <table:table-cell office:value-type="float" office:value="8.51" calcext:value-type="float">
            <text:p>8.51</text:p>
          </table:table-cell>
          <table:table-cell office:value-type="float" office:value="1.455" calcext:value-type="float">
            <text:p>1.455</text:p>
          </table:table-cell>
          <table:table-cell office:value-type="float" office:value="17.0975323149236" calcext:value-type="float">
            <text:p>17.0975323149236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relude</text:p>
          </table:table-cell>
          <table:table-cell office:value-type="float" office:value="5.257" calcext:value-type="float">
            <text:p>5.257</text:p>
          </table:table-cell>
          <table:table-cell office:value-type="float" office:value="0.24" calcext:value-type="float">
            <text:p>0.24</text:p>
          </table:table-cell>
          <table:table-cell office:value-type="float" office:value="4.56534144949591" calcext:value-type="float">
            <text:p>4.56534144949591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PtrEquality</text:p>
          </table:table-cell>
          <table:table-cell office:value-type="float" office:value="9.333" calcext:value-type="float">
            <text:p>9.333</text:p>
          </table:table-cell>
          <table:table-cell office:value-type="float" office:value="1.584" calcext:value-type="float">
            <text:p>1.584</text:p>
          </table:table-cell>
          <table:table-cell office:value-type="float" office:value="16.9720347155256" calcext:value-type="float">
            <text:p>16.9720347155256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ate</text:p>
          </table:table-cell>
          <table:table-cell office:value-type="float" office:value="32.262" calcext:value-type="float">
            <text:p>32.262</text:p>
          </table:table-cell>
          <table:table-cell office:value-type="float" office:value="1.35" calcext:value-type="float">
            <text:p>1.35</text:p>
          </table:table-cell>
          <table:table-cell office:value-type="float" office:value="4.18448949228194" calcext:value-type="float">
            <text:p>4.1844894922819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Maybe</text:p>
          </table:table-cell>
          <table:table-cell office:value-type="float" office:value="64.712" calcext:value-type="float">
            <text:p>64.712</text:p>
          </table:table-cell>
          <table:table-cell office:value-type="float" office:value="1.142" calcext:value-type="float">
            <text:p>1.142</text:p>
          </table:table-cell>
          <table:table-cell office:value-type="float" office:value="1.76474224255161" calcext:value-type="float">
            <text:p>1.7647422425516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StrictPair</text:p>
          </table:table-cell>
          <table:table-cell office:value-type="float" office:value="11.244" calcext:value-type="float">
            <text:p>11.244</text:p>
          </table:table-cell>
          <table:table-cell office:value-type="float" office:value="1.28" calcext:value-type="float">
            <text:p>1.28</text:p>
          </table:table-cell>
          <table:table-cell office:value-type="float" office:value="11.3838491639986" calcext:value-type="float">
            <text:p>11.383849163998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-0.7</text:p>
          </table:table-cell>
          <table:table-cell office:value-type="string" calcext:value-type="string">
            <text:p>Utils.Containers.Internal.TypeError</text:p>
          </table:table-cell>
          <table:table-cell office:value-type="float" office:value="8.378" calcext:value-type="float">
            <text:p>8.378</text:p>
          </table:table-cell>
          <table:table-cell office:value-type="float" office:value="0.877" calcext:value-type="float">
            <text:p>0.877</text:p>
          </table:table-cell>
          <table:table-cell office:value-type="float" office:value="10.4678920983528" calcext:value-type="float">
            <text:p>10.4678920983528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seq-1.5.0.0</text:p>
          </table:table-cell>
          <table:table-cell office:value-type="string" calcext:value-type="string">
            <text:p>Control.DeepSeq</text:p>
          </table:table-cell>
          <table:table-cell office:value-type="float" office:value="649.476" calcext:value-type="float">
            <text:p>649.476</text:p>
          </table:table-cell>
          <table:table-cell office:value-type="float" office:value="26.274" calcext:value-type="float">
            <text:p>26.274</text:p>
          </table:table-cell>
          <table:table-cell office:value-type="float" office:value="4.04541507307429" calcext:value-type="float">
            <text:p>4.04541507307429</text:p>
          </table:table-cell>
          <table:table-cell office:value-type="float" office:value="29578" calcext:value-type="float">
            <text:p>295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</text:p>
          </table:table-cell>
          <table:table-cell office:value-type="float" office:value="208.32" calcext:value-type="float">
            <text:p>208.32</text:p>
          </table:table-cell>
          <table:table-cell office:value-type="float" office:value="5.641" calcext:value-type="float">
            <text:p>5.641</text:p>
          </table:table-cell>
          <table:table-cell office:value-type="float" office:value="2.70785330261137" calcext:value-type="float">
            <text:p>2.70785330261137</text:p>
          </table:table-cell>
          <table:table-cell office:value-type="float" office:value="49239" calcext:value-type="float">
            <text:p>492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</text:p>
          </table:table-cell>
          <table:table-cell office:value-type="float" office:value="4.123" calcext:value-type="float">
            <text:p>4.123</text:p>
          </table:table-cell>
          <table:table-cell office:value-type="float" office:value="0.87" calcext:value-type="float">
            <text:p>0.87</text:p>
          </table:table-cell>
          <table:table-cell office:value-type="float" office:value="21.1011399466408" calcext:value-type="float">
            <text:p>21.1011399466408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mmon</text:p>
          </table:table-cell>
          <table:table-cell office:value-type="float" office:value="978.599" calcext:value-type="float">
            <text:p>978.599</text:p>
          </table:table-cell>
          <table:table-cell office:value-type="float" office:value="4.209" calcext:value-type="float">
            <text:p>4.209</text:p>
          </table:table-cell>
          <table:table-cell office:value-type="float" office:value="0.430104670043603" calcext:value-type="float">
            <text:p>0.430104670043603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Config</text:p>
          </table:table-cell>
          <table:table-cell office:value-type="float" office:value="5.937" calcext:value-type="float">
            <text:p>5.937</text:p>
          </table:table-cell>
          <table:table-cell office:value-type="float" office:value="1.132" calcext:value-type="float">
            <text:p>1.132</text:p>
          </table:table-cell>
          <table:table-cell office:value-type="float" office:value="19.0668687889507" calcext:value-type="float">
            <text:p>19.066868788950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Internal.Prelude</text:p>
          </table:table-cell>
          <table:table-cell office:value-type="float" office:value="49.899" calcext:value-type="float">
            <text:p>49.899</text:p>
          </table:table-cell>
          <table:table-cell office:value-type="float" office:value="1.188" calcext:value-type="float">
            <text:p>1.188</text:p>
          </table:table-cell>
          <table:table-cell office:value-type="float" office:value="2.380809234654" calcext:value-type="float">
            <text:p>2.380809234654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ory-1.3.8.5</text:p>
          </table:table-cell>
          <table:table-cell office:value-type="string" calcext:value-type="string">
            <text:p>System.Directory.OsPath</text:p>
          </table:table-cell>
          <table:table-cell office:value-type="float" office:value="709.21" calcext:value-type="float">
            <text:p>709.21</text:p>
          </table:table-cell>
          <table:table-cell office:value-type="float" office:value="8.425" calcext:value-type="float">
            <text:p>8.425</text:p>
          </table:table-cell>
          <table:table-cell office:value-type="float" office:value="1.18794151238702" calcext:value-type="float">
            <text:p>1.18794151238702</text:p>
          </table:table-cell>
          <table:table-cell office:value-type="float" office:value="64704" calcext:value-type="float">
            <text:p>647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</text:p>
          </table:table-cell>
          <table:table-cell office:value-type="float" office:value="3.059" calcext:value-type="float">
            <text:p>3.059</text:p>
          </table:table-cell>
          <table:table-cell office:value-type="float" office:value="0.784" calcext:value-type="float">
            <text:p>0.784</text:p>
          </table:table-cell>
          <table:table-cell office:value-type="float" office:value="25.629290617849" calcext:value-type="float">
            <text:p>25.629290617849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Posix</text:p>
          </table:table-cell>
          <table:table-cell office:value-type="float" office:value="438.89" calcext:value-type="float">
            <text:p>438.89</text:p>
          </table:table-cell>
          <table:table-cell office:value-type="float" office:value="9.278" calcext:value-type="float">
            <text:p>9.278</text:p>
          </table:table-cell>
          <table:table-cell office:value-type="float" office:value="2.11396933172321" calcext:value-type="float">
            <text:p>2.1139693317232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FilePath.Windows</text:p>
          </table:table-cell>
          <table:table-cell office:value-type="float" office:value="635.711" calcext:value-type="float">
            <text:p>635.711</text:p>
          </table:table-cell>
          <table:table-cell office:value-type="float" office:value="10.424" calcext:value-type="float">
            <text:p>10.424</text:p>
          </table:table-cell>
          <table:table-cell office:value-type="float" office:value="1.63973881213319" calcext:value-type="float">
            <text:p>1.6397388121331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Encoding</text:p>
          </table:table-cell>
          <table:table-cell office:value-type="float" office:value="3.517" calcext:value-type="float">
            <text:p>3.517</text:p>
          </table:table-cell>
          <table:table-cell office:value-type="float" office:value="0.17" calcext:value-type="float">
            <text:p>0.17</text:p>
          </table:table-cell>
          <table:table-cell office:value-type="float" office:value="4.83366505544498" calcext:value-type="float">
            <text:p>4.8336650554449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Internal</text:p>
          </table:table-cell>
          <table:table-cell office:value-type="float" office:value="156.199" calcext:value-type="float">
            <text:p>156.199</text:p>
          </table:table-cell>
          <table:table-cell office:value-type="float" office:value="1.995" calcext:value-type="float">
            <text:p>1.995</text:p>
          </table:table-cell>
          <table:table-cell office:value-type="float" office:value="1.2772168835908" calcext:value-type="float">
            <text:p>1.27721688359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</text:p>
          </table:table-cell>
          <table:table-cell office:value-type="float" office:value="200.984" calcext:value-type="float">
            <text:p>200.984</text:p>
          </table:table-cell>
          <table:table-cell office:value-type="float" office:value="6.715" calcext:value-type="float">
            <text:p>6.715</text:p>
          </table:table-cell>
          <table:table-cell office:value-type="float" office:value="3.34106197508259" calcext:value-type="float">
            <text:p>3.34106197508259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Posix.Internal</text:p>
          </table:table-cell>
          <table:table-cell office:value-type="float" office:value="565.525" calcext:value-type="float">
            <text:p>565.525</text:p>
          </table:table-cell>
          <table:table-cell office:value-type="float" office:value="9.753" calcext:value-type="float">
            <text:p>9.753</text:p>
          </table:table-cell>
          <table:table-cell office:value-type="float" office:value="1.72459219309491" calcext:value-type="float">
            <text:p>1.7245921930949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Types</text:p>
          </table:table-cell>
          <table:table-cell office:value-type="float" office:value="4.14" calcext:value-type="float">
            <text:p>4.14</text:p>
          </table:table-cell>
          <table:table-cell office:value-type="float" office:value="0.794" calcext:value-type="float">
            <text:p>0.794</text:p>
          </table:table-cell>
          <table:table-cell office:value-type="float" office:value="19.1787439613527" calcext:value-type="float">
            <text:p>19.1787439613527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</text:p>
          </table:table-cell>
          <table:table-cell office:value-type="float" office:value="147.303" calcext:value-type="float">
            <text:p>147.303</text:p>
          </table:table-cell>
          <table:table-cell office:value-type="float" office:value="3.649" calcext:value-type="float">
            <text:p>3.649</text:p>
          </table:table-cell>
          <table:table-cell office:value-type="float" office:value="2.47720684575331" calcext:value-type="float">
            <text:p>2.47720684575331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path-1.5.2.0</text:p>
          </table:table-cell>
          <table:table-cell office:value-type="string" calcext:value-type="string">
            <text:p>System.OsPath.Windows.Internal</text:p>
          </table:table-cell>
          <table:table-cell office:value-type="float" office:value="815.404" calcext:value-type="float">
            <text:p>815.404</text:p>
          </table:table-cell>
          <table:table-cell office:value-type="float" office:value="12.338" calcext:value-type="float">
            <text:p>12.338</text:p>
          </table:table-cell>
          <table:table-cell office:value-type="float" office:value="1.51311497122899" calcext:value-type="float">
            <text:p>1.5131149712289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</text:p>
          </table:table-cell>
          <table:table-cell office:value-type="float" office:value="3.167" calcext:value-type="float">
            <text:p>3.167</text:p>
          </table:table-cell>
          <table:table-cell office:value-type="float" office:value="0.636" calcext:value-type="float">
            <text:p>0.636</text:p>
          </table:table-cell>
          <table:table-cell office:value-type="float" office:value="20.0820966214083" calcext:value-type="float">
            <text:p>20.0820966214083</text:p>
          </table:table-cell>
          <table:table-cell office:value-type="float" office:value="6922" calcext:value-type="float">
            <text:p>69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Class</text:p>
          </table:table-cell>
          <table:table-cell office:value-type="float" office:value="1998.963" calcext:value-type="float">
            <text:p>1998.963</text:p>
          </table:table-cell>
          <table:table-cell office:value-type="float" office:value="13.241" calcext:value-type="float">
            <text:p>13.241</text:p>
          </table:table-cell>
          <table:table-cell office:value-type="float" office:value="0.662393451004346" calcext:value-type="float">
            <text:p>0.662393451004346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FFI</text:p>
          </table:table-cell>
          <table:table-cell office:value-type="float" office:value="47.232" calcext:value-type="float">
            <text:p>47.232</text:p>
          </table:table-cell>
          <table:table-cell office:value-type="float" office:value="0.691" calcext:value-type="float">
            <text:p>0.691</text:p>
          </table:table-cell>
          <table:table-cell office:value-type="float" office:value="1.46299119241192" calcext:value-type="float">
            <text:p>1.46299119241192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</text:p>
          </table:table-cell>
          <table:table-cell office:value-type="float" office:value="2.499" calcext:value-type="float">
            <text:p>2.499</text:p>
          </table:table-cell>
          <table:table-cell office:value-type="float" office:value="0.17" calcext:value-type="float">
            <text:p>0.17</text:p>
          </table:table-cell>
          <table:table-cell office:value-type="float" office:value="6.80272108843538" calcext:value-type="float">
            <text:p>6.8027210884353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Generic.Instances</text:p>
          </table:table-cell>
          <table:table-cell office:value-type="float" office:value="67.874" calcext:value-type="float">
            <text:p>67.874</text:p>
          </table:table-cell>
          <table:table-cell office:value-type="float" office:value="1.479" calcext:value-type="float">
            <text:p>1.479</text:p>
          </table:table-cell>
          <table:table-cell office:value-type="float" office:value="2.17903762854701" calcext:value-type="float">
            <text:p>2.17903762854701</text:p>
          </table:table-cell>
          <table:table-cell office:value-type="float" office:value="4363" calcext:value-type="float">
            <text:p>43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Imports</text:p>
          </table:table-cell>
          <table:table-cell office:value-type="float" office:value="3.889" calcext:value-type="float">
            <text:p>3.889</text:p>
          </table:table-cell>
          <table:table-cell office:value-type="float" office:value="0.186" calcext:value-type="float">
            <text:p>0.186</text:p>
          </table:table-cell>
          <table:table-cell office:value-type="float" office:value="4.78272049370018" calcext:value-type="float">
            <text:p>4.782720493700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ifted</text:p>
          </table:table-cell>
          <table:table-cell office:value-type="float" office:value="2.714" calcext:value-type="float">
            <text:p>2.714</text:p>
          </table:table-cell>
          <table:table-cell office:value-type="float" office:value="0.297" calcext:value-type="float">
            <text:p>0.297</text:p>
          </table:table-cell>
          <table:table-cell office:value-type="float" office:value="10.9432571849668" calcext:value-type="float">
            <text:p>10.9432571849668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LowLevel</text:p>
          </table:table-cell>
          <table:table-cell office:value-type="float" office:value="27.592" calcext:value-type="float">
            <text:p>27.592</text:p>
          </table:table-cell>
          <table:table-cell office:value-type="float" office:value="1.981" calcext:value-type="float">
            <text:p>1.981</text:p>
          </table:table-cell>
          <table:table-cell office:value-type="float" office:value="7.17961728037112" calcext:value-type="float">
            <text:p>7.1796172803711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Mix</text:p>
          </table:table-cell>
          <table:table-cell office:value-type="float" office:value="21.103" calcext:value-type="float">
            <text:p>21.103</text:p>
          </table:table-cell>
          <table:table-cell office:value-type="float" office:value="3.185" calcext:value-type="float">
            <text:p>3.185</text:p>
          </table:table-cell>
          <table:table-cell office:value-type="float" office:value="15.0926408567502" calcext:value-type="float">
            <text:p>15.0926408567502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able-1.4.6.0</text:p>
          </table:table-cell>
          <table:table-cell office:value-type="string" calcext:value-type="string">
            <text:p>Data.Hashable.XXH3</text:p>
          </table:table-cell>
          <table:table-cell office:value-type="float" office:value="57.266" calcext:value-type="float">
            <text:p>57.266</text:p>
          </table:table-cell>
          <table:table-cell office:value-type="float" office:value="3.578" calcext:value-type="float">
            <text:p>3.578</text:p>
          </table:table-cell>
          <table:table-cell office:value-type="float" office:value="6.24803548353299" calcext:value-type="float">
            <text:p>6.24803548353299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Exception.Lens</text:p>
          </table:table-cell>
          <table:table-cell office:value-type="float" office:value="1327.327" calcext:value-type="float">
            <text:p>1327.327</text:p>
          </table:table-cell>
          <table:table-cell office:value-type="float" office:value="14.87" calcext:value-type="float">
            <text:p>14.87</text:p>
          </table:table-cell>
          <table:table-cell office:value-type="float" office:value="1.12029665636275" calcext:value-type="float">
            <text:p>1.12029665636275</text:p>
          </table:table-cell>
          <table:table-cell office:value-type="float" office:value="53609" calcext:value-type="float">
            <text:p>536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</text:p>
          </table:table-cell>
          <table:table-cell office:value-type="float" office:value="9.007" calcext:value-type="float">
            <text:p>9.007</text:p>
          </table:table-cell>
          <table:table-cell office:value-type="float" office:value="1.74" calcext:value-type="float">
            <text:p>1.74</text:p>
          </table:table-cell>
          <table:table-cell office:value-type="float" office:value="19.3183079826801" calcext:value-type="float">
            <text:p>19.318307982680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At</text:p>
          </table:table-cell>
          <table:table-cell office:value-type="float" office:value="1719.346" calcext:value-type="float">
            <text:p>1719.346</text:p>
          </table:table-cell>
          <table:table-cell office:value-type="float" office:value="7.396" calcext:value-type="float">
            <text:p>7.396</text:p>
          </table:table-cell>
          <table:table-cell office:value-type="float" office:value="0.430163562191671" calcext:value-type="float">
            <text:p>0.430163562191671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.hs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mbinators</text:p>
          </table:table-cell>
          <table:table-cell office:value-type="float" office:value="8.398" calcext:value-type="float">
            <text:p>8.398</text:p>
          </table:table-cell>
          <table:table-cell office:value-type="float" office:value="3.659" calcext:value-type="float">
            <text:p>3.659</text:p>
          </table:table-cell>
          <table:table-cell office:value-type="float" office:value="43.5698975946654" calcext:value-type="float">
            <text:p>43.5698975946654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Cons</text:p>
          </table:table-cell>
          <table:table-cell office:value-type="float" office:value="1681.78" calcext:value-type="float">
            <text:p>1681.78</text:p>
          </table:table-cell>
          <table:table-cell office:value-type="float" office:value="6.137" calcext:value-type="float">
            <text:p>6.137</text:p>
          </table:table-cell>
          <table:table-cell office:value-type="float" office:value="0.364910987168357" calcext:value-type="float">
            <text:p>0.364910987168357</text:p>
          </table:table-cell>
          <table:table-cell office:value-type="float" office:value="18259" calcext:value-type="float">
            <text:p>182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ach</text:p>
          </table:table-cell>
          <table:table-cell office:value-type="float" office:value="1056.648" calcext:value-type="float">
            <text:p>1056.648</text:p>
          </table:table-cell>
          <table:table-cell office:value-type="float" office:value="4.85" calcext:value-type="float">
            <text:p>4.85</text:p>
          </table:table-cell>
          <table:table-cell office:value-type="float" office:value="0.458998644771012" calcext:value-type="float">
            <text:p>0.458998644771012</text:p>
          </table:table-cell>
          <table:table-cell office:value-type="float" office:value="9877" calcext:value-type="float">
            <text:p>98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mpty</text:p>
          </table:table-cell>
          <table:table-cell office:value-type="float" office:value="482.413" calcext:value-type="float">
            <text:p>482.413</text:p>
          </table:table-cell>
          <table:table-cell office:value-type="float" office:value="4.575" calcext:value-type="float">
            <text:p>4.575</text:p>
          </table:table-cell>
          <table:table-cell office:value-type="float" office:value="0.948357527678566" calcext:value-type="float">
            <text:p>0.948357527678566</text:p>
          </table:table-cell>
          <table:table-cell office:value-type="float" office:value="5164" calcext:value-type="float">
            <text:p>516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quality</text:p>
          </table:table-cell>
          <table:table-cell office:value-type="float" office:value="51.465" calcext:value-type="float">
            <text:p>51.465</text:p>
          </table:table-cell>
          <table:table-cell office:value-type="float" office:value="2.584" calcext:value-type="float">
            <text:p>2.584</text:p>
          </table:table-cell>
          <table:table-cell office:value-type="float" office:value="5.02088798212377" calcext:value-type="float">
            <text:p>5.02088798212377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Extras</text:p>
          </table:table-cell>
          <table:table-cell office:value-type="float" office:value="8.78" calcext:value-type="float">
            <text:p>8.78</text:p>
          </table:table-cell>
          <table:table-cell office:value-type="float" office:value="0.306" calcext:value-type="float">
            <text:p>0.306</text:p>
          </table:table-cell>
          <table:table-cell office:value-type="float" office:value="3.48519362186788" calcext:value-type="float">
            <text:p>3.4851936218678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Fold</text:p>
          </table:table-cell>
          <table:table-cell office:value-type="float" office:value="963.46" calcext:value-type="float">
            <text:p>963.46</text:p>
          </table:table-cell>
          <table:table-cell office:value-type="float" office:value="25.961" calcext:value-type="float">
            <text:p>25.961</text:p>
          </table:table-cell>
          <table:table-cell office:value-type="float" office:value="2.69455919290889" calcext:value-type="float">
            <text:p>2.6945591929088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Getter</text:p>
          </table:table-cell>
          <table:table-cell office:value-type="float" office:value="94.729" calcext:value-type="float">
            <text:p>94.729</text:p>
          </table:table-cell>
          <table:table-cell office:value-type="float" office:value="4.956" calcext:value-type="float">
            <text:p>4.956</text:p>
          </table:table-cell>
          <table:table-cell office:value-type="float" office:value="5.23176640733038" calcext:value-type="float">
            <text:p>5.23176640733038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dexed</text:p>
          </table:table-cell>
          <table:table-cell office:value-type="float" office:value="283.539" calcext:value-type="float">
            <text:p>283.539</text:p>
          </table:table-cell>
          <table:table-cell office:value-type="float" office:value="5.281" calcext:value-type="float">
            <text:p>5.281</text:p>
          </table:table-cell>
          <table:table-cell office:value-type="float" office:value="1.86253037501014" calcext:value-type="float">
            <text:p>1.86253037501014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</text:p>
          </table:table-cell>
          <table:table-cell office:value-type="float" office:value="5.389" calcext:value-type="float">
            <text:p>5.389</text:p>
          </table:table-cell>
          <table:table-cell office:value-type="float" office:value="0.247" calcext:value-type="float">
            <text:p>0.247</text:p>
          </table:table-cell>
          <table:table-cell office:value-type="float" office:value="4.58341065132678" calcext:value-type="float">
            <text:p>4.5834106513267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azaar</text:p>
          </table:table-cell>
          <table:table-cell office:value-type="float" office:value="968.28" calcext:value-type="float">
            <text:p>968.28</text:p>
          </table:table-cell>
          <table:table-cell office:value-type="float" office:value="10.642" calcext:value-type="float">
            <text:p>10.642</text:p>
          </table:table-cell>
          <table:table-cell office:value-type="float" office:value="1.09906225471971" calcext:value-type="float">
            <text:p>1.09906225471971</text:p>
          </table:table-cell>
          <table:table-cell office:value-type="float" office:value="13104" calcext:value-type="float">
            <text:p>131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ByteString</text:p>
          </table:table-cell>
          <table:table-cell office:value-type="float" office:value="288.95" calcext:value-type="float">
            <text:p>288.95</text:p>
          </table:table-cell>
          <table:table-cell office:value-type="float" office:value="5.087" calcext:value-type="float">
            <text:p>5.087</text:p>
          </table:table-cell>
          <table:table-cell office:value-type="float" office:value="1.76051219934245" calcext:value-type="float">
            <text:p>1.76051219934245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Types</text:p>
          </table:table-cell>
          <table:table-cell office:value-type="float" office:value="19.781" calcext:value-type="float">
            <text:p>19.781</text:p>
          </table:table-cell>
          <table:table-cell office:value-type="float" office:value="0.233" calcext:value-type="float">
            <text:p>0.233</text:p>
          </table:table-cell>
          <table:table-cell office:value-type="float" office:value="1.1778979829129" calcext:value-type="float">
            <text:p>1.1778979829129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Context</text:p>
          </table:table-cell>
          <table:table-cell office:value-type="float" office:value="533.491" calcext:value-type="float">
            <text:p>533.491</text:p>
          </table:table-cell>
          <table:table-cell office:value-type="float" office:value="6.45" calcext:value-type="float">
            <text:p>6.45</text:p>
          </table:table-cell>
          <table:table-cell office:value-type="float" office:value="1.20901758417668" calcext:value-type="float">
            <text:p>1.20901758417668</text:p>
          </table:table-cell>
          <table:table-cell office:value-type="float" office:value="12567" calcext:value-type="float">
            <text:p>125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eque</text:p>
          </table:table-cell>
          <table:table-cell office:value-type="float" office:value="2661.626" calcext:value-type="float">
            <text:p>2661.626</text:p>
          </table:table-cell>
          <table:table-cell office:value-type="float" office:value="5.565" calcext:value-type="float">
            <text:p>5.565</text:p>
          </table:table-cell>
          <table:table-cell office:value-type="float" office:value="0.20908271860885" calcext:value-type="float">
            <text:p>0.20908271860885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Doctest</text:p>
          </table:table-cell>
          <table:table-cell office:value-type="float" office:value="27.274" calcext:value-type="float">
            <text:p>27.274</text:p>
          </table:table-cell>
          <table:table-cell office:value-type="float" office:value="0.436" calcext:value-type="float">
            <text:p>0.436</text:p>
          </table:table-cell>
          <table:table-cell office:value-type="float" office:value="1.5985920657036" calcext:value-type="float">
            <text:p>1.5985920657036</text:p>
          </table:table-cell>
          <table:table-cell office:value-type="float" office:value="2119" calcext:value-type="float">
            <text:p>21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Exception</text:p>
          </table:table-cell>
          <table:table-cell office:value-type="float" office:value="106.02" calcext:value-type="float">
            <text:p>106.02</text:p>
          </table:table-cell>
          <table:table-cell office:value-type="float" office:value="2.567" calcext:value-type="float">
            <text:p>2.567</text:p>
          </table:table-cell>
          <table:table-cell office:value-type="float" office:value="2.42124127523109" calcext:value-type="float">
            <text:p>2.42124127523109</text:p>
          </table:table-cell>
          <table:table-cell office:value-type="float" office:value="8407" calcext:value-type="float">
            <text:p>84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ieldTH</text:p>
          </table:table-cell>
          <table:table-cell office:value-type="float" office:value="2001.512" calcext:value-type="float">
            <text:p>2001.512</text:p>
          </table:table-cell>
          <table:table-cell office:value-type="float" office:value="7.014" calcext:value-type="float">
            <text:p>7.014</text:p>
          </table:table-cell>
          <table:table-cell office:value-type="float" office:value="0.350435071086259" calcext:value-type="float">
            <text:p>0.350435071086259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Fold</text:p>
          </table:table-cell>
          <table:table-cell office:value-type="float" office:value="239.506" calcext:value-type="float">
            <text:p>239.506</text:p>
          </table:table-cell>
          <table:table-cell office:value-type="float" office:value="5.305" calcext:value-type="float">
            <text:p>5.305</text:p>
          </table:table-cell>
          <table:table-cell office:value-type="float" office:value="2.21497582524029" calcext:value-type="float">
            <text:p>2.21497582524029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Getter</text:p>
          </table:table-cell>
          <table:table-cell office:value-type="float" office:value="824.589" calcext:value-type="float">
            <text:p>824.589</text:p>
          </table:table-cell>
          <table:table-cell office:value-type="float" office:value="1.927" calcext:value-type="float">
            <text:p>1.927</text:p>
          </table:table-cell>
          <table:table-cell office:value-type="float" office:value="0.233692178770272" calcext:value-type="float">
            <text:p>0.233692178770272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dexed</text:p>
          </table:table-cell>
          <table:table-cell office:value-type="float" office:value="590.52" calcext:value-type="float">
            <text:p>590.52</text:p>
          </table:table-cell>
          <table:table-cell office:value-type="float" office:value="9.566" calcext:value-type="float">
            <text:p>9.566</text:p>
          </table:table-cell>
          <table:table-cell office:value-type="float" office:value="1.61992819887557" calcext:value-type="float">
            <text:p>1.61992819887557</text:p>
          </table:table-cell>
          <table:table-cell office:value-type="float" office:value="13984" calcext:value-type="float">
            <text:p>139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nstances</text:p>
          </table:table-cell>
          <table:table-cell office:value-type="float" office:value="6.029" calcext:value-type="float">
            <text:p>6.029</text:p>
          </table:table-cell>
          <table:table-cell office:value-type="float" office:value="0.239" calcext:value-type="float">
            <text:p>0.239</text:p>
          </table:table-cell>
          <table:table-cell office:value-type="float" office:value="3.96417316304528" calcext:value-type="float">
            <text:p>3.96417316304528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Iso</text:p>
          </table:table-cell>
          <table:table-cell office:value-type="float" office:value="405.75" calcext:value-type="float">
            <text:p>405.75</text:p>
          </table:table-cell>
          <table:table-cell office:value-type="float" office:value="4.317" calcext:value-type="float">
            <text:p>4.317</text:p>
          </table:table-cell>
          <table:table-cell office:value-type="float" office:value="1.06395563770795" calcext:value-type="float">
            <text:p>1.06395563770795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evel</text:p>
          </table:table-cell>
          <table:table-cell office:value-type="float" office:value="783.262" calcext:value-type="float">
            <text:p>783.262</text:p>
          </table:table-cell>
          <table:table-cell office:value-type="float" office:value="4.424" calcext:value-type="float">
            <text:p>4.424</text:p>
          </table:table-cell>
          <table:table-cell office:value-type="float" office:value="0.564817391881644" calcext:value-type="float">
            <text:p>0.564817391881644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List</text:p>
          </table:table-cell>
          <table:table-cell office:value-type="float" office:value="68.001" calcext:value-type="float">
            <text:p>68.001</text:p>
          </table:table-cell>
          <table:table-cell office:value-type="float" office:value="3.158" calcext:value-type="float">
            <text:p>3.158</text:p>
          </table:table-cell>
          <table:table-cell office:value-type="float" office:value="4.64404935221541" calcext:value-type="float">
            <text:p>4.64404935221541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Magma</text:p>
          </table:table-cell>
          <table:table-cell office:value-type="float" office:value="596.322" calcext:value-type="float">
            <text:p>596.322</text:p>
          </table:table-cell>
          <table:table-cell office:value-type="float" office:value="4.91" calcext:value-type="float">
            <text:p>4.91</text:p>
          </table:table-cell>
          <table:table-cell office:value-type="float" office:value="0.823380656759268" calcext:value-type="float">
            <text:p>0.823380656759268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elude</text:p>
          </table:table-cell>
          <table:table-cell office:value-type="float" office:value="33.912" calcext:value-type="float">
            <text:p>33.912</text:p>
          </table:table-cell>
          <table:table-cell office:value-type="float" office:value="2.539" calcext:value-type="float">
            <text:p>2.539</text:p>
          </table:table-cell>
          <table:table-cell office:value-type="float" office:value="7.48702524180231" calcext:value-type="float">
            <text:p>7.48702524180231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</text:p>
          </table:table-cell>
          <table:table-cell office:value-type="float" office:value="44.961" calcext:value-type="float">
            <text:p>44.961</text:p>
          </table:table-cell>
          <table:table-cell office:value-type="float" office:value="0.703" calcext:value-type="float">
            <text:p>0.703</text:p>
          </table:table-cell>
          <table:table-cell office:value-type="float" office:value="1.56357732256845" calcext:value-type="float">
            <text:p>1.563577322568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ismTH</text:p>
          </table:table-cell>
          <table:table-cell office:value-type="float" office:value="896.836" calcext:value-type="float">
            <text:p>896.836</text:p>
          </table:table-cell>
          <table:table-cell office:value-type="float" office:value="4.714" calcext:value-type="float">
            <text:p>4.714</text:p>
          </table:table-cell>
          <table:table-cell office:value-type="float" office:value="0.52562564393044" calcext:value-type="float">
            <text:p>0.52562564393044</text:p>
          </table:table-cell>
          <table:table-cell office:value-type="float" office:value="17022" calcext:value-type="float">
            <text:p>170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Profunctor</text:p>
          </table:table-cell>
          <table:table-cell office:value-type="float" office:value="53.776" calcext:value-type="float">
            <text:p>53.776</text:p>
          </table:table-cell>
          <table:table-cell office:value-type="float" office:value="0.54" calcext:value-type="float">
            <text:p>0.54</text:p>
          </table:table-cell>
          <table:table-cell office:value-type="float" office:value="1.00416542695626" calcext:value-type="float">
            <text:p>1.0041654269562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Review</text:p>
          </table:table-cell>
          <table:table-cell office:value-type="float" office:value="15.683" calcext:value-type="float">
            <text:p>15.683</text:p>
          </table:table-cell>
          <table:table-cell office:value-type="float" office:value="0.839" calcext:value-type="float">
            <text:p>0.839</text:p>
          </table:table-cell>
          <table:table-cell office:value-type="float" office:value="5.34974175859211" calcext:value-type="float">
            <text:p>5.3497417585921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Setter</text:p>
          </table:table-cell>
          <table:table-cell office:value-type="float" office:value="54.867" calcext:value-type="float">
            <text:p>54.867</text:p>
          </table:table-cell>
          <table:table-cell office:value-type="float" office:value="2.196" calcext:value-type="float">
            <text:p>2.196</text:p>
          </table:table-cell>
          <table:table-cell office:value-type="float" office:value="4.00240581770463" calcext:value-type="float">
            <text:p>4.00240581770463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TH</text:p>
          </table:table-cell>
          <table:table-cell office:value-type="float" office:value="237.518" calcext:value-type="float">
            <text:p>237.518</text:p>
          </table:table-cell>
          <table:table-cell office:value-type="float" office:value="4.182" calcext:value-type="float">
            <text:p>4.182</text:p>
          </table:table-cell>
          <table:table-cell office:value-type="float" office:value="1.76070866208035" calcext:value-type="float">
            <text:p>1.76070866208035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nternal.Zoom</text:p>
          </table:table-cell>
          <table:table-cell office:value-type="float" office:value="794.385" calcext:value-type="float">
            <text:p>794.385</text:p>
          </table:table-cell>
          <table:table-cell office:value-type="float" office:value="5.784" calcext:value-type="float">
            <text:p>5.784</text:p>
          </table:table-cell>
          <table:table-cell office:value-type="float" office:value="0.72811042504579" calcext:value-type="float">
            <text:p>0.72811042504579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Iso</text:p>
          </table:table-cell>
          <table:table-cell office:value-type="float" office:value="190.834" calcext:value-type="float">
            <text:p>190.834</text:p>
          </table:table-cell>
          <table:table-cell office:value-type="float" office:value="6.479" calcext:value-type="float">
            <text:p>6.479</text:p>
          </table:table-cell>
          <table:table-cell office:value-type="float" office:value="3.39509730970372" calcext:value-type="float">
            <text:p>3.39509730970372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ns</text:p>
          </table:table-cell>
          <table:table-cell office:value-type="float" office:value="480.526" calcext:value-type="float">
            <text:p>480.526</text:p>
          </table:table-cell>
          <table:table-cell office:value-type="float" office:value="13.492" calcext:value-type="float">
            <text:p>13.492</text:p>
          </table:table-cell>
          <table:table-cell office:value-type="float" office:value="2.80775650016857" calcext:value-type="float">
            <text:p>2.80775650016857</text:p>
          </table:table-cell>
          <table:table-cell office:value-type="float" office:value="55302" calcext:value-type="float">
            <text:p>5530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Level</text:p>
          </table:table-cell>
          <table:table-cell office:value-type="float" office:value="91.706" calcext:value-type="float">
            <text:p>91.706</text:p>
          </table:table-cell>
          <table:table-cell office:value-type="float" office:value="2.383" calcext:value-type="float">
            <text:p>2.383</text:p>
          </table:table-cell>
          <table:table-cell office:value-type="float" office:value="2.59852136174296" calcext:value-type="float">
            <text:p>2.59852136174296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Operators</text:p>
          </table:table-cell>
          <table:table-cell office:value-type="float" office:value="4.318" calcext:value-type="float">
            <text:p>4.318</text:p>
          </table:table-cell>
          <table:table-cell office:value-type="float" office:value="1.072" calcext:value-type="float">
            <text:p>1.072</text:p>
          </table:table-cell>
          <table:table-cell office:value-type="float" office:value="24.8263084761464" calcext:value-type="float">
            <text:p>24.8263084761464</text:p>
          </table:table-cell>
          <table:table-cell office:value-type="float" office:value="2393" calcext:value-type="float">
            <text:p>23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lated</text:p>
          </table:table-cell>
          <table:table-cell office:value-type="float" office:value="632.06" calcext:value-type="float">
            <text:p>632.06</text:p>
          </table:table-cell>
          <table:table-cell office:value-type="float" office:value="9.023" calcext:value-type="float">
            <text:p>9.023</text:p>
          </table:table-cell>
          <table:table-cell office:value-type="float" office:value="1.42755434610638" calcext:value-type="float">
            <text:p>1.42755434610638</text:p>
          </table:table-cell>
          <table:table-cell office:value-type="float" office:value="30433" calcext:value-type="float">
            <text:p>304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ism</text:p>
          </table:table-cell>
          <table:table-cell office:value-type="float" office:value="378.993" calcext:value-type="float">
            <text:p>378.993</text:p>
          </table:table-cell>
          <table:table-cell office:value-type="float" office:value="4.565" calcext:value-type="float">
            <text:p>4.565</text:p>
          </table:table-cell>
          <table:table-cell office:value-type="float" office:value="1.20450773497136" calcext:value-type="float">
            <text:p>1.20450773497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Profunctor</text:p>
          </table:table-cell>
          <table:table-cell office:value-type="float" office:value="42.577" calcext:value-type="float">
            <text:p>42.577</text:p>
          </table:table-cell>
          <table:table-cell office:value-type="float" office:value="2.554" calcext:value-type="float">
            <text:p>2.554</text:p>
          </table:table-cell>
          <table:table-cell office:value-type="float" office:value="5.99854381473566" calcext:value-type="float">
            <text:p>5.9985438147356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ified</text:p>
          </table:table-cell>
          <table:table-cell office:value-type="float" office:value="1780.438" calcext:value-type="float">
            <text:p>1780.438</text:p>
          </table:table-cell>
          <table:table-cell office:value-type="float" office:value="8.191" calcext:value-type="float">
            <text:p>8.191</text:p>
          </table:table-cell>
          <table:table-cell office:value-type="float" office:value="0.460055334698541" calcext:value-type="float">
            <text:p>0.460055334698541</text:p>
          </table:table-cell>
          <table:table-cell office:value-type="float" office:value="17395" calcext:value-type="float">
            <text:p>17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Review</text:p>
          </table:table-cell>
          <table:table-cell office:value-type="float" office:value="48.498" calcext:value-type="float">
            <text:p>48.498</text:p>
          </table:table-cell>
          <table:table-cell office:value-type="float" office:value="2.739" calcext:value-type="float">
            <text:p>2.739</text:p>
          </table:table-cell>
          <table:table-cell office:value-type="float" office:value="5.64765557342571" calcext:value-type="float">
            <text:p>5.64765557342571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Setter</text:p>
          </table:table-cell>
          <table:table-cell office:value-type="float" office:value="281.12" calcext:value-type="float">
            <text:p>281.12</text:p>
          </table:table-cell>
          <table:table-cell office:value-type="float" office:value="10.183" calcext:value-type="float">
            <text:p>10.183</text:p>
          </table:table-cell>
          <table:table-cell office:value-type="float" office:value="3.62229652817302" calcext:value-type="float">
            <text:p>3.62229652817302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H</text:p>
          </table:table-cell>
          <table:table-cell office:value-type="float" office:value="954.027" calcext:value-type="float">
            <text:p>954.027</text:p>
          </table:table-cell>
          <table:table-cell office:value-type="float" office:value="6.485" calcext:value-type="float">
            <text:p>6.485</text:p>
          </table:table-cell>
          <table:table-cell office:value-type="float" office:value="0.679750153821642" calcext:value-type="float">
            <text:p>0.679750153821642</text:p>
          </table:table-cell>
          <table:table-cell office:value-type="float" office:value="8265" calcext:value-type="float">
            <text:p>82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raversal</text:p>
          </table:table-cell>
          <table:table-cell office:value-type="float" office:value="1269.674" calcext:value-type="float">
            <text:p>1269.674</text:p>
          </table:table-cell>
          <table:table-cell office:value-type="float" office:value="22.619" calcext:value-type="float">
            <text:p>22.619</text:p>
          </table:table-cell>
          <table:table-cell office:value-type="float" office:value="1.7814809155736" calcext:value-type="float">
            <text:p>1.7814809155736</text:p>
          </table:table-cell>
          <table:table-cell office:value-type="float" office:value="56665" calcext:value-type="float">
            <text:p>566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uple</text:p>
          </table:table-cell>
          <table:table-cell office:value-type="float" office:value="6045.227" calcext:value-type="float">
            <text:p>6045.227</text:p>
          </table:table-cell>
          <table:table-cell office:value-type="float" office:value="37.619" calcext:value-type="float">
            <text:p>37.619</text:p>
          </table:table-cell>
          <table:table-cell office:value-type="float" office:value="0.622292595464157" calcext:value-type="float">
            <text:p>0.622292595464157</text:p>
          </table:table-cell>
          <table:table-cell office:value-type="float" office:value="51869" calcext:value-type="float">
            <text:p>51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Type</text:p>
          </table:table-cell>
          <table:table-cell office:value-type="float" office:value="15.385" calcext:value-type="float">
            <text:p>15.385</text:p>
          </table:table-cell>
          <table:table-cell office:value-type="float" office:value="5.089" calcext:value-type="float">
            <text:p>5.089</text:p>
          </table:table-cell>
          <table:table-cell office:value-type="float" office:value="33.0776730581736" calcext:value-type="float">
            <text:p>33.0776730581736</text:p>
          </table:table-cell>
          <table:table-cell office:value-type="float" office:value="23252" calcext:value-type="float">
            <text:p>2325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Unsound</text:p>
          </table:table-cell>
          <table:table-cell office:value-type="float" office:value="57.176" calcext:value-type="float">
            <text:p>57.176</text:p>
          </table:table-cell>
          <table:table-cell office:value-type="float" office:value="1.971" calcext:value-type="float">
            <text:p>1.971</text:p>
          </table:table-cell>
          <table:table-cell office:value-type="float" office:value="3.4472505946551" calcext:value-type="float">
            <text:p>3.4472505946551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Wrapped</text:p>
          </table:table-cell>
          <table:table-cell office:value-type="float" office:value="2804.789" calcext:value-type="float">
            <text:p>2804.789</text:p>
          </table:table-cell>
          <table:table-cell office:value-type="float" office:value="25.57" calcext:value-type="float">
            <text:p>25.57</text:p>
          </table:table-cell>
          <table:table-cell office:value-type="float" office:value="0.911655030021866" calcext:value-type="float">
            <text:p>0.911655030021866</text:p>
          </table:table-cell>
          <table:table-cell office:value-type="float" office:value="44228" calcext:value-type="float">
            <text:p>442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Lens.Zoom</text:p>
          </table:table-cell>
          <table:table-cell office:value-type="float" office:value="230.715" calcext:value-type="float">
            <text:p>230.715</text:p>
          </table:table-cell>
          <table:table-cell office:value-type="float" office:value="4.08" calcext:value-type="float">
            <text:p>4.08</text:p>
          </table:table-cell>
          <table:table-cell office:value-type="float" office:value="1.76841557766075" calcext:value-type="float">
            <text:p>1.76841557766075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Monad.Error.Lens</text:p>
          </table:table-cell>
          <table:table-cell office:value-type="float" office:value="147.872" calcext:value-type="float">
            <text:p>147.872</text:p>
          </table:table-cell>
          <table:table-cell office:value-type="float" office:value="4.348" calcext:value-type="float">
            <text:p>4.348</text:p>
          </table:table-cell>
          <table:table-cell office:value-type="float" office:value="2.94038086994157" calcext:value-type="float">
            <text:p>2.94038086994157</text:p>
          </table:table-cell>
          <table:table-cell office:value-type="float" office:value="9348" calcext:value-type="float">
            <text:p>93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Parallel.Strategies.Lens</text:p>
          </table:table-cell>
          <table:table-cell office:value-type="float" office:value="19.54" calcext:value-type="float">
            <text:p>19.54</text:p>
          </table:table-cell>
          <table:table-cell office:value-type="float" office:value="2.814" calcext:value-type="float">
            <text:p>2.814</text:p>
          </table:table-cell>
          <table:table-cell office:value-type="float" office:value="14.4012282497441" calcext:value-type="float">
            <text:p>14.401228249744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Control.Seq.Lens</text:p>
          </table:table-cell>
          <table:table-cell office:value-type="float" office:value="11.002" calcext:value-type="float">
            <text:p>11.002</text:p>
          </table:table-cell>
          <table:table-cell office:value-type="float" office:value="0.274" calcext:value-type="float">
            <text:p>0.274</text:p>
          </table:table-cell>
          <table:table-cell office:value-type="float" office:value="2.49045628067624" calcext:value-type="float">
            <text:p>2.49045628067624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Array.Lens</text:p>
          </table:table-cell>
          <table:table-cell office:value-type="float" office:value="54.038" calcext:value-type="float">
            <text:p>54.038</text:p>
          </table:table-cell>
          <table:table-cell office:value-type="float" office:value="0.465" calcext:value-type="float">
            <text:p>0.465</text:p>
          </table:table-cell>
          <table:table-cell office:value-type="float" office:value="0.860505570154336" calcext:value-type="float">
            <text:p>0.860505570154336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its.Lens</text:p>
          </table:table-cell>
          <table:table-cell office:value-type="float" office:value="139.233" calcext:value-type="float">
            <text:p>139.233</text:p>
          </table:table-cell>
          <table:table-cell office:value-type="float" office:value="3.2" calcext:value-type="float">
            <text:p>3.2</text:p>
          </table:table-cell>
          <table:table-cell office:value-type="float" office:value="2.29830571775369" calcext:value-type="float">
            <text:p>2.29830571775369</text:p>
          </table:table-cell>
          <table:table-cell office:value-type="float" office:value="10888" calcext:value-type="float">
            <text:p>108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azy.Lens</text:p>
          </table:table-cell>
          <table:table-cell office:value-type="float" office:value="24.353" calcext:value-type="float">
            <text:p>24.353</text:p>
          </table:table-cell>
          <table:table-cell office:value-type="float" office:value="2.262" calcext:value-type="float">
            <text:p>2.262</text:p>
          </table:table-cell>
          <table:table-cell office:value-type="float" office:value="9.28838336139285" calcext:value-type="float">
            <text:p>9.28838336139285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Lens</text:p>
          </table:table-cell>
          <table:table-cell office:value-type="float" office:value="112.639" calcext:value-type="float">
            <text:p>112.639</text:p>
          </table:table-cell>
          <table:table-cell office:value-type="float" office:value="3.514" calcext:value-type="float">
            <text:p>3.514</text:p>
          </table:table-cell>
          <table:table-cell office:value-type="float" office:value="3.11970099166363" calcext:value-type="float">
            <text:p>3.11970099166363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ByteString.Strict.Lens</text:p>
          </table:table-cell>
          <table:table-cell office:value-type="float" office:value="25.011" calcext:value-type="float">
            <text:p>25.011</text:p>
          </table:table-cell>
          <table:table-cell office:value-type="float" office:value="3.634" calcext:value-type="float">
            <text:p>3.634</text:p>
          </table:table-cell>
          <table:table-cell office:value-type="float" office:value="14.5296069729319" calcext:value-type="float">
            <text:p>14.5296069729319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Complex.Lens</text:p>
          </table:table-cell>
          <table:table-cell office:value-type="float" office:value="63.997" calcext:value-type="float">
            <text:p>63.997</text:p>
          </table:table-cell>
          <table:table-cell office:value-type="float" office:value="2.057" calcext:value-type="float">
            <text:p>2.057</text:p>
          </table:table-cell>
          <table:table-cell office:value-type="float" office:value="3.21421316624217" calcext:value-type="float">
            <text:p>3.21421316624217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ata.Lens</text:p>
          </table:table-cell>
          <table:table-cell office:value-type="float" office:value="1881.379" calcext:value-type="float">
            <text:p>1881.379</text:p>
          </table:table-cell>
          <table:table-cell office:value-type="float" office:value="6.921" calcext:value-type="float">
            <text:p>6.921</text:p>
          </table:table-cell>
          <table:table-cell office:value-type="float" office:value="0.367868462441645" calcext:value-type="float">
            <text:p>0.367868462441645</text:p>
          </table:table-cell>
          <table:table-cell office:value-type="float" office:value="16147" calcext:value-type="float">
            <text:p>1614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Dynamic.Lens</text:p>
          </table:table-cell>
          <table:table-cell office:value-type="float" office:value="44.273" calcext:value-type="float">
            <text:p>44.273</text:p>
          </table:table-cell>
          <table:table-cell office:value-type="float" office:value="0.471" calcext:value-type="float">
            <text:p>0.471</text:p>
          </table:table-cell>
          <table:table-cell office:value-type="float" office:value="1.06385381609559" calcext:value-type="float">
            <text:p>1.0638538160955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HashSet.Lens</text:p>
          </table:table-cell>
          <table:table-cell office:value-type="float" office:value="49.915" calcext:value-type="float">
            <text:p>49.915</text:p>
          </table:table-cell>
          <table:table-cell office:value-type="float" office:value="0.562" calcext:value-type="float">
            <text:p>0.562</text:p>
          </table:table-cell>
          <table:table-cell office:value-type="float" office:value="1.12591405389162" calcext:value-type="float">
            <text:p>1.12591405389162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IntSet.Lens</text:p>
          </table:table-cell>
          <table:table-cell office:value-type="float" office:value="30.376" calcext:value-type="float">
            <text:p>30.376</text:p>
          </table:table-cell>
          <table:table-cell office:value-type="float" office:value="0.425" calcext:value-type="float">
            <text:p>0.425</text:p>
          </table:table-cell>
          <table:table-cell office:value-type="float" office:value="1.39913089281011" calcext:value-type="float">
            <text:p>1.39913089281011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List.Lens</text:p>
          </table:table-cell>
          <table:table-cell office:value-type="float" office:value="3.422" calcext:value-type="float">
            <text:p>3.422</text:p>
          </table:table-cell>
          <table:table-cell office:value-type="float" office:value="0.274" calcext:value-type="float">
            <text:p>0.274</text:p>
          </table:table-cell>
          <table:table-cell office:value-type="float" office:value="8.00701344243133" calcext:value-type="float">
            <text:p>8.0070134424313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Map.Lens</text:p>
          </table:table-cell>
          <table:table-cell office:value-type="float" office:value="5.888" calcext:value-type="float">
            <text:p>5.888</text:p>
          </table:table-cell>
          <table:table-cell office:value-type="float" office:value="0.822" calcext:value-type="float">
            <text:p>0.822</text:p>
          </table:table-cell>
          <table:table-cell office:value-type="float" office:value="13.960597826087" calcext:value-type="float">
            <text:p>13.960597826087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quence.Lens</text:p>
          </table:table-cell>
          <table:table-cell office:value-type="float" office:value="47.54" calcext:value-type="float">
            <text:p>47.54</text:p>
          </table:table-cell>
          <table:table-cell office:value-type="float" office:value="1.003" calcext:value-type="float">
            <text:p>1.003</text:p>
          </table:table-cell>
          <table:table-cell office:value-type="float" office:value="2.10980227177114" calcext:value-type="float">
            <text:p>2.10980227177114</text:p>
          </table:table-cell>
          <table:table-cell office:value-type="float" office:value="4124" calcext:value-type="float">
            <text:p>41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Set.Lens</text:p>
          </table:table-cell>
          <table:table-cell office:value-type="float" office:value="23.224" calcext:value-type="float">
            <text:p>23.224</text:p>
          </table:table-cell>
          <table:table-cell office:value-type="float" office:value="3.36" calcext:value-type="float">
            <text:p>3.36</text:p>
          </table:table-cell>
          <table:table-cell office:value-type="float" office:value="14.4677919393731" calcext:value-type="float">
            <text:p>14.467791939373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azy.Lens</text:p>
          </table:table-cell>
          <table:table-cell office:value-type="float" office:value="322.123" calcext:value-type="float">
            <text:p>322.123</text:p>
          </table:table-cell>
          <table:table-cell office:value-type="float" office:value="1.218" calcext:value-type="float">
            <text:p>1.218</text:p>
          </table:table-cell>
          <table:table-cell office:value-type="float" office:value="0.37811643378461" calcext:value-type="float">
            <text:p>0.37811643378461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Lens</text:p>
          </table:table-cell>
          <table:table-cell office:value-type="float" office:value="252.82" calcext:value-type="float">
            <text:p>252.82</text:p>
          </table:table-cell>
          <table:table-cell office:value-type="float" office:value="2.234" calcext:value-type="float">
            <text:p>2.234</text:p>
          </table:table-cell>
          <table:table-cell office:value-type="float" office:value="0.883632624001266" calcext:value-type="float">
            <text:p>0.883632624001266</text:p>
          </table:table-cell>
          <table:table-cell office:value-type="float" office:value="4136" calcext:value-type="float">
            <text:p>41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ext.Strict.Lens</text:p>
          </table:table-cell>
          <table:table-cell office:value-type="float" office:value="165.17" calcext:value-type="float">
            <text:p>165.17</text:p>
          </table:table-cell>
          <table:table-cell office:value-type="float" office:value="1.181" calcext:value-type="float">
            <text:p>1.181</text:p>
          </table:table-cell>
          <table:table-cell office:value-type="float" office:value="0.715020887570382" calcext:value-type="float">
            <text:p>0.71502088757038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ree.Lens</text:p>
          </table:table-cell>
          <table:table-cell office:value-type="float" office:value="11.266" calcext:value-type="float">
            <text:p>11.266</text:p>
          </table:table-cell>
          <table:table-cell office:value-type="float" office:value="0.481" calcext:value-type="float">
            <text:p>0.481</text:p>
          </table:table-cell>
          <table:table-cell office:value-type="float" office:value="4.2694834013847" calcext:value-type="float">
            <text:p>4.2694834013847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Typeable.Lens</text:p>
          </table:table-cell>
          <table:table-cell office:value-type="float" office:value="29.514" calcext:value-type="float">
            <text:p>29.514</text:p>
          </table:table-cell>
          <table:table-cell office:value-type="float" office:value="0.581" calcext:value-type="float">
            <text:p>0.581</text:p>
          </table:table-cell>
          <table:table-cell office:value-type="float" office:value="1.96855729484312" calcext:value-type="float">
            <text:p>1.9685572948431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Generic.Lens</text:p>
          </table:table-cell>
          <table:table-cell office:value-type="float" office:value="781.308" calcext:value-type="float">
            <text:p>781.308</text:p>
          </table:table-cell>
          <table:table-cell office:value-type="float" office:value="2.724" calcext:value-type="float">
            <text:p>2.724</text:p>
          </table:table-cell>
          <table:table-cell office:value-type="float" office:value="0.34864611651231" calcext:value-type="float">
            <text:p>0.34864611651231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Data.Vector.Lens</text:p>
          </table:table-cell>
          <table:table-cell office:value-type="float" office:value="298.806" calcext:value-type="float">
            <text:p>298.806</text:p>
          </table:table-cell>
          <table:table-cell office:value-type="float" office:value="3.697" calcext:value-type="float">
            <text:p>3.697</text:p>
          </table:table-cell>
          <table:table-cell office:value-type="float" office:value="1.23725761865558" calcext:value-type="float">
            <text:p>1.23725761865558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GHC.Generics.Lens</text:p>
          </table:table-cell>
          <table:table-cell office:value-type="float" office:value="83.904" calcext:value-type="float">
            <text:p>83.904</text:p>
          </table:table-cell>
          <table:table-cell office:value-type="float" office:value="2.463" calcext:value-type="float">
            <text:p>2.463</text:p>
          </table:table-cell>
          <table:table-cell office:value-type="float" office:value="2.93549771167048" calcext:value-type="float">
            <text:p>2.93549771167048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Language.Haskell.TH.Lens</text:p>
          </table:table-cell>
          <table:table-cell office:value-type="float" office:value="3073.762" calcext:value-type="float">
            <text:p>3073.762</text:p>
          </table:table-cell>
          <table:table-cell office:value-type="float" office:value="25.033" calcext:value-type="float">
            <text:p>25.033</text:p>
          </table:table-cell>
          <table:table-cell office:value-type="float" office:value="0.814409183274437" calcext:value-type="float">
            <text:p>0.814409183274437</text:p>
          </table:table-cell>
          <table:table-cell office:value-type="float" office:value="75200" calcext:value-type="float">
            <text:p>752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Lens</text:p>
          </table:table-cell>
          <table:table-cell office:value-type="float" office:value="446.787" calcext:value-type="float">
            <text:p>446.787</text:p>
          </table:table-cell>
          <table:table-cell office:value-type="float" office:value="3.509" calcext:value-type="float">
            <text:p>3.509</text:p>
          </table:table-cell>
          <table:table-cell office:value-type="float" office:value="0.785385429746165" calcext:value-type="float">
            <text:p>0.785385429746165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Numeric.Natural.Lens</text:p>
          </table:table-cell>
          <table:table-cell office:value-type="float" office:value="76.693" calcext:value-type="float">
            <text:p>76.693</text:p>
          </table:table-cell>
          <table:table-cell office:value-type="float" office:value="0.927" calcext:value-type="float">
            <text:p>0.927</text:p>
          </table:table-cell>
          <table:table-cell office:value-type="float" office:value="1.20871526736469" calcext:value-type="float">
            <text:p>1.20871526736469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Exit.Lens</text:p>
          </table:table-cell>
          <table:table-cell office:value-type="float" office:value="62.795" calcext:value-type="float">
            <text:p>62.795</text:p>
          </table:table-cell>
          <table:table-cell office:value-type="float" office:value="2.69" calcext:value-type="float">
            <text:p>2.69</text:p>
          </table:table-cell>
          <table:table-cell office:value-type="float" office:value="4.28378055577673" calcext:value-type="float">
            <text:p>4.28378055577673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FilePath.Lens</text:p>
          </table:table-cell>
          <table:table-cell office:value-type="float" office:value="60.452" calcext:value-type="float">
            <text:p>60.452</text:p>
          </table:table-cell>
          <table:table-cell office:value-type="float" office:value="1.437" calcext:value-type="float">
            <text:p>1.437</text:p>
          </table:table-cell>
          <table:table-cell office:value-type="float" office:value="2.37709256931119" calcext:value-type="float">
            <text:p>2.37709256931119</text:p>
          </table:table-cell>
          <table:table-cell office:value-type="float" office:value="9129" calcext:value-type="float">
            <text:p>91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s-5.3.2</text:p>
          </table:table-cell>
          <table:table-cell office:value-type="string" calcext:value-type="string">
            <text:p>System.IO.Error.Lens</text:p>
          </table:table-cell>
          <table:table-cell office:value-type="float" office:value="240.449" calcext:value-type="float">
            <text:p>240.449</text:p>
          </table:table-cell>
          <table:table-cell office:value-type="float" office:value="1.095" calcext:value-type="float">
            <text:p>1.095</text:p>
          </table:table-cell>
          <table:table-cell office:value-type="float" office:value="0.455398026192665" calcext:value-type="float">
            <text:p>0.455398026192665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Accum</text:p>
          </table:table-cell>
          <table:table-cell office:value-type="float" office:value="337.011" calcext:value-type="float">
            <text:p>337.011</text:p>
          </table:table-cell>
          <table:table-cell office:value-type="float" office:value="1.432" calcext:value-type="float">
            <text:p>1.432</text:p>
          </table:table-cell>
          <table:table-cell office:value-type="float" office:value="0.424911946494328" calcext:value-type="float">
            <text:p>0.424911946494328</text:p>
          </table:table-cell>
          <table:table-cell office:value-type="float" office:value="10517" calcext:value-type="float">
            <text:p>105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</text:p>
          </table:table-cell>
          <table:table-cell office:value-type="float" office:value="3.662" calcext:value-type="float">
            <text:p>3.662</text:p>
          </table:table-cell>
          <table:table-cell office:value-type="float" office:value="0.316" calcext:value-type="float">
            <text:p>0.316</text:p>
          </table:table-cell>
          <table:table-cell office:value-type="float" office:value="8.62916439104315" calcext:value-type="float">
            <text:p>8.62916439104315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Cont.Class</text:p>
          </table:table-cell>
          <table:table-cell office:value-type="float" office:value="139.091" calcext:value-type="float">
            <text:p>139.091</text:p>
          </table:table-cell>
          <table:table-cell office:value-type="float" office:value="1.56" calcext:value-type="float">
            <text:p>1.56</text:p>
          </table:table-cell>
          <table:table-cell office:value-type="float" office:value="1.12156789440007" calcext:value-type="float">
            <text:p>1.12156789440007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rror.Class</text:p>
          </table:table-cell>
          <table:table-cell office:value-type="float" office:value="194.695" calcext:value-type="float">
            <text:p>194.695</text:p>
          </table:table-cell>
          <table:table-cell office:value-type="float" office:value="1.725" calcext:value-type="float">
            <text:p>1.725</text:p>
          </table:table-cell>
          <table:table-cell office:value-type="float" office:value="0.886001181334909" calcext:value-type="float">
            <text:p>0.886001181334909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Except</text:p>
          </table:table-cell>
          <table:table-cell office:value-type="float" office:value="3.052" calcext:value-type="float">
            <text:p>3.052</text:p>
          </table:table-cell>
          <table:table-cell office:value-type="float" office:value="0.594" calcext:value-type="float">
            <text:p>0.594</text:p>
          </table:table-cell>
          <table:table-cell office:value-type="float" office:value="19.4626474442988" calcext:value-type="float">
            <text:p>19.4626474442988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Identity</text:p>
          </table:table-cell>
          <table:table-cell office:value-type="float" office:value="2.976" calcext:value-type="float">
            <text:p>2.976</text:p>
          </table:table-cell>
          <table:table-cell office:value-type="float" office:value="0.134" calcext:value-type="float">
            <text:p>0.134</text:p>
          </table:table-cell>
          <table:table-cell office:value-type="float" office:value="4.50268817204301" calcext:value-type="float">
            <text:p>4.50268817204301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</text:p>
          </table:table-cell>
          <table:table-cell office:value-type="float" office:value="2.632" calcext:value-type="float">
            <text:p>2.632</text:p>
          </table:table-cell>
          <table:table-cell office:value-type="float" office:value="0.152" calcext:value-type="float">
            <text:p>0.152</text:p>
          </table:table-cell>
          <table:table-cell office:value-type="float" office:value="5.77507598784194" calcext:value-type="float">
            <text:p>5.77507598784194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PS</text:p>
          </table:table-cell>
          <table:table-cell office:value-type="float" office:value="2.985" calcext:value-type="float">
            <text:p>2.985</text:p>
          </table:table-cell>
          <table:table-cell office:value-type="float" office:value="0.273" calcext:value-type="float">
            <text:p>0.273</text:p>
          </table:table-cell>
          <table:table-cell office:value-type="float" office:value="9.14572864321608" calcext:value-type="float">
            <text:p>9.14572864321608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Class</text:p>
          </table:table-cell>
          <table:table-cell office:value-type="float" office:value="39.597" calcext:value-type="float">
            <text:p>39.597</text:p>
          </table:table-cell>
          <table:table-cell office:value-type="float" office:value="0.798" calcext:value-type="float">
            <text:p>0.798</text:p>
          </table:table-cell>
          <table:table-cell office:value-type="float" office:value="2.01530418971134" calcext:value-type="float">
            <text:p>2.01530418971134</text:p>
          </table:table-cell>
          <table:table-cell office:value-type="float" office:value="2382" calcext:value-type="float">
            <text:p>23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Lazy</text:p>
          </table:table-cell>
          <table:table-cell office:value-type="float" office:value="3.201" calcext:value-type="float">
            <text:p>3.201</text:p>
          </table:table-cell>
          <table:table-cell office:value-type="float" office:value="0.739" calcext:value-type="float">
            <text:p>0.739</text:p>
          </table:table-cell>
          <table:table-cell office:value-type="float" office:value="23.0865354576695" calcext:value-type="float">
            <text:p>23.0865354576695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WS.Strict</text:p>
          </table:table-cell>
          <table:table-cell office:value-type="float" office:value="3.261" calcext:value-type="float">
            <text:p>3.261</text:p>
          </table:table-cell>
          <table:table-cell office:value-type="float" office:value="0.274" calcext:value-type="float">
            <text:p>0.274</text:p>
          </table:table-cell>
          <table:table-cell office:value-type="float" office:value="8.40233057344373" calcext:value-type="float">
            <text:p>8.4023305734437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</text:p>
          </table:table-cell>
          <table:table-cell office:value-type="float" office:value="2.686" calcext:value-type="float">
            <text:p>2.686</text:p>
          </table:table-cell>
          <table:table-cell office:value-type="float" office:value="0.353" calcext:value-type="float">
            <text:p>0.353</text:p>
          </table:table-cell>
          <table:table-cell office:value-type="float" office:value="13.1422189128816" calcext:value-type="float">
            <text:p>13.1422189128816</text:p>
          </table:table-cell>
          <table:table-cell office:value-type="float" office:value="4867" calcext:value-type="float">
            <text:p>48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Reader.Class</text:p>
          </table:table-cell>
          <table:table-cell office:value-type="float" office:value="193.687" calcext:value-type="float">
            <text:p>193.687</text:p>
          </table:table-cell>
          <table:table-cell office:value-type="float" office:value="1.665" calcext:value-type="float">
            <text:p>1.665</text:p>
          </table:table-cell>
          <table:table-cell office:value-type="float" office:value="0.859634358526902" calcext:value-type="float">
            <text:p>0.859634358526902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elect</text:p>
          </table:table-cell>
          <table:table-cell office:value-type="float" office:value="135.349" calcext:value-type="float">
            <text:p>135.349</text:p>
          </table:table-cell>
          <table:table-cell office:value-type="float" office:value="2.352" calcext:value-type="float">
            <text:p>2.352</text:p>
          </table:table-cell>
          <table:table-cell office:value-type="float" office:value="1.73772986870978" calcext:value-type="float">
            <text:p>1.7377298687097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</text:p>
          </table:table-cell>
          <table:table-cell office:value-type="float" office:value="2.882" calcext:value-type="float">
            <text:p>2.882</text:p>
          </table:table-cell>
          <table:table-cell office:value-type="float" office:value="0.168" calcext:value-type="float">
            <text:p>0.168</text:p>
          </table:table-cell>
          <table:table-cell office:value-type="float" office:value="5.8292852185982" calcext:value-type="float">
            <text:p>5.8292852185982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Class</text:p>
          </table:table-cell>
          <table:table-cell office:value-type="float" office:value="215.512" calcext:value-type="float">
            <text:p>215.512</text:p>
          </table:table-cell>
          <table:table-cell office:value-type="float" office:value="1.845" calcext:value-type="float">
            <text:p>1.845</text:p>
          </table:table-cell>
          <table:table-cell office:value-type="float" office:value="0.856100820371951" calcext:value-type="float">
            <text:p>0.856100820371951</text:p>
          </table:table-cell>
          <table:table-cell office:value-type="float" office:value="5912" calcext:value-type="float">
            <text:p>59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Lazy</text:p>
          </table:table-cell>
          <table:table-cell office:value-type="float" office:value="3.124" calcext:value-type="float">
            <text:p>3.124</text:p>
          </table:table-cell>
          <table:table-cell office:value-type="float" office:value="0.565" calcext:value-type="float">
            <text:p>0.565</text:p>
          </table:table-cell>
          <table:table-cell office:value-type="float" office:value="18.0857874519846" calcext:value-type="float">
            <text:p>18.0857874519846</text:p>
          </table:table-cell>
          <table:table-cell office:value-type="float" office:value="4437" calcext:value-type="float">
            <text:p>443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State.Strict</text:p>
          </table:table-cell>
          <table:table-cell office:value-type="float" office:value="2.879" calcext:value-type="float">
            <text:p>2.879</text:p>
          </table:table-cell>
          <table:table-cell office:value-type="float" office:value="0.411" calcext:value-type="float">
            <text:p>0.411</text:p>
          </table:table-cell>
          <table:table-cell office:value-type="float" office:value="14.2757902049323" calcext:value-type="float">
            <text:p>14.2757902049323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Trans</text:p>
          </table:table-cell>
          <table:table-cell office:value-type="float" office:value="3.293" calcext:value-type="float">
            <text:p>3.293</text:p>
          </table:table-cell>
          <table:table-cell office:value-type="float" office:value="0.245" calcext:value-type="float">
            <text:p>0.245</text:p>
          </table:table-cell>
          <table:table-cell office:value-type="float" office:value="7.44002429395688" calcext:value-type="float">
            <text:p>7.44002429395688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</text:p>
          </table:table-cell>
          <table:table-cell office:value-type="float" office:value="2.623" calcext:value-type="float">
            <text:p>2.623</text:p>
          </table:table-cell>
          <table:table-cell office:value-type="float" office:value="0.177" calcext:value-type="float">
            <text:p>0.177</text:p>
          </table:table-cell>
          <table:table-cell office:value-type="float" office:value="6.74799847502859" calcext:value-type="float">
            <text:p>6.74799847502859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PS</text:p>
          </table:table-cell>
          <table:table-cell office:value-type="float" office:value="2.852" calcext:value-type="float">
            <text:p>2.852</text:p>
          </table:table-cell>
          <table:table-cell office:value-type="float" office:value="0.254" calcext:value-type="float">
            <text:p>0.254</text:p>
          </table:table-cell>
          <table:table-cell office:value-type="float" office:value="8.90603085553997" calcext:value-type="float">
            <text:p>8.90603085553997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Class</text:p>
          </table:table-cell>
          <table:table-cell office:value-type="float" office:value="263.803" calcext:value-type="float">
            <text:p>263.803</text:p>
          </table:table-cell>
          <table:table-cell office:value-type="float" office:value="1.593" calcext:value-type="float">
            <text:p>1.593</text:p>
          </table:table-cell>
          <table:table-cell office:value-type="float" office:value="0.6038596983355" calcext:value-type="float">
            <text:p>0.6038596983355</text:p>
          </table:table-cell>
          <table:table-cell office:value-type="float" office:value="7091" calcext:value-type="float">
            <text:p>709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Lazy</text:p>
          </table:table-cell>
          <table:table-cell office:value-type="float" office:value="3.928" calcext:value-type="float">
            <text:p>3.928</text:p>
          </table:table-cell>
          <table:table-cell office:value-type="float" office:value="0.318" calcext:value-type="float">
            <text:p>0.318</text:p>
          </table:table-cell>
          <table:table-cell office:value-type="float" office:value="8.09572301425662" calcext:value-type="float">
            <text:p>8.0957230142566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tl-2.3.1</text:p>
          </table:table-cell>
          <table:table-cell office:value-type="string" calcext:value-type="string">
            <text:p>Control.Monad.Writer.Strict</text:p>
          </table:table-cell>
          <table:table-cell office:value-type="float" office:value="3.039" calcext:value-type="float">
            <text:p>3.039</text:p>
          </table:table-cell>
          <table:table-cell office:value-type="float" office:value="0.38" calcext:value-type="float">
            <text:p>0.38</text:p>
          </table:table-cell>
          <table:table-cell office:value-type="float" office:value="12.50411319513" calcext:value-type="float">
            <text:p>12.50411319513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Cmd</text:p>
          </table:table-cell>
          <table:table-cell office:value-type="float" office:value="3.564" calcext:value-type="float">
            <text:p>3.564</text:p>
          </table:table-cell>
          <table:table-cell office:value-type="float" office:value="1.45" calcext:value-type="float">
            <text:p>1.45</text:p>
          </table:table-cell>
          <table:table-cell office:value-type="float" office:value="40.6846240179574" calcext:value-type="float">
            <text:p>40.6846240179574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</text:p>
          </table:table-cell>
          <table:table-cell office:value-type="float" office:value="455.097" calcext:value-type="float">
            <text:p>455.097</text:p>
          </table:table-cell>
          <table:table-cell office:value-type="float" office:value="7.32" calcext:value-type="float">
            <text:p>7.32</text:p>
          </table:table-cell>
          <table:table-cell office:value-type="float" office:value="1.60844830882208" calcext:value-type="float">
            <text:p>1.60844830882208</text:p>
          </table:table-cell>
          <table:table-cell office:value-type="float" office:value="41736" calcext:value-type="float">
            <text:p>417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on</text:p>
          </table:table-cell>
          <table:table-cell office:value-type="float" office:value="480.663" calcext:value-type="float">
            <text:p>480.663</text:p>
          </table:table-cell>
          <table:table-cell office:value-type="float" office:value="2.79" calcext:value-type="float">
            <text:p>2.79</text:p>
          </table:table-cell>
          <table:table-cell office:value-type="float" office:value="0.580448255846612" calcext:value-type="float">
            <text:p>0.580448255846612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CommunicationHandle</text:p>
          </table:table-cell>
          <table:table-cell office:value-type="float" office:value="26.275" calcext:value-type="float">
            <text:p>26.275</text:p>
          </table:table-cell>
          <table:table-cell office:value-type="float" office:value="1.186" calcext:value-type="float">
            <text:p>1.186</text:p>
          </table:table-cell>
          <table:table-cell office:value-type="float" office:value="4.51379638439581" calcext:value-type="float">
            <text:p>4.51379638439581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Internals</text:p>
          </table:table-cell>
          <table:table-cell office:value-type="float" office:value="64.993" calcext:value-type="float">
            <text:p>64.993</text:p>
          </table:table-cell>
          <table:table-cell office:value-type="float" office:value="3.306" calcext:value-type="float">
            <text:p>3.306</text:p>
          </table:table-cell>
          <table:table-cell office:value-type="float" office:value="5.08670164479252" calcext:value-type="float">
            <text:p>5.08670164479252</text:p>
          </table:table-cell>
          <table:table-cell office:value-type="float" office:value="10109" calcext:value-type="float">
            <text:p>101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-1.6.20.0</text:p>
          </table:table-cell>
          <table:table-cell office:value-type="string" calcext:value-type="string">
            <text:p>System.Process.Posix</text:p>
          </table:table-cell>
          <table:table-cell office:value-type="float" office:value="257.384" calcext:value-type="float">
            <text:p>257.384</text:p>
          </table:table-cell>
          <table:table-cell office:value-type="float" office:value="3.549" calcext:value-type="float">
            <text:p>3.549</text:p>
          </table:table-cell>
          <table:table-cell office:value-type="float" office:value="1.37887358965592" calcext:value-type="float">
            <text:p>1.37887358965592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</text:p>
          </table:table-cell>
          <table:table-cell office:value-type="float" office:value="3368.215" calcext:value-type="float">
            <text:p>3368.215</text:p>
          </table:table-cell>
          <table:table-cell office:value-type="float" office:value="7.524" calcext:value-type="float">
            <text:p>7.524</text:p>
          </table:table-cell>
          <table:table-cell office:value-type="float" office:value="0.223382414721151" calcext:value-type="float">
            <text:p>0.223382414721151</text:p>
          </table:table-cell>
          <table:table-cell office:value-type="float" office:value="25859" calcext:value-type="float">
            <text:p>2585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GFinite</text:p>
          </table:table-cell>
          <table:table-cell office:value-type="float" office:value="1755.769" calcext:value-type="float">
            <text:p>1755.769</text:p>
          </table:table-cell>
          <table:table-cell office:value-type="float" office:value="4.094" calcext:value-type="float">
            <text:p>4.094</text:p>
          </table:table-cell>
          <table:table-cell office:value-type="float" office:value="0.233174181797264" calcext:value-type="float">
            <text:p>0.233174181797264</text:p>
          </table:table-cell>
          <table:table-cell office:value-type="float" office:value="8693" calcext:value-type="float">
            <text:p>86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Internal</text:p>
          </table:table-cell>
          <table:table-cell office:value-type="float" office:value="3674.144" calcext:value-type="float">
            <text:p>3674.144</text:p>
          </table:table-cell>
          <table:table-cell office:value-type="float" office:value="17.87" calcext:value-type="float">
            <text:p>17.87</text:p>
          </table:table-cell>
          <table:table-cell office:value-type="float" office:value="0.486371791633643" calcext:value-type="float">
            <text:p>0.486371791633643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-1.2.1.2</text:p>
          </table:table-cell>
          <table:table-cell office:value-type="string" calcext:value-type="string">
            <text:p>System.Random.Stateful</text:p>
          </table:table-cell>
          <table:table-cell office:value-type="float" office:value="554.613" calcext:value-type="float">
            <text:p>554.613</text:p>
          </table:table-cell>
          <table:table-cell office:value-type="float" office:value="6.845" calcext:value-type="float">
            <text:p>6.845</text:p>
          </table:table-cell>
          <table:table-cell office:value-type="float" office:value="1.23419393342745" calcext:value-type="float">
            <text:p>1.23419393342745</text:p>
          </table:table-cell>
          <table:table-cell office:value-type="float" office:value="27384" calcext:value-type="float">
            <text:p>273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</text:p>
          </table:table-cell>
          <table:table-cell office:value-type="float" office:value="7756.531" calcext:value-type="float">
            <text:p>7756.531</text:p>
          </table:table-cell>
          <table:table-cell office:value-type="float" office:value="20.07" calcext:value-type="float">
            <text:p>20.07</text:p>
          </table:table-cell>
          <table:table-cell office:value-type="float" office:value="0.258749691066793" calcext:value-type="float">
            <text:p>0.258749691066793</text:p>
          </table:table-cell>
          <table:table-cell office:value-type="float" office:value="68669" calcext:value-type="float">
            <text:p>686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Array</text:p>
          </table:table-cell>
          <table:table-cell office:value-type="float" office:value="127.329" calcext:value-type="float">
            <text:p>127.329</text:p>
          </table:table-cell>
          <table:table-cell office:value-type="float" office:value="3.921" calcext:value-type="float">
            <text:p>3.921</text:p>
          </table:table-cell>
          <table:table-cell office:value-type="float" office:value="3.07942416888533" calcext:value-type="float">
            <text:p>3.07942416888533</text:p>
          </table:table-cell>
          <table:table-cell office:value-type="float" office:value="10563" calcext:value-type="float">
            <text:p>105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</text:p>
          </table:table-cell>
          <table:table-cell office:value-type="float" office:value="1060.311" calcext:value-type="float">
            <text:p>1060.311</text:p>
          </table:table-cell>
          <table:table-cell office:value-type="float" office:value="3.94" calcext:value-type="float">
            <text:p>3.94</text:p>
          </table:table-cell>
          <table:table-cell office:value-type="float" office:value="0.371589090370655" calcext:value-type="float">
            <text:p>0.371589090370655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Encoding.Error</text:p>
          </table:table-cell>
          <table:table-cell office:value-type="float" office:value="162.385" calcext:value-type="float">
            <text:p>162.385</text:p>
          </table:table-cell>
          <table:table-cell office:value-type="float" office:value="1.814" calcext:value-type="float">
            <text:p>1.814</text:p>
          </table:table-cell>
          <table:table-cell office:value-type="float" office:value="1.11709825414909" calcext:value-type="float">
            <text:p>1.11709825414909</text:p>
          </table:table-cell>
          <table:table-cell office:value-type="float" office:value="4277" calcext:value-type="float">
            <text:p>42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Foreign</text:p>
          </table:table-cell>
          <table:table-cell office:value-type="float" office:value="145.964" calcext:value-type="float">
            <text:p>145.964</text:p>
          </table:table-cell>
          <table:table-cell office:value-type="float" office:value="1.932" calcext:value-type="float">
            <text:p>1.932</text:p>
          </table:table-cell>
          <table:table-cell office:value-type="float" office:value="1.32361404181853" calcext:value-type="float">
            <text:p>1.32361404181853</text:p>
          </table:table-cell>
          <table:table-cell office:value-type="float" office:value="6869" calcext:value-type="float">
            <text:p>686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</text:p>
          </table:table-cell>
          <table:table-cell office:value-type="float" office:value="429.788" calcext:value-type="float">
            <text:p>429.788</text:p>
          </table:table-cell>
          <table:table-cell office:value-type="float" office:value="3.398" calcext:value-type="float">
            <text:p>3.398</text:p>
          </table:table-cell>
          <table:table-cell office:value-type="float" office:value="0.790622353346301" calcext:value-type="float">
            <text:p>0.790622353346301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O.Utf8</text:p>
          </table:table-cell>
          <table:table-cell office:value-type="float" office:value="64.598" calcext:value-type="float">
            <text:p>64.5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948945787795288" calcext:value-type="float">
            <text:p>0.948945787795288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</text:p>
          </table:table-cell>
          <table:table-cell office:value-type="float" office:value="237.87" calcext:value-type="float">
            <text:p>237.87</text:p>
          </table:table-cell>
          <table:table-cell office:value-type="float" office:value="3.001" calcext:value-type="float">
            <text:p>3.001</text:p>
          </table:table-cell>
          <table:table-cell office:value-type="float" office:value="1.26161348635809" calcext:value-type="float">
            <text:p>1.2616134863580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ArrayUtils</text:p>
          </table:table-cell>
          <table:table-cell office:value-type="float" office:value="21.552" calcext:value-type="float">
            <text:p>21.552</text:p>
          </table:table-cell>
          <table:table-cell office:value-type="float" office:value="1.007" calcext:value-type="float">
            <text:p>1.007</text:p>
          </table:table-cell>
          <table:table-cell office:value-type="float" office:value="4.67242019302153" calcext:value-type="float">
            <text:p>4.67242019302153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3.593" calcext:value-type="float">
            <text:p>3.593</text:p>
          </table:table-cell>
          <table:table-cell office:value-type="float" office:value="1.26867437122408" calcext:value-type="float">
            <text:p>1.26867437122408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Functions</text:p>
          </table:table-cell>
          <table:table-cell office:value-type="float" office:value="7.567" calcext:value-type="float">
            <text:p>7.567</text:p>
          </table:table-cell>
          <table:table-cell office:value-type="float" office:value="1.058" calcext:value-type="float">
            <text:p>1.058</text:p>
          </table:table-cell>
          <table:table-cell office:value-type="float" office:value="13.9817629179331" calcext:value-type="float">
            <text:p>13.9817629179331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Int.Digits</text:p>
          </table:table-cell>
          <table:table-cell office:value-type="float" office:value="7.267" calcext:value-type="float">
            <text:p>7.267</text:p>
          </table:table-cell>
          <table:table-cell office:value-type="float" office:value="0.228" calcext:value-type="float">
            <text:p>0.228</text:p>
          </table:table-cell>
          <table:table-cell office:value-type="float" office:value="3.1374707582221" calcext:value-type="float">
            <text:p>3.1374707582221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uilder.RealFloat.Functions</text:p>
          </table:table-cell>
          <table:table-cell office:value-type="float" office:value="74.117" calcext:value-type="float">
            <text:p>74.117</text:p>
          </table:table-cell>
          <table:table-cell office:value-type="float" office:value="2.161" calcext:value-type="float">
            <text:p>2.161</text:p>
          </table:table-cell>
          <table:table-cell office:value-type="float" office:value="2.9156603748128" calcext:value-type="float">
            <text:p>2.9156603748128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ByteStringCompat</text:p>
          </table:table-cell>
          <table:table-cell office:value-type="float" office:value="9.876" calcext:value-type="float">
            <text:p>9.876</text:p>
          </table:table-cell>
          <table:table-cell office:value-type="float" office:value="1.434" calcext:value-type="float">
            <text:p>1.434</text:p>
          </table:table-cell>
          <table:table-cell office:value-type="float" office:value="14.5200486026731" calcext:value-type="float">
            <text:p>14.520048602673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</text:p>
          </table:table-cell>
          <table:table-cell office:value-type="float" office:value="3964.608" calcext:value-type="float">
            <text:p>3964.608</text:p>
          </table:table-cell>
          <table:table-cell office:value-type="float" office:value="3.807" calcext:value-type="float">
            <text:p>3.807</text:p>
          </table:table-cell>
          <table:table-cell office:value-type="float" office:value="0.0960246258898736" calcext:value-type="float">
            <text:p>0.0960246258898736</text:p>
          </table:table-cell>
          <table:table-cell office:value-type="float" office:value="17840" calcext:value-type="float">
            <text:p>178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</text:p>
          </table:table-cell>
          <table:table-cell office:value-type="float" office:value="316.005" calcext:value-type="float">
            <text:p>316.005</text:p>
          </table:table-cell>
          <table:table-cell office:value-type="float" office:value="4.35" calcext:value-type="float">
            <text:p>4.35</text:p>
          </table:table-cell>
          <table:table-cell office:value-type="float" office:value="1.37656049746048" calcext:value-type="float">
            <text:p>1.37656049746048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Fusion.Common</text:p>
          </table:table-cell>
          <table:table-cell office:value-type="float" office:value="378.493" calcext:value-type="float">
            <text:p>378.493</text:p>
          </table:table-cell>
          <table:table-cell office:value-type="float" office:value="1.243" calcext:value-type="float">
            <text:p>1.243</text:p>
          </table:table-cell>
          <table:table-cell office:value-type="float" office:value="0.328407658794218" calcext:value-type="float">
            <text:p>0.328407658794218</text:p>
          </table:table-cell>
          <table:table-cell office:value-type="float" office:value="4249" calcext:value-type="float">
            <text:p>424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16</text:p>
          </table:table-cell>
          <table:table-cell office:value-type="float" office:value="15.841" calcext:value-type="float">
            <text:p>15.841</text:p>
          </table:table-cell>
          <table:table-cell office:value-type="float" office:value="1.541" calcext:value-type="float">
            <text:p>1.541</text:p>
          </table:table-cell>
          <table:table-cell office:value-type="float" office:value="9.72792121709488" calcext:value-type="float">
            <text:p>9.7279212170948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32</text:p>
          </table:table-cell>
          <table:table-cell office:value-type="float" office:value="7.337" calcext:value-type="float">
            <text:p>7.337</text:p>
          </table:table-cell>
          <table:table-cell office:value-type="float" office:value="0.248" calcext:value-type="float">
            <text:p>0.248</text:p>
          </table:table-cell>
          <table:table-cell office:value-type="float" office:value="3.3801281177593" calcext:value-type="float">
            <text:p>3.380128117759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Encoding.Utf8</text:p>
          </table:table-cell>
          <table:table-cell office:value-type="float" office:value="153.643" calcext:value-type="float">
            <text:p>153.643</text:p>
          </table:table-cell>
          <table:table-cell office:value-type="float" office:value="3.797" calcext:value-type="float">
            <text:p>3.797</text:p>
          </table:table-cell>
          <table:table-cell office:value-type="float" office:value="2.47131336930417" calcext:value-type="float">
            <text:p>2.47131336930417</text:p>
          </table:table-cell>
          <table:table-cell office:value-type="float" office:value="9520" calcext:value-type="float">
            <text:p>952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</text:p>
          </table:table-cell>
          <table:table-cell office:value-type="float" office:value="619.222" calcext:value-type="float">
            <text:p>619.222</text:p>
          </table:table-cell>
          <table:table-cell office:value-type="float" office:value="3.612" calcext:value-type="float">
            <text:p>3.612</text:p>
          </table:table-cell>
          <table:table-cell office:value-type="float" office:value="0.583312608402156" calcext:value-type="float">
            <text:p>0.583312608402156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aseMapping</text:p>
          </table:table-cell>
          <table:table-cell office:value-type="float" office:value="1217.794" calcext:value-type="float">
            <text:p>1217.794</text:p>
          </table:table-cell>
          <table:table-cell office:value-type="float" office:value="126.513" calcext:value-type="float">
            <text:p>126.513</text:p>
          </table:table-cell>
          <table:table-cell office:value-type="float" office:value="10.3887028512211" calcext:value-type="float">
            <text:p>10.3887028512211</text:p>
          </table:table-cell>
          <table:table-cell office:value-type="float" office:value="227358" calcext:value-type="float">
            <text:p>22735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Common</text:p>
          </table:table-cell>
          <table:table-cell office:value-type="float" office:value="1735.144" calcext:value-type="float">
            <text:p>1735.144</text:p>
          </table:table-cell>
          <table:table-cell office:value-type="float" office:value="15.866" calcext:value-type="float">
            <text:p>15.866</text:p>
          </table:table-cell>
          <table:table-cell office:value-type="float" office:value="0.914390966974499" calcext:value-type="float">
            <text:p>0.914390966974499</text:p>
          </table:table-cell>
          <table:table-cell office:value-type="float" office:value="43164" calcext:value-type="float">
            <text:p>4316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Size</text:p>
          </table:table-cell>
          <table:table-cell office:value-type="float" office:value="220.624" calcext:value-type="float">
            <text:p>220.624</text:p>
          </table:table-cell>
          <table:table-cell office:value-type="float" office:value="2.477" calcext:value-type="float">
            <text:p>2.477</text:p>
          </table:table-cell>
          <table:table-cell office:value-type="float" office:value="1.12272463557908" calcext:value-type="float">
            <text:p>1.12272463557908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Fusion.Types</text:p>
          </table:table-cell>
          <table:table-cell office:value-type="float" office:value="161.483" calcext:value-type="float">
            <text:p>161.483</text:p>
          </table:table-cell>
          <table:table-cell office:value-type="float" office:value="1.188" calcext:value-type="float">
            <text:p>1.188</text:p>
          </table:table-cell>
          <table:table-cell office:value-type="float" office:value="0.735681155291888" calcext:value-type="float">
            <text:p>0.735681155291888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O</text:p>
          </table:table-cell>
          <table:table-cell office:value-type="float" office:value="173.695" calcext:value-type="float">
            <text:p>173.695</text:p>
          </table:table-cell>
          <table:table-cell office:value-type="float" office:value="1.58" calcext:value-type="float">
            <text:p>1.58</text:p>
          </table:table-cell>
          <table:table-cell office:value-type="float" office:value="0.909640461728893" calcext:value-type="float">
            <text:p>0.909640461728893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IsAscii</text:p>
          </table:table-cell>
          <table:table-cell office:value-type="float" office:value="24.35" calcext:value-type="float">
            <text:p>24.35</text:p>
          </table:table-cell>
          <table:table-cell office:value-type="float" office:value="1.186" calcext:value-type="float">
            <text:p>1.186</text:p>
          </table:table-cell>
          <table:table-cell office:value-type="float" office:value="4.87063655030801" calcext:value-type="float">
            <text:p>4.8706365503080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</text:p>
          </table:table-cell>
          <table:table-cell office:value-type="float" office:value="75.221" calcext:value-type="float">
            <text:p>75.221</text:p>
          </table:table-cell>
          <table:table-cell office:value-type="float" office:value="1.3" calcext:value-type="float">
            <text:p>1.3</text:p>
          </table:table-cell>
          <table:table-cell office:value-type="float" office:value="1.72824078382367" calcext:value-type="float">
            <text:p>1.72824078382367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Encoding.Fusion</text:p>
          </table:table-cell>
          <table:table-cell office:value-type="float" office:value="845.453" calcext:value-type="float">
            <text:p>845.453</text:p>
          </table:table-cell>
          <table:table-cell office:value-type="float" office:value="5.355" calcext:value-type="float">
            <text:p>5.355</text:p>
          </table:table-cell>
          <table:table-cell office:value-type="float" office:value="0.63338825458068" calcext:value-type="float">
            <text:p>0.63338825458068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Fusion</text:p>
          </table:table-cell>
          <table:table-cell office:value-type="float" office:value="220.166" calcext:value-type="float">
            <text:p>220.166</text:p>
          </table:table-cell>
          <table:table-cell office:value-type="float" office:value="2.887" calcext:value-type="float">
            <text:p>2.887</text:p>
          </table:table-cell>
          <table:table-cell office:value-type="float" office:value="1.31128330441576" calcext:value-type="float">
            <text:p>1.31128330441576</text:p>
          </table:table-cell>
          <table:table-cell office:value-type="float" office:value="13814" calcext:value-type="float">
            <text:p>138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Lazy.Search</text:p>
          </table:table-cell>
          <table:table-cell office:value-type="float" office:value="447.109" calcext:value-type="float">
            <text:p>447.109</text:p>
          </table:table-cell>
          <table:table-cell office:value-type="float" office:value="1.534" calcext:value-type="float">
            <text:p>1.534</text:p>
          </table:table-cell>
          <table:table-cell office:value-type="float" office:value="0.343093071264502" calcext:value-type="float">
            <text:p>0.343093071264502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Measure</text:p>
          </table:table-cell>
          <table:table-cell office:value-type="float" office:value="10.052" calcext:value-type="float">
            <text:p>10.052</text:p>
          </table:table-cell>
          <table:table-cell office:value-type="float" office:value="1.173" calcext:value-type="float">
            <text:p>1.173</text:p>
          </table:table-cell>
          <table:table-cell office:value-type="float" office:value="11.6693195384003" calcext:value-type="float">
            <text:p>11.6693195384003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mCompat</text:p>
          </table:table-cell>
          <table:table-cell office:value-type="float" office:value="3.888" calcext:value-type="float">
            <text:p>3.888</text:p>
          </table:table-cell>
          <table:table-cell office:value-type="float" office:value="1.008" calcext:value-type="float">
            <text:p>1.00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Private</text:p>
          </table:table-cell>
          <table:table-cell office:value-type="float" office:value="52.499" calcext:value-type="float">
            <text:p>52.499</text:p>
          </table:table-cell>
          <table:table-cell office:value-type="float" office:value="1.299" calcext:value-type="float">
            <text:p>1.299</text:p>
          </table:table-cell>
          <table:table-cell office:value-type="float" office:value="2.47433284443513" calcext:value-type="float">
            <text:p>2.47433284443513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ad</text:p>
          </table:table-cell>
          <table:table-cell office:value-type="float" office:value="68.35" calcext:value-type="float">
            <text:p>68.35</text:p>
          </table:table-cell>
          <table:table-cell office:value-type="float" office:value="0.858" calcext:value-type="float">
            <text:p>0.858</text:p>
          </table:table-cell>
          <table:table-cell office:value-type="float" office:value="1.25530358449159" calcext:value-type="float">
            <text:p>1.2553035844915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Reverse</text:p>
          </table:table-cell>
          <table:table-cell office:value-type="float" office:value="18.355" calcext:value-type="float">
            <text:p>18.355</text:p>
          </table:table-cell>
          <table:table-cell office:value-type="float" office:value="1.853" calcext:value-type="float">
            <text:p>1.853</text:p>
          </table:table-cell>
          <table:table-cell office:value-type="float" office:value="10.0953418687006" calcext:value-type="float">
            <text:p>10.0953418687006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earch</text:p>
          </table:table-cell>
          <table:table-cell office:value-type="float" office:value="62.298" calcext:value-type="float">
            <text:p>62.298</text:p>
          </table:table-cell>
          <table:table-cell office:value-type="float" office:value="1.56" calcext:value-type="float">
            <text:p>1.56</text:p>
          </table:table-cell>
          <table:table-cell office:value-type="float" office:value="2.50409322931715" calcext:value-type="float">
            <text:p>2.50409322931715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StrictBuilder</text:p>
          </table:table-cell>
          <table:table-cell office:value-type="float" office:value="84.944" calcext:value-type="float">
            <text:p>84.944</text:p>
          </table:table-cell>
          <table:table-cell office:value-type="float" office:value="2.996" calcext:value-type="float">
            <text:p>2.996</text:p>
          </table:table-cell>
          <table:table-cell office:value-type="float" office:value="3.52702957242419" calcext:value-type="float">
            <text:p>3.52702957242419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Transformation</text:p>
          </table:table-cell>
          <table:table-cell office:value-type="float" office:value="504.31" calcext:value-type="float">
            <text:p>504.31</text:p>
          </table:table-cell>
          <table:table-cell office:value-type="float" office:value="5.613" calcext:value-type="float">
            <text:p>5.613</text:p>
          </table:table-cell>
          <table:table-cell office:value-type="float" office:value="1.1130058892348" calcext:value-type="float">
            <text:p>1.1130058892348</text:p>
          </table:table-cell>
          <table:table-cell office:value-type="float" office:value="10068" calcext:value-type="float">
            <text:p>100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</text:p>
          </table:table-cell>
          <table:table-cell office:value-type="float" office:value="10.556" calcext:value-type="float">
            <text:p>10.556</text:p>
          </table:table-cell>
          <table:table-cell office:value-type="float" office:value="1.34" calcext:value-type="float">
            <text:p>1.34</text:p>
          </table:table-cell>
          <table:table-cell office:value-type="float" office:value="12.6942023493748" calcext:value-type="float">
            <text:p>12.6942023493748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Unsafe.Char</text:p>
          </table:table-cell>
          <table:table-cell office:value-type="float" office:value="33.673" calcext:value-type="float">
            <text:p>33.673</text:p>
          </table:table-cell>
          <table:table-cell office:value-type="float" office:value="2.301" calcext:value-type="float">
            <text:p>2.301</text:p>
          </table:table-cell>
          <table:table-cell office:value-type="float" office:value="6.83336798028094" calcext:value-type="float">
            <text:p>6.83336798028094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</text:p>
          </table:table-cell>
          <table:table-cell office:value-type="float" office:value="24.078" calcext:value-type="float">
            <text:p>24.078</text:p>
          </table:table-cell>
          <table:table-cell office:value-type="float" office:value="1.128" calcext:value-type="float">
            <text:p>1.128</text:p>
          </table:table-cell>
          <table:table-cell office:value-type="float" office:value="4.68477448293048" calcext:value-type="float">
            <text:p>4.6847744829304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Native</text:p>
          </table:table-cell>
          <table:table-cell office:value-type="float" office:value="28.44" calcext:value-type="float">
            <text:p>28.44</text:p>
          </table:table-cell>
          <table:table-cell office:value-type="float" office:value="0.705" calcext:value-type="float">
            <text:p>0.705</text:p>
          </table:table-cell>
          <table:table-cell office:value-type="float" office:value="2.4789029535865" calcext:value-type="float">
            <text:p>2.4789029535865</text:p>
          </table:table-cell>
          <table:table-cell office:value-type="float" office:value="2301" calcext:value-type="float">
            <text:p>23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Internal.Validate.Simd</text:p>
          </table:table-cell>
          <table:table-cell office:value-type="float" office:value="14.846" calcext:value-type="float">
            <text:p>14.846</text:p>
          </table:table-cell>
          <table:table-cell office:value-type="float" office:value="0.912" calcext:value-type="float">
            <text:p>0.912</text:p>
          </table:table-cell>
          <table:table-cell office:value-type="float" office:value="6.14306884009161" calcext:value-type="float">
            <text:p>6.14306884009161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</text:p>
          </table:table-cell>
          <table:table-cell office:value-type="float" office:value="10113.009" calcext:value-type="float">
            <text:p>10113.009</text:p>
          </table:table-cell>
          <table:table-cell office:value-type="float" office:value="14.949" calcext:value-type="float">
            <text:p>14.949</text:p>
          </table:table-cell>
          <table:table-cell office:value-type="float" office:value="0.147819506538558" calcext:value-type="float">
            <text:p>0.147819506538558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</text:p>
          </table:table-cell>
          <table:table-cell office:value-type="float" office:value="4.273" calcext:value-type="float">
            <text:p>4.273</text:p>
          </table:table-cell>
          <table:table-cell office:value-type="float" office:value="1.458" calcext:value-type="float">
            <text:p>1.458</text:p>
          </table:table-cell>
          <table:table-cell office:value-type="float" office:value="34.121226304704" calcext:value-type="float">
            <text:p>34.12122630470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Int</text:p>
          </table:table-cell>
          <table:table-cell office:value-type="float" office:value="5314.765" calcext:value-type="float">
            <text:p>5314.765</text:p>
          </table:table-cell>
          <table:table-cell office:value-type="float" office:value="5.13" calcext:value-type="float">
            <text:p>5.13</text:p>
          </table:table-cell>
          <table:table-cell office:value-type="float" office:value="0.0965235527817316" calcext:value-type="float">
            <text:p>0.0965235527817316</text:p>
          </table:table-cell>
          <table:table-cell office:value-type="float" office:value="8933" calcext:value-type="float">
            <text:p>89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Builder.RealFloat</text:p>
          </table:table-cell>
          <table:table-cell office:value-type="float" office:value="7363.331" calcext:value-type="float">
            <text:p>7363.331</text:p>
          </table:table-cell>
          <table:table-cell office:value-type="float" office:value="2.879" calcext:value-type="float">
            <text:p>2.879</text:p>
          </table:table-cell>
          <table:table-cell office:value-type="float" office:value="0.0390991522722528" calcext:value-type="float">
            <text:p>0.0390991522722528</text:p>
          </table:table-cell>
          <table:table-cell office:value-type="float" office:value="9187" calcext:value-type="float">
            <text:p>91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Encoding</text:p>
          </table:table-cell>
          <table:table-cell office:value-type="float" office:value="1954.448" calcext:value-type="float">
            <text:p>1954.448</text:p>
          </table:table-cell>
          <table:table-cell office:value-type="float" office:value="2.313" calcext:value-type="float">
            <text:p>2.313</text:p>
          </table:table-cell>
          <table:table-cell office:value-type="float" office:value="0.118345435642186" calcext:value-type="float">
            <text:p>0.118345435642186</text:p>
          </table:table-cell>
          <table:table-cell office:value-type="float" office:value="8686" calcext:value-type="float">
            <text:p>86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O</text:p>
          </table:table-cell>
          <table:table-cell office:value-type="float" office:value="107.112" calcext:value-type="float">
            <text:p>107.112</text:p>
          </table:table-cell>
          <table:table-cell office:value-type="float" office:value="1.629" calcext:value-type="float">
            <text:p>1.629</text:p>
          </table:table-cell>
          <table:table-cell office:value-type="float" office:value="1.52083800134439" calcext:value-type="float">
            <text:p>1.52083800134439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Internal</text:p>
          </table:table-cell>
          <table:table-cell office:value-type="float" office:value="2.857" calcext:value-type="float">
            <text:p>2.857</text:p>
          </table:table-cell>
          <table:table-cell office:value-type="float" office:value="0.157" calcext:value-type="float">
            <text:p>0.157</text:p>
          </table:table-cell>
          <table:table-cell office:value-type="float" office:value="5.49527476373819" calcext:value-type="float">
            <text:p>5.49527476373819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Lazy.Read</text:p>
          </table:table-cell>
          <table:table-cell office:value-type="float" office:value="911.163" calcext:value-type="float">
            <text:p>911.163</text:p>
          </table:table-cell>
          <table:table-cell office:value-type="float" office:value="4.894" calcext:value-type="float">
            <text:p>4.894</text:p>
          </table:table-cell>
          <table:table-cell office:value-type="float" office:value="0.537115752066315" calcext:value-type="float">
            <text:p>0.537115752066315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Read</text:p>
          </table:table-cell>
          <table:table-cell office:value-type="float" office:value="1286.83" calcext:value-type="float">
            <text:p>1286.83</text:p>
          </table:table-cell>
          <table:table-cell office:value-type="float" office:value="3.714" calcext:value-type="float">
            <text:p>3.714</text:p>
          </table:table-cell>
          <table:table-cell office:value-type="float" office:value="0.288616211931646" calcext:value-type="float">
            <text:p>0.288616211931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Show</text:p>
          </table:table-cell>
          <table:table-cell office:value-type="float" office:value="91.721" calcext:value-type="float">
            <text:p>91.721</text:p>
          </table:table-cell>
          <table:table-cell office:value-type="float" office:value="1.507" calcext:value-type="float">
            <text:p>1.507</text:p>
          </table:table-cell>
          <table:table-cell office:value-type="float" office:value="1.64302613360081" calcext:value-type="float">
            <text:p>1.64302613360081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xt-2.1.1</text:p>
          </table:table-cell>
          <table:table-cell office:value-type="string" calcext:value-type="string">
            <text:p>Data.Text.Unsafe</text:p>
          </table:table-cell>
          <table:table-cell office:value-type="float" office:value="122.291" calcext:value-type="float">
            <text:p>122.291</text:p>
          </table:table-cell>
          <table:table-cell office:value-type="float" office:value="2.579" calcext:value-type="float">
            <text:p>2.579</text:p>
          </table:table-cell>
          <table:table-cell office:value-type="float" office:value="2.10890417119821" calcext:value-type="float">
            <text:p>2.10890417119821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Format</text:p>
          </table:table-cell>
          <table:table-cell office:value-type="float" office:value="339.689" calcext:value-type="float">
            <text:p>339.689</text:p>
          </table:table-cell>
          <table:table-cell office:value-type="float" office:value="3.551" calcext:value-type="float">
            <text:p>3.551</text:p>
          </table:table-cell>
          <table:table-cell office:value-type="float" office:value="1.04536796893629" calcext:value-type="float">
            <text:p>1.0453679689362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</text:p>
          </table:table-cell>
          <table:table-cell office:value-type="float" office:value="3.17" calcext:value-type="float">
            <text:p>3.17</text:p>
          </table:table-cell>
          <table:table-cell office:value-type="float" office:value="0.229" calcext:value-type="float">
            <text:p>0.229</text:p>
          </table:table-cell>
          <table:table-cell office:value-type="float" office:value="7.22397476340694" calcext:value-type="float">
            <text:p>7.22397476340694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</text:p>
          </table:table-cell>
          <table:table-cell office:value-type="float" office:value="3.019" calcext:value-type="float">
            <text:p>3.019</text:p>
          </table:table-cell>
          <table:table-cell office:value-type="float" office:value="0.192" calcext:value-type="float">
            <text:p>0.192</text:p>
          </table:table-cell>
          <table:table-cell office:value-type="float" office:value="6.35972176217291" calcext:value-type="float">
            <text:p>6.3597217621729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CalendarDiffDays</text:p>
          </table:table-cell>
          <table:table-cell office:value-type="float" office:value="271.003" calcext:value-type="float">
            <text:p>271.003</text:p>
          </table:table-cell>
          <table:table-cell office:value-type="float" office:value="0.526" calcext:value-type="float">
            <text:p>0.526</text:p>
          </table:table-cell>
          <table:table-cell office:value-type="float" office:value="0.194093792319642" calcext:value-type="float">
            <text:p>0.194093792319642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Days</text:p>
          </table:table-cell>
          <table:table-cell office:value-type="float" office:value="171.797" calcext:value-type="float">
            <text:p>171.797</text:p>
          </table:table-cell>
          <table:table-cell office:value-type="float" office:value="1.571" calcext:value-type="float">
            <text:p>1.571</text:p>
          </table:table-cell>
          <table:table-cell office:value-type="float" office:value="0.914451358289144" calcext:value-type="float">
            <text:p>0.914451358289144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Easter</text:p>
          </table:table-cell>
          <table:table-cell office:value-type="float" office:value="29.676" calcext:value-type="float">
            <text:p>29.676</text:p>
          </table:table-cell>
          <table:table-cell office:value-type="float" office:value="0.776" calcext:value-type="float">
            <text:p>0.776</text:p>
          </table:table-cell>
          <table:table-cell office:value-type="float" office:value="2.61490766949724" calcext:value-type="float">
            <text:p>2.61490766949724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Gregorian</text:p>
          </table:table-cell>
          <table:table-cell office:value-type="float" office:value="81.876" calcext:value-type="float">
            <text:p>81.876</text:p>
          </table:table-cell>
          <table:table-cell office:value-type="float" office:value="1.814" calcext:value-type="float">
            <text:p>1.814</text:p>
          </table:table-cell>
          <table:table-cell office:value-type="float" office:value="2.21554545898676" calcext:value-type="float">
            <text:p>2.21554545898676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</text:p>
          </table:table-cell>
          <table:table-cell office:value-type="float" office:value="79.594" calcext:value-type="float">
            <text:p>79.594</text:p>
          </table:table-cell>
          <table:table-cell office:value-type="float" office:value="1.481" calcext:value-type="float">
            <text:p>1.481</text:p>
          </table:table-cell>
          <table:table-cell office:value-type="float" office:value="1.86069301706159" calcext:value-type="float">
            <text:p>1.86069301706159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JulianYearDay</text:p>
          </table:table-cell>
          <table:table-cell office:value-type="float" office:value="33.272" calcext:value-type="float">
            <text:p>33.272</text:p>
          </table:table-cell>
          <table:table-cell office:value-type="float" office:value="0.61" calcext:value-type="float">
            <text:p>0.61</text:p>
          </table:table-cell>
          <table:table-cell office:value-type="float" office:value="1.83337340706901" calcext:value-type="float">
            <text:p>1.8333734070690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</text:p>
          </table:table-cell>
          <table:table-cell office:value-type="float" office:value="186.107" calcext:value-type="float">
            <text:p>186.107</text:p>
          </table:table-cell>
          <table:table-cell office:value-type="float" office:value="1.258" calcext:value-type="float">
            <text:p>1.258</text:p>
          </table:table-cell>
          <table:table-cell office:value-type="float" office:value="0.675955230055828" calcext:value-type="float">
            <text:p>0.675955230055828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MonthDay</text:p>
          </table:table-cell>
          <table:table-cell office:value-type="float" office:value="53.621" calcext:value-type="float">
            <text:p>53.621</text:p>
          </table:table-cell>
          <table:table-cell office:value-type="float" office:value="0.8" calcext:value-type="float">
            <text:p>0.8</text:p>
          </table:table-cell>
          <table:table-cell office:value-type="float" office:value="1.49195277969452" calcext:value-type="float">
            <text:p>1.49195277969452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OrdinalDate</text:p>
          </table:table-cell>
          <table:table-cell office:value-type="float" office:value="90.528" calcext:value-type="float">
            <text:p>90.528</text:p>
          </table:table-cell>
          <table:table-cell office:value-type="float" office:value="1.878" calcext:value-type="float">
            <text:p>1.878</text:p>
          </table:table-cell>
          <table:table-cell office:value-type="float" office:value="2.07449628844115" calcext:value-type="float">
            <text:p>2.07449628844115</text:p>
          </table:table-cell>
          <table:table-cell office:value-type="float" office:value="7504" calcext:value-type="float">
            <text:p>75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Private</text:p>
          </table:table-cell>
          <table:table-cell office:value-type="float" office:value="75.942" calcext:value-type="float">
            <text:p>75.942</text:p>
          </table:table-cell>
          <table:table-cell office:value-type="float" office:value="0.799" calcext:value-type="float">
            <text:p>0.799</text:p>
          </table:table-cell>
          <table:table-cell office:value-type="float" office:value="1.05211872218272" calcext:value-type="float">
            <text:p>1.05211872218272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Quarter</text:p>
          </table:table-cell>
          <table:table-cell office:value-type="float" office:value="475.241" calcext:value-type="float">
            <text:p>475.241</text:p>
          </table:table-cell>
          <table:table-cell office:value-type="float" office:value="1.612" calcext:value-type="float">
            <text:p>1.612</text:p>
          </table:table-cell>
          <table:table-cell office:value-type="float" office:value="0.339196323549526" calcext:value-type="float">
            <text:p>0.339196323549526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Types</text:p>
          </table:table-cell>
          <table:table-cell office:value-type="float" office:value="26.048" calcext:value-type="float">
            <text:p>26.048</text:p>
          </table:table-cell>
          <table:table-cell office:value-type="float" office:value="0.706" calcext:value-type="float">
            <text:p>0.706</text:p>
          </table:table-cell>
          <table:table-cell office:value-type="float" office:value="2.71038083538084" calcext:value-type="float">
            <text:p>2.7103808353808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</text:p>
          </table:table-cell>
          <table:table-cell office:value-type="float" office:value="329.81" calcext:value-type="float">
            <text:p>329.81</text:p>
          </table:table-cell>
          <table:table-cell office:value-type="float" office:value="0.89" calcext:value-type="float">
            <text:p>0.89</text:p>
          </table:table-cell>
          <table:table-cell office:value-type="float" office:value="0.269852339225615" calcext:value-type="float">
            <text:p>0.269852339225615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alendar.WeekDate</text:p>
          </table:table-cell>
          <table:table-cell office:value-type="float" office:value="116.861" calcext:value-type="float">
            <text:p>116.861</text:p>
          </table:table-cell>
          <table:table-cell office:value-type="float" office:value="1.26" calcext:value-type="float">
            <text:p>1.26</text:p>
          </table:table-cell>
          <table:table-cell office:value-type="float" office:value="1.0782040201607" calcext:value-type="float">
            <text:p>1.0782040201607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</text:p>
          </table:table-cell>
          <table:table-cell office:value-type="float" office:value="2.83" calcext:value-type="float">
            <text:p>2.83</text:p>
          </table:table-cell>
          <table:table-cell office:value-type="float" office:value="0.227" calcext:value-type="float">
            <text:p>0.227</text:p>
          </table:table-cell>
          <table:table-cell office:value-type="float" office:value="8.02120141342756" calcext:value-type="float">
            <text:p>8.02120141342756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AbsoluteTime</text:p>
          </table:table-cell>
          <table:table-cell office:value-type="float" office:value="100.509" calcext:value-type="float">
            <text:p>100.509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4599190122278" calcext:value-type="float">
            <text:p>0.864599190122278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CTimeval</text:p>
          </table:table-cell>
          <table:table-cell office:value-type="float" office:value="46.096" calcext:value-type="float">
            <text:p>46.096</text:p>
          </table:table-cell>
          <table:table-cell office:value-type="float" office:value="1.166" calcext:value-type="float">
            <text:p>1.166</text:p>
          </table:table-cell>
          <table:table-cell office:value-type="float" office:value="2.52950364456786" calcext:value-type="float">
            <text:p>2.52950364456786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DiffTime</text:p>
          </table:table-cell>
          <table:table-cell office:value-type="float" office:value="182.626" calcext:value-type="float">
            <text:p>182.626</text:p>
          </table:table-cell>
          <table:table-cell office:value-type="float" office:value="1.41" calcext:value-type="float">
            <text:p>1.41</text:p>
          </table:table-cell>
          <table:table-cell office:value-type="float" office:value="0.772069694348012" calcext:value-type="float">
            <text:p>0.77206969434801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NominalDiffTime</text:p>
          </table:table-cell>
          <table:table-cell office:value-type="float" office:value="182.463" calcext:value-type="float">
            <text:p>182.463</text:p>
          </table:table-cell>
          <table:table-cell office:value-type="float" office:value="1.53" calcext:value-type="float">
            <text:p>1.53</text:p>
          </table:table-cell>
          <table:table-cell office:value-type="float" office:value="0.838526166948916" calcext:value-type="float">
            <text:p>0.838526166948916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POSIXTime</text:p>
          </table:table-cell>
          <table:table-cell office:value-type="float" office:value="3.258" calcext:value-type="float">
            <text:p>3.258</text:p>
          </table:table-cell>
          <table:table-cell office:value-type="float" office:value="0.2" calcext:value-type="float">
            <text:p>0.2</text:p>
          </table:table-cell>
          <table:table-cell office:value-type="float" office:value="6.13873542050338" calcext:value-type="float">
            <text:p>6.1387354205033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SystemTime</text:p>
          </table:table-cell>
          <table:table-cell office:value-type="float" office:value="292.708" calcext:value-type="float">
            <text:p>292.708</text:p>
          </table:table-cell>
          <table:table-cell office:value-type="float" office:value="1.353" calcext:value-type="float">
            <text:p>1.353</text:p>
          </table:table-cell>
          <table:table-cell office:value-type="float" office:value="0.46223540183391" calcext:value-type="float">
            <text:p>0.46223540183391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Diff</text:p>
          </table:table-cell>
          <table:table-cell office:value-type="float" office:value="9.57" calcext:value-type="float">
            <text:p>9.57</text:p>
          </table:table-cell>
          <table:table-cell office:value-type="float" office:value="0.295" calcext:value-type="float">
            <text:p>0.295</text:p>
          </table:table-cell>
          <table:table-cell office:value-type="float" office:value="3.08254963427377" calcext:value-type="float">
            <text:p>3.0825496342737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TCTime</text:p>
          </table:table-cell>
          <table:table-cell office:value-type="float" office:value="155.835" calcext:value-type="float">
            <text:p>155.835</text:p>
          </table:table-cell>
          <table:table-cell office:value-type="float" office:value="0.635" calcext:value-type="float">
            <text:p>0.635</text:p>
          </table:table-cell>
          <table:table-cell office:value-type="float" office:value="0.407482272916867" calcext:value-type="float">
            <text:p>0.407482272916867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Internal.UniversalTime</text:p>
          </table:table-cell>
          <table:table-cell office:value-type="float" office:value="98.855" calcext:value-type="float">
            <text:p>98.855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4486368924182" calcext:value-type="float">
            <text:p>0.304486368924182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POSIX</text:p>
          </table:table-cell>
          <table:table-cell office:value-type="float" office:value="29.027" calcext:value-type="float">
            <text:p>29.027</text:p>
          </table:table-cell>
          <table:table-cell office:value-type="float" office:value="0.841" calcext:value-type="float">
            <text:p>0.841</text:p>
          </table:table-cell>
          <table:table-cell office:value-type="float" office:value="2.89730251145485" calcext:value-type="float">
            <text:p>2.89730251145485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System</text:p>
          </table:table-cell>
          <table:table-cell office:value-type="float" office:value="32.497" calcext:value-type="float">
            <text:p>32.497</text:p>
          </table:table-cell>
          <table:table-cell office:value-type="float" office:value="0.747" calcext:value-type="float">
            <text:p>0.747</text:p>
          </table:table-cell>
          <table:table-cell office:value-type="float" office:value="2.29867372372834" calcext:value-type="float">
            <text:p>2.29867372372834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Clock.TAI</text:p>
          </table:table-cell>
          <table:table-cell office:value-type="float" office:value="53.722" calcext:value-type="float">
            <text:p>53.722</text:p>
          </table:table-cell>
          <table:table-cell office:value-type="float" office:value="0.858" calcext:value-type="float">
            <text:p>0.858</text:p>
          </table:table-cell>
          <table:table-cell office:value-type="float" office:value="1.59711105319981" calcext:value-type="float">
            <text:p>1.59711105319981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</text:p>
          </table:table-cell>
          <table:table-cell office:value-type="float" office:value="2.551" calcext:value-type="float">
            <text:p>2.551</text:p>
          </table:table-cell>
          <table:table-cell office:value-type="float" office:value="0.168" calcext:value-type="float">
            <text:p>0.168</text:p>
          </table:table-cell>
          <table:table-cell office:value-type="float" office:value="6.58565268522148" calcext:value-type="float">
            <text:p>6.5856526852214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Class</text:p>
          </table:table-cell>
          <table:table-cell office:value-type="float" office:value="115.625" calcext:value-type="float">
            <text:p>115.625</text:p>
          </table:table-cell>
          <table:table-cell office:value-type="float" office:value="2.187" calcext:value-type="float">
            <text:p>2.187</text:p>
          </table:table-cell>
          <table:table-cell office:value-type="float" office:value="1.89145945945946" calcext:value-type="float">
            <text:p>1.89145945945946</text:p>
          </table:table-cell>
          <table:table-cell office:value-type="float" office:value="13395" calcext:value-type="float">
            <text:p>133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Format.Instances</text:p>
          </table:table-cell>
          <table:table-cell office:value-type="float" office:value="438.608" calcext:value-type="float">
            <text:p>438.608</text:p>
          </table:table-cell>
          <table:table-cell office:value-type="float" office:value="2.289" calcext:value-type="float">
            <text:p>2.289</text:p>
          </table:table-cell>
          <table:table-cell office:value-type="float" office:value="0.521878305913253" calcext:value-type="float">
            <text:p>0.521878305913253</text:p>
          </table:table-cell>
          <table:table-cell office:value-type="float" office:value="10823" calcext:value-type="float">
            <text:p>1082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SO8601</text:p>
          </table:table-cell>
          <table:table-cell office:value-type="float" office:value="973.89" calcext:value-type="float">
            <text:p>973.89</text:p>
          </table:table-cell>
          <table:table-cell office:value-type="float" office:value="5.639" calcext:value-type="float">
            <text:p>5.639</text:p>
          </table:table-cell>
          <table:table-cell office:value-type="float" office:value="0.579018164269065" calcext:value-type="float">
            <text:p>0.579018164269065</text:p>
          </table:table-cell>
          <table:table-cell office:value-type="float" office:value="18219" calcext:value-type="float">
            <text:p>1821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Internal</text:p>
          </table:table-cell>
          <table:table-cell office:value-type="float" office:value="2.979" calcext:value-type="float">
            <text:p>2.979</text:p>
          </table:table-cell>
          <table:table-cell office:value-type="float" office:value="0.15" calcext:value-type="float">
            <text:p>0.15</text:p>
          </table:table-cell>
          <table:table-cell office:value-type="float" office:value="5.03524672708963" calcext:value-type="float">
            <text:p>5.0352467270896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Locale</text:p>
          </table:table-cell>
          <table:table-cell office:value-type="float" office:value="149.762" calcext:value-type="float">
            <text:p>149.762</text:p>
          </table:table-cell>
          <table:table-cell office:value-type="float" office:value="0.647" calcext:value-type="float">
            <text:p>0.647</text:p>
          </table:table-cell>
          <table:table-cell office:value-type="float" office:value="0.432018803167693" calcext:value-type="float">
            <text:p>0.432018803167693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</text:p>
          </table:table-cell>
          <table:table-cell office:value-type="float" office:value="196.111" calcext:value-type="float">
            <text:p>196.111</text:p>
          </table:table-cell>
          <table:table-cell office:value-type="float" office:value="1.552" calcext:value-type="float">
            <text:p>1.552</text:p>
          </table:table-cell>
          <table:table-cell office:value-type="float" office:value="0.791388550361785" calcext:value-type="float">
            <text:p>0.791388550361785</text:p>
          </table:table-cell>
          <table:table-cell office:value-type="float" office:value="7914" calcext:value-type="float">
            <text:p>791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Class</text:p>
          </table:table-cell>
          <table:table-cell office:value-type="float" office:value="389.871" calcext:value-type="float">
            <text:p>389.871</text:p>
          </table:table-cell>
          <table:table-cell office:value-type="float" office:value="2.716" calcext:value-type="float">
            <text:p>2.716</text:p>
          </table:table-cell>
          <table:table-cell office:value-type="float" office:value="0.696640683713331" calcext:value-type="float">
            <text:p>0.69664068371333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Format.Parse.Instances</text:p>
          </table:table-cell>
          <table:table-cell office:value-type="float" office:value="500.33" calcext:value-type="float">
            <text:p>500.33</text:p>
          </table:table-cell>
          <table:table-cell office:value-type="float" office:value="5.339" calcext:value-type="float">
            <text:p>5.339</text:p>
          </table:table-cell>
          <table:table-cell office:value-type="float" office:value="1.06709571682689" calcext:value-type="float">
            <text:p>1.06709571682689</text:p>
          </table:table-cell>
          <table:table-cell office:value-type="float" office:value="17596" calcext:value-type="float">
            <text:p>1759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</text:p>
          </table:table-cell>
          <table:table-cell office:value-type="float" office:value="3.149" calcext:value-type="float">
            <text:p>3.149</text:p>
          </table:table-cell>
          <table:table-cell office:value-type="float" office:value="0.484" calcext:value-type="float">
            <text:p>0.484</text:p>
          </table:table-cell>
          <table:table-cell office:value-type="float" office:value="15.369958717053" calcext:value-type="float">
            <text:p>15.369958717053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CalendarDiffTime</text:p>
          </table:table-cell>
          <table:table-cell office:value-type="float" office:value="132.411" calcext:value-type="float">
            <text:p>132.41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61442025209386" calcext:value-type="float">
            <text:p>0.461442025209386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LocalTime</text:p>
          </table:table-cell>
          <table:table-cell office:value-type="float" office:value="210.847" calcext:value-type="float">
            <text:p>210.847</text:p>
          </table:table-cell>
          <table:table-cell office:value-type="float" office:value="0.98" calcext:value-type="float">
            <text:p>0.98</text:p>
          </table:table-cell>
          <table:table-cell office:value-type="float" office:value="0.464792005577504" calcext:value-type="float">
            <text:p>0.464792005577504</text:p>
          </table:table-cell>
          <table:table-cell office:value-type="float" office:value="2942" calcext:value-type="float">
            <text:p>2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OfDay</text:p>
          </table:table-cell>
          <table:table-cell office:value-type="float" office:value="305.834" calcext:value-type="float">
            <text:p>305.834</text:p>
          </table:table-cell>
          <table:table-cell office:value-type="float" office:value="1.324" calcext:value-type="float">
            <text:p>1.324</text:p>
          </table:table-cell>
          <table:table-cell office:value-type="float" office:value="0.432914587652125" calcext:value-type="float">
            <text:p>0.432914587652125</text:p>
          </table:table-cell>
          <table:table-cell office:value-type="float" office:value="4498" calcext:value-type="float">
            <text:p>449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TimeZone</text:p>
          </table:table-cell>
          <table:table-cell office:value-type="float" office:value="253.663" calcext:value-type="float">
            <text:p>253.663</text:p>
          </table:table-cell>
          <table:table-cell office:value-type="float" office:value="1.798" calcext:value-type="float">
            <text:p>1.798</text:p>
          </table:table-cell>
          <table:table-cell office:value-type="float" office:value="0.708814450668801" calcext:value-type="float">
            <text:p>0.708814450668801</text:p>
          </table:table-cell>
          <table:table-cell office:value-type="float" office:value="5540" calcext:value-type="float">
            <text:p>55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1.14</text:p>
          </table:table-cell>
          <table:table-cell office:value-type="string" calcext:value-type="string">
            <text:p>Data.Time.LocalTime.Internal.ZonedTime</text:p>
          </table:table-cell>
          <table:table-cell office:value-type="float" office:value="134.163" calcext:value-type="float">
            <text:p>134.163</text:p>
          </table:table-cell>
          <table:table-cell office:value-type="float" office:value="1.061" calcext:value-type="float">
            <text:p>1.061</text:p>
          </table:table-cell>
          <table:table-cell office:value-type="float" office:value="0.790829066135969" calcext:value-type="float">
            <text:p>0.790829066135969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Backwards</text:p>
          </table:table-cell>
          <table:table-cell office:value-type="float" office:value="418.346" calcext:value-type="float">
            <text:p>418.346</text:p>
          </table:table-cell>
          <table:table-cell office:value-type="float" office:value="1.99" calcext:value-type="float">
            <text:p>1.99</text:p>
          </table:table-cell>
          <table:table-cell office:value-type="float" office:value="0.475682808010594" calcext:value-type="float">
            <text:p>0.475682808010594</text:p>
          </table:table-cell>
          <table:table-cell office:value-type="float" office:value="4672" calcext:value-type="float">
            <text:p>467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Applicative.Lift</text:p>
          </table:table-cell>
          <table:table-cell office:value-type="float" office:value="389.04" calcext:value-type="float">
            <text:p>389.04</text:p>
          </table:table-cell>
          <table:table-cell office:value-type="float" office:value="2.732" calcext:value-type="float">
            <text:p>2.732</text:p>
          </table:table-cell>
          <table:table-cell office:value-type="float" office:value="0.702241414764549" calcext:value-type="float">
            <text:p>0.702241414764549</text:p>
          </table:table-cell>
          <table:table-cell office:value-type="float" office:value="5606" calcext:value-type="float">
            <text:p>560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Signatures</text:p>
          </table:table-cell>
          <table:table-cell office:value-type="float" office:value="3.198" calcext:value-type="float">
            <text:p>3.198</text:p>
          </table:table-cell>
          <table:table-cell office:value-type="float" office:value="0.734" calcext:value-type="float">
            <text:p>0.734</text:p>
          </table:table-cell>
          <table:table-cell office:value-type="float" office:value="22.9518449030644" calcext:value-type="float">
            <text:p>22.951844903064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Accum</text:p>
          </table:table-cell>
          <table:table-cell office:value-type="float" office:value="198.812" calcext:value-type="float">
            <text:p>198.812</text:p>
          </table:table-cell>
          <table:table-cell office:value-type="float" office:value="3.339" calcext:value-type="float">
            <text:p>3.339</text:p>
          </table:table-cell>
          <table:table-cell office:value-type="float" office:value="1.6794760879625" calcext:value-type="float">
            <text:p>1.6794760879625</text:p>
          </table:table-cell>
          <table:table-cell office:value-type="float" office:value="10883" calcext:value-type="float">
            <text:p>1088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lass</text:p>
          </table:table-cell>
          <table:table-cell office:value-type="float" office:value="7.204" calcext:value-type="float">
            <text:p>7.204</text:p>
          </table:table-cell>
          <table:table-cell office:value-type="float" office:value="1.207" calcext:value-type="float">
            <text:p>1.207</text:p>
          </table:table-cell>
          <table:table-cell office:value-type="float" office:value="16.7545807884509" calcext:value-type="float">
            <text:p>16.7545807884509</text:p>
          </table:table-cell>
          <table:table-cell office:value-type="float" office:value="10728" calcext:value-type="float">
            <text:p>1072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Cont</text:p>
          </table:table-cell>
          <table:table-cell office:value-type="float" office:value="79.126" calcext:value-type="float">
            <text:p>79.126</text:p>
          </table:table-cell>
          <table:table-cell office:value-type="float" office:value="3.082" calcext:value-type="float">
            <text:p>3.082</text:p>
          </table:table-cell>
          <table:table-cell office:value-type="float" office:value="3.89505345904001" calcext:value-type="float">
            <text:p>3.89505345904001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Except</text:p>
          </table:table-cell>
          <table:table-cell office:value-type="float" office:value="550.079" calcext:value-type="float">
            <text:p>550.079</text:p>
          </table:table-cell>
          <table:table-cell office:value-type="float" office:value="4.425" calcext:value-type="float">
            <text:p>4.425</text:p>
          </table:table-cell>
          <table:table-cell office:value-type="float" office:value="0.804429909158503" calcext:value-type="float">
            <text:p>0.804429909158503</text:p>
          </table:table-cell>
          <table:table-cell office:value-type="float" office:value="11277" calcext:value-type="float">
            <text:p>112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Identity</text:p>
          </table:table-cell>
          <table:table-cell office:value-type="float" office:value="359.716" calcext:value-type="float">
            <text:p>359.716</text:p>
          </table:table-cell>
          <table:table-cell office:value-type="float" office:value="2.873" calcext:value-type="float">
            <text:p>2.873</text:p>
          </table:table-cell>
          <table:table-cell office:value-type="float" office:value="0.7986856297746" calcext:value-type="float">
            <text:p>0.7986856297746</text:p>
          </table:table-cell>
          <table:table-cell office:value-type="float" office:value="6501" calcext:value-type="float">
            <text:p>65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Maybe</text:p>
          </table:table-cell>
          <table:table-cell office:value-type="float" office:value="429.201" calcext:value-type="float">
            <text:p>429.201</text:p>
          </table:table-cell>
          <table:table-cell office:value-type="float" office:value="2.97" calcext:value-type="float">
            <text:p>2.97</text:p>
          </table:table-cell>
          <table:table-cell office:value-type="float" office:value="0.691983476273354" calcext:value-type="float">
            <text:p>0.691983476273354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</text:p>
          </table:table-cell>
          <table:table-cell office:value-type="float" office:value="3.869" calcext:value-type="float">
            <text:p>3.869</text:p>
          </table:table-cell>
          <table:table-cell office:value-type="float" office:value="0.676" calcext:value-type="float">
            <text:p>0.676</text:p>
          </table:table-cell>
          <table:table-cell office:value-type="float" office:value="17.4722150426467" calcext:value-type="float">
            <text:p>17.4722150426467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CPS</text:p>
          </table:table-cell>
          <table:table-cell office:value-type="float" office:value="237.295" calcext:value-type="float">
            <text:p>237.295</text:p>
          </table:table-cell>
          <table:table-cell office:value-type="float" office:value="6.785" calcext:value-type="float">
            <text:p>6.785</text:p>
          </table:table-cell>
          <table:table-cell office:value-type="float" office:value="2.8593101413852" calcext:value-type="float">
            <text:p>2.8593101413852</text:p>
          </table:table-cell>
          <table:table-cell office:value-type="float" office:value="13988" calcext:value-type="float">
            <text:p>1398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Lazy</text:p>
          </table:table-cell>
          <table:table-cell office:value-type="float" office:value="271.96" calcext:value-type="float">
            <text:p>271.96</text:p>
          </table:table-cell>
          <table:table-cell office:value-type="float" office:value="4.116" calcext:value-type="float">
            <text:p>4.116</text:p>
          </table:table-cell>
          <table:table-cell office:value-type="float" office:value="1.51345786145021" calcext:value-type="float">
            <text:p>1.51345786145021</text:p>
          </table:table-cell>
          <table:table-cell office:value-type="float" office:value="13516" calcext:value-type="float">
            <text:p>1351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WS.Strict</text:p>
          </table:table-cell>
          <table:table-cell office:value-type="float" office:value="258.869" calcext:value-type="float">
            <text:p>258.869</text:p>
          </table:table-cell>
          <table:table-cell office:value-type="float" office:value="5.282" calcext:value-type="float">
            <text:p>5.282</text:p>
          </table:table-cell>
          <table:table-cell office:value-type="float" office:value="2.04041426358506" calcext:value-type="float">
            <text:p>2.04041426358506</text:p>
          </table:table-cell>
          <table:table-cell office:value-type="float" office:value="13677" calcext:value-type="float">
            <text:p>1367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Reader</text:p>
          </table:table-cell>
          <table:table-cell office:value-type="float" office:value="160.774" calcext:value-type="float">
            <text:p>160.774</text:p>
          </table:table-cell>
          <table:table-cell office:value-type="float" office:value="4.451" calcext:value-type="float">
            <text:p>4.451</text:p>
          </table:table-cell>
          <table:table-cell office:value-type="float" office:value="2.76848246607038" calcext:value-type="float">
            <text:p>2.76848246607038</text:p>
          </table:table-cell>
          <table:table-cell office:value-type="float" office:value="8280" calcext:value-type="float">
            <text:p>82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elect</text:p>
          </table:table-cell>
          <table:table-cell office:value-type="float" office:value="124.32" calcext:value-type="float">
            <text:p>124.32</text:p>
          </table:table-cell>
          <table:table-cell office:value-type="float" office:value="3.474" calcext:value-type="float">
            <text:p>3.474</text:p>
          </table:table-cell>
          <table:table-cell office:value-type="float" office:value="2.79440154440155" calcext:value-type="float">
            <text:p>2.7944015444015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</text:p>
          </table:table-cell>
          <table:table-cell office:value-type="float" office:value="3.721" calcext:value-type="float">
            <text:p>3.721</text:p>
          </table:table-cell>
          <table:table-cell office:value-type="float" office:value="1.022" calcext:value-type="float">
            <text:p>1.022</text:p>
          </table:table-cell>
          <table:table-cell office:value-type="float" office:value="27.4657350174684" calcext:value-type="float">
            <text:p>27.4657350174684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Lazy</text:p>
          </table:table-cell>
          <table:table-cell office:value-type="float" office:value="194.579" calcext:value-type="float">
            <text:p>194.579</text:p>
          </table:table-cell>
          <table:table-cell office:value-type="float" office:value="5.393" calcext:value-type="float">
            <text:p>5.393</text:p>
          </table:table-cell>
          <table:table-cell office:value-type="float" office:value="2.7716248927171" calcext:value-type="float">
            <text:p>2.7716248927171</text:p>
          </table:table-cell>
          <table:table-cell office:value-type="float" office:value="13467" calcext:value-type="float">
            <text:p>1346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State.Strict</text:p>
          </table:table-cell>
          <table:table-cell office:value-type="float" office:value="200.538" calcext:value-type="float">
            <text:p>200.538</text:p>
          </table:table-cell>
          <table:table-cell office:value-type="float" office:value="4.309" calcext:value-type="float">
            <text:p>4.309</text:p>
          </table:table-cell>
          <table:table-cell office:value-type="float" office:value="2.14871994335238" calcext:value-type="float">
            <text:p>2.14871994335238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</text:p>
          </table:table-cell>
          <table:table-cell office:value-type="float" office:value="2.743" calcext:value-type="float">
            <text:p>2.743</text:p>
          </table:table-cell>
          <table:table-cell office:value-type="float" office:value="0.548" calcext:value-type="float">
            <text:p>0.548</text:p>
          </table:table-cell>
          <table:table-cell office:value-type="float" office:value="19.9781261392636" calcext:value-type="float">
            <text:p>19.9781261392636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CPS</text:p>
          </table:table-cell>
          <table:table-cell office:value-type="float" office:value="184.965" calcext:value-type="float">
            <text:p>184.965</text:p>
          </table:table-cell>
          <table:table-cell office:value-type="float" office:value="4.414" calcext:value-type="float">
            <text:p>4.414</text:p>
          </table:table-cell>
          <table:table-cell office:value-type="float" office:value="2.38639742654016" calcext:value-type="float">
            <text:p>2.38639742654016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Lazy</text:p>
          </table:table-cell>
          <table:table-cell office:value-type="float" office:value="499.496" calcext:value-type="float">
            <text:p>499.496</text:p>
          </table:table-cell>
          <table:table-cell office:value-type="float" office:value="3.338" calcext:value-type="float">
            <text:p>3.338</text:p>
          </table:table-cell>
          <table:table-cell office:value-type="float" office:value="0.668273619808767" calcext:value-type="float">
            <text:p>0.668273619808767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Control.Monad.Trans.Writer.Strict</text:p>
          </table:table-cell>
          <table:table-cell office:value-type="float" office:value="497.521" calcext:value-type="float">
            <text:p>497.521</text:p>
          </table:table-cell>
          <table:table-cell office:value-type="float" office:value="3.576" calcext:value-type="float">
            <text:p>3.576</text:p>
          </table:table-cell>
          <table:table-cell office:value-type="float" office:value="0.718763630077926" calcext:value-type="float">
            <text:p>0.718763630077926</text:p>
          </table:table-cell>
          <table:table-cell office:value-type="float" office:value="10924" calcext:value-type="float">
            <text:p>109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Constant</text:p>
          </table:table-cell>
          <table:table-cell office:value-type="float" office:value="380.447" calcext:value-type="float">
            <text:p>380.447</text:p>
          </table:table-cell>
          <table:table-cell office:value-type="float" office:value="1.875" calcext:value-type="float">
            <text:p>1.875</text:p>
          </table:table-cell>
          <table:table-cell office:value-type="float" office:value="0.492841315610322" calcext:value-type="float">
            <text:p>0.492841315610322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formers-0.6.1.1</text:p>
          </table:table-cell>
          <table:table-cell office:value-type="string" calcext:value-type="string">
            <text:p>Data.Functor.Reverse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0.651567334960351" calcext:value-type="float">
            <text:p>0.651567334960351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</text:p>
          </table:table-cell>
          <table:table-cell office:value-type="float" office:value="8114.183" calcext:value-type="float">
            <text:p>8114.183</text:p>
          </table:table-cell>
          <table:table-cell office:value-type="float" office:value="43.537" calcext:value-type="float">
            <text:p>43.537</text:p>
          </table:table-cell>
          <table:table-cell office:value-type="float" office:value="0.536554327157768" calcext:value-type="float">
            <text:p>0.536554327157768</text:p>
          </table:table-cell>
          <table:table-cell office:value-type="float" office:value="94822" calcext:value-type="float">
            <text:p>9482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Array</text:p>
          </table:table-cell>
          <table:table-cell office:value-type="float" office:value="566.309" calcext:value-type="float">
            <text:p>566.309</text:p>
          </table:table-cell>
          <table:table-cell office:value-type="float" office:value="8.19" calcext:value-type="float">
            <text:p>8.19</text:p>
          </table:table-cell>
          <table:table-cell office:value-type="float" office:value="1.44620692943252" calcext:value-type="float">
            <text:p>1.44620692943252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Debug</text:p>
          </table:table-cell>
          <table:table-cell office:value-type="float" office:value="263.477" calcext:value-type="float">
            <text:p>263.477</text:p>
          </table:table-cell>
          <table:table-cell office:value-type="float" office:value="2.12" calcext:value-type="float">
            <text:p>2.12</text:p>
          </table:table-cell>
          <table:table-cell office:value-type="float" office:value="0.804624312558592" calcext:value-type="float">
            <text:p>0.804624312558592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List</text:p>
          </table:table-cell>
          <table:table-cell office:value-type="float" office:value="66.166" calcext:value-type="float">
            <text:p>66.166</text:p>
          </table:table-cell>
          <table:table-cell office:value-type="float" office:value="1.323" calcext:value-type="float">
            <text:p>1.323</text:p>
          </table:table-cell>
          <table:table-cell office:value-type="float" office:value="1.9995163679231" calcext:value-type="float">
            <text:p>1.9995163679231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Internal.Strict</text:p>
          </table:table-cell>
          <table:table-cell office:value-type="float" office:value="2490.579" calcext:value-type="float">
            <text:p>2490.579</text:p>
          </table:table-cell>
          <table:table-cell office:value-type="float" office:value="7.835" calcext:value-type="float">
            <text:p>7.835</text:p>
          </table:table-cell>
          <table:table-cell office:value-type="float" office:value="0.314585483937671" calcext:value-type="float">
            <text:p>0.314585483937671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Lazy</text:p>
          </table:table-cell>
          <table:table-cell office:value-type="float" office:value="4.428" calcext:value-type="float">
            <text:p>4.428</text:p>
          </table:table-cell>
          <table:table-cell office:value-type="float" office:value="1.156" calcext:value-type="float">
            <text:p>1.156</text:p>
          </table:table-cell>
          <table:table-cell office:value-type="float" office:value="26.1065943992773" calcext:value-type="float">
            <text:p>26.1065943992773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Map.Strict</text:p>
          </table:table-cell>
          <table:table-cell office:value-type="float" office:value="3.697" calcext:value-type="float">
            <text:p>3.697</text:p>
          </table:table-cell>
          <table:table-cell office:value-type="float" office:value="0.83" calcext:value-type="float">
            <text:p>0.83</text:p>
          </table:table-cell>
          <table:table-cell office:value-type="float" office:value="22.4506356505275" calcext:value-type="float">
            <text:p>22.4506356505275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</text:p>
          </table:table-cell>
          <table:table-cell office:value-type="float" office:value="3.603" calcext:value-type="float">
            <text:p>3.603</text:p>
          </table:table-cell>
          <table:table-cell office:value-type="float" office:value="0.853" calcext:value-type="float">
            <text:p>0.853</text:p>
          </table:table-cell>
          <table:table-cell office:value-type="float" office:value="23.6747155148487" calcext:value-type="float">
            <text:p>23.674715514848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ordered-containers-0.2.20</text:p>
          </table:table-cell>
          <table:table-cell office:value-type="string" calcext:value-type="string">
            <text:p>Data.HashSet.Internal</text:p>
          </table:table-cell>
          <table:table-cell office:value-type="float" office:value="746.553" calcext:value-type="float">
            <text:p>746.553</text:p>
          </table:table-cell>
          <table:table-cell office:value-type="float" office:value="3.229" calcext:value-type="float">
            <text:p>3.229</text:p>
          </table:table-cell>
          <table:table-cell office:value-type="float" office:value="0.432521200772082" calcext:value-type="float">
            <text:p>0.432521200772082</text:p>
          </table:table-cell>
          <table:table-cell office:value-type="float" office:value="13326" calcext:value-type="float">
            <text:p>1332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</text:p>
          </table:table-cell>
          <table:table-cell office:value-type="float" office:value="10000.479" calcext:value-type="float">
            <text:p>10000.479</text:p>
          </table:table-cell>
          <table:table-cell office:value-type="float" office:value="24.118" calcext:value-type="float">
            <text:p>24.118</text:p>
          </table:table-cell>
          <table:table-cell office:value-type="float" office:value="0.241168448031339" calcext:value-type="float">
            <text:p>0.241168448031339</text:p>
          </table:table-cell>
          <table:table-cell office:value-type="float" office:value="66746" calcext:value-type="float">
            <text:p>6674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</text:p>
          </table:table-cell>
          <table:table-cell office:value-type="float" office:value="4381.49" calcext:value-type="float">
            <text:p>4381.49</text:p>
          </table:table-cell>
          <table:table-cell office:value-type="float" office:value="7.522" calcext:value-type="float">
            <text:p>7.522</text:p>
          </table:table-cell>
          <table:table-cell office:value-type="float" office:value="0.171676758363023" calcext:value-type="float">
            <text:p>0.171676758363023</text:p>
          </table:table-cell>
          <table:table-cell office:value-type="float" office:value="16942" calcext:value-type="float">
            <text:p>16942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Monadic</text:p>
          </table:table-cell>
          <table:table-cell office:value-type="float" office:value="7529.369" calcext:value-type="float">
            <text:p>7529.369</text:p>
          </table:table-cell>
          <table:table-cell office:value-type="float" office:value="50.513" calcext:value-type="float">
            <text:p>50.513</text:p>
          </table:table-cell>
          <table:table-cell office:value-type="float" office:value="0.670879591636431" calcext:value-type="float">
            <text:p>0.670879591636431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Bundle.Size</text:p>
          </table:table-cell>
          <table:table-cell office:value-type="float" office:value="130.944" calcext:value-type="float">
            <text:p>130.944</text:p>
          </table:table-cell>
          <table:table-cell office:value-type="float" office:value="2.051" calcext:value-type="float">
            <text:p>2.051</text:p>
          </table:table-cell>
          <table:table-cell office:value-type="float" office:value="1.56631842619746" calcext:value-type="float">
            <text:p>1.56631842619746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Stream.Monadic</text:p>
          </table:table-cell>
          <table:table-cell office:value-type="float" office:value="16.181" calcext:value-type="float">
            <text:p>16.181</text:p>
          </table:table-cell>
          <table:table-cell office:value-type="float" office:value="0.072" calcext:value-type="float">
            <text:p>0.072</text:p>
          </table:table-cell>
          <table:table-cell office:value-type="float" office:value="0.444966318521723" calcext:value-type="float">
            <text:p>0.444966318521723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Fusion.Util</text:p>
          </table:table-cell>
          <table:table-cell office:value-type="float" office:value="22.89" calcext:value-type="float">
            <text:p>22.89</text:p>
          </table:table-cell>
          <table:table-cell office:value-type="float" office:value="0.728" calcext:value-type="float">
            <text:p>0.728</text:p>
          </table:table-cell>
          <table:table-cell office:value-type="float" office:value="3.18042813455657" calcext:value-type="float">
            <text:p>3.18042813455657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</text:p>
          </table:table-cell>
          <table:table-cell office:value-type="float" office:value="10710.463" calcext:value-type="float">
            <text:p>10710.463</text:p>
          </table:table-cell>
          <table:table-cell office:value-type="float" office:value="39.237" calcext:value-type="float">
            <text:p>39.237</text:p>
          </table:table-cell>
          <table:table-cell office:value-type="float" office:value="0.366342706193" calcext:value-type="float">
            <text:p>0.366342706193</text:p>
          </table:table-cell>
          <table:table-cell office:value-type="float" office:value="90301" calcext:value-type="float">
            <text:p>9030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Base</text:p>
          </table:table-cell>
          <table:table-cell office:value-type="float" office:value="28.369" calcext:value-type="float">
            <text:p>28.369</text:p>
          </table:table-cell>
          <table:table-cell office:value-type="float" office:value="1.097" calcext:value-type="float">
            <text:p>1.097</text:p>
          </table:table-cell>
          <table:table-cell office:value-type="float" office:value="3.866896964997" calcext:value-type="float">
            <text:p>3.86689696499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</text:p>
          </table:table-cell>
          <table:table-cell office:value-type="float" office:value="3454.219" calcext:value-type="float">
            <text:p>3454.219</text:p>
          </table:table-cell>
          <table:table-cell office:value-type="float" office:value="16.173" calcext:value-type="float">
            <text:p>16.173</text:p>
          </table:table-cell>
          <table:table-cell office:value-type="float" office:value="0.468210035322022" calcext:value-type="float">
            <text:p>0.468210035322022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Mutable.Base</text:p>
          </table:table-cell>
          <table:table-cell office:value-type="float" office:value="65.695" calcext:value-type="float">
            <text:p>65.695</text:p>
          </table:table-cell>
          <table:table-cell office:value-type="float" office:value="2.343" calcext:value-type="float">
            <text:p>2.343</text:p>
          </table:table-cell>
          <table:table-cell office:value-type="float" office:value="3.56648146738717" calcext:value-type="float">
            <text:p>3.56648146738717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Generic.New</text:p>
          </table:table-cell>
          <table:table-cell office:value-type="float" office:value="457.984" calcext:value-type="float">
            <text:p>457.984</text:p>
          </table:table-cell>
          <table:table-cell office:value-type="float" office:value="2.437" calcext:value-type="float">
            <text:p>2.437</text:p>
          </table:table-cell>
          <table:table-cell office:value-type="float" office:value="0.53211465902739" calcext:value-type="float">
            <text:p>0.53211465902739</text:p>
          </table:table-cell>
          <table:table-cell office:value-type="float" office:value="6256" calcext:value-type="float">
            <text:p>6256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Internal.Check</text:p>
          </table:table-cell>
          <table:table-cell office:value-type="float" office:value="133.759" calcext:value-type="float">
            <text:p>133.759</text:p>
          </table:table-cell>
          <table:table-cell office:value-type="float" office:value="2.774" calcext:value-type="float">
            <text:p>2.774</text:p>
          </table:table-cell>
          <table:table-cell office:value-type="float" office:value="2.07387914084286" calcext:value-type="float">
            <text:p>2.07387914084286</text:p>
          </table:table-cell>
          <table:table-cell office:value-type="float" office:value="4113" calcext:value-type="float">
            <text:p>411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Mutable</text:p>
          </table:table-cell>
          <table:table-cell office:value-type="float" office:value="1194.312" calcext:value-type="float">
            <text:p>1194.312</text:p>
          </table:table-cell>
          <table:table-cell office:value-type="float" office:value="9.752" calcext:value-type="float">
            <text:p>9.752</text:p>
          </table:table-cell>
          <table:table-cell office:value-type="float" office:value="0.816537052294543" calcext:value-type="float">
            <text:p>0.816537052294543</text:p>
          </table:table-cell>
          <table:table-cell office:value-type="float" office:value="44510" calcext:value-type="float">
            <text:p>4451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</text:p>
          </table:table-cell>
          <table:table-cell office:value-type="float" office:value="7132.525" calcext:value-type="float">
            <text:p>7132.525</text:p>
          </table:table-cell>
          <table:table-cell office:value-type="float" office:value="17.693" calcext:value-type="float">
            <text:p>17.693</text:p>
          </table:table-cell>
          <table:table-cell office:value-type="float" office:value="0.248060819976095" calcext:value-type="float">
            <text:p>0.248060819976095</text:p>
          </table:table-cell>
          <table:table-cell office:value-type="float" office:value="60348" calcext:value-type="float">
            <text:p>603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Primitive.Mutable</text:p>
          </table:table-cell>
          <table:table-cell office:value-type="float" office:value="1454.877" calcext:value-type="float">
            <text:p>1454.877</text:p>
          </table:table-cell>
          <table:table-cell office:value-type="float" office:value="8.678" calcext:value-type="float">
            <text:p>8.678</text:p>
          </table:table-cell>
          <table:table-cell office:value-type="float" office:value="0.596476540628521" calcext:value-type="float">
            <text:p>0.596476540628521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</text:p>
          </table:table-cell>
          <table:table-cell office:value-type="float" office:value="9177.391" calcext:value-type="float">
            <text:p>9177.391</text:p>
          </table:table-cell>
          <table:table-cell office:value-type="float" office:value="16.227" calcext:value-type="float">
            <text:p>16.227</text:p>
          </table:table-cell>
          <table:table-cell office:value-type="float" office:value="0.176814957540765" calcext:value-type="float">
            <text:p>0.176814957540765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Internal</text:p>
          </table:table-cell>
          <table:table-cell office:value-type="float" office:value="11.755" calcext:value-type="float">
            <text:p>11.755</text:p>
          </table:table-cell>
          <table:table-cell office:value-type="float" office:value="1.149" calcext:value-type="float">
            <text:p>1.149</text:p>
          </table:table-cell>
          <table:table-cell office:value-type="float" office:value="9.77456401531264" calcext:value-type="float">
            <text:p>9.77456401531264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Storable.Mutable</text:p>
          </table:table-cell>
          <table:table-cell office:value-type="float" office:value="2040.749" calcext:value-type="float">
            <text:p>2040.749</text:p>
          </table:table-cell>
          <table:table-cell office:value-type="float" office:value="9.251" calcext:value-type="float">
            <text:p>9.251</text:p>
          </table:table-cell>
          <table:table-cell office:value-type="float" office:value="0.45331395482737" calcext:value-type="float">
            <text:p>0.45331395482737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</text:p>
          </table:table-cell>
          <table:table-cell office:value-type="float" office:value="8615.289" calcext:value-type="float">
            <text:p>8615.289</text:p>
          </table:table-cell>
          <table:table-cell office:value-type="float" office:value="26.741" calcext:value-type="float">
            <text:p>26.741</text:p>
          </table:table-cell>
          <table:table-cell office:value-type="float" office:value="0.310390051918166" calcext:value-type="float">
            <text:p>0.310390051918166</text:p>
          </table:table-cell>
          <table:table-cell office:value-type="float" office:value="63687" calcext:value-type="float">
            <text:p>63687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Base</text:p>
          </table:table-cell>
          <table:table-cell office:value-type="float" office:value="6833.13" calcext:value-type="float">
            <text:p>6833.13</text:p>
          </table:table-cell>
          <table:table-cell office:value-type="float" office:value="65.537" calcext:value-type="float">
            <text:p>65.537</text:p>
          </table:table-cell>
          <table:table-cell office:value-type="float" office:value="0.959106588049693" calcext:value-type="float">
            <text:p>0.959106588049693</text:p>
          </table:table-cell>
          <table:table-cell office:value-type="float" office:value="32558" calcext:value-type="float">
            <text:p>32558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tor-0.13.1.0</text:p>
          </table:table-cell>
          <table:table-cell office:value-type="string" calcext:value-type="string">
            <text:p>Data.Vector.Unboxed.Mutable</text:p>
          </table:table-cell>
          <table:table-cell office:value-type="float" office:value="1024.931" calcext:value-type="float">
            <text:p>1024.931</text:p>
          </table:table-cell>
          <table:table-cell office:value-type="float" office:value="6.499" calcext:value-type="float">
            <text:p>6.499</text:p>
          </table:table-cell>
          <table:table-cell office:value-type="float" office:value="0.634091465669396" calcext:value-type="float">
            <text:p>0.634091465669396</text:p>
          </table:table-cell>
          <table:table-cell office:value-type="float" office:value="19533" calcext:value-type="float">
            <text:p>19533</text:p>
          </table:table-cell>
          <table:table-cell office:value-type="string" calcext:value-type="string">
            <text:p>.hs</text:p>
          </table:table-cell>
          <table:table-cell table:number-columns-repeated="3"/>
        </table:table-row>
        <calcext:conditional-formats>
          <calcext:conditional-format calcext:target-range-address="only_hs.G49:only_hs.G425 only_hs.G2:only_hs.G33">
            <calcext:condition calcext:apply-style-name="Bad" calcext:value="!=&quot;.hs&quot;" calcext:base-cell-address="only_hs.G2"/>
          </calcext:conditional-format>
          <calcext:conditional-format calcext:target-range-address="only_hs.G34:only_hs.G48">
            <calcext:condition calcext:apply-style-name="Bad" calcext:value="!=&quot;.hs&quot;" calcext:base-cell-address="only_hs.G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SG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4T12:55:48.173536294</dc:date>
    <meta:editing-duration>PT9M58S</meta:editing-duration>
    <meta:editing-cycles>1</meta:editing-cycles>
    <meta:document-statistic meta:table-count="3" meta:cell-count="9073" meta:object-count="4"/>
    <meta:generator>LibreOffice/24.2.4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81cm" svg:y="0.316cm" chart:style-name="ch2">
          <text:p>Parser Time against Total Time</text:p>
        </chart:title>
        <chart:plot-area chart:style-name="ch3" table:cell-range-address="only_hs.C1:only_hs.D425" chart:data-source-has-labels="row" svg:x="1.331cm" svg:y="1.275cm" svg:width="14.349cm" svg:height="6.564cm">
          <chart:coordinate-region svg:x="2.138cm" svg:y="1.474cm" svg:width="13.064cm" svg:height="5.718cm"/>
          <chart:axis chart:dimension="x" chart:name="primary-x" chart:style-name="ch4">
            <chart:title svg:x="7.336cm" svg:y="8.019cm" chart:style-name="ch5">
              <text:p>Total Time (ms)</text:p>
            </chart:title>
          </chart:axis>
          <chart:axis chart:dimension="y" chart:name="primary-y" chart:style-name="ch6">
            <chart:title svg:x="0.451cm" svg:y="5.831cm" chart:style-name="ch7">
              <text:p>Parser Time (ms)</text:p>
            </chart:title>
            <chart:grid chart:style-name="ch8" chart:class="major"/>
          </chart:axis>
          <chart:series chart:style-name="ch9" chart:values-cell-range-address="only_hs.D2:only_hs.D425" chart:label-cell-address="only_hs.D1:only_hs.D1" chart:class="chart:scatter">
            <chart:domain table:cell-range-address="only_hs.C2:only_hs.C425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ser_time</text:p>
                <draw:g>
                  <svg:desc>only_hs.D1:only_h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743">
                <text:p>26.743</text:p>
                <draw:g>
                  <svg:desc>only_hs.C2:only_hs.C425</svg:desc>
                </draw:g>
              </table:table-cell>
              <table:table-cell office:value-type="float" office:value="2.389">
                <text:p>2.389</text:p>
                <draw:g>
                  <svg:desc>only_hs.D2:only_hs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585">
                <text:p>123.585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.518">
                <text:p>346.518</text:p>
              </table:table-cell>
              <table:table-cell office:value-type="float" office:value="15.867">
                <text:p>15.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9.905">
                <text:p>1129.905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38">
                <text:p>121.38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17">
                <text:p>11.217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.01">
                <text:p>489.01</text:p>
              </table:table-cell>
              <table:table-cell office:value-type="float" office:value="5.397">
                <text:p>5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5.523">
                <text:p>905.523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95">
                <text:p>2.695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1.044">
                <text:p>1301.044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8.631">
                <text:p>488.631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.668">
                <text:p>128.668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096">
                <text:p>77.096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682">
                <text:p>129.682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818">
                <text:p>263.818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266">
                <text:p>82.266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37">
                <text:p>12.237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.777">
                <text:p>235.777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.246">
                <text:p>162.246</text:p>
              </table:table-cell>
              <table:table-cell office:value-type="float" office:value="5.959">
                <text:p>5.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.571">
                <text:p>230.571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4.633">
                <text:p>1284.633</text:p>
              </table:table-cell>
              <table:table-cell office:value-type="float" office:value="4.809">
                <text:p>4.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15">
                <text:p>11.715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41">
                <text:p>32.41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.838">
                <text:p>308.838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6.87">
                <text:p>3546.87</text:p>
              </table:table-cell>
              <table:table-cell office:value-type="float" office:value="28.906">
                <text:p>28.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6.308">
                <text:p>686.308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49">
                <text:p>7.34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15">
                <text:p>6.815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63.135">
                <text:p>13763.135</text:p>
              </table:table-cell>
              <table:table-cell office:value-type="float" office:value="45.963">
                <text:p>45.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625">
                <text:p>35.625</text:p>
              </table:table-cell>
              <table:table-cell office:value-type="float" office:value="3.354">
                <text:p>3.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3.978">
                <text:p>2093.978</text:p>
              </table:table-cell>
              <table:table-cell office:value-type="float" office:value="10.843">
                <text:p>10.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14.198">
                <text:p>17814.198</text:p>
              </table:table-cell>
              <table:table-cell office:value-type="float" office:value="25.973">
                <text:p>25.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97">
                <text:p>16.197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8.172">
                <text:p>6258.172</text:p>
              </table:table-cell>
              <table:table-cell office:value-type="float" office:value="55.185">
                <text:p>55.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81">
                <text:p>2.581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671">
                <text:p>48.671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.9">
                <text:p>820.9</text:p>
              </table:table-cell>
              <table:table-cell office:value-type="float" office:value="6.176">
                <text:p>6.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57">
                <text:p>2.457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">
                <text:p>3.14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91">
                <text:p>4.791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33">
                <text:p>9.33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3">
                <text:p>2.763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6">
                <text:p>2.586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236">
                <text:p>72.236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54">
                <text:p>3.15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56">
                <text:p>2.656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3">
                <text:p>3.13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15">
                <text:p>46.915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.323">
                <text:p>322.323</text:p>
              </table:table-cell>
              <table:table-cell office:value-type="float" office:value="3.262">
                <text:p>3.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91.127">
                <text:p>6791.127</text:p>
              </table:table-cell>
              <table:table-cell office:value-type="float" office:value="13.248">
                <text:p>13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74">
                <text:p>5.574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.759">
                <text:p>199.759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.64">
                <text:p>783.64</text:p>
              </table:table-cell>
              <table:table-cell office:value-type="float" office:value="6.103">
                <text:p>6.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9.484">
                <text:p>479.484</text:p>
              </table:table-cell>
              <table:table-cell office:value-type="float" office:value="6.839">
                <text:p>6.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63">
                <text:p>3.86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4.842">
                <text:p>564.842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7.624">
                <text:p>2437.624</text:p>
              </table:table-cell>
              <table:table-cell office:value-type="float" office:value="22.042">
                <text:p>22.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.705">
                <text:p>232.705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5.1">
                <text:p>395.1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839">
                <text:p>82.839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1.921">
                <text:p>961.921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2.874">
                <text:p>702.874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.688">
                <text:p>256.688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.598">
                <text:p>94.598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.645">
                <text:p>145.645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384">
                <text:p>21.384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119">
                <text:p>13.119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.973">
                <text:p>369.973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7.445">
                <text:p>247.445</text:p>
              </table:table-cell>
              <table:table-cell office:value-type="float" office:value="2.641">
                <text:p>2.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.18">
                <text:p>176.18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0.338">
                <text:p>620.338</text:p>
              </table:table-cell>
              <table:table-cell office:value-type="float" office:value="8.703">
                <text:p>8.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.539">
                <text:p>199.539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3.611">
                <text:p>1243.611</text:p>
              </table:table-cell>
              <table:table-cell office:value-type="float" office:value="11.414">
                <text:p>11.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93">
                <text:p>2.893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1.602">
                <text:p>1181.602</text:p>
              </table:table-cell>
              <table:table-cell office:value-type="float" office:value="17.878">
                <text:p>17.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9.354">
                <text:p>2049.354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7.826">
                <text:p>1027.826</text:p>
              </table:table-cell>
              <table:table-cell office:value-type="float" office:value="6.535">
                <text:p>6.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.254">
                <text:p>378.254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7.734">
                <text:p>357.734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.291">
                <text:p>117.291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5.498">
                <text:p>275.498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632">
                <text:p>98.632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22">
                <text:p>3.722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52.478">
                <text:p>2152.478</text:p>
              </table:table-cell>
              <table:table-cell office:value-type="float" office:value="25.577">
                <text:p>25.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496">
                <text:p>62.496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41">
                <text:p>8.04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379">
                <text:p>21.37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.93">
                <text:p>76.93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3.078">
                <text:p>1293.078</text:p>
              </table:table-cell>
              <table:table-cell office:value-type="float" office:value="5.463">
                <text:p>5.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908">
                <text:p>16.908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25.654">
                <text:p>6025.654</text:p>
              </table:table-cell>
              <table:table-cell office:value-type="float" office:value="39.988">
                <text:p>39.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55">
                <text:p>2.75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928">
                <text:p>11.928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189">
                <text:p>6.189</text:p>
              </table:table-cell>
              <table:table-cell office:value-type="float" office:value="3.242">
                <text:p>3.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21">
                <text:p>3.921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098">
                <text:p>73.098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36">
                <text:p>4.936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7.75">
                <text:p>1207.75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9">
                <text:p>4.79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0.759">
                <text:p>1810.759</text:p>
              </table:table-cell>
              <table:table-cell office:value-type="float" office:value="23.282">
                <text:p>23.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482">
                <text:p>19.482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0.076">
                <text:p>3900.076</text:p>
              </table:table-cell>
              <table:table-cell office:value-type="float" office:value="54.645">
                <text:p>54.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.257">
                <text:p>240.257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839">
                <text:p>13.839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66">
                <text:p>5.166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83">
                <text:p>4.483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65">
                <text:p>5.265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7">
                <text:p>3.9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1.039">
                <text:p>901.039</text:p>
              </table:table-cell>
              <table:table-cell office:value-type="float" office:value="13.892">
                <text:p>13.8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38">
                <text:p>5.138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12.475">
                <text:p>20112.475</text:p>
              </table:table-cell>
              <table:table-cell office:value-type="float" office:value="107.82">
                <text:p>107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.393">
                <text:p>711.393</text:p>
              </table:table-cell>
              <table:table-cell office:value-type="float" office:value="3.272">
                <text:p>3.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58">
                <text:p>3.65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8.741">
                <text:p>2118.741</text:p>
              </table:table-cell>
              <table:table-cell office:value-type="float" office:value="31.82">
                <text:p>3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6.186">
                <text:p>1006.186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1.804">
                <text:p>91.804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167">
                <text:p>35.167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51">
                <text:p>8.51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257">
                <text:p>5.25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333">
                <text:p>9.333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262">
                <text:p>32.26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712">
                <text:p>64.712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44">
                <text:p>11.2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378">
                <text:p>8.378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9.476">
                <text:p>649.476</text:p>
              </table:table-cell>
              <table:table-cell office:value-type="float" office:value="26.274">
                <text:p>26.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.32">
                <text:p>208.32</text:p>
              </table:table-cell>
              <table:table-cell office:value-type="float" office:value="5.641">
                <text:p>5.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23">
                <text:p>4.12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8.599">
                <text:p>978.599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37">
                <text:p>5.937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899">
                <text:p>49.89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9.21">
                <text:p>709.21</text:p>
              </table:table-cell>
              <table:table-cell office:value-type="float" office:value="8.425">
                <text:p>8.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59">
                <text:p>3.059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8.89">
                <text:p>438.89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5.711">
                <text:p>635.711</text:p>
              </table:table-cell>
              <table:table-cell office:value-type="float" office:value="10.424">
                <text:p>10.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17">
                <text:p>3.51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.199">
                <text:p>156.199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.984">
                <text:p>200.984</text:p>
              </table:table-cell>
              <table:table-cell office:value-type="float" office:value="6.715">
                <text:p>6.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5.525">
                <text:p>565.525</text:p>
              </table:table-cell>
              <table:table-cell office:value-type="float" office:value="9.753">
                <text:p>9.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4">
                <text:p>4.1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.303">
                <text:p>147.303</text:p>
              </table:table-cell>
              <table:table-cell office:value-type="float" office:value="3.649">
                <text:p>3.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5.404">
                <text:p>815.404</text:p>
              </table:table-cell>
              <table:table-cell office:value-type="float" office:value="12.338">
                <text:p>12.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67">
                <text:p>3.167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8.963">
                <text:p>1998.963</text:p>
              </table:table-cell>
              <table:table-cell office:value-type="float" office:value="13.241">
                <text:p>13.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232">
                <text:p>47.232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99">
                <text:p>2.4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.874">
                <text:p>67.874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89">
                <text:p>3.889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14">
                <text:p>2.71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592">
                <text:p>27.592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103">
                <text:p>21.103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.266">
                <text:p>57.266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7.327">
                <text:p>1327.327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007">
                <text:p>9.007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9.346">
                <text:p>1719.346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98">
                <text:p>8.398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1.78">
                <text:p>1681.78</text:p>
              </table:table-cell>
              <table:table-cell office:value-type="float" office:value="6.137">
                <text:p>6.1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6.648">
                <text:p>1056.648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2.413">
                <text:p>482.413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.465">
                <text:p>51.465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78">
                <text:p>8.78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3.46">
                <text:p>963.46</text:p>
              </table:table-cell>
              <table:table-cell office:value-type="float" office:value="25.961">
                <text:p>25.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729">
                <text:p>94.729</text:p>
              </table:table-cell>
              <table:table-cell office:value-type="float" office:value="4.956">
                <text:p>4.9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3.539">
                <text:p>283.539</text:p>
              </table:table-cell>
              <table:table-cell office:value-type="float" office:value="5.281">
                <text:p>5.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389">
                <text:p>5.389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8.28">
                <text:p>968.28</text:p>
              </table:table-cell>
              <table:table-cell office:value-type="float" office:value="10.642">
                <text:p>10.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8.95">
                <text:p>288.95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81">
                <text:p>19.781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3.491">
                <text:p>533.49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61.626">
                <text:p>2661.626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74">
                <text:p>27.274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.02">
                <text:p>106.02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1.512">
                <text:p>2001.512</text:p>
              </table:table-cell>
              <table:table-cell office:value-type="float" office:value="7.014">
                <text:p>7.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9.506">
                <text:p>239.506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4.589">
                <text:p>824.589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52">
                <text:p>590.52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029">
                <text:p>6.02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5.75">
                <text:p>405.75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.262">
                <text:p>783.262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001">
                <text:p>68.001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6.322">
                <text:p>596.322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.912">
                <text:p>33.912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.961">
                <text:p>44.961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6.836">
                <text:p>896.836</text:p>
              </table:table-cell>
              <table:table-cell office:value-type="float" office:value="4.714">
                <text:p>4.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776">
                <text:p>53.77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683">
                <text:p>15.683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867">
                <text:p>54.867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7.518">
                <text:p>237.518</text:p>
              </table:table-cell>
              <table:table-cell office:value-type="float" office:value="4.182">
                <text:p>4.1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4.385">
                <text:p>794.385</text:p>
              </table:table-cell>
              <table:table-cell office:value-type="float" office:value="5.784">
                <text:p>5.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.834">
                <text:p>190.834</text:p>
              </table:table-cell>
              <table:table-cell office:value-type="float" office:value="6.479">
                <text:p>6.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0.526">
                <text:p>480.526</text:p>
              </table:table-cell>
              <table:table-cell office:value-type="float" office:value="13.492">
                <text:p>13.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.706">
                <text:p>91.706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8">
                <text:p>4.31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2.06">
                <text:p>632.06</text:p>
              </table:table-cell>
              <table:table-cell office:value-type="float" office:value="9.023">
                <text:p>9.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8.993">
                <text:p>378.993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577">
                <text:p>42.577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0.438">
                <text:p>1780.438</text:p>
              </table:table-cell>
              <table:table-cell office:value-type="float" office:value="8.191">
                <text:p>8.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.498">
                <text:p>48.498</text:p>
              </table:table-cell>
              <table:table-cell office:value-type="float" office:value="2.739">
                <text:p>2.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1.12">
                <text:p>281.12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4.027">
                <text:p>954.027</text:p>
              </table:table-cell>
              <table:table-cell office:value-type="float" office:value="6.485">
                <text:p>6.4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9.674">
                <text:p>1269.674</text:p>
              </table:table-cell>
              <table:table-cell office:value-type="float" office:value="22.619">
                <text:p>22.6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45.227">
                <text:p>6045.227</text:p>
              </table:table-cell>
              <table:table-cell office:value-type="float" office:value="37.619">
                <text:p>37.6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385">
                <text:p>15.385</text:p>
              </table:table-cell>
              <table:table-cell office:value-type="float" office:value="5.089">
                <text:p>5.0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176">
                <text:p>57.176</text:p>
              </table:table-cell>
              <table:table-cell office:value-type="float" office:value="1.971">
                <text:p>1.9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04.789">
                <text:p>2804.789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0.715">
                <text:p>230.71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.872">
                <text:p>147.872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54">
                <text:p>19.54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02">
                <text:p>11.00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.038">
                <text:p>54.038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9.233">
                <text:p>139.23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353">
                <text:p>24.353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2.639">
                <text:p>112.639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011">
                <text:p>25.011</text:p>
              </table:table-cell>
              <table:table-cell office:value-type="float" office:value="3.634">
                <text:p>3.6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997">
                <text:p>63.997</text:p>
              </table:table-cell>
              <table:table-cell office:value-type="float" office:value="2.057">
                <text:p>2.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81.379">
                <text:p>1881.379</text:p>
              </table:table-cell>
              <table:table-cell office:value-type="float" office:value="6.921">
                <text:p>6.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273">
                <text:p>44.273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.915">
                <text:p>49.915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376">
                <text:p>30.376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22">
                <text:p>3.42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88">
                <text:p>5.888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54">
                <text:p>47.54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224">
                <text:p>23.224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2.123">
                <text:p>322.123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.82">
                <text:p>252.82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.17">
                <text:p>165.17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66">
                <text:p>11.26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514">
                <text:p>29.514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1.308">
                <text:p>781.308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.806">
                <text:p>298.806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.904">
                <text:p>83.904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73.762">
                <text:p>3073.762</text:p>
              </table:table-cell>
              <table:table-cell office:value-type="float" office:value="25.033">
                <text:p>25.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6.787">
                <text:p>446.787</text:p>
              </table:table-cell>
              <table:table-cell office:value-type="float" office:value="3.509">
                <text:p>3.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.693">
                <text:p>76.693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.795">
                <text:p>62.795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.452">
                <text:p>60.452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.449">
                <text:p>240.449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7.011">
                <text:p>337.011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62">
                <text:p>3.66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.091">
                <text:p>139.09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4.695">
                <text:p>194.695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52">
                <text:p>3.052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76">
                <text:p>2.97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632">
                <text:p>2.63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5">
                <text:p>2.985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597">
                <text:p>39.59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201">
                <text:p>3.201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261">
                <text:p>3.261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86">
                <text:p>2.68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3.687">
                <text:p>193.687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5.349">
                <text:p>135.349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882">
                <text:p>2.88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5.512">
                <text:p>215.512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24">
                <text:p>3.124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879">
                <text:p>2.879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93">
                <text:p>3.293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23">
                <text:p>2.623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52">
                <text:p>2.852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3.803">
                <text:p>263.803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28">
                <text:p>3.92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39">
                <text:p>3.03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64">
                <text:p>3.56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5.097">
                <text:p>455.097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0.663">
                <text:p>480.66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75">
                <text:p>26.275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993">
                <text:p>64.993</text:p>
              </table:table-cell>
              <table:table-cell office:value-type="float" office:value="3.306">
                <text:p>3.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7.384">
                <text:p>257.384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68.215">
                <text:p>3368.215</text:p>
              </table:table-cell>
              <table:table-cell office:value-type="float" office:value="7.524">
                <text:p>7.5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55.769">
                <text:p>1755.769</text:p>
              </table:table-cell>
              <table:table-cell office:value-type="float" office:value="4.094">
                <text:p>4.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74.144">
                <text:p>3674.144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4.613">
                <text:p>554.613</text:p>
              </table:table-cell>
              <table:table-cell office:value-type="float" office:value="6.845">
                <text:p>6.8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56.531">
                <text:p>7756.531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.329">
                <text:p>127.329</text:p>
              </table:table-cell>
              <table:table-cell office:value-type="float" office:value="3.921">
                <text:p>3.9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60.311">
                <text:p>1060.31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385">
                <text:p>162.385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.964">
                <text:p>145.964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.788">
                <text:p>429.788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.598">
                <text:p>64.598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7.87">
                <text:p>237.87</text:p>
              </table:table-cell>
              <table:table-cell office:value-type="float" office:value="3.001">
                <text:p>3.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552">
                <text:p>21.552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.209">
                <text:p>283.209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67">
                <text:p>7.567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267">
                <text:p>7.267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117">
                <text:p>74.117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876">
                <text:p>9.876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64.608">
                <text:p>3964.608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6.005">
                <text:p>316.005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8.493">
                <text:p>378.493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841">
                <text:p>15.841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37">
                <text:p>7.337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3.643">
                <text:p>153.643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9.222">
                <text:p>619.222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17.794">
                <text:p>1217.794</text:p>
              </table:table-cell>
              <table:table-cell office:value-type="float" office:value="126.513">
                <text:p>126.5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35.144">
                <text:p>1735.144</text:p>
              </table:table-cell>
              <table:table-cell office:value-type="float" office:value="15.866">
                <text:p>15.8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0.624">
                <text:p>220.624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1.483">
                <text:p>161.48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3.695">
                <text:p>173.695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35">
                <text:p>24.35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.221">
                <text:p>75.2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5.453">
                <text:p>845.453</text:p>
              </table:table-cell>
              <table:table-cell office:value-type="float" office:value="5.355">
                <text:p>5.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.166">
                <text:p>220.166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7.109">
                <text:p>447.109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52">
                <text:p>10.052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888">
                <text:p>3.88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.499">
                <text:p>52.499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.35">
                <text:p>68.35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355">
                <text:p>18.355</text:p>
              </table:table-cell>
              <table:table-cell office:value-type="float" office:value="1.853">
                <text:p>1.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298">
                <text:p>62.298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.944">
                <text:p>84.944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4.31">
                <text:p>504.31</text:p>
              </table:table-cell>
              <table:table-cell office:value-type="float" office:value="5.613">
                <text:p>5.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556">
                <text:p>10.55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673">
                <text:p>33.673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078">
                <text:p>24.07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44">
                <text:p>28.44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846">
                <text:p>14.846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13.009">
                <text:p>10113.009</text:p>
              </table:table-cell>
              <table:table-cell office:value-type="float" office:value="14.949">
                <text:p>14.9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73">
                <text:p>4.273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14.765">
                <text:p>5314.765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363.331">
                <text:p>7363.331</text:p>
              </table:table-cell>
              <table:table-cell office:value-type="float" office:value="2.879">
                <text:p>2.8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4.448">
                <text:p>1954.448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.112">
                <text:p>107.112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857">
                <text:p>2.85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1.163">
                <text:p>911.163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83">
                <text:p>1286.83</text:p>
              </table:table-cell>
              <table:table-cell office:value-type="float" office:value="3.714">
                <text:p>3.7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.721">
                <text:p>91.721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.291">
                <text:p>122.291</text:p>
              </table:table-cell>
              <table:table-cell office:value-type="float" office:value="2.579">
                <text:p>2.5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9.689">
                <text:p>339.689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7">
                <text:p>3.17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19">
                <text:p>3.01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1.003">
                <text:p>271.003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.797">
                <text:p>171.797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676">
                <text:p>29.67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876">
                <text:p>81.876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.594">
                <text:p>79.594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72">
                <text:p>33.272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6.107">
                <text:p>186.107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621">
                <text:p>53.6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.528">
                <text:p>90.528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.942">
                <text:p>75.942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5.241">
                <text:p>475.241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.048">
                <text:p>26.048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9.81">
                <text:p>329.81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6.861">
                <text:p>116.86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83">
                <text:p>2.83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.509">
                <text:p>100.509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096">
                <text:p>46.096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2.626">
                <text:p>182.626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2.463">
                <text:p>182.46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258">
                <text:p>3.2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2.708">
                <text:p>292.708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57">
                <text:p>9.5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5.835">
                <text:p>155.835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855">
                <text:p>98.855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027">
                <text:p>29.027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497">
                <text:p>32.497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.722">
                <text:p>53.722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51">
                <text:p>2.551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5.625">
                <text:p>115.62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8.608">
                <text:p>438.608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3.89">
                <text:p>973.89</text:p>
              </table:table-cell>
              <table:table-cell office:value-type="float" office:value="5.639">
                <text:p>5.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979">
                <text:p>2.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9.762">
                <text:p>149.762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6.111">
                <text:p>196.111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9.871">
                <text:p>389.871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0.33">
                <text:p>500.33</text:p>
              </table:table-cell>
              <table:table-cell office:value-type="float" office:value="5.339">
                <text:p>5.3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49">
                <text:p>3.14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2.411">
                <text:p>132.411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0.847">
                <text:p>210.84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5.834">
                <text:p>305.834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3.663">
                <text:p>253.663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4.163">
                <text:p>134.163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8.346">
                <text:p>418.34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.04">
                <text:p>389.04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98">
                <text:p>3.19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.812">
                <text:p>198.812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04">
                <text:p>7.204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.126">
                <text:p>79.126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0.079">
                <text:p>550.079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716">
                <text:p>359.716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9.201">
                <text:p>429.2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">
                <text:p>3.869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7.295">
                <text:p>237.295</text:p>
              </table:table-cell>
              <table:table-cell office:value-type="float" office:value="6.785">
                <text:p>6.7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1.96">
                <text:p>271.96</text:p>
              </table:table-cell>
              <table:table-cell office:value-type="float" office:value="4.116">
                <text:p>4.1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.869">
                <text:p>258.869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0.774">
                <text:p>160.774</text:p>
              </table:table-cell>
              <table:table-cell office:value-type="float" office:value="4.451">
                <text:p>4.4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4.32">
                <text:p>124.32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21">
                <text:p>3.72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.579">
                <text:p>194.579</text:p>
              </table:table-cell>
              <table:table-cell office:value-type="float" office:value="5.393">
                <text:p>5.3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.538">
                <text:p>200.538</text:p>
              </table:table-cell>
              <table:table-cell office:value-type="float" office:value="4.309">
                <text:p>4.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43">
                <text:p>2.743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4.965">
                <text:p>184.965</text:p>
              </table:table-cell>
              <table:table-cell office:value-type="float" office:value="4.414">
                <text:p>4.4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9.496">
                <text:p>499.496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7.521">
                <text:p>497.521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0.447">
                <text:p>380.447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3.058">
                <text:p>263.058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14.183">
                <text:p>8114.183</text:p>
              </table:table-cell>
              <table:table-cell office:value-type="float" office:value="43.537">
                <text:p>43.5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6.309">
                <text:p>566.309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3.477">
                <text:p>263.47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.166">
                <text:p>66.166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90.579">
                <text:p>2490.579</text:p>
              </table:table-cell>
              <table:table-cell office:value-type="float" office:value="7.835">
                <text:p>7.8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428">
                <text:p>4.428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697">
                <text:p>3.69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03">
                <text:p>3.60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6.553">
                <text:p>746.553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00.479">
                <text:p>10000.479</text:p>
              </table:table-cell>
              <table:table-cell office:value-type="float" office:value="24.118">
                <text:p>24.1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81.49">
                <text:p>4381.49</text:p>
              </table:table-cell>
              <table:table-cell office:value-type="float" office:value="7.522">
                <text:p>7.5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29.369">
                <text:p>7529.369</text:p>
              </table:table-cell>
              <table:table-cell office:value-type="float" office:value="50.513">
                <text:p>50.5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.944">
                <text:p>130.944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181">
                <text:p>16.18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.89">
                <text:p>22.89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10.463">
                <text:p>10710.463</text:p>
              </table:table-cell>
              <table:table-cell office:value-type="float" office:value="39.237">
                <text:p>39.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369">
                <text:p>28.36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54.219">
                <text:p>3454.219</text:p>
              </table:table-cell>
              <table:table-cell office:value-type="float" office:value="16.173">
                <text:p>16.1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695">
                <text:p>65.695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7.984">
                <text:p>457.984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3.759">
                <text:p>133.759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94.312">
                <text:p>1194.312</text:p>
              </table:table-cell>
              <table:table-cell office:value-type="float" office:value="9.752">
                <text:p>9.7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32.525">
                <text:p>7132.525</text:p>
              </table:table-cell>
              <table:table-cell office:value-type="float" office:value="17.693">
                <text:p>17.6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54.877">
                <text:p>1454.877</text:p>
              </table:table-cell>
              <table:table-cell office:value-type="float" office:value="8.678">
                <text:p>8.6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77.391">
                <text:p>9177.391</text:p>
              </table:table-cell>
              <table:table-cell office:value-type="float" office:value="16.227">
                <text:p>16.2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755">
                <text:p>11.75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0.749">
                <text:p>2040.749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615.289">
                <text:p>8615.289</text:p>
              </table:table-cell>
              <table:table-cell office:value-type="float" office:value="26.741">
                <text:p>26.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33.13">
                <text:p>6833.13</text:p>
              </table:table-cell>
              <table:table-cell office:value-type="float" office:value="65.537">
                <text:p>65.5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24.931">
                <text:p>1024.931</text:p>
              </table:table-cell>
              <table:table-cell office:value-type="float" office:value="6.499">
                <text:p>6.4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Parser Time against Size</text:p>
        </chart:title>
        <chart:plot-area chart:style-name="ch3" table:cell-range-address="only_hs.D1:only_hs.D425 only_hs.F1:only_hs.F425" chart:data-source-has-labels="row" svg:x="1.331cm" svg:y="1.275cm" svg:width="14.349cm" svg:height="6.564cm">
          <chart:coordinate-region svg:x="2.138cm" svg:y="1.474cm" svg:width="12.971cm" svg:height="5.718cm"/>
          <chart:axis chart:dimension="x" chart:name="primary-x" chart:style-name="ch4">
            <chart:title svg:x="7.614cm" svg:y="8.019cm" chart:style-name="ch5">
              <text:p>Size (bytes)</text:p>
            </chart:title>
          </chart:axis>
          <chart:axis chart:dimension="y" chart:name="primary-y" chart:style-name="ch6">
            <chart:title svg:x="0.451cm" svg:y="5.831cm" chart:style-name="ch7">
              <text:p>Parser Time (ms)</text:p>
            </chart:title>
            <chart:grid chart:style-name="ch8" chart:class="major"/>
          </chart:axis>
          <chart:series chart:style-name="ch9" chart:values-cell-range-address="only_hs.D2:only_hs.D425" chart:label-cell-address="only_hs.F1:only_hs.F1" chart:class="chart:scatter">
            <chart:domain table:cell-range-address="only_hs.F2:only_hs.F425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ize</text:p>
                <draw:g>
                  <svg:desc>only_hs.F1:only_h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85">
                <text:p>17285</text:p>
                <draw:g>
                  <svg:desc>only_hs.F2:only_hs.F425</svg:desc>
                </draw:g>
              </table:table-cell>
              <table:table-cell office:value-type="float" office:value="2.389">
                <text:p>2.389</text:p>
                <draw:g>
                  <svg:desc>only_hs.D2:only_hs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03">
                <text:p>5703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87">
                <text:p>12487</text:p>
              </table:table-cell>
              <table:table-cell office:value-type="float" office:value="15.867">
                <text:p>15.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2">
                <text:p>12502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2">
                <text:p>373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9">
                <text:p>529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6">
                <text:p>13136</text:p>
              </table:table-cell>
              <table:table-cell office:value-type="float" office:value="5.397">
                <text:p>5.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0">
                <text:p>338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1">
                <text:p>1251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00">
                <text:p>10600</text:p>
              </table:table-cell>
              <table:table-cell office:value-type="float" office:value="4.735">
                <text:p>4.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6">
                <text:p>12106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7">
                <text:p>2447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8">
                <text:p>130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">
                <text:p>1174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8">
                <text:p>4768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7">
                <text:p>2197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9">
                <text:p>1079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69">
                <text:p>28069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45">
                <text:p>20045</text:p>
              </table:table-cell>
              <table:table-cell office:value-type="float" office:value="5.959">
                <text:p>5.9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0">
                <text:p>3180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36">
                <text:p>23436</text:p>
              </table:table-cell>
              <table:table-cell office:value-type="float" office:value="4.809">
                <text:p>4.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1">
                <text:p>601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1">
                <text:p>1181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87">
                <text:p>6087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7">
                <text:p>2197</text:p>
              </table:table-cell>
              <table:table-cell office:value-type="float" office:value="28.906">
                <text:p>28.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9">
                <text:p>1079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19">
                <text:p>381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1">
                <text:p>2661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438">
                <text:p>115438</text:p>
              </table:table-cell>
              <table:table-cell office:value-type="float" office:value="45.963">
                <text:p>45.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57">
                <text:p>3257</text:p>
              </table:table-cell>
              <table:table-cell office:value-type="float" office:value="3.354">
                <text:p>3.3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734">
                <text:p>30734</text:p>
              </table:table-cell>
              <table:table-cell office:value-type="float" office:value="10.843">
                <text:p>10.8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396">
                <text:p>102396</text:p>
              </table:table-cell>
              <table:table-cell office:value-type="float" office:value="25.973">
                <text:p>25.9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0">
                <text:p>2810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813">
                <text:p>67813</text:p>
              </table:table-cell>
              <table:table-cell office:value-type="float" office:value="55.185">
                <text:p>55.1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5">
                <text:p>2125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7">
                <text:p>3827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89">
                <text:p>15989</text:p>
              </table:table-cell>
              <table:table-cell office:value-type="float" office:value="6.176">
                <text:p>6.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4">
                <text:p>1144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6">
                <text:p>2166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5">
                <text:p>2205</text:p>
              </table:table-cell>
              <table:table-cell office:value-type="float" office:value="2.012">
                <text:p>2.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0">
                <text:p>2370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2">
                <text:p>952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8">
                <text:p>1598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90">
                <text:p>3290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3">
                <text:p>1683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1">
                <text:p>731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4">
                <text:p>1234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10">
                <text:p>8210</text:p>
              </table:table-cell>
              <table:table-cell office:value-type="float" office:value="2.238">
                <text:p>2.2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19">
                <text:p>8619</text:p>
              </table:table-cell>
              <table:table-cell office:value-type="float" office:value="3.262">
                <text:p>3.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94">
                <text:p>33094</text:p>
              </table:table-cell>
              <table:table-cell office:value-type="float" office:value="13.248">
                <text:p>13.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7">
                <text:p>1967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83">
                <text:p>5183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08">
                <text:p>21608</text:p>
              </table:table-cell>
              <table:table-cell office:value-type="float" office:value="6.103">
                <text:p>6.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57">
                <text:p>15257</text:p>
              </table:table-cell>
              <table:table-cell office:value-type="float" office:value="6.839">
                <text:p>6.8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57">
                <text:p>1525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81">
                <text:p>11581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807">
                <text:p>75807</text:p>
              </table:table-cell>
              <table:table-cell office:value-type="float" office:value="22.042">
                <text:p>22.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42">
                <text:p>16442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55">
                <text:p>7455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60">
                <text:p>7060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49">
                <text:p>27349</text:p>
              </table:table-cell>
              <table:table-cell office:value-type="float" office:value="11.111">
                <text:p>11.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829">
                <text:p>33829</text:p>
              </table:table-cell>
              <table:table-cell office:value-type="float" office:value="3.961">
                <text:p>3.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55">
                <text:p>7455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10">
                <text:p>6910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57">
                <text:p>10057</text:p>
              </table:table-cell>
              <table:table-cell office:value-type="float" office:value="4.819">
                <text:p>4.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8">
                <text:p>1748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9">
                <text:p>2659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72">
                <text:p>9472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428">
                <text:p>39428</text:p>
              </table:table-cell>
              <table:table-cell office:value-type="float" office:value="2.641">
                <text:p>2.6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5">
                <text:p>10425</text:p>
              </table:table-cell>
              <table:table-cell office:value-type="float" office:value="5.225">
                <text:p>5.2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349">
                <text:p>27349</text:p>
              </table:table-cell>
              <table:table-cell office:value-type="float" office:value="8.703">
                <text:p>8.7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95">
                <text:p>6795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59">
                <text:p>30359</text:p>
              </table:table-cell>
              <table:table-cell office:value-type="float" office:value="11.414">
                <text:p>11.4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417">
                <text:p>60417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273">
                <text:p>48273</text:p>
              </table:table-cell>
              <table:table-cell office:value-type="float" office:value="17.878">
                <text:p>17.8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676">
                <text:p>65676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59">
                <text:p>30359</text:p>
              </table:table-cell>
              <table:table-cell office:value-type="float" office:value="6.535">
                <text:p>6.5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39">
                <text:p>12339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11">
                <text:p>9411</text:p>
              </table:table-cell>
              <table:table-cell office:value-type="float" office:value="2.646">
                <text:p>2.6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63">
                <text:p>9863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11">
                <text:p>9411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63">
                <text:p>9863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20">
                <text:p>4520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417">
                <text:p>60417</text:p>
              </table:table-cell>
              <table:table-cell office:value-type="float" office:value="25.577">
                <text:p>25.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35">
                <text:p>11735</text:p>
              </table:table-cell>
              <table:table-cell office:value-type="float" office:value="1.994">
                <text:p>1.9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2">
                <text:p>119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0">
                <text:p>3120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24">
                <text:p>6024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584">
                <text:p>27584</text:p>
              </table:table-cell>
              <table:table-cell office:value-type="float" office:value="5.463">
                <text:p>5.4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69">
                <text:p>3869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54">
                <text:p>46554</text:p>
              </table:table-cell>
              <table:table-cell office:value-type="float" office:value="39.988">
                <text:p>39.9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3">
                <text:p>673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3">
                <text:p>2603</text:p>
              </table:table-cell>
              <table:table-cell office:value-type="float" office:value="3.242">
                <text:p>3.2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3">
                <text:p>2603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66">
                <text:p>7166</text:p>
              </table:table-cell>
              <table:table-cell office:value-type="float" office:value="2.404">
                <text:p>2.4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66">
                <text:p>7166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554">
                <text:p>4655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56">
                <text:p>4656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726">
                <text:p>65726</text:p>
              </table:table-cell>
              <table:table-cell office:value-type="float" office:value="23.282">
                <text:p>23.2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30">
                <text:p>3930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806">
                <text:p>64806</text:p>
              </table:table-cell>
              <table:table-cell office:value-type="float" office:value="54.645">
                <text:p>54.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2">
                <text:p>4452</text:p>
              </table:table-cell>
              <table:table-cell office:value-type="float" office:value="3.068">
                <text:p>3.0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1">
                <text:p>771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73">
                <text:p>257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3">
                <text:p>2573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2">
                <text:p>2632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32">
                <text:p>263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806">
                <text:p>64806</text:p>
              </table:table-cell>
              <table:table-cell office:value-type="float" office:value="13.892">
                <text:p>13.8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00">
                <text:p>12400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559">
                <text:p>196559</text:p>
              </table:table-cell>
              <table:table-cell office:value-type="float" office:value="107.82">
                <text:p>107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20">
                <text:p>15620</text:p>
              </table:table-cell>
              <table:table-cell office:value-type="float" office:value="3.272">
                <text:p>3.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95">
                <text:p>4695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640">
                <text:p>73640</text:p>
              </table:table-cell>
              <table:table-cell office:value-type="float" office:value="31.82">
                <text:p>31.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27">
                <text:p>15027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10">
                <text:p>4210</text:p>
              </table:table-cell>
              <table:table-cell office:value-type="float" office:value="2.353">
                <text:p>2.3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23">
                <text:p>252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3">
                <text:p>883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8">
                <text:p>4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3">
                <text:p>1103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5">
                <text:p>86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4">
                <text:p>58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6">
                <text:p>4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4">
                <text:p>147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578">
                <text:p>29578</text:p>
              </table:table-cell>
              <table:table-cell office:value-type="float" office:value="26.274">
                <text:p>26.2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239">
                <text:p>49239</text:p>
              </table:table-cell>
              <table:table-cell office:value-type="float" office:value="5.641">
                <text:p>5.6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6">
                <text:p>77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68">
                <text:p>11568</text:p>
              </table:table-cell>
              <table:table-cell office:value-type="float" office:value="4.209">
                <text:p>4.2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0">
                <text:p>50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08">
                <text:p>3008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704">
                <text:p>64704</text:p>
              </table:table-cell>
              <table:table-cell office:value-type="float" office:value="8.425">
                <text:p>8.4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67">
                <text:p>416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9.278">
                <text:p>9.2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0.424">
                <text:p>10.4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2">
                <text:p>50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">
                <text:p>143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5">
                <text:p>1065</text:p>
              </table:table-cell>
              <table:table-cell office:value-type="float" office:value="6.715">
                <text:p>6.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9.753">
                <text:p>9.7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2">
                <text:p>902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2">
                <text:p>1082</text:p>
              </table:table-cell>
              <table:table-cell office:value-type="float" office:value="3.649">
                <text:p>3.6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">
                <text:p>159</text:p>
              </table:table-cell>
              <table:table-cell office:value-type="float" office:value="12.338">
                <text:p>12.3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22">
                <text:p>6922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513">
                <text:p>36513</text:p>
              </table:table-cell>
              <table:table-cell office:value-type="float" office:value="13.241">
                <text:p>13.2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0">
                <text:p>3030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7">
                <text:p>52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63">
                <text:p>4363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6">
                <text:p>406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3">
                <text:p>3823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8">
                <text:p>3418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6">
                <text:p>1246</text:p>
              </table:table-cell>
              <table:table-cell office:value-type="float" office:value="3.185">
                <text:p>3.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65">
                <text:p>5465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609">
                <text:p>53609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5">
                <text:p>2625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94">
                <text:p>18294</text:p>
              </table:table-cell>
              <table:table-cell office:value-type="float" office:value="7.396">
                <text:p>7.3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87">
                <text:p>2187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59">
                <text:p>18259</text:p>
              </table:table-cell>
              <table:table-cell office:value-type="float" office:value="6.137">
                <text:p>6.1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77">
                <text:p>9877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64">
                <text:p>5164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52">
                <text:p>4952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3">
                <text:p>833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78">
                <text:p>6878</text:p>
              </table:table-cell>
              <table:table-cell office:value-type="float" office:value="25.961">
                <text:p>25.9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24">
                <text:p>4324</text:p>
              </table:table-cell>
              <table:table-cell office:value-type="float" office:value="4.956">
                <text:p>4.9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84">
                <text:p>13984</text:p>
              </table:table-cell>
              <table:table-cell office:value-type="float" office:value="5.281">
                <text:p>5.2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">
                <text:p>1572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04">
                <text:p>13104</text:p>
              </table:table-cell>
              <table:table-cell office:value-type="float" office:value="10.642">
                <text:p>10.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49">
                <text:p>8649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5">
                <text:p>1145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67">
                <text:p>12567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08">
                <text:p>6008</text:p>
              </table:table-cell>
              <table:table-cell office:value-type="float" office:value="5.565">
                <text:p>5.5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19">
                <text:p>2119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07">
                <text:p>8407</text:p>
              </table:table-cell>
              <table:table-cell office:value-type="float" office:value="2.567">
                <text:p>2.5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466">
                <text:p>26466</text:p>
              </table:table-cell>
              <table:table-cell office:value-type="float" office:value="7.014">
                <text:p>7.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78">
                <text:p>6878</text:p>
              </table:table-cell>
              <table:table-cell office:value-type="float" office:value="5.305">
                <text:p>5.3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24">
                <text:p>4324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84">
                <text:p>13984</text:p>
              </table:table-cell>
              <table:table-cell office:value-type="float" office:value="9.566">
                <text:p>9.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6">
                <text:p>686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8">
                <text:p>3238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96">
                <text:p>6496</text:p>
              </table:table-cell>
              <table:table-cell office:value-type="float" office:value="4.424">
                <text:p>4.4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47">
                <text:p>2247</text:p>
              </table:table-cell>
              <table:table-cell office:value-type="float" office:value="3.158">
                <text:p>3.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33">
                <text:p>1023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10">
                <text:p>3410</text:p>
              </table:table-cell>
              <table:table-cell office:value-type="float" office:value="2.539">
                <text:p>2.5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2">
                <text:p>201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022">
                <text:p>17022</text:p>
              </table:table-cell>
              <table:table-cell office:value-type="float" office:value="4.714">
                <text:p>4.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8">
                <text:p>54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3">
                <text:p>1463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1">
                <text:p>1861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65">
                <text:p>8265</text:p>
              </table:table-cell>
              <table:table-cell office:value-type="float" office:value="4.182">
                <text:p>4.1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34">
                <text:p>12534</text:p>
              </table:table-cell>
              <table:table-cell office:value-type="float" office:value="5.784">
                <text:p>5.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38">
                <text:p>3238</text:p>
              </table:table-cell>
              <table:table-cell office:value-type="float" office:value="6.479">
                <text:p>6.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302">
                <text:p>55302</text:p>
              </table:table-cell>
              <table:table-cell office:value-type="float" office:value="13.492">
                <text:p>13.4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96">
                <text:p>6496</text:p>
              </table:table-cell>
              <table:table-cell office:value-type="float" office:value="2.383">
                <text:p>2.3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93">
                <text:p>2393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433">
                <text:p>30433</text:p>
              </table:table-cell>
              <table:table-cell office:value-type="float" office:value="9.023">
                <text:p>9.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2">
                <text:p>2012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8">
                <text:p>548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395">
                <text:p>17395</text:p>
              </table:table-cell>
              <table:table-cell office:value-type="float" office:value="8.191">
                <text:p>8.1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3">
                <text:p>1463</text:p>
              </table:table-cell>
              <table:table-cell office:value-type="float" office:value="2.739">
                <text:p>2.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61">
                <text:p>1861</text:p>
              </table:table-cell>
              <table:table-cell office:value-type="float" office:value="10.183">
                <text:p>10.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65">
                <text:p>8265</text:p>
              </table:table-cell>
              <table:table-cell office:value-type="float" office:value="6.485">
                <text:p>6.4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665">
                <text:p>56665</text:p>
              </table:table-cell>
              <table:table-cell office:value-type="float" office:value="22.619">
                <text:p>22.6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869">
                <text:p>51869</text:p>
              </table:table-cell>
              <table:table-cell office:value-type="float" office:value="37.619">
                <text:p>37.6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252">
                <text:p>23252</text:p>
              </table:table-cell>
              <table:table-cell office:value-type="float" office:value="5.089">
                <text:p>5.0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45">
                <text:p>2945</text:p>
              </table:table-cell>
              <table:table-cell office:value-type="float" office:value="1.971">
                <text:p>1.9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228">
                <text:p>44228</text:p>
              </table:table-cell>
              <table:table-cell office:value-type="float" office:value="25.57">
                <text:p>25.5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34">
                <text:p>12534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48">
                <text:p>9348</text:p>
              </table:table-cell>
              <table:table-cell office:value-type="float" office:value="4.348">
                <text:p>4.3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25">
                <text:p>2625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3">
                <text:p>863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5">
                <text:p>1125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88">
                <text:p>108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34">
                <text:p>4834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4">
                <text:p>4834</text:p>
              </table:table-cell>
              <table:table-cell office:value-type="float" office:value="3.514">
                <text:p>3.5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96">
                <text:p>4696</text:p>
              </table:table-cell>
              <table:table-cell office:value-type="float" office:value="3.634">
                <text:p>3.6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07">
                <text:p>4207</text:p>
              </table:table-cell>
              <table:table-cell office:value-type="float" office:value="2.057">
                <text:p>2.0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47">
                <text:p>16147</text:p>
              </table:table-cell>
              <table:table-cell office:value-type="float" office:value="6.921">
                <text:p>6.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70">
                <text:p>1670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99">
                <text:p>2099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6">
                <text:p>2046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2">
                <text:p>3042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3">
                <text:p>3593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24">
                <text:p>4124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6">
                <text:p>2006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36">
                <text:p>4136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36">
                <text:p>4136</text:p>
              </table:table-cell>
              <table:table-cell office:value-type="float" office:value="2.234">
                <text:p>2.2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01">
                <text:p>4001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6">
                <text:p>1036</text:p>
              </table:table-cell>
              <table:table-cell office:value-type="float" office:value="0.481">
                <text:p>0.4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51">
                <text:p>1151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74">
                <text:p>5174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74">
                <text:p>5174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31">
                <text:p>4131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200">
                <text:p>75200</text:p>
              </table:table-cell>
              <table:table-cell office:value-type="float" office:value="25.033">
                <text:p>25.0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8">
                <text:p>2308</text:p>
              </table:table-cell>
              <table:table-cell office:value-type="float" office:value="3.509">
                <text:p>3.5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08">
                <text:p>2308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9">
                <text:p>244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29">
                <text:p>9129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87">
                <text:p>3387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17">
                <text:p>10517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61">
                <text:p>59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42">
                <text:p>7942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01">
                <text:p>10201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10">
                <text:p>5610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90">
                <text:p>139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8">
                <text:p>918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1">
                <text:p>1501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2">
                <text:p>2382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94">
                <text:p>1394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4">
                <text:p>1404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67">
                <text:p>4867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73">
                <text:p>6973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023">
                <text:p>12023</text:p>
              </table:table-cell>
              <table:table-cell office:value-type="float" office:value="2.352">
                <text:p>2.3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7">
                <text:p>917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12">
                <text:p>5912</text:p>
              </table:table-cell>
              <table:table-cell office:value-type="float" office:value="1.845">
                <text:p>1.8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37">
                <text:p>443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9">
                <text:p>4429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51">
                <text:p>135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9">
                <text:p>939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20">
                <text:p>152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91">
                <text:p>7091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50">
                <text:p>1450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0">
                <text:p>14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1">
                <text:p>1001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36">
                <text:p>41736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1">
                <text:p>14691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14">
                <text:p>5314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09">
                <text:p>10109</text:p>
              </table:table-cell>
              <table:table-cell office:value-type="float" office:value="3.306">
                <text:p>3.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42">
                <text:p>12242</text:p>
              </table:table-cell>
              <table:table-cell office:value-type="float" office:value="3.549">
                <text:p>3.5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859">
                <text:p>25859</text:p>
              </table:table-cell>
              <table:table-cell office:value-type="float" office:value="7.524">
                <text:p>7.5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93">
                <text:p>8693</text:p>
              </table:table-cell>
              <table:table-cell office:value-type="float" office:value="4.094">
                <text:p>4.0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906">
                <text:p>48906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84">
                <text:p>27384</text:p>
              </table:table-cell>
              <table:table-cell office:value-type="float" office:value="6.845">
                <text:p>6.8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669">
                <text:p>68669</text:p>
              </table:table-cell>
              <table:table-cell office:value-type="float" office:value="20.07">
                <text:p>20.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563">
                <text:p>10563</text:p>
              </table:table-cell>
              <table:table-cell office:value-type="float" office:value="3.921">
                <text:p>3.9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40">
                <text:p>1784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77">
                <text:p>4277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69">
                <text:p>6869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46">
                <text:p>6346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39">
                <text:p>2939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2">
                <text:p>572</text:p>
              </table:table-cell>
              <table:table-cell office:value-type="float" office:value="3.001">
                <text:p>3.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7">
                <text:p>85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40">
                <text:p>11140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3">
                <text:p>1023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9">
                <text:p>999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3">
                <text:p>1023</text:p>
              </table:table-cell>
              <table:table-cell office:value-type="float" office:value="2.161">
                <text:p>2.1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4">
                <text:p>754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840">
                <text:p>17840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14">
                <text:p>801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49">
                <text:p>4249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1">
                <text:p>1511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65">
                <text:p>765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520">
                <text:p>9520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14">
                <text:p>8014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7358">
                <text:p>227358</text:p>
              </table:table-cell>
              <table:table-cell office:value-type="float" office:value="126.513">
                <text:p>126.5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164">
                <text:p>43164</text:p>
              </table:table-cell>
              <table:table-cell office:value-type="float" office:value="15.866">
                <text:p>15.8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41">
                <text:p>4941</text:p>
              </table:table-cell>
              <table:table-cell office:value-type="float" office:value="2.477">
                <text:p>2.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16">
                <text:p>4216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46">
                <text:p>634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7">
                <text:p>2627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40">
                <text:p>45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814">
                <text:p>13814</text:p>
              </table:table-cell>
              <table:table-cell office:value-type="float" office:value="5.355">
                <text:p>5.3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814">
                <text:p>13814</text:p>
              </table:table-cell>
              <table:table-cell office:value-type="float" office:value="2.887">
                <text:p>2.88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51">
                <text:p>4951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97">
                <text:p>1397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8">
                <text:p>78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71">
                <text:p>1771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4">
                <text:p>2014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16">
                <text:p>2916</text:p>
              </table:table-cell>
              <table:table-cell office:value-type="float" office:value="1.853">
                <text:p>1.8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51">
                <text:p>495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21">
                <text:p>3621</text:p>
              </table:table-cell>
              <table:table-cell office:value-type="float" office:value="2.996">
                <text:p>2.9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68">
                <text:p>10068</text:p>
              </table:table-cell>
              <table:table-cell office:value-type="float" office:value="5.613">
                <text:p>5.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2">
                <text:p>218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76">
                <text:p>2476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34">
                <text:p>443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01">
                <text:p>2301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2">
                <text:p>152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40">
                <text:p>4540</text:p>
              </table:table-cell>
              <table:table-cell office:value-type="float" office:value="14.949">
                <text:p>14.9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5">
                <text:p>1555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33">
                <text:p>893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87">
                <text:p>9187</text:p>
              </table:table-cell>
              <table:table-cell office:value-type="float" office:value="2.879">
                <text:p>2.8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86">
                <text:p>8686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39">
                <text:p>5839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2">
                <text:p>572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66">
                <text:p>8366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4">
                <text:p>2014</text:p>
              </table:table-cell>
              <table:table-cell office:value-type="float" office:value="3.714">
                <text:p>3.7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95">
                <text:p>4395</text:p>
              </table:table-cell>
              <table:table-cell office:value-type="float" office:value="1.507">
                <text:p>1.5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2">
                <text:p>2182</text:p>
              </table:table-cell>
              <table:table-cell office:value-type="float" office:value="2.579">
                <text:p>2.5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">
                <text:p>305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36">
                <text:p>1536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">
                <text:p>38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1">
                <text:p>1501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5">
                <text:p>3455</text:p>
              </table:table-cell>
              <table:table-cell office:value-type="float" office:value="1.571">
                <text:p>1.5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06">
                <text:p>1606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27">
                <text:p>6827</text:p>
              </table:table-cell>
              <table:table-cell office:value-type="float" office:value="1.814">
                <text:p>1.8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71">
                <text:p>6271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81">
                <text:p>198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92">
                <text:p>3092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25">
                <text:p>29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04">
                <text:p>7504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53">
                <text:p>1853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4">
                <text:p>4484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29">
                <text:p>1929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2">
                <text:p>361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04">
                <text:p>51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2">
                <text:p>732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5">
                <text:p>1235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93">
                <text:p>1193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5">
                <text:p>3495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00">
                <text:p>440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5">
                <text:p>4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28">
                <text:p>3628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4">
                <text:p>494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62">
                <text:p>156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7">
                <text:p>69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3">
                <text:p>1663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62">
                <text:p>2962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82">
                <text:p>2282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">
                <text:p>305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395">
                <text:p>13395</text:p>
              </table:table-cell>
              <table:table-cell office:value-type="float" office:value="2.187">
                <text:p>2.18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823">
                <text:p>10823</text:p>
              </table:table-cell>
              <table:table-cell office:value-type="float" office:value="2.289">
                <text:p>2.2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219">
                <text:p>18219</text:p>
              </table:table-cell>
              <table:table-cell office:value-type="float" office:value="5.639">
                <text:p>5.6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6">
                <text:p>4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08">
                <text:p>3308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914">
                <text:p>7914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928">
                <text:p>10928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596">
                <text:p>17596</text:p>
              </table:table-cell>
              <table:table-cell office:value-type="float" office:value="5.339">
                <text:p>5.3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42">
                <text:p>2942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8">
                <text:p>1478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2">
                <text:p>294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98">
                <text:p>4498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40">
                <text:p>5540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43">
                <text:p>1643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72">
                <text:p>4672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06">
                <text:p>5606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9">
                <text:p>2009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883">
                <text:p>10883</text:p>
              </table:table-cell>
              <table:table-cell office:value-type="float" office:value="3.339">
                <text:p>3.3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728">
                <text:p>10728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09">
                <text:p>8009</text:p>
              </table:table-cell>
              <table:table-cell office:value-type="float" office:value="3.082">
                <text:p>3.0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77">
                <text:p>11277</text:p>
              </table:table-cell>
              <table:table-cell office:value-type="float" office:value="4.425">
                <text:p>4.4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01">
                <text:p>6501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32">
                <text:p>823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0">
                <text:p>97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88">
                <text:p>13988</text:p>
              </table:table-cell>
              <table:table-cell office:value-type="float" office:value="6.785">
                <text:p>6.7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516">
                <text:p>13516</text:p>
              </table:table-cell>
              <table:table-cell office:value-type="float" office:value="4.116">
                <text:p>4.1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677">
                <text:p>13677</text:p>
              </table:table-cell>
              <table:table-cell office:value-type="float" office:value="5.282">
                <text:p>5.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80">
                <text:p>8280</text:p>
              </table:table-cell>
              <table:table-cell office:value-type="float" office:value="4.451">
                <text:p>4.4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95">
                <text:p>5095</text:p>
              </table:table-cell>
              <table:table-cell office:value-type="float" office:value="3.474">
                <text:p>3.4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5">
                <text:p>1115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67">
                <text:p>13467</text:p>
              </table:table-cell>
              <table:table-cell office:value-type="float" office:value="5.393">
                <text:p>5.3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561">
                <text:p>13561</text:p>
              </table:table-cell>
              <table:table-cell office:value-type="float" office:value="4.309">
                <text:p>4.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8">
                <text:p>86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44">
                <text:p>9444</text:p>
              </table:table-cell>
              <table:table-cell office:value-type="float" office:value="4.414">
                <text:p>4.4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63">
                <text:p>10763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24">
                <text:p>10924</text:p>
              </table:table-cell>
              <table:table-cell office:value-type="float" office:value="3.576">
                <text:p>3.5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43">
                <text:p>4843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10">
                <text:p>5010</text:p>
              </table:table-cell>
              <table:table-cell office:value-type="float" office:value="1.714">
                <text:p>1.7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822">
                <text:p>94822</text:p>
              </table:table-cell>
              <table:table-cell office:value-type="float" office:value="43.537">
                <text:p>43.5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337">
                <text:p>18337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90">
                <text:p>5390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15">
                <text:p>2515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724">
                <text:p>27724</text:p>
              </table:table-cell>
              <table:table-cell office:value-type="float" office:value="7.835">
                <text:p>7.8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80">
                <text:p>2380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724">
                <text:p>2772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45">
                <text:p>354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326">
                <text:p>13326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746">
                <text:p>66746</text:p>
              </table:table-cell>
              <table:table-cell office:value-type="float" office:value="24.118">
                <text:p>24.1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942">
                <text:p>16942</text:p>
              </table:table-cell>
              <table:table-cell office:value-type="float" office:value="7.522">
                <text:p>7.5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117">
                <text:p>40117</text:p>
              </table:table-cell>
              <table:table-cell office:value-type="float" office:value="50.513">
                <text:p>50.5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86">
                <text:p>4186</text:p>
              </table:table-cell>
              <table:table-cell office:value-type="float" office:value="2.051">
                <text:p>2.05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6">
                <text:p>55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94">
                <text:p>1094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301">
                <text:p>90301</text:p>
              </table:table-cell>
              <table:table-cell office:value-type="float" office:value="39.237">
                <text:p>39.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40">
                <text:p>5440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510">
                <text:p>44510</text:p>
              </table:table-cell>
              <table:table-cell office:value-type="float" office:value="16.173">
                <text:p>16.1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40">
                <text:p>5440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56">
                <text:p>6256</text:p>
              </table:table-cell>
              <table:table-cell office:value-type="float" office:value="2.437">
                <text:p>2.4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13">
                <text:p>4113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510">
                <text:p>44510</text:p>
              </table:table-cell>
              <table:table-cell office:value-type="float" office:value="9.752">
                <text:p>9.75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348">
                <text:p>60348</text:p>
              </table:table-cell>
              <table:table-cell office:value-type="float" office:value="17.693">
                <text:p>17.6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39">
                <text:p>23039</text:p>
              </table:table-cell>
              <table:table-cell office:value-type="float" office:value="8.678">
                <text:p>8.6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600">
                <text:p>64600</text:p>
              </table:table-cell>
              <table:table-cell office:value-type="float" office:value="16.227">
                <text:p>16.2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8">
                <text:p>1648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071">
                <text:p>29071</text:p>
              </table:table-cell>
              <table:table-cell office:value-type="float" office:value="9.251">
                <text:p>9.2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3687">
                <text:p>63687</text:p>
              </table:table-cell>
              <table:table-cell office:value-type="float" office:value="26.741">
                <text:p>26.7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558">
                <text:p>32558</text:p>
              </table:table-cell>
              <table:table-cell office:value-type="float" office:value="65.537">
                <text:p>65.5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533">
                <text:p>19533</text:p>
              </table:table-cell>
              <table:table-cell office:value-type="float" office:value="6.499">
                <text:p>6.4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Parser Percentage against Total Time</text:p>
        </chart:title>
        <chart:plot-area chart:style-name="ch3" table:cell-range-address="only_hs.C1:only_hs.C425 only_hs.E1:only_hs.E425" chart:data-source-has-labels="row" svg:x="1.331cm" svg:y="1.275cm" svg:width="14.349cm" svg:height="6.564cm">
          <chart:coordinate-region svg:x="1.952cm" svg:y="1.474cm" svg:width="13.25cm" svg:height="5.718cm"/>
          <chart:axis chart:dimension="x" chart:name="primary-x" chart:style-name="ch4">
            <chart:title svg:x="7.336cm" svg:y="8.019cm" chart:style-name="ch5">
              <text:p>Total Time (ms)</text:p>
            </chart:title>
          </chart:axis>
          <chart:axis chart:dimension="y" chart:name="primary-y" chart:style-name="ch6">
            <chart:title svg:x="0.451cm" svg:y="5.262cm" chart:style-name="ch7">
              <text:p>Parser %</text:p>
            </chart:title>
            <chart:grid chart:style-name="ch8" chart:class="major"/>
          </chart:axis>
          <chart:series chart:style-name="ch9" chart:values-cell-range-address="only_hs.E2:only_hs.E425" chart:label-cell-address="only_hs.E1:only_hs.E1" chart:class="chart:scatter">
            <chart:domain table:cell-range-address="only_hs.C2:only_hs.C425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arser_percentage</text:p>
                <draw:g>
                  <svg:desc>only_hs.E1:only_h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743">
                <text:p>26.743</text:p>
                <draw:g>
                  <svg:desc>only_hs.C2:only_hs.C425</svg:desc>
                </draw:g>
              </table:table-cell>
              <table:table-cell office:value-type="float" office:value="8.9331787757544">
                <text:p>8.9331787757544</text:p>
                <draw:g>
                  <svg:desc>only_hs.E2:only_hs.E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585">
                <text:p>123.585</text:p>
              </table:table-cell>
              <table:table-cell office:value-type="float" office:value="0.992838936764171">
                <text:p>0.992838936764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.518">
                <text:p>346.518</text:p>
              </table:table-cell>
              <table:table-cell office:value-type="float" office:value="4.5789829099787">
                <text:p>4.5789829099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9.905">
                <text:p>1129.905</text:p>
              </table:table-cell>
              <table:table-cell office:value-type="float" office:value="0.248339462167173">
                <text:p>0.248339462167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.38">
                <text:p>121.38</text:p>
              </table:table-cell>
              <table:table-cell office:value-type="float" office:value="1.07431207777229">
                <text:p>1.07431207777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17">
                <text:p>11.217</text:p>
              </table:table-cell>
              <table:table-cell office:value-type="float" office:value="2.23767495765356">
                <text:p>2.23767495765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9.01">
                <text:p>489.01</text:p>
              </table:table-cell>
              <table:table-cell office:value-type="float" office:value="1.10365841189342">
                <text:p>1.1036584118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5.523">
                <text:p>905.523</text:p>
              </table:table-cell>
              <table:table-cell office:value-type="float" office:value="0.0959666402730797">
                <text:p>0.0959666402730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95">
                <text:p>2.695</text:p>
              </table:table-cell>
              <table:table-cell office:value-type="float" office:value="13.1354359925788">
                <text:p>13.135435992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1.044">
                <text:p>1301.044</text:p>
              </table:table-cell>
              <table:table-cell office:value-type="float" office:value="0.363938498621107">
                <text:p>0.363938498621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8.631">
                <text:p>488.631</text:p>
              </table:table-cell>
              <table:table-cell office:value-type="float" office:value="0.660211898139905">
                <text:p>0.660211898139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.668">
                <text:p>128.668</text:p>
              </table:table-cell>
              <table:table-cell office:value-type="float" office:value="1.64065657350701">
                <text:p>1.64065657350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096">
                <text:p>77.096</text:p>
              </table:table-cell>
              <table:table-cell office:value-type="float" office:value="0.984486873508353">
                <text:p>0.984486873508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9.682">
                <text:p>129.682</text:p>
              </table:table-cell>
              <table:table-cell office:value-type="float" office:value="1.82446291698154">
                <text:p>1.82446291698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818">
                <text:p>263.818</text:p>
              </table:table-cell>
              <table:table-cell office:value-type="float" office:value="0.733081139270255">
                <text:p>0.733081139270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266">
                <text:p>82.266</text:p>
              </table:table-cell>
              <table:table-cell office:value-type="float" office:value="1.27148518221379">
                <text:p>1.2714851822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37">
                <text:p>12.237</text:p>
              </table:table-cell>
              <table:table-cell office:value-type="float" office:value="12.0372640353028">
                <text:p>12.0372640353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5.777">
                <text:p>235.777</text:p>
              </table:table-cell>
              <table:table-cell office:value-type="float" office:value="2.22710442494391">
                <text:p>2.2271044249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.246">
                <text:p>162.246</text:p>
              </table:table-cell>
              <table:table-cell office:value-type="float" office:value="3.6728178198538">
                <text:p>3.6728178198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.571">
                <text:p>230.571</text:p>
              </table:table-cell>
              <table:table-cell office:value-type="float" office:value="1.31673107199084">
                <text:p>1.31673107199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4.633">
                <text:p>1284.633</text:p>
              </table:table-cell>
              <table:table-cell office:value-type="float" office:value="0.374348160136008">
                <text:p>0.374348160136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15">
                <text:p>11.715</text:p>
              </table:table-cell>
              <table:table-cell office:value-type="float" office:value="3.76440460947503">
                <text:p>3.764404609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41">
                <text:p>32.41</text:p>
              </table:table-cell>
              <table:table-cell office:value-type="float" office:value="2.00863930885529">
                <text:p>2.00863930885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.838">
                <text:p>308.838</text:p>
              </table:table-cell>
              <table:table-cell office:value-type="float" office:value="0.414132975864369">
                <text:p>0.41413297586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6.87">
                <text:p>3546.87</text:p>
              </table:table-cell>
              <table:table-cell office:value-type="float" office:value="0.814972073969444">
                <text:p>0.814972073969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6.308">
                <text:p>686.308</text:p>
              </table:table-cell>
              <table:table-cell office:value-type="float" office:value="0.262564329717853">
                <text:p>0.262564329717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349">
                <text:p>7.349</text:p>
              </table:table-cell>
              <table:table-cell office:value-type="float" office:value="12.6411756701592">
                <text:p>12.6411756701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815">
                <text:p>6.815</text:p>
              </table:table-cell>
              <table:table-cell office:value-type="float" office:value="36.6984592809978">
                <text:p>36.6984592809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63.135">
                <text:p>13763.135</text:p>
              </table:table-cell>
              <table:table-cell office:value-type="float" office:value="0.333957343294242">
                <text:p>0.333957343294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625">
                <text:p>35.625</text:p>
              </table:table-cell>
              <table:table-cell office:value-type="float" office:value="9.41473684210526">
                <text:p>9.41473684210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3.978">
                <text:p>2093.978</text:p>
              </table:table-cell>
              <table:table-cell office:value-type="float" office:value="0.517818238778058">
                <text:p>0.517818238778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814.198">
                <text:p>17814.198</text:p>
              </table:table-cell>
              <table:table-cell office:value-type="float" office:value="0.145799434810369">
                <text:p>0.145799434810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197">
                <text:p>16.197</text:p>
              </table:table-cell>
              <table:table-cell office:value-type="float" office:value="1.09896894486633">
                <text:p>1.09896894486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58.172">
                <text:p>6258.172</text:p>
              </table:table-cell>
              <table:table-cell office:value-type="float" office:value="0.881807019685621">
                <text:p>0.881807019685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81">
                <text:p>2.581</text:p>
              </table:table-cell>
              <table:table-cell office:value-type="float" office:value="9.37621077101898">
                <text:p>9.37621077101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671">
                <text:p>48.671</text:p>
              </table:table-cell>
              <table:table-cell office:value-type="float" office:value="2.57442830432907">
                <text:p>2.57442830432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0.9">
                <text:p>820.9</text:p>
              </table:table-cell>
              <table:table-cell office:value-type="float" office:value="0.752344987209161">
                <text:p>0.752344987209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57">
                <text:p>2.457</text:p>
              </table:table-cell>
              <table:table-cell office:value-type="float" office:value="9.84940984940985">
                <text:p>9.84940984940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4">
                <text:p>3.14</text:p>
              </table:table-cell>
              <table:table-cell office:value-type="float" office:value="24.0127388535032">
                <text:p>24.0127388535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91">
                <text:p>4.791</text:p>
              </table:table-cell>
              <table:table-cell office:value-type="float" office:value="41.9954080567731">
                <text:p>41.9954080567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33">
                <text:p>9.33</text:p>
              </table:table-cell>
              <table:table-cell office:value-type="float" office:value="15.2625937834941">
                <text:p>15.2625937834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63">
                <text:p>2.763</text:p>
              </table:table-cell>
              <table:table-cell office:value-type="float" office:value="8.7224031849439">
                <text:p>8.7224031849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86">
                <text:p>2.586</text:p>
              </table:table-cell>
              <table:table-cell office:value-type="float" office:value="10.7115235885538">
                <text:p>10.7115235885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236">
                <text:p>72.236</text:p>
              </table:table-cell>
              <table:table-cell office:value-type="float" office:value="1.14762722188383">
                <text:p>1.14762722188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154">
                <text:p>3.154</text:p>
              </table:table-cell>
              <table:table-cell office:value-type="float" office:value="9.03614457831326">
                <text:p>9.03614457831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56">
                <text:p>2.656</text:p>
              </table:table-cell>
              <table:table-cell office:value-type="float" office:value="6.28765060240964">
                <text:p>6.28765060240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3">
                <text:p>3.13</text:p>
              </table:table-cell>
              <table:table-cell office:value-type="float" office:value="6.03833865814697">
                <text:p>6.03833865814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.915">
                <text:p>46.915</text:p>
              </table:table-cell>
              <table:table-cell office:value-type="float" office:value="4.77032931898114">
                <text:p>4.77032931898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.323">
                <text:p>322.323</text:p>
              </table:table-cell>
              <table:table-cell office:value-type="float" office:value="1.01202830700881">
                <text:p>1.01202830700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91.127">
                <text:p>6791.127</text:p>
              </table:table-cell>
              <table:table-cell office:value-type="float" office:value="0.1950780776151">
                <text:p>0.1950780776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74">
                <text:p>5.574</text:p>
              </table:table-cell>
              <table:table-cell office:value-type="float" office:value="23.9504843918192">
                <text:p>23.950484391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9.759">
                <text:p>199.759</text:p>
              </table:table-cell>
              <table:table-cell office:value-type="float" office:value="0.975175085978604">
                <text:p>0.975175085978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3.64">
                <text:p>783.64</text:p>
              </table:table-cell>
              <table:table-cell office:value-type="float" office:value="0.778801490480323">
                <text:p>0.778801490480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9.484">
                <text:p>479.484</text:p>
              </table:table-cell>
              <table:table-cell office:value-type="float" office:value="1.42632496600512">
                <text:p>1.42632496600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63">
                <text:p>3.863</text:p>
              </table:table-cell>
              <table:table-cell office:value-type="float" office:value="23.4532746570023">
                <text:p>23.4532746570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4.842">
                <text:p>564.842</text:p>
              </table:table-cell>
              <table:table-cell office:value-type="float" office:value="0.537672481862185">
                <text:p>0.537672481862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7.624">
                <text:p>2437.624</text:p>
              </table:table-cell>
              <table:table-cell office:value-type="float" office:value="0.904241179115401">
                <text:p>0.9042411791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.705">
                <text:p>232.705</text:p>
              </table:table-cell>
              <table:table-cell office:value-type="float" office:value="1.38415590554565">
                <text:p>1.38415590554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5.1">
                <text:p>395.1</text:p>
              </table:table-cell>
              <table:table-cell office:value-type="float" office:value="0.574284991141483">
                <text:p>0.574284991141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839">
                <text:p>82.839</text:p>
              </table:table-cell>
              <table:table-cell office:value-type="float" office:value="1.40875674501141">
                <text:p>1.40875674501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1.921">
                <text:p>961.921</text:p>
              </table:table-cell>
              <table:table-cell office:value-type="float" office:value="1.15508446119796">
                <text:p>1.15508446119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2.874">
                <text:p>702.874</text:p>
              </table:table-cell>
              <table:table-cell office:value-type="float" office:value="0.56354339469094">
                <text:p>0.56354339469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6.688">
                <text:p>256.688</text:p>
              </table:table-cell>
              <table:table-cell office:value-type="float" office:value="0.834476095493362">
                <text:p>0.834476095493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.598">
                <text:p>94.598</text:p>
              </table:table-cell>
              <table:table-cell office:value-type="float" office:value="1.5613437916235">
                <text:p>1.5613437916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.645">
                <text:p>145.645</text:p>
              </table:table-cell>
              <table:table-cell office:value-type="float" office:value="3.30873013148409">
                <text:p>3.30873013148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384">
                <text:p>21.384</text:p>
              </table:table-cell>
              <table:table-cell office:value-type="float" office:value="5.3825289936401">
                <text:p>5.38252899364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119">
                <text:p>13.119</text:p>
              </table:table-cell>
              <table:table-cell office:value-type="float" office:value="12.0588459486241">
                <text:p>12.0588459486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9.973">
                <text:p>369.973</text:p>
              </table:table-cell>
              <table:table-cell office:value-type="float" office:value="0.535985058369124">
                <text:p>0.535985058369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7.445">
                <text:p>247.445</text:p>
              </table:table-cell>
              <table:table-cell office:value-type="float" office:value="1.06730788660106">
                <text:p>1.06730788660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6.18">
                <text:p>176.18</text:p>
              </table:table-cell>
              <table:table-cell office:value-type="float" office:value="2.96571688046316">
                <text:p>2.96571688046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0.338">
                <text:p>620.338</text:p>
              </table:table-cell>
              <table:table-cell office:value-type="float" office:value="1.40294484619675">
                <text:p>1.40294484619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.539">
                <text:p>199.539</text:p>
              </table:table-cell>
              <table:table-cell office:value-type="float" office:value="0.76025238173991">
                <text:p>0.76025238173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3.611">
                <text:p>1243.611</text:p>
              </table:table-cell>
              <table:table-cell office:value-type="float" office:value="0.917811116177004">
                <text:p>0.917811116177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893">
                <text:p>2.893</text:p>
              </table:table-cell>
              <table:table-cell office:value-type="float" office:value="17.0065675769098">
                <text:p>17.0065675769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1.602">
                <text:p>1181.602</text:p>
              </table:table-cell>
              <table:table-cell office:value-type="float" office:value="1.51303061436931">
                <text:p>1.51303061436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49.354">
                <text:p>2049.354</text:p>
              </table:table-cell>
              <table:table-cell office:value-type="float" office:value="0.684166815494053">
                <text:p>0.684166815494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7.826">
                <text:p>1027.826</text:p>
              </table:table-cell>
              <table:table-cell office:value-type="float" office:value="0.635808006413537">
                <text:p>0.63580800641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.254">
                <text:p>378.254</text:p>
              </table:table-cell>
              <table:table-cell office:value-type="float" office:value="1.40196798976349">
                <text:p>1.40196798976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7.734">
                <text:p>357.734</text:p>
              </table:table-cell>
              <table:table-cell office:value-type="float" office:value="0.739655721849195">
                <text:p>0.739655721849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7.291">
                <text:p>117.291</text:p>
              </table:table-cell>
              <table:table-cell office:value-type="float" office:value="2.00526894646648">
                <text:p>2.00526894646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5.498">
                <text:p>275.498</text:p>
              </table:table-cell>
              <table:table-cell office:value-type="float" office:value="1.0490094301955">
                <text:p>1.0490094301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.632">
                <text:p>98.632</text:p>
              </table:table-cell>
              <table:table-cell office:value-type="float" office:value="2.46066185416498">
                <text:p>2.46066185416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22">
                <text:p>3.722</text:p>
              </table:table-cell>
              <table:table-cell office:value-type="float" office:value="12.0634067705535">
                <text:p>12.0634067705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52.478">
                <text:p>2152.478</text:p>
              </table:table-cell>
              <table:table-cell office:value-type="float" office:value="1.18825837012039">
                <text:p>1.18825837012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496">
                <text:p>62.496</text:p>
              </table:table-cell>
              <table:table-cell office:value-type="float" office:value="3.19060419866871">
                <text:p>3.19060419866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041">
                <text:p>8.041</text:p>
              </table:table-cell>
              <table:table-cell office:value-type="float" office:value="12.7471707499067">
                <text:p>12.74717074990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379">
                <text:p>21.379</text:p>
              </table:table-cell>
              <table:table-cell office:value-type="float" office:value="4.55119509799336">
                <text:p>4.55119509799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6.93">
                <text:p>76.93</text:p>
              </table:table-cell>
              <table:table-cell office:value-type="float" office:value="3.57077862992331">
                <text:p>3.57077862992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93.078">
                <text:p>1293.078</text:p>
              </table:table-cell>
              <table:table-cell office:value-type="float" office:value="0.422480314412588">
                <text:p>0.422480314412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908">
                <text:p>16.908</text:p>
              </table:table-cell>
              <table:table-cell office:value-type="float" office:value="10.2791577951266">
                <text:p>10.2791577951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25.654">
                <text:p>6025.654</text:p>
              </table:table-cell>
              <table:table-cell office:value-type="float" office:value="0.663629209377107">
                <text:p>0.663629209377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55">
                <text:p>2.755</text:p>
              </table:table-cell>
              <table:table-cell office:value-type="float" office:value="3.95644283121597">
                <text:p>3.95644283121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928">
                <text:p>11.928</text:p>
              </table:table-cell>
              <table:table-cell office:value-type="float" office:value="10.0855130784708">
                <text:p>10.0855130784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189">
                <text:p>6.189</text:p>
              </table:table-cell>
              <table:table-cell office:value-type="float" office:value="52.3832606236872">
                <text:p>52.3832606236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21">
                <text:p>3.921</text:p>
              </table:table-cell>
              <table:table-cell office:value-type="float" office:value="26.0392756949758">
                <text:p>26.0392756949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098">
                <text:p>73.098</text:p>
              </table:table-cell>
              <table:table-cell office:value-type="float" office:value="3.28873566992257">
                <text:p>3.28873566992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936">
                <text:p>4.936</text:p>
              </table:table-cell>
              <table:table-cell office:value-type="float" office:value="31.0372771474879">
                <text:p>31.0372771474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7.75">
                <text:p>1207.75</text:p>
              </table:table-cell>
              <table:table-cell office:value-type="float" office:value="0.912440488511695">
                <text:p>0.912440488511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79">
                <text:p>4.79</text:p>
              </table:table-cell>
              <table:table-cell office:value-type="float" office:value="28.3089770354906">
                <text:p>28.3089770354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0.759">
                <text:p>1810.759</text:p>
              </table:table-cell>
              <table:table-cell office:value-type="float" office:value="1.28575917612449">
                <text:p>1.28575917612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482">
                <text:p>19.482</text:p>
              </table:table-cell>
              <table:table-cell office:value-type="float" office:value="7.5043630017452">
                <text:p>7.5043630017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00.076">
                <text:p>3900.076</text:p>
              </table:table-cell>
              <table:table-cell office:value-type="float" office:value="1.40112654214944">
                <text:p>1.401126542149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0.257">
                <text:p>240.257</text:p>
              </table:table-cell>
              <table:table-cell office:value-type="float" office:value="1.27696591566531">
                <text:p>1.27696591566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839">
                <text:p>13.839</text:p>
              </table:table-cell>
              <table:table-cell office:value-type="float" office:value="8.71450249295469">
                <text:p>8.71450249295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166">
                <text:p>5.166</text:p>
              </table:table-cell>
              <table:table-cell office:value-type="float" office:value="46.6511807975223">
                <text:p>46.6511807975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83">
                <text:p>4.483</text:p>
              </table:table-cell>
              <table:table-cell office:value-type="float" office:value="28.0838724068704">
                <text:p>28.0838724068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265">
                <text:p>5.265</text:p>
              </table:table-cell>
              <table:table-cell office:value-type="float" office:value="39.3542260208927">
                <text:p>39.3542260208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7">
                <text:p>3.97</text:p>
              </table:table-cell>
              <table:table-cell office:value-type="float" office:value="35.264483627204">
                <text:p>35.264483627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1.039">
                <text:p>901.039</text:p>
              </table:table-cell>
              <table:table-cell office:value-type="float" office:value="1.54177566120889">
                <text:p>1.541775661208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138">
                <text:p>5.138</text:p>
              </table:table-cell>
              <table:table-cell office:value-type="float" office:value="43.0906967691709">
                <text:p>43.09069676917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112.475">
                <text:p>20112.475</text:p>
              </table:table-cell>
              <table:table-cell office:value-type="float" office:value="0.536085190907633">
                <text:p>0.536085190907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.393">
                <text:p>711.393</text:p>
              </table:table-cell>
              <table:table-cell office:value-type="float" office:value="0.459942675848652">
                <text:p>0.459942675848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58">
                <text:p>3.658</text:p>
              </table:table-cell>
              <table:table-cell office:value-type="float" office:value="29.1962821213778">
                <text:p>29.1962821213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8.741">
                <text:p>2118.741</text:p>
              </table:table-cell>
              <table:table-cell office:value-type="float" office:value="1.5018352880319">
                <text:p>1.5018352880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6.186">
                <text:p>1006.186</text:p>
              </table:table-cell>
              <table:table-cell office:value-type="float" office:value="0.589950565799962">
                <text:p>0.58995056579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1.804">
                <text:p>91.804</text:p>
              </table:table-cell>
              <table:table-cell office:value-type="float" office:value="2.56306914731384">
                <text:p>2.56306914731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167">
                <text:p>35.167</text:p>
              </table:table-cell>
              <table:table-cell office:value-type="float" office:value="3.43788210538289">
                <text:p>3.437882105382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51">
                <text:p>8.51</text:p>
              </table:table-cell>
              <table:table-cell office:value-type="float" office:value="17.0975323149236">
                <text:p>17.0975323149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257">
                <text:p>5.257</text:p>
              </table:table-cell>
              <table:table-cell office:value-type="float" office:value="4.56534144949591">
                <text:p>4.56534144949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333">
                <text:p>9.333</text:p>
              </table:table-cell>
              <table:table-cell office:value-type="float" office:value="16.9720347155256">
                <text:p>16.9720347155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262">
                <text:p>32.262</text:p>
              </table:table-cell>
              <table:table-cell office:value-type="float" office:value="4.18448949228194">
                <text:p>4.18448949228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.712">
                <text:p>64.712</text:p>
              </table:table-cell>
              <table:table-cell office:value-type="float" office:value="1.76474224255161">
                <text:p>1.76474224255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44">
                <text:p>11.244</text:p>
              </table:table-cell>
              <table:table-cell office:value-type="float" office:value="11.3838491639986">
                <text:p>11.38384916399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378">
                <text:p>8.378</text:p>
              </table:table-cell>
              <table:table-cell office:value-type="float" office:value="10.4678920983528">
                <text:p>10.4678920983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9.476">
                <text:p>649.476</text:p>
              </table:table-cell>
              <table:table-cell office:value-type="float" office:value="4.04541507307429">
                <text:p>4.04541507307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8.32">
                <text:p>208.32</text:p>
              </table:table-cell>
              <table:table-cell office:value-type="float" office:value="2.70785330261137">
                <text:p>2.70785330261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23">
                <text:p>4.123</text:p>
              </table:table-cell>
              <table:table-cell office:value-type="float" office:value="21.1011399466408">
                <text:p>21.1011399466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78.599">
                <text:p>978.599</text:p>
              </table:table-cell>
              <table:table-cell office:value-type="float" office:value="0.430104670043603">
                <text:p>0.430104670043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937">
                <text:p>5.937</text:p>
              </table:table-cell>
              <table:table-cell office:value-type="float" office:value="19.0668687889507">
                <text:p>19.06686878895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.899">
                <text:p>49.899</text:p>
              </table:table-cell>
              <table:table-cell office:value-type="float" office:value="2.380809234654">
                <text:p>2.380809234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9.21">
                <text:p>709.21</text:p>
              </table:table-cell>
              <table:table-cell office:value-type="float" office:value="1.18794151238702">
                <text:p>1.18794151238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59">
                <text:p>3.059</text:p>
              </table:table-cell>
              <table:table-cell office:value-type="float" office:value="25.629290617849">
                <text:p>25.629290617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8.89">
                <text:p>438.89</text:p>
              </table:table-cell>
              <table:table-cell office:value-type="float" office:value="2.11396933172321">
                <text:p>2.11396933172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5.711">
                <text:p>635.711</text:p>
              </table:table-cell>
              <table:table-cell office:value-type="float" office:value="1.63973881213319">
                <text:p>1.63973881213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517">
                <text:p>3.517</text:p>
              </table:table-cell>
              <table:table-cell office:value-type="float" office:value="4.83366505544498">
                <text:p>4.83366505544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.199">
                <text:p>156.199</text:p>
              </table:table-cell>
              <table:table-cell office:value-type="float" office:value="1.2772168835908">
                <text:p>1.2772168835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.984">
                <text:p>200.984</text:p>
              </table:table-cell>
              <table:table-cell office:value-type="float" office:value="3.34106197508259">
                <text:p>3.34106197508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5.525">
                <text:p>565.525</text:p>
              </table:table-cell>
              <table:table-cell office:value-type="float" office:value="1.72459219309491">
                <text:p>1.72459219309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4">
                <text:p>4.14</text:p>
              </table:table-cell>
              <table:table-cell office:value-type="float" office:value="19.1787439613527">
                <text:p>19.17874396135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7.303">
                <text:p>147.303</text:p>
              </table:table-cell>
              <table:table-cell office:value-type="float" office:value="2.47720684575331">
                <text:p>2.477206845753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5.404">
                <text:p>815.404</text:p>
              </table:table-cell>
              <table:table-cell office:value-type="float" office:value="1.51311497122899">
                <text:p>1.513114971228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67">
                <text:p>3.167</text:p>
              </table:table-cell>
              <table:table-cell office:value-type="float" office:value="20.0820966214083">
                <text:p>20.08209662140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8.963">
                <text:p>1998.963</text:p>
              </table:table-cell>
              <table:table-cell office:value-type="float" office:value="0.662393451004346">
                <text:p>0.662393451004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.232">
                <text:p>47.232</text:p>
              </table:table-cell>
              <table:table-cell office:value-type="float" office:value="1.46299119241192">
                <text:p>1.46299119241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499">
                <text:p>2.499</text:p>
              </table:table-cell>
              <table:table-cell office:value-type="float" office:value="6.80272108843538">
                <text:p>6.80272108843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.874">
                <text:p>67.874</text:p>
              </table:table-cell>
              <table:table-cell office:value-type="float" office:value="2.17903762854701">
                <text:p>2.17903762854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89">
                <text:p>3.889</text:p>
              </table:table-cell>
              <table:table-cell office:value-type="float" office:value="4.78272049370018">
                <text:p>4.78272049370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14">
                <text:p>2.714</text:p>
              </table:table-cell>
              <table:table-cell office:value-type="float" office:value="10.9432571849668">
                <text:p>10.9432571849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592">
                <text:p>27.592</text:p>
              </table:table-cell>
              <table:table-cell office:value-type="float" office:value="7.17961728037112">
                <text:p>7.17961728037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1.103">
                <text:p>21.103</text:p>
              </table:table-cell>
              <table:table-cell office:value-type="float" office:value="15.0926408567502">
                <text:p>15.0926408567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7.266">
                <text:p>57.266</text:p>
              </table:table-cell>
              <table:table-cell office:value-type="float" office:value="6.24803548353299">
                <text:p>6.24803548353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7.327">
                <text:p>1327.327</text:p>
              </table:table-cell>
              <table:table-cell office:value-type="float" office:value="1.12029665636275">
                <text:p>1.12029665636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.007">
                <text:p>9.007</text:p>
              </table:table-cell>
              <table:table-cell office:value-type="float" office:value="19.3183079826801">
                <text:p>19.31830798268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19.346">
                <text:p>1719.346</text:p>
              </table:table-cell>
              <table:table-cell office:value-type="float" office:value="0.430163562191671">
                <text:p>0.4301635621916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398">
                <text:p>8.398</text:p>
              </table:table-cell>
              <table:table-cell office:value-type="float" office:value="43.5698975946654">
                <text:p>43.5698975946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1.78">
                <text:p>1681.78</text:p>
              </table:table-cell>
              <table:table-cell office:value-type="float" office:value="0.364910987168357">
                <text:p>0.364910987168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56.648">
                <text:p>1056.648</text:p>
              </table:table-cell>
              <table:table-cell office:value-type="float" office:value="0.458998644771012">
                <text:p>0.458998644771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2.413">
                <text:p>482.413</text:p>
              </table:table-cell>
              <table:table-cell office:value-type="float" office:value="0.948357527678566">
                <text:p>0.948357527678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.465">
                <text:p>51.465</text:p>
              </table:table-cell>
              <table:table-cell office:value-type="float" office:value="5.02088798212377">
                <text:p>5.020887982123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78">
                <text:p>8.78</text:p>
              </table:table-cell>
              <table:table-cell office:value-type="float" office:value="3.48519362186788">
                <text:p>3.48519362186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63.46">
                <text:p>963.46</text:p>
              </table:table-cell>
              <table:table-cell office:value-type="float" office:value="2.69455919290889">
                <text:p>2.69455919290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4.729">
                <text:p>94.729</text:p>
              </table:table-cell>
              <table:table-cell office:value-type="float" office:value="5.23176640733038">
                <text:p>5.231766407330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3.539">
                <text:p>283.539</text:p>
              </table:table-cell>
              <table:table-cell office:value-type="float" office:value="1.86253037501014">
                <text:p>1.86253037501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389">
                <text:p>5.389</text:p>
              </table:table-cell>
              <table:table-cell office:value-type="float" office:value="4.58341065132678">
                <text:p>4.58341065132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68.28">
                <text:p>968.28</text:p>
              </table:table-cell>
              <table:table-cell office:value-type="float" office:value="1.09906225471971">
                <text:p>1.09906225471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8.95">
                <text:p>288.95</text:p>
              </table:table-cell>
              <table:table-cell office:value-type="float" office:value="1.76051219934245">
                <text:p>1.76051219934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781">
                <text:p>19.781</text:p>
              </table:table-cell>
              <table:table-cell office:value-type="float" office:value="1.1778979829129">
                <text:p>1.1778979829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3.491">
                <text:p>533.491</text:p>
              </table:table-cell>
              <table:table-cell office:value-type="float" office:value="1.20901758417668">
                <text:p>1.20901758417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61.626">
                <text:p>2661.626</text:p>
              </table:table-cell>
              <table:table-cell office:value-type="float" office:value="0.20908271860885">
                <text:p>0.209082718608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.274">
                <text:p>27.274</text:p>
              </table:table-cell>
              <table:table-cell office:value-type="float" office:value="1.5985920657036">
                <text:p>1.59859206570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6.02">
                <text:p>106.02</text:p>
              </table:table-cell>
              <table:table-cell office:value-type="float" office:value="2.42124127523109">
                <text:p>2.42124127523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1.512">
                <text:p>2001.512</text:p>
              </table:table-cell>
              <table:table-cell office:value-type="float" office:value="0.350435071086259">
                <text:p>0.350435071086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9.506">
                <text:p>239.506</text:p>
              </table:table-cell>
              <table:table-cell office:value-type="float" office:value="2.21497582524029">
                <text:p>2.214975825240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24.589">
                <text:p>824.589</text:p>
              </table:table-cell>
              <table:table-cell office:value-type="float" office:value="0.233692178770272">
                <text:p>0.233692178770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0.52">
                <text:p>590.52</text:p>
              </table:table-cell>
              <table:table-cell office:value-type="float" office:value="1.61992819887557">
                <text:p>1.61992819887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029">
                <text:p>6.029</text:p>
              </table:table-cell>
              <table:table-cell office:value-type="float" office:value="3.96417316304528">
                <text:p>3.964173163045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5.75">
                <text:p>405.75</text:p>
              </table:table-cell>
              <table:table-cell office:value-type="float" office:value="1.06395563770795">
                <text:p>1.06395563770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.262">
                <text:p>783.262</text:p>
              </table:table-cell>
              <table:table-cell office:value-type="float" office:value="0.564817391881644">
                <text:p>0.564817391881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8.001">
                <text:p>68.001</text:p>
              </table:table-cell>
              <table:table-cell office:value-type="float" office:value="4.64404935221541">
                <text:p>4.644049352215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6.322">
                <text:p>596.322</text:p>
              </table:table-cell>
              <table:table-cell office:value-type="float" office:value="0.823380656759268">
                <text:p>0.823380656759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.912">
                <text:p>33.912</text:p>
              </table:table-cell>
              <table:table-cell office:value-type="float" office:value="7.48702524180231">
                <text:p>7.48702524180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.961">
                <text:p>44.961</text:p>
              </table:table-cell>
              <table:table-cell office:value-type="float" office:value="1.56357732256845">
                <text:p>1.563577322568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96.836">
                <text:p>896.836</text:p>
              </table:table-cell>
              <table:table-cell office:value-type="float" office:value="0.52562564393044">
                <text:p>0.525625643930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.776">
                <text:p>53.776</text:p>
              </table:table-cell>
              <table:table-cell office:value-type="float" office:value="1.00416542695626">
                <text:p>1.004165426956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683">
                <text:p>15.683</text:p>
              </table:table-cell>
              <table:table-cell office:value-type="float" office:value="5.34974175859211">
                <text:p>5.34974175859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.867">
                <text:p>54.867</text:p>
              </table:table-cell>
              <table:table-cell office:value-type="float" office:value="4.00240581770463">
                <text:p>4.002405817704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7.518">
                <text:p>237.518</text:p>
              </table:table-cell>
              <table:table-cell office:value-type="float" office:value="1.76070866208035">
                <text:p>1.76070866208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4.385">
                <text:p>794.385</text:p>
              </table:table-cell>
              <table:table-cell office:value-type="float" office:value="0.72811042504579">
                <text:p>0.728110425045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.834">
                <text:p>190.834</text:p>
              </table:table-cell>
              <table:table-cell office:value-type="float" office:value="3.39509730970372">
                <text:p>3.395097309703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0.526">
                <text:p>480.526</text:p>
              </table:table-cell>
              <table:table-cell office:value-type="float" office:value="2.80775650016857">
                <text:p>2.80775650016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.706">
                <text:p>91.706</text:p>
              </table:table-cell>
              <table:table-cell office:value-type="float" office:value="2.59852136174296">
                <text:p>2.59852136174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8">
                <text:p>4.318</text:p>
              </table:table-cell>
              <table:table-cell office:value-type="float" office:value="24.8263084761464">
                <text:p>24.8263084761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32.06">
                <text:p>632.06</text:p>
              </table:table-cell>
              <table:table-cell office:value-type="float" office:value="1.42755434610638">
                <text:p>1.427554346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8.993">
                <text:p>378.993</text:p>
              </table:table-cell>
              <table:table-cell office:value-type="float" office:value="1.20450773497136">
                <text:p>1.204507734971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577">
                <text:p>42.577</text:p>
              </table:table-cell>
              <table:table-cell office:value-type="float" office:value="5.99854381473566">
                <text:p>5.99854381473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0.438">
                <text:p>1780.438</text:p>
              </table:table-cell>
              <table:table-cell office:value-type="float" office:value="0.460055334698541">
                <text:p>0.460055334698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8.498">
                <text:p>48.498</text:p>
              </table:table-cell>
              <table:table-cell office:value-type="float" office:value="5.64765557342571">
                <text:p>5.64765557342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1.12">
                <text:p>281.12</text:p>
              </table:table-cell>
              <table:table-cell office:value-type="float" office:value="3.62229652817302">
                <text:p>3.6222965281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4.027">
                <text:p>954.027</text:p>
              </table:table-cell>
              <table:table-cell office:value-type="float" office:value="0.679750153821642">
                <text:p>0.679750153821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69.674">
                <text:p>1269.674</text:p>
              </table:table-cell>
              <table:table-cell office:value-type="float" office:value="1.7814809155736">
                <text:p>1.78148091557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45.227">
                <text:p>6045.227</text:p>
              </table:table-cell>
              <table:table-cell office:value-type="float" office:value="0.622292595464157">
                <text:p>0.6222925954641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.385">
                <text:p>15.385</text:p>
              </table:table-cell>
              <table:table-cell office:value-type="float" office:value="33.0776730581736">
                <text:p>33.07767305817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.176">
                <text:p>57.176</text:p>
              </table:table-cell>
              <table:table-cell office:value-type="float" office:value="3.4472505946551">
                <text:p>3.44725059465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04.789">
                <text:p>2804.789</text:p>
              </table:table-cell>
              <table:table-cell office:value-type="float" office:value="0.911655030021866">
                <text:p>0.911655030021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0.715">
                <text:p>230.715</text:p>
              </table:table-cell>
              <table:table-cell office:value-type="float" office:value="1.76841557766075">
                <text:p>1.768415577660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.872">
                <text:p>147.872</text:p>
              </table:table-cell>
              <table:table-cell office:value-type="float" office:value="2.94038086994157">
                <text:p>2.940380869941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54">
                <text:p>19.54</text:p>
              </table:table-cell>
              <table:table-cell office:value-type="float" office:value="14.4012282497441">
                <text:p>14.40122824974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02">
                <text:p>11.002</text:p>
              </table:table-cell>
              <table:table-cell office:value-type="float" office:value="2.49045628067624">
                <text:p>2.49045628067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4.038">
                <text:p>54.038</text:p>
              </table:table-cell>
              <table:table-cell office:value-type="float" office:value="0.860505570154336">
                <text:p>0.860505570154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9.233">
                <text:p>139.233</text:p>
              </table:table-cell>
              <table:table-cell office:value-type="float" office:value="2.29830571775369">
                <text:p>2.298305717753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.353">
                <text:p>24.353</text:p>
              </table:table-cell>
              <table:table-cell office:value-type="float" office:value="9.28838336139285">
                <text:p>9.28838336139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2.639">
                <text:p>112.639</text:p>
              </table:table-cell>
              <table:table-cell office:value-type="float" office:value="3.11970099166363">
                <text:p>3.119700991663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011">
                <text:p>25.011</text:p>
              </table:table-cell>
              <table:table-cell office:value-type="float" office:value="14.5296069729319">
                <text:p>14.52960697293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997">
                <text:p>63.997</text:p>
              </table:table-cell>
              <table:table-cell office:value-type="float" office:value="3.21421316624217">
                <text:p>3.214213166242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81.379">
                <text:p>1881.379</text:p>
              </table:table-cell>
              <table:table-cell office:value-type="float" office:value="0.367868462441645">
                <text:p>0.367868462441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.273">
                <text:p>44.273</text:p>
              </table:table-cell>
              <table:table-cell office:value-type="float" office:value="1.06385381609559">
                <text:p>1.06385381609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.915">
                <text:p>49.915</text:p>
              </table:table-cell>
              <table:table-cell office:value-type="float" office:value="1.12591405389162">
                <text:p>1.12591405389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.376">
                <text:p>30.376</text:p>
              </table:table-cell>
              <table:table-cell office:value-type="float" office:value="1.39913089281011">
                <text:p>1.39913089281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22">
                <text:p>3.422</text:p>
              </table:table-cell>
              <table:table-cell office:value-type="float" office:value="8.00701344243133">
                <text:p>8.00701344243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888">
                <text:p>5.888</text:p>
              </table:table-cell>
              <table:table-cell office:value-type="float" office:value="13.960597826087">
                <text:p>13.960597826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.54">
                <text:p>47.54</text:p>
              </table:table-cell>
              <table:table-cell office:value-type="float" office:value="2.10980227177114">
                <text:p>2.10980227177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224">
                <text:p>23.224</text:p>
              </table:table-cell>
              <table:table-cell office:value-type="float" office:value="14.4677919393731">
                <text:p>14.46779193937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2.123">
                <text:p>322.123</text:p>
              </table:table-cell>
              <table:table-cell office:value-type="float" office:value="0.37811643378461">
                <text:p>0.378116433784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2.82">
                <text:p>252.82</text:p>
              </table:table-cell>
              <table:table-cell office:value-type="float" office:value="0.883632624001266">
                <text:p>0.8836326240012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.17">
                <text:p>165.17</text:p>
              </table:table-cell>
              <table:table-cell office:value-type="float" office:value="0.715020887570382">
                <text:p>0.7150208875703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.266">
                <text:p>11.266</text:p>
              </table:table-cell>
              <table:table-cell office:value-type="float" office:value="4.2694834013847">
                <text:p>4.26948340138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9.514">
                <text:p>29.514</text:p>
              </table:table-cell>
              <table:table-cell office:value-type="float" office:value="1.96855729484312">
                <text:p>1.96855729484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81.308">
                <text:p>781.308</text:p>
              </table:table-cell>
              <table:table-cell office:value-type="float" office:value="0.34864611651231">
                <text:p>0.348646116512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.806">
                <text:p>298.806</text:p>
              </table:table-cell>
              <table:table-cell office:value-type="float" office:value="1.23725761865558">
                <text:p>1.23725761865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3.904">
                <text:p>83.904</text:p>
              </table:table-cell>
              <table:table-cell office:value-type="float" office:value="2.93549771167048">
                <text:p>2.93549771167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073.762">
                <text:p>3073.762</text:p>
              </table:table-cell>
              <table:table-cell office:value-type="float" office:value="0.814409183274437">
                <text:p>0.8144091832744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46.787">
                <text:p>446.787</text:p>
              </table:table-cell>
              <table:table-cell office:value-type="float" office:value="0.785385429746165">
                <text:p>0.785385429746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.693">
                <text:p>76.693</text:p>
              </table:table-cell>
              <table:table-cell office:value-type="float" office:value="1.20871526736469">
                <text:p>1.20871526736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.795">
                <text:p>62.795</text:p>
              </table:table-cell>
              <table:table-cell office:value-type="float" office:value="4.28378055577673">
                <text:p>4.28378055577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.452">
                <text:p>60.452</text:p>
              </table:table-cell>
              <table:table-cell office:value-type="float" office:value="2.37709256931119">
                <text:p>2.37709256931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.449">
                <text:p>240.449</text:p>
              </table:table-cell>
              <table:table-cell office:value-type="float" office:value="0.455398026192665">
                <text:p>0.4553980261926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7.011">
                <text:p>337.011</text:p>
              </table:table-cell>
              <table:table-cell office:value-type="float" office:value="0.424911946494328">
                <text:p>0.424911946494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662">
                <text:p>3.662</text:p>
              </table:table-cell>
              <table:table-cell office:value-type="float" office:value="8.62916439104315">
                <text:p>8.629164391043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9.091">
                <text:p>139.091</text:p>
              </table:table-cell>
              <table:table-cell office:value-type="float" office:value="1.12156789440007">
                <text:p>1.12156789440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4.695">
                <text:p>194.695</text:p>
              </table:table-cell>
              <table:table-cell office:value-type="float" office:value="0.886001181334909">
                <text:p>0.8860011813349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52">
                <text:p>3.052</text:p>
              </table:table-cell>
              <table:table-cell office:value-type="float" office:value="19.4626474442988">
                <text:p>19.46264744429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976">
                <text:p>2.976</text:p>
              </table:table-cell>
              <table:table-cell office:value-type="float" office:value="4.50268817204301">
                <text:p>4.502688172043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632">
                <text:p>2.632</text:p>
              </table:table-cell>
              <table:table-cell office:value-type="float" office:value="5.77507598784194">
                <text:p>5.77507598784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85">
                <text:p>2.985</text:p>
              </table:table-cell>
              <table:table-cell office:value-type="float" office:value="9.14572864321608">
                <text:p>9.14572864321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.597">
                <text:p>39.597</text:p>
              </table:table-cell>
              <table:table-cell office:value-type="float" office:value="2.01530418971134">
                <text:p>2.01530418971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201">
                <text:p>3.201</text:p>
              </table:table-cell>
              <table:table-cell office:value-type="float" office:value="23.0865354576695">
                <text:p>23.08653545766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261">
                <text:p>3.261</text:p>
              </table:table-cell>
              <table:table-cell office:value-type="float" office:value="8.40233057344373">
                <text:p>8.40233057344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686">
                <text:p>2.686</text:p>
              </table:table-cell>
              <table:table-cell office:value-type="float" office:value="13.1422189128816">
                <text:p>13.1422189128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3.687">
                <text:p>193.687</text:p>
              </table:table-cell>
              <table:table-cell office:value-type="float" office:value="0.859634358526902">
                <text:p>0.8596343585269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5.349">
                <text:p>135.349</text:p>
              </table:table-cell>
              <table:table-cell office:value-type="float" office:value="1.73772986870978">
                <text:p>1.73772986870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882">
                <text:p>2.882</text:p>
              </table:table-cell>
              <table:table-cell office:value-type="float" office:value="5.8292852185982">
                <text:p>5.82928521859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5.512">
                <text:p>215.512</text:p>
              </table:table-cell>
              <table:table-cell office:value-type="float" office:value="0.856100820371951">
                <text:p>0.8561008203719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24">
                <text:p>3.124</text:p>
              </table:table-cell>
              <table:table-cell office:value-type="float" office:value="18.0857874519846">
                <text:p>18.08578745198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879">
                <text:p>2.879</text:p>
              </table:table-cell>
              <table:table-cell office:value-type="float" office:value="14.2757902049323">
                <text:p>14.27579020493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293">
                <text:p>3.293</text:p>
              </table:table-cell>
              <table:table-cell office:value-type="float" office:value="7.44002429395688">
                <text:p>7.440024293956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23">
                <text:p>2.623</text:p>
              </table:table-cell>
              <table:table-cell office:value-type="float" office:value="6.74799847502859">
                <text:p>6.747998475028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852">
                <text:p>2.852</text:p>
              </table:table-cell>
              <table:table-cell office:value-type="float" office:value="8.90603085553997">
                <text:p>8.906030855539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3.803">
                <text:p>263.803</text:p>
              </table:table-cell>
              <table:table-cell office:value-type="float" office:value="0.6038596983355">
                <text:p>0.6038596983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28">
                <text:p>3.928</text:p>
              </table:table-cell>
              <table:table-cell office:value-type="float" office:value="8.09572301425662">
                <text:p>8.09572301425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39">
                <text:p>3.039</text:p>
              </table:table-cell>
              <table:table-cell office:value-type="float" office:value="12.50411319513">
                <text:p>12.504113195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564">
                <text:p>3.564</text:p>
              </table:table-cell>
              <table:table-cell office:value-type="float" office:value="40.6846240179574">
                <text:p>40.68462401795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55.097">
                <text:p>455.097</text:p>
              </table:table-cell>
              <table:table-cell office:value-type="float" office:value="1.60844830882208">
                <text:p>1.608448308822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80.663">
                <text:p>480.663</text:p>
              </table:table-cell>
              <table:table-cell office:value-type="float" office:value="0.580448255846612">
                <text:p>0.580448255846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75">
                <text:p>26.275</text:p>
              </table:table-cell>
              <table:table-cell office:value-type="float" office:value="4.51379638439581">
                <text:p>4.51379638439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.993">
                <text:p>64.993</text:p>
              </table:table-cell>
              <table:table-cell office:value-type="float" office:value="5.08670164479252">
                <text:p>5.08670164479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7.384">
                <text:p>257.384</text:p>
              </table:table-cell>
              <table:table-cell office:value-type="float" office:value="1.37887358965592">
                <text:p>1.378873589655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68.215">
                <text:p>3368.215</text:p>
              </table:table-cell>
              <table:table-cell office:value-type="float" office:value="0.223382414721151">
                <text:p>0.223382414721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55.769">
                <text:p>1755.769</text:p>
              </table:table-cell>
              <table:table-cell office:value-type="float" office:value="0.233174181797264">
                <text:p>0.2331741817972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74.144">
                <text:p>3674.144</text:p>
              </table:table-cell>
              <table:table-cell office:value-type="float" office:value="0.486371791633643">
                <text:p>0.4863717916336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4.613">
                <text:p>554.613</text:p>
              </table:table-cell>
              <table:table-cell office:value-type="float" office:value="1.23419393342745">
                <text:p>1.23419393342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756.531">
                <text:p>7756.531</text:p>
              </table:table-cell>
              <table:table-cell office:value-type="float" office:value="0.258749691066793">
                <text:p>0.2587496910667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7.329">
                <text:p>127.329</text:p>
              </table:table-cell>
              <table:table-cell office:value-type="float" office:value="3.07942416888533">
                <text:p>3.079424168885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60.311">
                <text:p>1060.311</text:p>
              </table:table-cell>
              <table:table-cell office:value-type="float" office:value="0.371589090370655">
                <text:p>0.3715890903706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2.385">
                <text:p>162.385</text:p>
              </table:table-cell>
              <table:table-cell office:value-type="float" office:value="1.11709825414909">
                <text:p>1.11709825414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5.964">
                <text:p>145.964</text:p>
              </table:table-cell>
              <table:table-cell office:value-type="float" office:value="1.32361404181853">
                <text:p>1.32361404181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9.788">
                <text:p>429.788</text:p>
              </table:table-cell>
              <table:table-cell office:value-type="float" office:value="0.790622353346301">
                <text:p>0.7906223533463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4.598">
                <text:p>64.598</text:p>
              </table:table-cell>
              <table:table-cell office:value-type="float" office:value="0.948945787795288">
                <text:p>0.9489457877952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7.87">
                <text:p>237.87</text:p>
              </table:table-cell>
              <table:table-cell office:value-type="float" office:value="1.26161348635809">
                <text:p>1.26161348635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552">
                <text:p>21.552</text:p>
              </table:table-cell>
              <table:table-cell office:value-type="float" office:value="4.67242019302153">
                <text:p>4.672420193021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.209">
                <text:p>283.209</text:p>
              </table:table-cell>
              <table:table-cell office:value-type="float" office:value="1.26867437122408">
                <text:p>1.26867437122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567">
                <text:p>7.567</text:p>
              </table:table-cell>
              <table:table-cell office:value-type="float" office:value="13.9817629179331">
                <text:p>13.9817629179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267">
                <text:p>7.267</text:p>
              </table:table-cell>
              <table:table-cell office:value-type="float" office:value="3.1374707582221">
                <text:p>3.1374707582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4.117">
                <text:p>74.117</text:p>
              </table:table-cell>
              <table:table-cell office:value-type="float" office:value="2.9156603748128">
                <text:p>2.9156603748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876">
                <text:p>9.876</text:p>
              </table:table-cell>
              <table:table-cell office:value-type="float" office:value="14.5200486026731">
                <text:p>14.5200486026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64.608">
                <text:p>3964.608</text:p>
              </table:table-cell>
              <table:table-cell office:value-type="float" office:value="0.0960246258898736">
                <text:p>0.0960246258898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6.005">
                <text:p>316.005</text:p>
              </table:table-cell>
              <table:table-cell office:value-type="float" office:value="1.37656049746048">
                <text:p>1.37656049746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8.493">
                <text:p>378.493</text:p>
              </table:table-cell>
              <table:table-cell office:value-type="float" office:value="0.328407658794218">
                <text:p>0.328407658794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841">
                <text:p>15.841</text:p>
              </table:table-cell>
              <table:table-cell office:value-type="float" office:value="9.72792121709488">
                <text:p>9.727921217094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337">
                <text:p>7.337</text:p>
              </table:table-cell>
              <table:table-cell office:value-type="float" office:value="3.3801281177593">
                <text:p>3.38012811775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3.643">
                <text:p>153.643</text:p>
              </table:table-cell>
              <table:table-cell office:value-type="float" office:value="2.47131336930417">
                <text:p>2.471313369304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9.222">
                <text:p>619.222</text:p>
              </table:table-cell>
              <table:table-cell office:value-type="float" office:value="0.583312608402156">
                <text:p>0.583312608402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17.794">
                <text:p>1217.794</text:p>
              </table:table-cell>
              <table:table-cell office:value-type="float" office:value="10.3887028512211">
                <text:p>10.38870285122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35.144">
                <text:p>1735.144</text:p>
              </table:table-cell>
              <table:table-cell office:value-type="float" office:value="0.914390966974499">
                <text:p>0.9143909669744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0.624">
                <text:p>220.624</text:p>
              </table:table-cell>
              <table:table-cell office:value-type="float" office:value="1.12272463557908">
                <text:p>1.122724635579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1.483">
                <text:p>161.483</text:p>
              </table:table-cell>
              <table:table-cell office:value-type="float" office:value="0.735681155291888">
                <text:p>0.7356811552918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3.695">
                <text:p>173.695</text:p>
              </table:table-cell>
              <table:table-cell office:value-type="float" office:value="0.909640461728893">
                <text:p>0.909640461728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35">
                <text:p>24.35</text:p>
              </table:table-cell>
              <table:table-cell office:value-type="float" office:value="4.87063655030801">
                <text:p>4.870636550308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.221">
                <text:p>75.221</text:p>
              </table:table-cell>
              <table:table-cell office:value-type="float" office:value="1.72824078382367">
                <text:p>1.728240783823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5.453">
                <text:p>845.453</text:p>
              </table:table-cell>
              <table:table-cell office:value-type="float" office:value="0.63338825458068">
                <text:p>0.633388254580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20.166">
                <text:p>220.166</text:p>
              </table:table-cell>
              <table:table-cell office:value-type="float" office:value="1.31128330441576">
                <text:p>1.311283304415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47.109">
                <text:p>447.109</text:p>
              </table:table-cell>
              <table:table-cell office:value-type="float" office:value="0.343093071264502">
                <text:p>0.3430930712645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52">
                <text:p>10.052</text:p>
              </table:table-cell>
              <table:table-cell office:value-type="float" office:value="11.6693195384003">
                <text:p>11.6693195384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888">
                <text:p>3.888</text:p>
              </table:table-cell>
              <table:table-cell office:value-type="float" office:value="25.9259259259259">
                <text:p>25.9259259259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2.499">
                <text:p>52.499</text:p>
              </table:table-cell>
              <table:table-cell office:value-type="float" office:value="2.47433284443513">
                <text:p>2.47433284443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8.35">
                <text:p>68.35</text:p>
              </table:table-cell>
              <table:table-cell office:value-type="float" office:value="1.25530358449159">
                <text:p>1.255303584491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355">
                <text:p>18.355</text:p>
              </table:table-cell>
              <table:table-cell office:value-type="float" office:value="10.0953418687006">
                <text:p>10.0953418687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298">
                <text:p>62.298</text:p>
              </table:table-cell>
              <table:table-cell office:value-type="float" office:value="2.50409322931715">
                <text:p>2.504093229317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.944">
                <text:p>84.944</text:p>
              </table:table-cell>
              <table:table-cell office:value-type="float" office:value="3.52702957242419">
                <text:p>3.527029572424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4.31">
                <text:p>504.31</text:p>
              </table:table-cell>
              <table:table-cell office:value-type="float" office:value="1.1130058892348">
                <text:p>1.1130058892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556">
                <text:p>10.556</text:p>
              </table:table-cell>
              <table:table-cell office:value-type="float" office:value="12.6942023493748">
                <text:p>12.69420234937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673">
                <text:p>33.673</text:p>
              </table:table-cell>
              <table:table-cell office:value-type="float" office:value="6.83336798028094">
                <text:p>6.833367980280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.078">
                <text:p>24.078</text:p>
              </table:table-cell>
              <table:table-cell office:value-type="float" office:value="4.68477448293048">
                <text:p>4.684774482930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.44">
                <text:p>28.44</text:p>
              </table:table-cell>
              <table:table-cell office:value-type="float" office:value="2.4789029535865">
                <text:p>2.47890295358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846">
                <text:p>14.846</text:p>
              </table:table-cell>
              <table:table-cell office:value-type="float" office:value="6.14306884009161">
                <text:p>6.143068840091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13.009">
                <text:p>10113.009</text:p>
              </table:table-cell>
              <table:table-cell office:value-type="float" office:value="0.147819506538558">
                <text:p>0.1478195065385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73">
                <text:p>4.273</text:p>
              </table:table-cell>
              <table:table-cell office:value-type="float" office:value="34.121226304704">
                <text:p>34.1212263047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314.765">
                <text:p>5314.765</text:p>
              </table:table-cell>
              <table:table-cell office:value-type="float" office:value="0.0965235527817316">
                <text:p>0.0965235527817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363.331">
                <text:p>7363.331</text:p>
              </table:table-cell>
              <table:table-cell office:value-type="float" office:value="0.0390991522722528">
                <text:p>0.0390991522722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54.448">
                <text:p>1954.448</text:p>
              </table:table-cell>
              <table:table-cell office:value-type="float" office:value="0.118345435642186">
                <text:p>0.118345435642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.112">
                <text:p>107.112</text:p>
              </table:table-cell>
              <table:table-cell office:value-type="float" office:value="1.52083800134439">
                <text:p>1.520838001344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857">
                <text:p>2.857</text:p>
              </table:table-cell>
              <table:table-cell office:value-type="float" office:value="5.49527476373819">
                <text:p>5.495274763738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11.163">
                <text:p>911.163</text:p>
              </table:table-cell>
              <table:table-cell office:value-type="float" office:value="0.537115752066315">
                <text:p>0.5371157520663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83">
                <text:p>1286.83</text:p>
              </table:table-cell>
              <table:table-cell office:value-type="float" office:value="0.288616211931646">
                <text:p>0.2886162119316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.721">
                <text:p>91.721</text:p>
              </table:table-cell>
              <table:table-cell office:value-type="float" office:value="1.64302613360081">
                <text:p>1.64302613360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2.291">
                <text:p>122.291</text:p>
              </table:table-cell>
              <table:table-cell office:value-type="float" office:value="2.10890417119821">
                <text:p>2.108904171198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39.689">
                <text:p>339.689</text:p>
              </table:table-cell>
              <table:table-cell office:value-type="float" office:value="1.04536796893629">
                <text:p>1.045367968936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17">
                <text:p>3.17</text:p>
              </table:table-cell>
              <table:table-cell office:value-type="float" office:value="7.22397476340694">
                <text:p>7.223974763406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19">
                <text:p>3.019</text:p>
              </table:table-cell>
              <table:table-cell office:value-type="float" office:value="6.35972176217291">
                <text:p>6.359721762172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1.003">
                <text:p>271.003</text:p>
              </table:table-cell>
              <table:table-cell office:value-type="float" office:value="0.194093792319642">
                <text:p>0.1940937923196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.797">
                <text:p>171.797</text:p>
              </table:table-cell>
              <table:table-cell office:value-type="float" office:value="0.914451358289144">
                <text:p>0.9144513582891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676">
                <text:p>29.676</text:p>
              </table:table-cell>
              <table:table-cell office:value-type="float" office:value="2.61490766949724">
                <text:p>2.614907669497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1.876">
                <text:p>81.876</text:p>
              </table:table-cell>
              <table:table-cell office:value-type="float" office:value="2.21554545898676">
                <text:p>2.215545458986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.594">
                <text:p>79.594</text:p>
              </table:table-cell>
              <table:table-cell office:value-type="float" office:value="1.86069301706159">
                <text:p>1.860693017061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72">
                <text:p>33.272</text:p>
              </table:table-cell>
              <table:table-cell office:value-type="float" office:value="1.83337340706901">
                <text:p>1.833373407069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6.107">
                <text:p>186.107</text:p>
              </table:table-cell>
              <table:table-cell office:value-type="float" office:value="0.675955230055828">
                <text:p>0.675955230055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3.621">
                <text:p>53.621</text:p>
              </table:table-cell>
              <table:table-cell office:value-type="float" office:value="1.49195277969452">
                <text:p>1.49195277969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.528">
                <text:p>90.528</text:p>
              </table:table-cell>
              <table:table-cell office:value-type="float" office:value="2.07449628844115">
                <text:p>2.074496288441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.942">
                <text:p>75.942</text:p>
              </table:table-cell>
              <table:table-cell office:value-type="float" office:value="1.05211872218272">
                <text:p>1.05211872218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75.241">
                <text:p>475.241</text:p>
              </table:table-cell>
              <table:table-cell office:value-type="float" office:value="0.339196323549526">
                <text:p>0.3391963235495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.048">
                <text:p>26.048</text:p>
              </table:table-cell>
              <table:table-cell office:value-type="float" office:value="2.71038083538084">
                <text:p>2.710380835380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9.81">
                <text:p>329.81</text:p>
              </table:table-cell>
              <table:table-cell office:value-type="float" office:value="0.269852339225615">
                <text:p>0.2698523392256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6.861">
                <text:p>116.861</text:p>
              </table:table-cell>
              <table:table-cell office:value-type="float" office:value="1.0782040201607">
                <text:p>1.07820402016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83">
                <text:p>2.83</text:p>
              </table:table-cell>
              <table:table-cell office:value-type="float" office:value="8.02120141342756">
                <text:p>8.02120141342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0.509">
                <text:p>100.509</text:p>
              </table:table-cell>
              <table:table-cell office:value-type="float" office:value="0.864599190122278">
                <text:p>0.864599190122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.096">
                <text:p>46.096</text:p>
              </table:table-cell>
              <table:table-cell office:value-type="float" office:value="2.52950364456786">
                <text:p>2.529503644567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2.626">
                <text:p>182.626</text:p>
              </table:table-cell>
              <table:table-cell office:value-type="float" office:value="0.772069694348012">
                <text:p>0.7720696943480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2.463">
                <text:p>182.463</text:p>
              </table:table-cell>
              <table:table-cell office:value-type="float" office:value="0.838526166948916">
                <text:p>0.8385261669489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258">
                <text:p>3.258</text:p>
              </table:table-cell>
              <table:table-cell office:value-type="float" office:value="6.13873542050338">
                <text:p>6.138735420503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2.708">
                <text:p>292.708</text:p>
              </table:table-cell>
              <table:table-cell office:value-type="float" office:value="0.46223540183391">
                <text:p>0.46223540183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.57">
                <text:p>9.57</text:p>
              </table:table-cell>
              <table:table-cell office:value-type="float" office:value="3.08254963427377">
                <text:p>3.082549634273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5.835">
                <text:p>155.835</text:p>
              </table:table-cell>
              <table:table-cell office:value-type="float" office:value="0.407482272916867">
                <text:p>0.4074822729168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.855">
                <text:p>98.855</text:p>
              </table:table-cell>
              <table:table-cell office:value-type="float" office:value="0.304486368924182">
                <text:p>0.3044863689241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027">
                <text:p>29.027</text:p>
              </table:table-cell>
              <table:table-cell office:value-type="float" office:value="2.89730251145485">
                <text:p>2.897302511454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.497">
                <text:p>32.497</text:p>
              </table:table-cell>
              <table:table-cell office:value-type="float" office:value="2.29867372372834">
                <text:p>2.298673723728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3.722">
                <text:p>53.722</text:p>
              </table:table-cell>
              <table:table-cell office:value-type="float" office:value="1.59711105319981">
                <text:p>1.597111053199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551">
                <text:p>2.551</text:p>
              </table:table-cell>
              <table:table-cell office:value-type="float" office:value="6.58565268522148">
                <text:p>6.585652685221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5.625">
                <text:p>115.625</text:p>
              </table:table-cell>
              <table:table-cell office:value-type="float" office:value="1.89145945945946">
                <text:p>1.891459459459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38.608">
                <text:p>438.608</text:p>
              </table:table-cell>
              <table:table-cell office:value-type="float" office:value="0.521878305913253">
                <text:p>0.5218783059132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73.89">
                <text:p>973.89</text:p>
              </table:table-cell>
              <table:table-cell office:value-type="float" office:value="0.579018164269065">
                <text:p>0.5790181642690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979">
                <text:p>2.979</text:p>
              </table:table-cell>
              <table:table-cell office:value-type="float" office:value="5.03524672708963">
                <text:p>5.03524672708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9.762">
                <text:p>149.762</text:p>
              </table:table-cell>
              <table:table-cell office:value-type="float" office:value="0.432018803167693">
                <text:p>0.4320188031676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6.111">
                <text:p>196.111</text:p>
              </table:table-cell>
              <table:table-cell office:value-type="float" office:value="0.791388550361785">
                <text:p>0.7913885503617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9.871">
                <text:p>389.871</text:p>
              </table:table-cell>
              <table:table-cell office:value-type="float" office:value="0.696640683713331">
                <text:p>0.6966406837133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00.33">
                <text:p>500.33</text:p>
              </table:table-cell>
              <table:table-cell office:value-type="float" office:value="1.06709571682689">
                <text:p>1.06709571682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149">
                <text:p>3.149</text:p>
              </table:table-cell>
              <table:table-cell office:value-type="float" office:value="15.369958717053">
                <text:p>15.3699587170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2.411">
                <text:p>132.411</text:p>
              </table:table-cell>
              <table:table-cell office:value-type="float" office:value="0.461442025209386">
                <text:p>0.4614420252093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0.847">
                <text:p>210.847</text:p>
              </table:table-cell>
              <table:table-cell office:value-type="float" office:value="0.464792005577504">
                <text:p>0.464792005577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05.834">
                <text:p>305.834</text:p>
              </table:table-cell>
              <table:table-cell office:value-type="float" office:value="0.432914587652125">
                <text:p>0.432914587652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3.663">
                <text:p>253.663</text:p>
              </table:table-cell>
              <table:table-cell office:value-type="float" office:value="0.708814450668801">
                <text:p>0.7088144506688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4.163">
                <text:p>134.163</text:p>
              </table:table-cell>
              <table:table-cell office:value-type="float" office:value="0.790829066135969">
                <text:p>0.7908290661359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18.346">
                <text:p>418.346</text:p>
              </table:table-cell>
              <table:table-cell office:value-type="float" office:value="0.475682808010594">
                <text:p>0.475682808010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89.04">
                <text:p>389.04</text:p>
              </table:table-cell>
              <table:table-cell office:value-type="float" office:value="0.702241414764549">
                <text:p>0.702241414764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198">
                <text:p>3.198</text:p>
              </table:table-cell>
              <table:table-cell office:value-type="float" office:value="22.9518449030644">
                <text:p>22.95184490306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.812">
                <text:p>198.812</text:p>
              </table:table-cell>
              <table:table-cell office:value-type="float" office:value="1.6794760879625">
                <text:p>1.6794760879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04">
                <text:p>7.204</text:p>
              </table:table-cell>
              <table:table-cell office:value-type="float" office:value="16.7545807884509">
                <text:p>16.7545807884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9.126">
                <text:p>79.126</text:p>
              </table:table-cell>
              <table:table-cell office:value-type="float" office:value="3.89505345904001">
                <text:p>3.89505345904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50.079">
                <text:p>550.079</text:p>
              </table:table-cell>
              <table:table-cell office:value-type="float" office:value="0.804429909158503">
                <text:p>0.8044299091585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716">
                <text:p>359.716</text:p>
              </table:table-cell>
              <table:table-cell office:value-type="float" office:value="0.7986856297746">
                <text:p>0.7986856297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29.201">
                <text:p>429.201</text:p>
              </table:table-cell>
              <table:table-cell office:value-type="float" office:value="0.691983476273354">
                <text:p>0.6919834762733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69">
                <text:p>3.869</text:p>
              </table:table-cell>
              <table:table-cell office:value-type="float" office:value="17.4722150426467">
                <text:p>17.47221504264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7.295">
                <text:p>237.295</text:p>
              </table:table-cell>
              <table:table-cell office:value-type="float" office:value="2.8593101413852">
                <text:p>2.85931014138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1.96">
                <text:p>271.96</text:p>
              </table:table-cell>
              <table:table-cell office:value-type="float" office:value="1.51345786145021">
                <text:p>1.513457861450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58.869">
                <text:p>258.869</text:p>
              </table:table-cell>
              <table:table-cell office:value-type="float" office:value="2.04041426358506">
                <text:p>2.040414263585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0.774">
                <text:p>160.774</text:p>
              </table:table-cell>
              <table:table-cell office:value-type="float" office:value="2.76848246607038">
                <text:p>2.768482466070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4.32">
                <text:p>124.32</text:p>
              </table:table-cell>
              <table:table-cell office:value-type="float" office:value="2.79440154440155">
                <text:p>2.794401544401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21">
                <text:p>3.721</text:p>
              </table:table-cell>
              <table:table-cell office:value-type="float" office:value="27.4657350174684">
                <text:p>27.46573501746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.579">
                <text:p>194.579</text:p>
              </table:table-cell>
              <table:table-cell office:value-type="float" office:value="2.7716248927171">
                <text:p>2.77162489271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.538">
                <text:p>200.538</text:p>
              </table:table-cell>
              <table:table-cell office:value-type="float" office:value="2.14871994335238">
                <text:p>2.148719943352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743">
                <text:p>2.743</text:p>
              </table:table-cell>
              <table:table-cell office:value-type="float" office:value="19.9781261392636">
                <text:p>19.9781261392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4.965">
                <text:p>184.965</text:p>
              </table:table-cell>
              <table:table-cell office:value-type="float" office:value="2.38639742654016">
                <text:p>2.386397426540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99.496">
                <text:p>499.496</text:p>
              </table:table-cell>
              <table:table-cell office:value-type="float" office:value="0.668273619808767">
                <text:p>0.6682736198087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97.521">
                <text:p>497.521</text:p>
              </table:table-cell>
              <table:table-cell office:value-type="float" office:value="0.718763630077926">
                <text:p>0.718763630077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0.447">
                <text:p>380.447</text:p>
              </table:table-cell>
              <table:table-cell office:value-type="float" office:value="0.492841315610322">
                <text:p>0.492841315610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63.058">
                <text:p>263.058</text:p>
              </table:table-cell>
              <table:table-cell office:value-type="float" office:value="0.651567334960351">
                <text:p>0.6515673349603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14.183">
                <text:p>8114.183</text:p>
              </table:table-cell>
              <table:table-cell office:value-type="float" office:value="0.536554327157768">
                <text:p>0.5365543271577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6.309">
                <text:p>566.309</text:p>
              </table:table-cell>
              <table:table-cell office:value-type="float" office:value="1.44620692943252">
                <text:p>1.44620692943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3.477">
                <text:p>263.477</text:p>
              </table:table-cell>
              <table:table-cell office:value-type="float" office:value="0.804624312558592">
                <text:p>0.8046243125585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.166">
                <text:p>66.166</text:p>
              </table:table-cell>
              <table:table-cell office:value-type="float" office:value="1.9995163679231">
                <text:p>1.99951636792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90.579">
                <text:p>2490.579</text:p>
              </table:table-cell>
              <table:table-cell office:value-type="float" office:value="0.314585483937671">
                <text:p>0.3145854839376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428">
                <text:p>4.428</text:p>
              </table:table-cell>
              <table:table-cell office:value-type="float" office:value="26.1065943992773">
                <text:p>26.1065943992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697">
                <text:p>3.697</text:p>
              </table:table-cell>
              <table:table-cell office:value-type="float" office:value="22.4506356505275">
                <text:p>22.4506356505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03">
                <text:p>3.603</text:p>
              </table:table-cell>
              <table:table-cell office:value-type="float" office:value="23.6747155148487">
                <text:p>23.6747155148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6.553">
                <text:p>746.553</text:p>
              </table:table-cell>
              <table:table-cell office:value-type="float" office:value="0.432521200772082">
                <text:p>0.4325212007720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00.479">
                <text:p>10000.479</text:p>
              </table:table-cell>
              <table:table-cell office:value-type="float" office:value="0.241168448031339">
                <text:p>0.2411684480313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81.49">
                <text:p>4381.49</text:p>
              </table:table-cell>
              <table:table-cell office:value-type="float" office:value="0.171676758363023">
                <text:p>0.1716767583630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529.369">
                <text:p>7529.369</text:p>
              </table:table-cell>
              <table:table-cell office:value-type="float" office:value="0.670879591636431">
                <text:p>0.6708795916364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.944">
                <text:p>130.944</text:p>
              </table:table-cell>
              <table:table-cell office:value-type="float" office:value="1.56631842619746">
                <text:p>1.56631842619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181">
                <text:p>16.181</text:p>
              </table:table-cell>
              <table:table-cell office:value-type="float" office:value="0.444966318521723">
                <text:p>0.4449663185217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2.89">
                <text:p>22.89</text:p>
              </table:table-cell>
              <table:table-cell office:value-type="float" office:value="3.18042813455657">
                <text:p>3.180428134556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710.463">
                <text:p>10710.463</text:p>
              </table:table-cell>
              <table:table-cell office:value-type="float" office:value="0.366342706193">
                <text:p>0.366342706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.369">
                <text:p>28.369</text:p>
              </table:table-cell>
              <table:table-cell office:value-type="float" office:value="3.866896964997">
                <text:p>3.8668969649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454.219">
                <text:p>3454.219</text:p>
              </table:table-cell>
              <table:table-cell office:value-type="float" office:value="0.468210035322022">
                <text:p>0.4682100353220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5.695">
                <text:p>65.695</text:p>
              </table:table-cell>
              <table:table-cell office:value-type="float" office:value="3.56648146738717">
                <text:p>3.566481467387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57.984">
                <text:p>457.984</text:p>
              </table:table-cell>
              <table:table-cell office:value-type="float" office:value="0.53211465902739">
                <text:p>0.532114659027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3.759">
                <text:p>133.759</text:p>
              </table:table-cell>
              <table:table-cell office:value-type="float" office:value="2.07387914084286">
                <text:p>2.073879140842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94.312">
                <text:p>1194.312</text:p>
              </table:table-cell>
              <table:table-cell office:value-type="float" office:value="0.816537052294543">
                <text:p>0.8165370522945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132.525">
                <text:p>7132.525</text:p>
              </table:table-cell>
              <table:table-cell office:value-type="float" office:value="0.248060819976095">
                <text:p>0.248060819976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54.877">
                <text:p>1454.877</text:p>
              </table:table-cell>
              <table:table-cell office:value-type="float" office:value="0.596476540628521">
                <text:p>0.5964765406285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177.391">
                <text:p>9177.391</text:p>
              </table:table-cell>
              <table:table-cell office:value-type="float" office:value="0.176814957540765">
                <text:p>0.176814957540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755">
                <text:p>11.755</text:p>
              </table:table-cell>
              <table:table-cell office:value-type="float" office:value="9.77456401531264">
                <text:p>9.774564015312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40.749">
                <text:p>2040.749</text:p>
              </table:table-cell>
              <table:table-cell office:value-type="float" office:value="0.45331395482737">
                <text:p>0.45331395482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615.289">
                <text:p>8615.289</text:p>
              </table:table-cell>
              <table:table-cell office:value-type="float" office:value="0.310390051918166">
                <text:p>0.3103900519181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833.13">
                <text:p>6833.13</text:p>
              </table:table-cell>
              <table:table-cell office:value-type="float" office:value="0.959106588049693">
                <text:p>0.959106588049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24.931">
                <text:p>1024.931</text:p>
              </table:table-cell>
              <table:table-cell office:value-type="float" office:value="0.634091465669396">
                <text:p>0.6340914656693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55cm" svg:y="0.316cm" chart:style-name="ch2">
          <text:p>Parser Percentage against Size</text:p>
        </chart:title>
        <chart:plot-area chart:style-name="ch3" table:cell-range-address="only_hs.E1:only_hs.F425" chart:data-source-has-labels="row" svg:x="1.331cm" svg:y="1.275cm" svg:width="14.349cm" svg:height="6.564cm">
          <chart:coordinate-region svg:x="1.952cm" svg:y="1.474cm" svg:width="13.157cm" svg:height="5.718cm"/>
          <chart:axis chart:dimension="x" chart:name="primary-x" chart:style-name="ch4">
            <chart:title svg:x="7.614cm" svg:y="8.019cm" chart:style-name="ch5">
              <text:p>Size (bytes)</text:p>
            </chart:title>
          </chart:axis>
          <chart:axis chart:dimension="y" chart:name="primary-y" chart:style-name="ch6">
            <chart:title svg:x="0.451cm" svg:y="5.262cm" chart:style-name="ch7">
              <text:p>Parser %</text:p>
            </chart:title>
            <chart:grid chart:style-name="ch8" chart:class="major"/>
          </chart:axis>
          <chart:series chart:style-name="ch9" chart:values-cell-range-address="only_hs.E2:only_hs.E425" chart:label-cell-address="only_hs.F1:only_hs.F1" chart:class="chart:scatter">
            <chart:domain table:cell-range-address="only_hs.F2:only_hs.F425"/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ize</text:p>
                <draw:g>
                  <svg:desc>only_hs.F1:only_h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285">
                <text:p>17285</text:p>
                <draw:g>
                  <svg:desc>only_hs.F2:only_hs.F425</svg:desc>
                </draw:g>
              </table:table-cell>
              <table:table-cell office:value-type="float" office:value="8.9331787757544">
                <text:p>8.9331787757544</text:p>
                <draw:g>
                  <svg:desc>only_hs.E2:only_hs.E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03">
                <text:p>5703</text:p>
              </table:table-cell>
              <table:table-cell office:value-type="float" office:value="0.992838936764171">
                <text:p>0.992838936764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87">
                <text:p>12487</text:p>
              </table:table-cell>
              <table:table-cell office:value-type="float" office:value="4.5789829099787">
                <text:p>4.5789829099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2">
                <text:p>12502</text:p>
              </table:table-cell>
              <table:table-cell office:value-type="float" office:value="0.248339462167173">
                <text:p>0.248339462167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32">
                <text:p>3732</text:p>
              </table:table-cell>
              <table:table-cell office:value-type="float" office:value="1.07431207777229">
                <text:p>1.074312077772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9">
                <text:p>529</text:p>
              </table:table-cell>
              <table:table-cell office:value-type="float" office:value="2.23767495765356">
                <text:p>2.23767495765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36">
                <text:p>13136</text:p>
              </table:table-cell>
              <table:table-cell office:value-type="float" office:value="1.10365841189342">
                <text:p>1.10365841189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0">
                <text:p>3380</text:p>
              </table:table-cell>
              <table:table-cell office:value-type="float" office:value="0.0959666402730797">
                <text:p>0.0959666402730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1">
                <text:p>1251</text:p>
              </table:table-cell>
              <table:table-cell office:value-type="float" office:value="13.1354359925788">
                <text:p>13.135435992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00">
                <text:p>10600</text:p>
              </table:table-cell>
              <table:table-cell office:value-type="float" office:value="0.363938498621107">
                <text:p>0.363938498621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6">
                <text:p>12106</text:p>
              </table:table-cell>
              <table:table-cell office:value-type="float" office:value="0.660211898139905">
                <text:p>0.660211898139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47">
                <text:p>2447</text:p>
              </table:table-cell>
              <table:table-cell office:value-type="float" office:value="1.64065657350701">
                <text:p>1.64065657350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8">
                <text:p>1308</text:p>
              </table:table-cell>
              <table:table-cell office:value-type="float" office:value="0.984486873508353">
                <text:p>0.984486873508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">
                <text:p>1174</text:p>
              </table:table-cell>
              <table:table-cell office:value-type="float" office:value="1.82446291698154">
                <text:p>1.82446291698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68">
                <text:p>4768</text:p>
              </table:table-cell>
              <table:table-cell office:value-type="float" office:value="0.733081139270255">
                <text:p>0.733081139270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7">
                <text:p>2197</text:p>
              </table:table-cell>
              <table:table-cell office:value-type="float" office:value="1.27148518221379">
                <text:p>1.2714851822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79">
                <text:p>1079</text:p>
              </table:table-cell>
              <table:table-cell office:value-type="float" office:value="12.0372640353028">
                <text:p>12.0372640353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069">
                <text:p>28069</text:p>
              </table:table-cell>
              <table:table-cell office:value-type="float" office:value="2.22710442494391">
                <text:p>2.2271044249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45">
                <text:p>20045</text:p>
              </table:table-cell>
              <table:table-cell office:value-type="float" office:value="3.6728178198538">
                <text:p>3.67281781985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80">
                <text:p>3180</text:p>
              </table:table-cell>
              <table:table-cell office:value-type="float" office:value="1.31673107199084">
                <text:p>1.316731071990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436">
                <text:p>23436</text:p>
              </table:table-cell>
              <table:table-cell office:value-type="float" office:value="0.374348160136008">
                <text:p>0.374348160136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1">
                <text:p>601</text:p>
              </table:table-cell>
              <table:table-cell office:value-type="float" office:value="3.76440460947503">
                <text:p>3.764404609475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1">
                <text:p>1181</text:p>
              </table:table-cell>
              <table:table-cell office:value-type="float" office:value="2.00863930885529">
                <text:p>2.00863930885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87">
                <text:p>6087</text:p>
              </table:table-cell>
              <table:table-cell office:value-type="float" office:value="0.414132975864369">
                <text:p>0.414132975864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7">
                <text:p>2197</text:p>
              </table:table-cell>
              <table:table-cell office:value-type="float" office:value="0.814972073969444">
                <text:p>0.814972073969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9">
                <text:p>1079</text:p>
              </table:table-cell>
              <table:table-cell office:value-type="float" office:value="0.262564329717853">
                <text:p>0.262564329717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19">
                <text:p>3819</text:p>
              </table:table-cell>
              <table:table-cell office:value-type="float" office:value="12.6411756701592">
                <text:p>12.6411756701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61">
                <text:p>2661</text:p>
              </table:table-cell>
              <table:table-cell office:value-type="float" office:value="36.6984592809978">
                <text:p>36.6984592809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438">
                <text:p>115438</text:p>
              </table:table-cell>
              <table:table-cell office:value-type="float" office:value="0.333957343294242">
                <text:p>0.333957343294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57">
                <text:p>3257</text:p>
              </table:table-cell>
              <table:table-cell office:value-type="float" office:value="9.41473684210526">
                <text:p>9.41473684210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734">
                <text:p>30734</text:p>
              </table:table-cell>
              <table:table-cell office:value-type="float" office:value="0.517818238778058">
                <text:p>0.5178182387780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396">
                <text:p>102396</text:p>
              </table:table-cell>
              <table:table-cell office:value-type="float" office:value="0.145799434810369">
                <text:p>0.1457994348103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0">
                <text:p>2810</text:p>
              </table:table-cell>
              <table:table-cell office:value-type="float" office:value="1.09896894486633">
                <text:p>1.098968944866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813">
                <text:p>67813</text:p>
              </table:table-cell>
              <table:table-cell office:value-type="float" office:value="0.881807019685621">
                <text:p>0.881807019685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5">
                <text:p>2125</text:p>
              </table:table-cell>
              <table:table-cell office:value-type="float" office:value="9.37621077101898">
                <text:p>9.37621077101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27">
                <text:p>3827</text:p>
              </table:table-cell>
              <table:table-cell office:value-type="float" office:value="2.57442830432907">
                <text:p>2.574428304329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989">
                <text:p>15989</text:p>
              </table:table-cell>
              <table:table-cell office:value-type="float" office:value="0.752344987209161">
                <text:p>0.752344987209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4">
                <text:p>1144</text:p>
              </table:table-cell>
              <table:table-cell office:value-type="float" office:value="9.84940984940985">
                <text:p>9.849409849409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66">
                <text:p>2166</text:p>
              </table:table-cell>
              <table:table-cell office:value-type="float" office:value="24.0127388535032">
                <text:p>24.01273885350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5">
                <text:p>2205</text:p>
              </table:table-cell>
              <table:table-cell office:value-type="float" office:value="41.9954080567731">
                <text:p>41.99540805677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70">
                <text:p>2370</text:p>
              </table:table-cell>
              <table:table-cell office:value-type="float" office:value="15.2625937834941">
                <text:p>15.2625937834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2">
                <text:p>952</text:p>
              </table:table-cell>
              <table:table-cell office:value-type="float" office:value="8.7224031849439">
                <text:p>8.7224031849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8">
                <text:p>1598</text:p>
              </table:table-cell>
              <table:table-cell office:value-type="float" office:value="10.7115235885538">
                <text:p>10.71152358855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90">
                <text:p>3290</text:p>
              </table:table-cell>
              <table:table-cell office:value-type="float" office:value="1.14762722188383">
                <text:p>1.14762722188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83">
                <text:p>1683</text:p>
              </table:table-cell>
              <table:table-cell office:value-type="float" office:value="9.03614457831326">
                <text:p>9.036144578313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1">
                <text:p>731</text:p>
              </table:table-cell>
              <table:table-cell office:value-type="float" office:value="6.28765060240964">
                <text:p>6.28765060240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4">
                <text:p>1234</text:p>
              </table:table-cell>
              <table:table-cell office:value-type="float" office:value="6.03833865814697">
                <text:p>6.03833865814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10">
                <text:p>8210</text:p>
              </table:table-cell>
              <table:table-cell office:value-type="float" office:value="4.77032931898114">
                <text:p>4.770329318981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19">
                <text:p>8619</text:p>
              </table:table-cell>
              <table:table-cell office:value-type="float" office:value="1.01202830700881">
                <text:p>1.012028307008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094">
                <text:p>33094</text:p>
              </table:table-cell>
              <table:table-cell office:value-type="float" office:value="0.1950780776151">
                <text:p>0.19507807761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7">
                <text:p>1967</text:p>
              </table:table-cell>
              <table:table-cell office:value-type="float" office:value="23.9504843918192">
                <text:p>23.950484391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83">
                <text:p>5183</text:p>
              </table:table-cell>
              <table:table-cell office:value-type="float" office:value="0.975175085978604">
                <text:p>0.975175085978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608">
                <text:p>21608</text:p>
              </table:table-cell>
              <table:table-cell office:value-type="float" office:value="0.778801490480323">
                <text:p>0.778801490480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257">
                <text:p>15257</text:p>
              </table:table-cell>
              <table:table-cell office:value-type="float" office:value="1.42632496600512">
                <text:p>1.426324966005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57">
                <text:p>15257</text:p>
              </table:table-cell>
              <table:table-cell office:value-type="float" office:value="23.4532746570023">
                <text:p>23.4532746570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81">
                <text:p>11581</text:p>
              </table:table-cell>
              <table:table-cell office:value-type="float" office:value="0.537672481862185">
                <text:p>0.537672481862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807">
                <text:p>75807</text:p>
              </table:table-cell>
              <table:table-cell office:value-type="float" office:value="0.904241179115401">
                <text:p>0.904241179115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42">
                <text:p>16442</text:p>
              </table:table-cell>
              <table:table-cell office:value-type="float" office:value="1.38415590554565">
                <text:p>1.384155905545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55">
                <text:p>7455</text:p>
              </table:table-cell>
              <table:table-cell office:value-type="float" office:value="0.574284991141483">
                <text:p>0.574284991141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60">
                <text:p>7060</text:p>
              </table:table-cell>
              <table:table-cell office:value-type="float" office:value="1.40875674501141">
                <text:p>1.40875674501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349">
                <text:p>27349</text:p>
              </table:table-cell>
              <table:table-cell office:value-type="float" office:value="1.15508446119796">
                <text:p>1.155084461197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829">
                <text:p>33829</text:p>
              </table:table-cell>
              <table:table-cell office:value-type="float" office:value="0.56354339469094">
                <text:p>0.563543394690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55">
                <text:p>7455</text:p>
              </table:table-cell>
              <table:table-cell office:value-type="float" office:value="0.834476095493362">
                <text:p>0.834476095493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10">
                <text:p>6910</text:p>
              </table:table-cell>
              <table:table-cell office:value-type="float" office:value="1.5613437916235">
                <text:p>1.56134379162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57">
                <text:p>10057</text:p>
              </table:table-cell>
              <table:table-cell office:value-type="float" office:value="3.30873013148409">
                <text:p>3.308730131484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8">
                <text:p>1748</text:p>
              </table:table-cell>
              <table:table-cell office:value-type="float" office:value="5.3825289936401">
                <text:p>5.38252899364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59">
                <text:p>2659</text:p>
              </table:table-cell>
              <table:table-cell office:value-type="float" office:value="12.0588459486241">
                <text:p>12.05884594862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72">
                <text:p>9472</text:p>
              </table:table-cell>
              <table:table-cell office:value-type="float" office:value="0.535985058369124">
                <text:p>0.535985058369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428">
                <text:p>39428</text:p>
              </table:table-cell>
              <table:table-cell office:value-type="float" office:value="1.06730788660106">
                <text:p>1.067307886601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425">
                <text:p>10425</text:p>
              </table:table-cell>
              <table:table-cell office:value-type="float" office:value="2.96571688046316">
                <text:p>2.965716880463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349">
                <text:p>27349</text:p>
              </table:table-cell>
              <table:table-cell office:value-type="float" office:value="1.40294484619675">
                <text:p>1.40294484619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95">
                <text:p>6795</text:p>
              </table:table-cell>
              <table:table-cell office:value-type="float" office:value="0.76025238173991">
                <text:p>0.76025238173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59">
                <text:p>30359</text:p>
              </table:table-cell>
              <table:table-cell office:value-type="float" office:value="0.917811116177004">
                <text:p>0.917811116177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417">
                <text:p>60417</text:p>
              </table:table-cell>
              <table:table-cell office:value-type="float" office:value="17.0065675769098">
                <text:p>17.00656757690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273">
                <text:p>48273</text:p>
              </table:table-cell>
              <table:table-cell office:value-type="float" office:value="1.51303061436931">
                <text:p>1.51303061436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676">
                <text:p>65676</text:p>
              </table:table-cell>
              <table:table-cell office:value-type="float" office:value="0.684166815494053">
                <text:p>0.684166815494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359">
                <text:p>30359</text:p>
              </table:table-cell>
              <table:table-cell office:value-type="float" office:value="0.635808006413537">
                <text:p>0.6358080064135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339">
                <text:p>12339</text:p>
              </table:table-cell>
              <table:table-cell office:value-type="float" office:value="1.40196798976349">
                <text:p>1.40196798976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11">
                <text:p>9411</text:p>
              </table:table-cell>
              <table:table-cell office:value-type="float" office:value="0.739655721849195">
                <text:p>0.7396557218491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63">
                <text:p>9863</text:p>
              </table:table-cell>
              <table:table-cell office:value-type="float" office:value="2.00526894646648">
                <text:p>2.005268946466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11">
                <text:p>9411</text:p>
              </table:table-cell>
              <table:table-cell office:value-type="float" office:value="1.0490094301955">
                <text:p>1.0490094301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863">
                <text:p>9863</text:p>
              </table:table-cell>
              <table:table-cell office:value-type="float" office:value="2.46066185416498">
                <text:p>2.460661854164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20">
                <text:p>4520</text:p>
              </table:table-cell>
              <table:table-cell office:value-type="float" office:value="12.0634067705535">
                <text:p>12.0634067705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417">
                <text:p>60417</text:p>
              </table:table-cell>
              <table:table-cell office:value-type="float" office:value="1.18825837012039">
                <text:p>1.188258370120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735">
                <text:p>11735</text:p>
              </table:table-cell>
              <table:table-cell office:value-type="float" office:value="3.19060419866871">
                <text:p>3.19060419866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2">
                <text:p>1192</text:p>
              </table:table-cell>
              <table:table-cell office:value-type="float" office:value="12.7471707499067">
                <text:p>12.74717074990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0">
                <text:p>3120</text:p>
              </table:table-cell>
              <table:table-cell office:value-type="float" office:value="4.55119509799336">
                <text:p>4.551195097993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24">
                <text:p>6024</text:p>
              </table:table-cell>
              <table:table-cell office:value-type="float" office:value="3.57077862992331">
                <text:p>3.57077862992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584">
                <text:p>27584</text:p>
              </table:table-cell>
              <table:table-cell office:value-type="float" office:value="0.422480314412588">
                <text:p>0.422480314412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69">
                <text:p>3869</text:p>
              </table:table-cell>
              <table:table-cell office:value-type="float" office:value="10.2791577951266">
                <text:p>10.2791577951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54">
                <text:p>46554</text:p>
              </table:table-cell>
              <table:table-cell office:value-type="float" office:value="0.663629209377107">
                <text:p>0.6636292093771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3">
                <text:p>103</text:p>
              </table:table-cell>
              <table:table-cell office:value-type="float" office:value="3.95644283121597">
                <text:p>3.95644283121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73">
                <text:p>673</text:p>
              </table:table-cell>
              <table:table-cell office:value-type="float" office:value="10.0855130784708">
                <text:p>10.08551307847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03">
                <text:p>2603</text:p>
              </table:table-cell>
              <table:table-cell office:value-type="float" office:value="52.3832606236872">
                <text:p>52.38326062368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3">
                <text:p>2603</text:p>
              </table:table-cell>
              <table:table-cell office:value-type="float" office:value="26.0392756949758">
                <text:p>26.03927569497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66">
                <text:p>7166</text:p>
              </table:table-cell>
              <table:table-cell office:value-type="float" office:value="3.28873566992257">
                <text:p>3.28873566992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166">
                <text:p>7166</text:p>
              </table:table-cell>
              <table:table-cell office:value-type="float" office:value="31.0372771474879">
                <text:p>31.03727714748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554">
                <text:p>46554</text:p>
              </table:table-cell>
              <table:table-cell office:value-type="float" office:value="0.912440488511695">
                <text:p>0.9124404885116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56">
                <text:p>4656</text:p>
              </table:table-cell>
              <table:table-cell office:value-type="float" office:value="28.3089770354906">
                <text:p>28.30897703549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5726">
                <text:p>65726</text:p>
              </table:table-cell>
              <table:table-cell office:value-type="float" office:value="1.28575917612449">
                <text:p>1.285759176124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30">
                <text:p>3930</text:p>
              </table:table-cell>
              <table:table-cell office:value-type="float" office:value="7.5043630017452">
                <text:p>7.50436300174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806">
                <text:p>64806</text:p>
              </table:table-cell>
              <table:table-cell office:value-type="float" office:value="1.40112654214944">
                <text:p>1.401126542149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2">
                <text:p>4452</text:p>
              </table:table-cell>
              <table:table-cell office:value-type="float" office:value="1.27696591566531">
                <text:p>1.276965915665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1">
                <text:p>771</text:p>
              </table:table-cell>
              <table:table-cell office:value-type="float" office:value="8.71450249295469">
                <text:p>8.71450249295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73">
                <text:p>2573</text:p>
              </table:table-cell>
              <table:table-cell office:value-type="float" office:value="46.6511807975223">
                <text:p>46.65118079752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3">
                <text:p>2573</text:p>
              </table:table-cell>
              <table:table-cell office:value-type="float" office:value="28.0838724068704">
                <text:p>28.0838724068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2">
                <text:p>2632</text:p>
              </table:table-cell>
              <table:table-cell office:value-type="float" office:value="39.3542260208927">
                <text:p>39.3542260208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32">
                <text:p>2632</text:p>
              </table:table-cell>
              <table:table-cell office:value-type="float" office:value="35.264483627204">
                <text:p>35.264483627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806">
                <text:p>64806</text:p>
              </table:table-cell>
              <table:table-cell office:value-type="float" office:value="1.54177566120889">
                <text:p>1.541775661208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00">
                <text:p>12400</text:p>
              </table:table-cell>
              <table:table-cell office:value-type="float" office:value="43.0906967691709">
                <text:p>43.09069676917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6559">
                <text:p>196559</text:p>
              </table:table-cell>
              <table:table-cell office:value-type="float" office:value="0.536085190907633">
                <text:p>0.536085190907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20">
                <text:p>15620</text:p>
              </table:table-cell>
              <table:table-cell office:value-type="float" office:value="0.459942675848652">
                <text:p>0.4599426758486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95">
                <text:p>4695</text:p>
              </table:table-cell>
              <table:table-cell office:value-type="float" office:value="29.1962821213778">
                <text:p>29.1962821213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3640">
                <text:p>73640</text:p>
              </table:table-cell>
              <table:table-cell office:value-type="float" office:value="1.5018352880319">
                <text:p>1.5018352880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27">
                <text:p>15027</text:p>
              </table:table-cell>
              <table:table-cell office:value-type="float" office:value="0.589950565799962">
                <text:p>0.589950565799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10">
                <text:p>4210</text:p>
              </table:table-cell>
              <table:table-cell office:value-type="float" office:value="2.56306914731384">
                <text:p>2.56306914731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23">
                <text:p>2523</text:p>
              </table:table-cell>
              <table:table-cell office:value-type="float" office:value="3.43788210538289">
                <text:p>3.437882105382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3">
                <text:p>883</text:p>
              </table:table-cell>
              <table:table-cell office:value-type="float" office:value="17.0975323149236">
                <text:p>17.09753231492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88">
                <text:p>488</text:p>
              </table:table-cell>
              <table:table-cell office:value-type="float" office:value="4.56534144949591">
                <text:p>4.565341449495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03">
                <text:p>1103</text:p>
              </table:table-cell>
              <table:table-cell office:value-type="float" office:value="16.9720347155256">
                <text:p>16.9720347155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65">
                <text:p>865</text:p>
              </table:table-cell>
              <table:table-cell office:value-type="float" office:value="4.18448949228194">
                <text:p>4.184489492281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4">
                <text:p>584</text:p>
              </table:table-cell>
              <table:table-cell office:value-type="float" office:value="1.76474224255161">
                <text:p>1.76474224255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96">
                <text:p>496</text:p>
              </table:table-cell>
              <table:table-cell office:value-type="float" office:value="11.3838491639986">
                <text:p>11.38384916399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74">
                <text:p>1474</text:p>
              </table:table-cell>
              <table:table-cell office:value-type="float" office:value="10.4678920983528">
                <text:p>10.46789209835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578">
                <text:p>29578</text:p>
              </table:table-cell>
              <table:table-cell office:value-type="float" office:value="4.04541507307429">
                <text:p>4.045415073074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239">
                <text:p>49239</text:p>
              </table:table-cell>
              <table:table-cell office:value-type="float" office:value="2.70785330261137">
                <text:p>2.707853302611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6">
                <text:p>776</text:p>
              </table:table-cell>
              <table:table-cell office:value-type="float" office:value="21.1011399466408">
                <text:p>21.1011399466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568">
                <text:p>11568</text:p>
              </table:table-cell>
              <table:table-cell office:value-type="float" office:value="0.430104670043603">
                <text:p>0.430104670043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0">
                <text:p>500</text:p>
              </table:table-cell>
              <table:table-cell office:value-type="float" office:value="19.0668687889507">
                <text:p>19.06686878895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08">
                <text:p>3008</text:p>
              </table:table-cell>
              <table:table-cell office:value-type="float" office:value="2.380809234654">
                <text:p>2.380809234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704">
                <text:p>64704</text:p>
              </table:table-cell>
              <table:table-cell office:value-type="float" office:value="1.18794151238702">
                <text:p>1.187941512387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67">
                <text:p>4167</text:p>
              </table:table-cell>
              <table:table-cell office:value-type="float" office:value="25.629290617849">
                <text:p>25.6292906178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">
                <text:p>112</text:p>
              </table:table-cell>
              <table:table-cell office:value-type="float" office:value="2.11396933172321">
                <text:p>2.113969331723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.63973881213319">
                <text:p>1.63973881213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02">
                <text:p>502</text:p>
              </table:table-cell>
              <table:table-cell office:value-type="float" office:value="4.83366505544498">
                <text:p>4.83366505544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3">
                <text:p>143</text:p>
              </table:table-cell>
              <table:table-cell office:value-type="float" office:value="1.2772168835908">
                <text:p>1.27721688359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65">
                <text:p>1065</text:p>
              </table:table-cell>
              <table:table-cell office:value-type="float" office:value="3.34106197508259">
                <text:p>3.341061975082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">
                <text:p>143</text:p>
              </table:table-cell>
              <table:table-cell office:value-type="float" office:value="1.72459219309491">
                <text:p>1.72459219309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2">
                <text:p>902</text:p>
              </table:table-cell>
              <table:table-cell office:value-type="float" office:value="19.1787439613527">
                <text:p>19.17874396135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82">
                <text:p>1082</text:p>
              </table:table-cell>
              <table:table-cell office:value-type="float" office:value="2.47720684575331">
                <text:p>2.477206845753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9">
                <text:p>159</text:p>
              </table:table-cell>
              <table:table-cell office:value-type="float" office:value="1.51311497122899">
                <text:p>1.513114971228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22">
                <text:p>6922</text:p>
              </table:table-cell>
              <table:table-cell office:value-type="float" office:value="20.0820966214083">
                <text:p>20.08209662140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513">
                <text:p>36513</text:p>
              </table:table-cell>
              <table:table-cell office:value-type="float" office:value="0.662393451004346">
                <text:p>0.6623934510043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30">
                <text:p>3030</text:p>
              </table:table-cell>
              <table:table-cell office:value-type="float" office:value="1.46299119241192">
                <text:p>1.462991192411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7">
                <text:p>527</text:p>
              </table:table-cell>
              <table:table-cell office:value-type="float" office:value="6.80272108843538">
                <text:p>6.80272108843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63">
                <text:p>4363</text:p>
              </table:table-cell>
              <table:table-cell office:value-type="float" office:value="2.17903762854701">
                <text:p>2.179037628547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6">
                <text:p>406</text:p>
              </table:table-cell>
              <table:table-cell office:value-type="float" office:value="4.78272049370018">
                <text:p>4.78272049370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3">
                <text:p>3823</text:p>
              </table:table-cell>
              <table:table-cell office:value-type="float" office:value="10.9432571849668">
                <text:p>10.94325718496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18">
                <text:p>3418</text:p>
              </table:table-cell>
              <table:table-cell office:value-type="float" office:value="7.17961728037112">
                <text:p>7.17961728037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6">
                <text:p>1246</text:p>
              </table:table-cell>
              <table:table-cell office:value-type="float" office:value="15.0926408567502">
                <text:p>15.0926408567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465">
                <text:p>5465</text:p>
              </table:table-cell>
              <table:table-cell office:value-type="float" office:value="6.24803548353299">
                <text:p>6.24803548353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609">
                <text:p>53609</text:p>
              </table:table-cell>
              <table:table-cell office:value-type="float" office:value="1.12029665636275">
                <text:p>1.120296656362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25">
                <text:p>2625</text:p>
              </table:table-cell>
              <table:table-cell office:value-type="float" office:value="19.3183079826801">
                <text:p>19.31830798268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94">
                <text:p>18294</text:p>
              </table:table-cell>
              <table:table-cell office:value-type="float" office:value="0.430163562191671">
                <text:p>0.4301635621916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87">
                <text:p>2187</text:p>
              </table:table-cell>
              <table:table-cell office:value-type="float" office:value="43.5698975946654">
                <text:p>43.5698975946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259">
                <text:p>18259</text:p>
              </table:table-cell>
              <table:table-cell office:value-type="float" office:value="0.364910987168357">
                <text:p>0.3649109871683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77">
                <text:p>9877</text:p>
              </table:table-cell>
              <table:table-cell office:value-type="float" office:value="0.458998644771012">
                <text:p>0.4589986447710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64">
                <text:p>5164</text:p>
              </table:table-cell>
              <table:table-cell office:value-type="float" office:value="0.948357527678566">
                <text:p>0.948357527678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952">
                <text:p>4952</text:p>
              </table:table-cell>
              <table:table-cell office:value-type="float" office:value="5.02088798212377">
                <text:p>5.020887982123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3">
                <text:p>833</text:p>
              </table:table-cell>
              <table:table-cell office:value-type="float" office:value="3.48519362186788">
                <text:p>3.485193621867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78">
                <text:p>6878</text:p>
              </table:table-cell>
              <table:table-cell office:value-type="float" office:value="2.69455919290889">
                <text:p>2.694559192908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324">
                <text:p>4324</text:p>
              </table:table-cell>
              <table:table-cell office:value-type="float" office:value="5.23176640733038">
                <text:p>5.231766407330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84">
                <text:p>13984</text:p>
              </table:table-cell>
              <table:table-cell office:value-type="float" office:value="1.86253037501014">
                <text:p>1.86253037501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">
                <text:p>1572</text:p>
              </table:table-cell>
              <table:table-cell office:value-type="float" office:value="4.58341065132678">
                <text:p>4.58341065132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104">
                <text:p>13104</text:p>
              </table:table-cell>
              <table:table-cell office:value-type="float" office:value="1.09906225471971">
                <text:p>1.09906225471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649">
                <text:p>8649</text:p>
              </table:table-cell>
              <table:table-cell office:value-type="float" office:value="1.76051219934245">
                <text:p>1.76051219934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45">
                <text:p>1145</text:p>
              </table:table-cell>
              <table:table-cell office:value-type="float" office:value="1.1778979829129">
                <text:p>1.1778979829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567">
                <text:p>12567</text:p>
              </table:table-cell>
              <table:table-cell office:value-type="float" office:value="1.20901758417668">
                <text:p>1.209017584176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08">
                <text:p>6008</text:p>
              </table:table-cell>
              <table:table-cell office:value-type="float" office:value="0.20908271860885">
                <text:p>0.209082718608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19">
                <text:p>2119</text:p>
              </table:table-cell>
              <table:table-cell office:value-type="float" office:value="1.5985920657036">
                <text:p>1.59859206570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07">
                <text:p>8407</text:p>
              </table:table-cell>
              <table:table-cell office:value-type="float" office:value="2.42124127523109">
                <text:p>2.42124127523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466">
                <text:p>26466</text:p>
              </table:table-cell>
              <table:table-cell office:value-type="float" office:value="0.350435071086259">
                <text:p>0.350435071086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78">
                <text:p>6878</text:p>
              </table:table-cell>
              <table:table-cell office:value-type="float" office:value="2.21497582524029">
                <text:p>2.214975825240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24">
                <text:p>4324</text:p>
              </table:table-cell>
              <table:table-cell office:value-type="float" office:value="0.233692178770272">
                <text:p>0.233692178770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984">
                <text:p>13984</text:p>
              </table:table-cell>
              <table:table-cell office:value-type="float" office:value="1.61992819887557">
                <text:p>1.619928198875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6">
                <text:p>686</text:p>
              </table:table-cell>
              <table:table-cell office:value-type="float" office:value="3.96417316304528">
                <text:p>3.964173163045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38">
                <text:p>3238</text:p>
              </table:table-cell>
              <table:table-cell office:value-type="float" office:value="1.06395563770795">
                <text:p>1.06395563770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496">
                <text:p>6496</text:p>
              </table:table-cell>
              <table:table-cell office:value-type="float" office:value="0.564817391881644">
                <text:p>0.564817391881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47">
                <text:p>2247</text:p>
              </table:table-cell>
              <table:table-cell office:value-type="float" office:value="4.64404935221541">
                <text:p>4.644049352215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33">
                <text:p>10233</text:p>
              </table:table-cell>
              <table:table-cell office:value-type="float" office:value="0.823380656759268">
                <text:p>0.8233806567592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10">
                <text:p>3410</text:p>
              </table:table-cell>
              <table:table-cell office:value-type="float" office:value="7.48702524180231">
                <text:p>7.48702524180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2">
                <text:p>2012</text:p>
              </table:table-cell>
              <table:table-cell office:value-type="float" office:value="1.56357732256845">
                <text:p>1.563577322568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022">
                <text:p>17022</text:p>
              </table:table-cell>
              <table:table-cell office:value-type="float" office:value="0.52562564393044">
                <text:p>0.525625643930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8">
                <text:p>548</text:p>
              </table:table-cell>
              <table:table-cell office:value-type="float" office:value="1.00416542695626">
                <text:p>1.004165426956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63">
                <text:p>1463</text:p>
              </table:table-cell>
              <table:table-cell office:value-type="float" office:value="5.34974175859211">
                <text:p>5.349741758592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1">
                <text:p>1861</text:p>
              </table:table-cell>
              <table:table-cell office:value-type="float" office:value="4.00240581770463">
                <text:p>4.002405817704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65">
                <text:p>8265</text:p>
              </table:table-cell>
              <table:table-cell office:value-type="float" office:value="1.76070866208035">
                <text:p>1.760708662080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534">
                <text:p>12534</text:p>
              </table:table-cell>
              <table:table-cell office:value-type="float" office:value="0.72811042504579">
                <text:p>0.728110425045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238">
                <text:p>3238</text:p>
              </table:table-cell>
              <table:table-cell office:value-type="float" office:value="3.39509730970372">
                <text:p>3.395097309703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302">
                <text:p>55302</text:p>
              </table:table-cell>
              <table:table-cell office:value-type="float" office:value="2.80775650016857">
                <text:p>2.80775650016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96">
                <text:p>6496</text:p>
              </table:table-cell>
              <table:table-cell office:value-type="float" office:value="2.59852136174296">
                <text:p>2.598521361742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93">
                <text:p>2393</text:p>
              </table:table-cell>
              <table:table-cell office:value-type="float" office:value="24.8263084761464">
                <text:p>24.82630847614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0433">
                <text:p>30433</text:p>
              </table:table-cell>
              <table:table-cell office:value-type="float" office:value="1.42755434610638">
                <text:p>1.427554346106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12">
                <text:p>2012</text:p>
              </table:table-cell>
              <table:table-cell office:value-type="float" office:value="1.20450773497136">
                <text:p>1.204507734971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8">
                <text:p>548</text:p>
              </table:table-cell>
              <table:table-cell office:value-type="float" office:value="5.99854381473566">
                <text:p>5.99854381473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395">
                <text:p>17395</text:p>
              </table:table-cell>
              <table:table-cell office:value-type="float" office:value="0.460055334698541">
                <text:p>0.460055334698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3">
                <text:p>1463</text:p>
              </table:table-cell>
              <table:table-cell office:value-type="float" office:value="5.64765557342571">
                <text:p>5.64765557342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61">
                <text:p>1861</text:p>
              </table:table-cell>
              <table:table-cell office:value-type="float" office:value="3.62229652817302">
                <text:p>3.62229652817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265">
                <text:p>8265</text:p>
              </table:table-cell>
              <table:table-cell office:value-type="float" office:value="0.679750153821642">
                <text:p>0.679750153821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665">
                <text:p>56665</text:p>
              </table:table-cell>
              <table:table-cell office:value-type="float" office:value="1.7814809155736">
                <text:p>1.78148091557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869">
                <text:p>51869</text:p>
              </table:table-cell>
              <table:table-cell office:value-type="float" office:value="0.622292595464157">
                <text:p>0.6222925954641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252">
                <text:p>23252</text:p>
              </table:table-cell>
              <table:table-cell office:value-type="float" office:value="33.0776730581736">
                <text:p>33.07767305817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45">
                <text:p>2945</text:p>
              </table:table-cell>
              <table:table-cell office:value-type="float" office:value="3.4472505946551">
                <text:p>3.44725059465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228">
                <text:p>44228</text:p>
              </table:table-cell>
              <table:table-cell office:value-type="float" office:value="0.911655030021866">
                <text:p>0.911655030021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534">
                <text:p>12534</text:p>
              </table:table-cell>
              <table:table-cell office:value-type="float" office:value="1.76841557766075">
                <text:p>1.768415577660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48">
                <text:p>9348</text:p>
              </table:table-cell>
              <table:table-cell office:value-type="float" office:value="2.94038086994157">
                <text:p>2.940380869941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25">
                <text:p>2625</text:p>
              </table:table-cell>
              <table:table-cell office:value-type="float" office:value="14.4012282497441">
                <text:p>14.40122824974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3">
                <text:p>863</text:p>
              </table:table-cell>
              <table:table-cell office:value-type="float" office:value="2.49045628067624">
                <text:p>2.490456280676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5">
                <text:p>1125</text:p>
              </table:table-cell>
              <table:table-cell office:value-type="float" office:value="0.860505570154336">
                <text:p>0.860505570154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88">
                <text:p>10888</text:p>
              </table:table-cell>
              <table:table-cell office:value-type="float" office:value="2.29830571775369">
                <text:p>2.298305717753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34">
                <text:p>4834</text:p>
              </table:table-cell>
              <table:table-cell office:value-type="float" office:value="9.28838336139285">
                <text:p>9.288383361392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4">
                <text:p>4834</text:p>
              </table:table-cell>
              <table:table-cell office:value-type="float" office:value="3.11970099166363">
                <text:p>3.119700991663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96">
                <text:p>4696</text:p>
              </table:table-cell>
              <table:table-cell office:value-type="float" office:value="14.5296069729319">
                <text:p>14.52960697293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07">
                <text:p>4207</text:p>
              </table:table-cell>
              <table:table-cell office:value-type="float" office:value="3.21421316624217">
                <text:p>3.214213166242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47">
                <text:p>16147</text:p>
              </table:table-cell>
              <table:table-cell office:value-type="float" office:value="0.367868462441645">
                <text:p>0.367868462441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70">
                <text:p>1670</text:p>
              </table:table-cell>
              <table:table-cell office:value-type="float" office:value="1.06385381609559">
                <text:p>1.063853816095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99">
                <text:p>2099</text:p>
              </table:table-cell>
              <table:table-cell office:value-type="float" office:value="1.12591405389162">
                <text:p>1.12591405389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46">
                <text:p>2046</text:p>
              </table:table-cell>
              <table:table-cell office:value-type="float" office:value="1.39913089281011">
                <text:p>1.399130892810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42">
                <text:p>3042</text:p>
              </table:table-cell>
              <table:table-cell office:value-type="float" office:value="8.00701344243133">
                <text:p>8.007013442431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3">
                <text:p>3593</text:p>
              </table:table-cell>
              <table:table-cell office:value-type="float" office:value="13.960597826087">
                <text:p>13.9605978260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124">
                <text:p>4124</text:p>
              </table:table-cell>
              <table:table-cell office:value-type="float" office:value="2.10980227177114">
                <text:p>2.10980227177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06">
                <text:p>2006</text:p>
              </table:table-cell>
              <table:table-cell office:value-type="float" office:value="14.4677919393731">
                <text:p>14.46779193937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136">
                <text:p>4136</text:p>
              </table:table-cell>
              <table:table-cell office:value-type="float" office:value="0.37811643378461">
                <text:p>0.378116433784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36">
                <text:p>4136</text:p>
              </table:table-cell>
              <table:table-cell office:value-type="float" office:value="0.883632624001266">
                <text:p>0.88363262400126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01">
                <text:p>4001</text:p>
              </table:table-cell>
              <table:table-cell office:value-type="float" office:value="0.715020887570382">
                <text:p>0.7150208875703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6">
                <text:p>1036</text:p>
              </table:table-cell>
              <table:table-cell office:value-type="float" office:value="4.2694834013847">
                <text:p>4.26948340138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51">
                <text:p>1151</text:p>
              </table:table-cell>
              <table:table-cell office:value-type="float" office:value="1.96855729484312">
                <text:p>1.968557294843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74">
                <text:p>5174</text:p>
              </table:table-cell>
              <table:table-cell office:value-type="float" office:value="0.34864611651231">
                <text:p>0.348646116512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174">
                <text:p>5174</text:p>
              </table:table-cell>
              <table:table-cell office:value-type="float" office:value="1.23725761865558">
                <text:p>1.23725761865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31">
                <text:p>4131</text:p>
              </table:table-cell>
              <table:table-cell office:value-type="float" office:value="2.93549771167048">
                <text:p>2.935497711670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200">
                <text:p>75200</text:p>
              </table:table-cell>
              <table:table-cell office:value-type="float" office:value="0.814409183274437">
                <text:p>0.8144091832744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8">
                <text:p>2308</text:p>
              </table:table-cell>
              <table:table-cell office:value-type="float" office:value="0.785385429746165">
                <text:p>0.7853854297461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08">
                <text:p>2308</text:p>
              </table:table-cell>
              <table:table-cell office:value-type="float" office:value="1.20871526736469">
                <text:p>1.208715267364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49">
                <text:p>2449</text:p>
              </table:table-cell>
              <table:table-cell office:value-type="float" office:value="4.28378055577673">
                <text:p>4.2837805557767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29">
                <text:p>9129</text:p>
              </table:table-cell>
              <table:table-cell office:value-type="float" office:value="2.37709256931119">
                <text:p>2.37709256931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87">
                <text:p>3387</text:p>
              </table:table-cell>
              <table:table-cell office:value-type="float" office:value="0.455398026192665">
                <text:p>0.4553980261926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517">
                <text:p>10517</text:p>
              </table:table-cell>
              <table:table-cell office:value-type="float" office:value="0.424911946494328">
                <text:p>0.4249119464943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61">
                <text:p>5961</text:p>
              </table:table-cell>
              <table:table-cell office:value-type="float" office:value="8.62916439104315">
                <text:p>8.629164391043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942">
                <text:p>7942</text:p>
              </table:table-cell>
              <table:table-cell office:value-type="float" office:value="1.12156789440007">
                <text:p>1.12156789440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01">
                <text:p>10201</text:p>
              </table:table-cell>
              <table:table-cell office:value-type="float" office:value="0.886001181334909">
                <text:p>0.8860011813349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10">
                <text:p>5610</text:p>
              </table:table-cell>
              <table:table-cell office:value-type="float" office:value="19.4626474442988">
                <text:p>19.46264744429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90">
                <text:p>1390</text:p>
              </table:table-cell>
              <table:table-cell office:value-type="float" office:value="4.50268817204301">
                <text:p>4.502688172043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8">
                <text:p>918</text:p>
              </table:table-cell>
              <table:table-cell office:value-type="float" office:value="5.77507598784194">
                <text:p>5.77507598784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1">
                <text:p>1501</text:p>
              </table:table-cell>
              <table:table-cell office:value-type="float" office:value="9.14572864321608">
                <text:p>9.145728643216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2">
                <text:p>2382</text:p>
              </table:table-cell>
              <table:table-cell office:value-type="float" office:value="2.01530418971134">
                <text:p>2.015304189711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94">
                <text:p>1394</text:p>
              </table:table-cell>
              <table:table-cell office:value-type="float" office:value="23.0865354576695">
                <text:p>23.08653545766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04">
                <text:p>1404</text:p>
              </table:table-cell>
              <table:table-cell office:value-type="float" office:value="8.40233057344373">
                <text:p>8.40233057344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867">
                <text:p>4867</text:p>
              </table:table-cell>
              <table:table-cell office:value-type="float" office:value="13.1422189128816">
                <text:p>13.14221891288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73">
                <text:p>6973</text:p>
              </table:table-cell>
              <table:table-cell office:value-type="float" office:value="0.859634358526902">
                <text:p>0.8596343585269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023">
                <text:p>12023</text:p>
              </table:table-cell>
              <table:table-cell office:value-type="float" office:value="1.73772986870978">
                <text:p>1.737729868709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7">
                <text:p>917</text:p>
              </table:table-cell>
              <table:table-cell office:value-type="float" office:value="5.8292852185982">
                <text:p>5.82928521859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912">
                <text:p>5912</text:p>
              </table:table-cell>
              <table:table-cell office:value-type="float" office:value="0.856100820371951">
                <text:p>0.8561008203719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437">
                <text:p>4437</text:p>
              </table:table-cell>
              <table:table-cell office:value-type="float" office:value="18.0857874519846">
                <text:p>18.08578745198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429">
                <text:p>4429</text:p>
              </table:table-cell>
              <table:table-cell office:value-type="float" office:value="14.2757902049323">
                <text:p>14.27579020493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51">
                <text:p>1351</text:p>
              </table:table-cell>
              <table:table-cell office:value-type="float" office:value="7.44002429395688">
                <text:p>7.440024293956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9">
                <text:p>939</text:p>
              </table:table-cell>
              <table:table-cell office:value-type="float" office:value="6.74799847502859">
                <text:p>6.747998475028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20">
                <text:p>1520</text:p>
              </table:table-cell>
              <table:table-cell office:value-type="float" office:value="8.90603085553997">
                <text:p>8.906030855539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91">
                <text:p>7091</text:p>
              </table:table-cell>
              <table:table-cell office:value-type="float" office:value="0.6038596983355">
                <text:p>0.60385969833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50">
                <text:p>1450</text:p>
              </table:table-cell>
              <table:table-cell office:value-type="float" office:value="8.09572301425662">
                <text:p>8.095723014256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20">
                <text:p>1420</text:p>
              </table:table-cell>
              <table:table-cell office:value-type="float" office:value="12.50411319513">
                <text:p>12.504113195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1">
                <text:p>1001</text:p>
              </table:table-cell>
              <table:table-cell office:value-type="float" office:value="40.6846240179574">
                <text:p>40.68462401795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736">
                <text:p>41736</text:p>
              </table:table-cell>
              <table:table-cell office:value-type="float" office:value="1.60844830882208">
                <text:p>1.608448308822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1">
                <text:p>14691</text:p>
              </table:table-cell>
              <table:table-cell office:value-type="float" office:value="0.580448255846612">
                <text:p>0.580448255846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14">
                <text:p>5314</text:p>
              </table:table-cell>
              <table:table-cell office:value-type="float" office:value="4.51379638439581">
                <text:p>4.513796384395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09">
                <text:p>10109</text:p>
              </table:table-cell>
              <table:table-cell office:value-type="float" office:value="5.08670164479252">
                <text:p>5.086701644792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242">
                <text:p>12242</text:p>
              </table:table-cell>
              <table:table-cell office:value-type="float" office:value="1.37887358965592">
                <text:p>1.378873589655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859">
                <text:p>25859</text:p>
              </table:table-cell>
              <table:table-cell office:value-type="float" office:value="0.223382414721151">
                <text:p>0.223382414721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93">
                <text:p>8693</text:p>
              </table:table-cell>
              <table:table-cell office:value-type="float" office:value="0.233174181797264">
                <text:p>0.2331741817972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8906">
                <text:p>48906</text:p>
              </table:table-cell>
              <table:table-cell office:value-type="float" office:value="0.486371791633643">
                <text:p>0.4863717916336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84">
                <text:p>27384</text:p>
              </table:table-cell>
              <table:table-cell office:value-type="float" office:value="1.23419393342745">
                <text:p>1.234193933427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8669">
                <text:p>68669</text:p>
              </table:table-cell>
              <table:table-cell office:value-type="float" office:value="0.258749691066793">
                <text:p>0.2587496910667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563">
                <text:p>10563</text:p>
              </table:table-cell>
              <table:table-cell office:value-type="float" office:value="3.07942416888533">
                <text:p>3.079424168885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840">
                <text:p>17840</text:p>
              </table:table-cell>
              <table:table-cell office:value-type="float" office:value="0.371589090370655">
                <text:p>0.3715890903706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277">
                <text:p>4277</text:p>
              </table:table-cell>
              <table:table-cell office:value-type="float" office:value="1.11709825414909">
                <text:p>1.117098254149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69">
                <text:p>6869</text:p>
              </table:table-cell>
              <table:table-cell office:value-type="float" office:value="1.32361404181853">
                <text:p>1.32361404181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46">
                <text:p>6346</text:p>
              </table:table-cell>
              <table:table-cell office:value-type="float" office:value="0.790622353346301">
                <text:p>0.7906223533463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39">
                <text:p>2939</text:p>
              </table:table-cell>
              <table:table-cell office:value-type="float" office:value="0.948945787795288">
                <text:p>0.9489457877952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2">
                <text:p>572</text:p>
              </table:table-cell>
              <table:table-cell office:value-type="float" office:value="1.26161348635809">
                <text:p>1.26161348635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7">
                <text:p>857</text:p>
              </table:table-cell>
              <table:table-cell office:value-type="float" office:value="4.67242019302153">
                <text:p>4.672420193021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40">
                <text:p>11140</text:p>
              </table:table-cell>
              <table:table-cell office:value-type="float" office:value="1.26867437122408">
                <text:p>1.268674371224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3">
                <text:p>1023</text:p>
              </table:table-cell>
              <table:table-cell office:value-type="float" office:value="13.9817629179331">
                <text:p>13.9817629179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9">
                <text:p>999</text:p>
              </table:table-cell>
              <table:table-cell office:value-type="float" office:value="3.1374707582221">
                <text:p>3.13747075822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3">
                <text:p>1023</text:p>
              </table:table-cell>
              <table:table-cell office:value-type="float" office:value="2.9156603748128">
                <text:p>2.915660374812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4">
                <text:p>754</text:p>
              </table:table-cell>
              <table:table-cell office:value-type="float" office:value="14.5200486026731">
                <text:p>14.52004860267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840">
                <text:p>17840</text:p>
              </table:table-cell>
              <table:table-cell office:value-type="float" office:value="0.0960246258898736">
                <text:p>0.0960246258898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14">
                <text:p>8014</text:p>
              </table:table-cell>
              <table:table-cell office:value-type="float" office:value="1.37656049746048">
                <text:p>1.376560497460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49">
                <text:p>4249</text:p>
              </table:table-cell>
              <table:table-cell office:value-type="float" office:value="0.328407658794218">
                <text:p>0.3284076587942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11">
                <text:p>1511</text:p>
              </table:table-cell>
              <table:table-cell office:value-type="float" office:value="9.72792121709488">
                <text:p>9.727921217094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65">
                <text:p>765</text:p>
              </table:table-cell>
              <table:table-cell office:value-type="float" office:value="3.3801281177593">
                <text:p>3.38012811775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520">
                <text:p>9520</text:p>
              </table:table-cell>
              <table:table-cell office:value-type="float" office:value="2.47131336930417">
                <text:p>2.471313369304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014">
                <text:p>8014</text:p>
              </table:table-cell>
              <table:table-cell office:value-type="float" office:value="0.583312608402156">
                <text:p>0.5833126084021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7358">
                <text:p>227358</text:p>
              </table:table-cell>
              <table:table-cell office:value-type="float" office:value="10.3887028512211">
                <text:p>10.38870285122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164">
                <text:p>43164</text:p>
              </table:table-cell>
              <table:table-cell office:value-type="float" office:value="0.914390966974499">
                <text:p>0.9143909669744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941">
                <text:p>4941</text:p>
              </table:table-cell>
              <table:table-cell office:value-type="float" office:value="1.12272463557908">
                <text:p>1.122724635579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216">
                <text:p>4216</text:p>
              </table:table-cell>
              <table:table-cell office:value-type="float" office:value="0.735681155291888">
                <text:p>0.7356811552918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346">
                <text:p>6346</text:p>
              </table:table-cell>
              <table:table-cell office:value-type="float" office:value="0.909640461728893">
                <text:p>0.9096404617288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27">
                <text:p>2627</text:p>
              </table:table-cell>
              <table:table-cell office:value-type="float" office:value="4.87063655030801">
                <text:p>4.870636550308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40">
                <text:p>4540</text:p>
              </table:table-cell>
              <table:table-cell office:value-type="float" office:value="1.72824078382367">
                <text:p>1.728240783823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814">
                <text:p>13814</text:p>
              </table:table-cell>
              <table:table-cell office:value-type="float" office:value="0.63338825458068">
                <text:p>0.633388254580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814">
                <text:p>13814</text:p>
              </table:table-cell>
              <table:table-cell office:value-type="float" office:value="1.31128330441576">
                <text:p>1.311283304415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951">
                <text:p>4951</text:p>
              </table:table-cell>
              <table:table-cell office:value-type="float" office:value="0.343093071264502">
                <text:p>0.3430930712645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97">
                <text:p>1397</text:p>
              </table:table-cell>
              <table:table-cell office:value-type="float" office:value="11.6693195384003">
                <text:p>11.66931953840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8">
                <text:p>788</text:p>
              </table:table-cell>
              <table:table-cell office:value-type="float" office:value="25.9259259259259">
                <text:p>25.92592592592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71">
                <text:p>1771</text:p>
              </table:table-cell>
              <table:table-cell office:value-type="float" office:value="2.47433284443513">
                <text:p>2.474332844435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4">
                <text:p>2014</text:p>
              </table:table-cell>
              <table:table-cell office:value-type="float" office:value="1.25530358449159">
                <text:p>1.255303584491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16">
                <text:p>2916</text:p>
              </table:table-cell>
              <table:table-cell office:value-type="float" office:value="10.0953418687006">
                <text:p>10.0953418687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951">
                <text:p>4951</text:p>
              </table:table-cell>
              <table:table-cell office:value-type="float" office:value="2.50409322931715">
                <text:p>2.504093229317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21">
                <text:p>3621</text:p>
              </table:table-cell>
              <table:table-cell office:value-type="float" office:value="3.52702957242419">
                <text:p>3.527029572424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068">
                <text:p>10068</text:p>
              </table:table-cell>
              <table:table-cell office:value-type="float" office:value="1.1130058892348">
                <text:p>1.11300588923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2">
                <text:p>2182</text:p>
              </table:table-cell>
              <table:table-cell office:value-type="float" office:value="12.6942023493748">
                <text:p>12.69420234937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76">
                <text:p>2476</text:p>
              </table:table-cell>
              <table:table-cell office:value-type="float" office:value="6.83336798028094">
                <text:p>6.833367980280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34">
                <text:p>4434</text:p>
              </table:table-cell>
              <table:table-cell office:value-type="float" office:value="4.68477448293048">
                <text:p>4.684774482930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01">
                <text:p>2301</text:p>
              </table:table-cell>
              <table:table-cell office:value-type="float" office:value="2.4789029535865">
                <text:p>2.47890295358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2">
                <text:p>1522</text:p>
              </table:table-cell>
              <table:table-cell office:value-type="float" office:value="6.14306884009161">
                <text:p>6.143068840091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540">
                <text:p>4540</text:p>
              </table:table-cell>
              <table:table-cell office:value-type="float" office:value="0.147819506538558">
                <text:p>0.1478195065385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55">
                <text:p>1555</text:p>
              </table:table-cell>
              <table:table-cell office:value-type="float" office:value="34.121226304704">
                <text:p>34.1212263047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33">
                <text:p>8933</text:p>
              </table:table-cell>
              <table:table-cell office:value-type="float" office:value="0.0965235527817316">
                <text:p>0.09652355278173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87">
                <text:p>9187</text:p>
              </table:table-cell>
              <table:table-cell office:value-type="float" office:value="0.0390991522722528">
                <text:p>0.03909915227225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86">
                <text:p>8686</text:p>
              </table:table-cell>
              <table:table-cell office:value-type="float" office:value="0.118345435642186">
                <text:p>0.1183454356421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839">
                <text:p>5839</text:p>
              </table:table-cell>
              <table:table-cell office:value-type="float" office:value="1.52083800134439">
                <text:p>1.520838001344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2">
                <text:p>572</text:p>
              </table:table-cell>
              <table:table-cell office:value-type="float" office:value="5.49527476373819">
                <text:p>5.495274763738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66">
                <text:p>8366</text:p>
              </table:table-cell>
              <table:table-cell office:value-type="float" office:value="0.537115752066315">
                <text:p>0.5371157520663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4">
                <text:p>2014</text:p>
              </table:table-cell>
              <table:table-cell office:value-type="float" office:value="0.288616211931646">
                <text:p>0.2886162119316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95">
                <text:p>4395</text:p>
              </table:table-cell>
              <table:table-cell office:value-type="float" office:value="1.64302613360081">
                <text:p>1.643026133600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82">
                <text:p>2182</text:p>
              </table:table-cell>
              <table:table-cell office:value-type="float" office:value="2.10890417119821">
                <text:p>2.108904171198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5">
                <text:p>305</text:p>
              </table:table-cell>
              <table:table-cell office:value-type="float" office:value="1.04536796893629">
                <text:p>1.045367968936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36">
                <text:p>1536</text:p>
              </table:table-cell>
              <table:table-cell office:value-type="float" office:value="7.22397476340694">
                <text:p>7.223974763406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">
                <text:p>389</text:p>
              </table:table-cell>
              <table:table-cell office:value-type="float" office:value="6.35972176217291">
                <text:p>6.359721762172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1">
                <text:p>1501</text:p>
              </table:table-cell>
              <table:table-cell office:value-type="float" office:value="0.194093792319642">
                <text:p>0.1940937923196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55">
                <text:p>3455</text:p>
              </table:table-cell>
              <table:table-cell office:value-type="float" office:value="0.914451358289144">
                <text:p>0.9144513582891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06">
                <text:p>1606</text:p>
              </table:table-cell>
              <table:table-cell office:value-type="float" office:value="2.61490766949724">
                <text:p>2.614907669497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827">
                <text:p>6827</text:p>
              </table:table-cell>
              <table:table-cell office:value-type="float" office:value="2.21554545898676">
                <text:p>2.215545458986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71">
                <text:p>6271</text:p>
              </table:table-cell>
              <table:table-cell office:value-type="float" office:value="1.86069301706159">
                <text:p>1.8606930170615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81">
                <text:p>1981</text:p>
              </table:table-cell>
              <table:table-cell office:value-type="float" office:value="1.83337340706901">
                <text:p>1.833373407069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092">
                <text:p>3092</text:p>
              </table:table-cell>
              <table:table-cell office:value-type="float" office:value="0.675955230055828">
                <text:p>0.6759552300558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25">
                <text:p>2925</text:p>
              </table:table-cell>
              <table:table-cell office:value-type="float" office:value="1.49195277969452">
                <text:p>1.491952779694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504">
                <text:p>7504</text:p>
              </table:table-cell>
              <table:table-cell office:value-type="float" office:value="2.07449628844115">
                <text:p>2.074496288441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53">
                <text:p>1853</text:p>
              </table:table-cell>
              <table:table-cell office:value-type="float" office:value="1.05211872218272">
                <text:p>1.05211872218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484">
                <text:p>4484</text:p>
              </table:table-cell>
              <table:table-cell office:value-type="float" office:value="0.339196323549526">
                <text:p>0.3391963235495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29">
                <text:p>1929</text:p>
              </table:table-cell>
              <table:table-cell office:value-type="float" office:value="2.71038083538084">
                <text:p>2.710380835380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12">
                <text:p>3612</text:p>
              </table:table-cell>
              <table:table-cell office:value-type="float" office:value="0.269852339225615">
                <text:p>0.2698523392256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104">
                <text:p>5104</text:p>
              </table:table-cell>
              <table:table-cell office:value-type="float" office:value="1.0782040201607">
                <text:p>1.07820402016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2">
                <text:p>732</text:p>
              </table:table-cell>
              <table:table-cell office:value-type="float" office:value="8.02120141342756">
                <text:p>8.02120141342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35">
                <text:p>1235</text:p>
              </table:table-cell>
              <table:table-cell office:value-type="float" office:value="0.864599190122278">
                <text:p>0.864599190122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93">
                <text:p>1193</text:p>
              </table:table-cell>
              <table:table-cell office:value-type="float" office:value="2.52950364456786">
                <text:p>2.529503644567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5">
                <text:p>3495</text:p>
              </table:table-cell>
              <table:table-cell office:value-type="float" office:value="0.772069694348012">
                <text:p>0.7720696943480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00">
                <text:p>4400</text:p>
              </table:table-cell>
              <table:table-cell office:value-type="float" office:value="0.838526166948916">
                <text:p>0.8385261669489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5">
                <text:p>415</text:p>
              </table:table-cell>
              <table:table-cell office:value-type="float" office:value="6.13873542050338">
                <text:p>6.138735420503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628">
                <text:p>3628</text:p>
              </table:table-cell>
              <table:table-cell office:value-type="float" office:value="0.46223540183391">
                <text:p>0.46223540183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94">
                <text:p>494</text:p>
              </table:table-cell>
              <table:table-cell office:value-type="float" office:value="3.08254963427377">
                <text:p>3.082549634273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62">
                <text:p>1562</text:p>
              </table:table-cell>
              <table:table-cell office:value-type="float" office:value="0.407482272916867">
                <text:p>0.4074822729168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97">
                <text:p>697</text:p>
              </table:table-cell>
              <table:table-cell office:value-type="float" office:value="0.304486368924182">
                <text:p>0.3044863689241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63">
                <text:p>1663</text:p>
              </table:table-cell>
              <table:table-cell office:value-type="float" office:value="2.89730251145485">
                <text:p>2.897302511454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62">
                <text:p>2962</text:p>
              </table:table-cell>
              <table:table-cell office:value-type="float" office:value="2.29867372372834">
                <text:p>2.298673723728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82">
                <text:p>2282</text:p>
              </table:table-cell>
              <table:table-cell office:value-type="float" office:value="1.59711105319981">
                <text:p>1.597111053199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">
                <text:p>305</text:p>
              </table:table-cell>
              <table:table-cell office:value-type="float" office:value="6.58565268522148">
                <text:p>6.585652685221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395">
                <text:p>13395</text:p>
              </table:table-cell>
              <table:table-cell office:value-type="float" office:value="1.89145945945946">
                <text:p>1.891459459459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823">
                <text:p>10823</text:p>
              </table:table-cell>
              <table:table-cell office:value-type="float" office:value="0.521878305913253">
                <text:p>0.5218783059132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219">
                <text:p>18219</text:p>
              </table:table-cell>
              <table:table-cell office:value-type="float" office:value="0.579018164269065">
                <text:p>0.57901816426906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66">
                <text:p>466</text:p>
              </table:table-cell>
              <table:table-cell office:value-type="float" office:value="5.03524672708963">
                <text:p>5.035246727089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08">
                <text:p>3308</text:p>
              </table:table-cell>
              <table:table-cell office:value-type="float" office:value="0.432018803167693">
                <text:p>0.4320188031676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914">
                <text:p>7914</text:p>
              </table:table-cell>
              <table:table-cell office:value-type="float" office:value="0.791388550361785">
                <text:p>0.7913885503617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928">
                <text:p>10928</text:p>
              </table:table-cell>
              <table:table-cell office:value-type="float" office:value="0.696640683713331">
                <text:p>0.6966406837133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7596">
                <text:p>17596</text:p>
              </table:table-cell>
              <table:table-cell office:value-type="float" office:value="1.06709571682689">
                <text:p>1.067095716826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42">
                <text:p>2942</text:p>
              </table:table-cell>
              <table:table-cell office:value-type="float" office:value="15.369958717053">
                <text:p>15.3699587170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78">
                <text:p>1478</text:p>
              </table:table-cell>
              <table:table-cell office:value-type="float" office:value="0.461442025209386">
                <text:p>0.4614420252093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42">
                <text:p>2942</text:p>
              </table:table-cell>
              <table:table-cell office:value-type="float" office:value="0.464792005577504">
                <text:p>0.46479200557750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498">
                <text:p>4498</text:p>
              </table:table-cell>
              <table:table-cell office:value-type="float" office:value="0.432914587652125">
                <text:p>0.43291458765212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540">
                <text:p>5540</text:p>
              </table:table-cell>
              <table:table-cell office:value-type="float" office:value="0.708814450668801">
                <text:p>0.7088144506688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43">
                <text:p>1643</text:p>
              </table:table-cell>
              <table:table-cell office:value-type="float" office:value="0.790829066135969">
                <text:p>0.7908290661359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672">
                <text:p>4672</text:p>
              </table:table-cell>
              <table:table-cell office:value-type="float" office:value="0.475682808010594">
                <text:p>0.475682808010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606">
                <text:p>5606</text:p>
              </table:table-cell>
              <table:table-cell office:value-type="float" office:value="0.702241414764549">
                <text:p>0.702241414764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9">
                <text:p>2009</text:p>
              </table:table-cell>
              <table:table-cell office:value-type="float" office:value="22.9518449030644">
                <text:p>22.95184490306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883">
                <text:p>10883</text:p>
              </table:table-cell>
              <table:table-cell office:value-type="float" office:value="1.6794760879625">
                <text:p>1.6794760879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728">
                <text:p>10728</text:p>
              </table:table-cell>
              <table:table-cell office:value-type="float" office:value="16.7545807884509">
                <text:p>16.75458078845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009">
                <text:p>8009</text:p>
              </table:table-cell>
              <table:table-cell office:value-type="float" office:value="3.89505345904001">
                <text:p>3.89505345904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77">
                <text:p>11277</text:p>
              </table:table-cell>
              <table:table-cell office:value-type="float" office:value="0.804429909158503">
                <text:p>0.8044299091585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501">
                <text:p>6501</text:p>
              </table:table-cell>
              <table:table-cell office:value-type="float" office:value="0.7986856297746">
                <text:p>0.7986856297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232">
                <text:p>8232</text:p>
              </table:table-cell>
              <table:table-cell office:value-type="float" office:value="0.691983476273354">
                <text:p>0.6919834762733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70">
                <text:p>970</text:p>
              </table:table-cell>
              <table:table-cell office:value-type="float" office:value="17.4722150426467">
                <text:p>17.47221504264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88">
                <text:p>13988</text:p>
              </table:table-cell>
              <table:table-cell office:value-type="float" office:value="2.8593101413852">
                <text:p>2.85931014138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516">
                <text:p>13516</text:p>
              </table:table-cell>
              <table:table-cell office:value-type="float" office:value="1.51345786145021">
                <text:p>1.513457861450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677">
                <text:p>13677</text:p>
              </table:table-cell>
              <table:table-cell office:value-type="float" office:value="2.04041426358506">
                <text:p>2.040414263585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80">
                <text:p>8280</text:p>
              </table:table-cell>
              <table:table-cell office:value-type="float" office:value="2.76848246607038">
                <text:p>2.768482466070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095">
                <text:p>5095</text:p>
              </table:table-cell>
              <table:table-cell office:value-type="float" office:value="2.79440154440155">
                <text:p>2.7944015444015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15">
                <text:p>1115</text:p>
              </table:table-cell>
              <table:table-cell office:value-type="float" office:value="27.4657350174684">
                <text:p>27.46573501746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467">
                <text:p>13467</text:p>
              </table:table-cell>
              <table:table-cell office:value-type="float" office:value="2.7716248927171">
                <text:p>2.771624892717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561">
                <text:p>13561</text:p>
              </table:table-cell>
              <table:table-cell office:value-type="float" office:value="2.14871994335238">
                <text:p>2.148719943352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68">
                <text:p>868</text:p>
              </table:table-cell>
              <table:table-cell office:value-type="float" office:value="19.9781261392636">
                <text:p>19.978126139263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44">
                <text:p>9444</text:p>
              </table:table-cell>
              <table:table-cell office:value-type="float" office:value="2.38639742654016">
                <text:p>2.386397426540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763">
                <text:p>10763</text:p>
              </table:table-cell>
              <table:table-cell office:value-type="float" office:value="0.668273619808767">
                <text:p>0.6682736198087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924">
                <text:p>10924</text:p>
              </table:table-cell>
              <table:table-cell office:value-type="float" office:value="0.718763630077926">
                <text:p>0.7187636300779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843">
                <text:p>4843</text:p>
              </table:table-cell>
              <table:table-cell office:value-type="float" office:value="0.492841315610322">
                <text:p>0.492841315610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010">
                <text:p>5010</text:p>
              </table:table-cell>
              <table:table-cell office:value-type="float" office:value="0.651567334960351">
                <text:p>0.6515673349603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822">
                <text:p>94822</text:p>
              </table:table-cell>
              <table:table-cell office:value-type="float" office:value="0.536554327157768">
                <text:p>0.5365543271577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337">
                <text:p>18337</text:p>
              </table:table-cell>
              <table:table-cell office:value-type="float" office:value="1.44620692943252">
                <text:p>1.446206929432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390">
                <text:p>5390</text:p>
              </table:table-cell>
              <table:table-cell office:value-type="float" office:value="0.804624312558592">
                <text:p>0.8046243125585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15">
                <text:p>2515</text:p>
              </table:table-cell>
              <table:table-cell office:value-type="float" office:value="1.9995163679231">
                <text:p>1.99951636792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7724">
                <text:p>27724</text:p>
              </table:table-cell>
              <table:table-cell office:value-type="float" office:value="0.314585483937671">
                <text:p>0.3145854839376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80">
                <text:p>2380</text:p>
              </table:table-cell>
              <table:table-cell office:value-type="float" office:value="26.1065943992773">
                <text:p>26.106594399277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7724">
                <text:p>27724</text:p>
              </table:table-cell>
              <table:table-cell office:value-type="float" office:value="22.4506356505275">
                <text:p>22.45063565052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45">
                <text:p>3545</text:p>
              </table:table-cell>
              <table:table-cell office:value-type="float" office:value="23.6747155148487">
                <text:p>23.67471551484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326">
                <text:p>13326</text:p>
              </table:table-cell>
              <table:table-cell office:value-type="float" office:value="0.432521200772082">
                <text:p>0.4325212007720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746">
                <text:p>66746</text:p>
              </table:table-cell>
              <table:table-cell office:value-type="float" office:value="0.241168448031339">
                <text:p>0.2411684480313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942">
                <text:p>16942</text:p>
              </table:table-cell>
              <table:table-cell office:value-type="float" office:value="0.171676758363023">
                <text:p>0.1716767583630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117">
                <text:p>40117</text:p>
              </table:table-cell>
              <table:table-cell office:value-type="float" office:value="0.670879591636431">
                <text:p>0.6708795916364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86">
                <text:p>4186</text:p>
              </table:table-cell>
              <table:table-cell office:value-type="float" office:value="1.56631842619746">
                <text:p>1.566318426197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56">
                <text:p>556</text:p>
              </table:table-cell>
              <table:table-cell office:value-type="float" office:value="0.444966318521723">
                <text:p>0.4449663185217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94">
                <text:p>1094</text:p>
              </table:table-cell>
              <table:table-cell office:value-type="float" office:value="3.18042813455657">
                <text:p>3.180428134556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0301">
                <text:p>90301</text:p>
              </table:table-cell>
              <table:table-cell office:value-type="float" office:value="0.366342706193">
                <text:p>0.3663427061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440">
                <text:p>5440</text:p>
              </table:table-cell>
              <table:table-cell office:value-type="float" office:value="3.866896964997">
                <text:p>3.8668969649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510">
                <text:p>44510</text:p>
              </table:table-cell>
              <table:table-cell office:value-type="float" office:value="0.468210035322022">
                <text:p>0.4682100353220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40">
                <text:p>5440</text:p>
              </table:table-cell>
              <table:table-cell office:value-type="float" office:value="3.56648146738717">
                <text:p>3.566481467387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256">
                <text:p>6256</text:p>
              </table:table-cell>
              <table:table-cell office:value-type="float" office:value="0.53211465902739">
                <text:p>0.532114659027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13">
                <text:p>4113</text:p>
              </table:table-cell>
              <table:table-cell office:value-type="float" office:value="2.07387914084286">
                <text:p>2.073879140842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510">
                <text:p>44510</text:p>
              </table:table-cell>
              <table:table-cell office:value-type="float" office:value="0.816537052294543">
                <text:p>0.8165370522945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348">
                <text:p>60348</text:p>
              </table:table-cell>
              <table:table-cell office:value-type="float" office:value="0.248060819976095">
                <text:p>0.2480608199760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39">
                <text:p>23039</text:p>
              </table:table-cell>
              <table:table-cell office:value-type="float" office:value="0.596476540628521">
                <text:p>0.5964765406285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4600">
                <text:p>64600</text:p>
              </table:table-cell>
              <table:table-cell office:value-type="float" office:value="0.176814957540765">
                <text:p>0.1768149575407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48">
                <text:p>1648</text:p>
              </table:table-cell>
              <table:table-cell office:value-type="float" office:value="9.77456401531264">
                <text:p>9.774564015312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071">
                <text:p>29071</text:p>
              </table:table-cell>
              <table:table-cell office:value-type="float" office:value="0.45331395482737">
                <text:p>0.45331395482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3687">
                <text:p>63687</text:p>
              </table:table-cell>
              <table:table-cell office:value-type="float" office:value="0.310390051918166">
                <text:p>0.3103900519181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558">
                <text:p>32558</text:p>
              </table:table-cell>
              <table:table-cell office:value-type="float" office:value="0.959106588049693">
                <text:p>0.95910658804969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533">
                <text:p>19533</text:p>
              </table:table-cell>
              <table:table-cell office:value-type="float" office:value="0.634091465669396">
                <text:p>0.6340914656693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